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85cm"/>
    </style:style>
    <style:style style:name="co3" style:family="table-column">
      <style:table-column-properties fo:break-before="auto" style:column-width="10.433cm"/>
    </style:style>
    <style:style style:name="co4" style:family="table-column">
      <style:table-column-properties fo:break-before="auto" style:column-width="6.798cm"/>
    </style:style>
    <style:style style:name="co5" style:family="table-column">
      <style:table-column-properties fo:break-before="auto" style:column-width="13.875cm"/>
    </style:style>
    <style:style style:name="co6" style:family="table-column">
      <style:table-column-properties fo:break-before="auto" style:column-width="10.239cm"/>
    </style:style>
    <style:style style:name="co7" style:family="table-column">
      <style:table-column-properties fo:break-before="auto" style:column-width="9.518cm"/>
    </style:style>
    <style:style style:name="co8" style:family="table-column">
      <style:table-column-properties fo:break-before="auto" style:column-width="12.432cm"/>
    </style:style>
    <style:style style:name="co9" style:family="table-column">
      <style:table-column-properties fo:break-before="auto" style:column-width="1.863cm"/>
    </style:style>
    <style:style style:name="co10" style:family="table-column">
      <style:table-column-properties fo:break-before="auto" style:column-width="0.699cm"/>
    </style:style>
    <style:style style:name="co11" style:family="table-column">
      <style:table-column-properties fo:break-before="auto" style:column-width="3.357cm"/>
    </style:style>
    <style:style style:name="co12" style:family="table-column">
      <style:table-column-properties fo:break-before="auto" style:column-width="0.587cm"/>
    </style:style>
    <style:style style:name="co13" style:family="table-column">
      <style:table-column-properties fo:break-before="auto" style:column-width="5.689cm"/>
    </style:style>
    <style:style style:name="co14" style:family="table-column">
      <style:table-column-properties fo:break-before="auto" style:column-width="9.49cm"/>
    </style:style>
    <style:style style:name="co15" style:family="table-column">
      <style:table-column-properties fo:break-before="auto" style:column-width="10.71cm"/>
    </style:style>
    <style:style style:name="co16" style:family="table-column">
      <style:table-column-properties fo:break-before="auto" style:column-width="11.876cm"/>
    </style:style>
    <style:style style:name="co17" style:family="table-column">
      <style:table-column-properties fo:break-before="auto" style:column-width="12.019cm"/>
    </style:style>
    <style:style style:name="co18" style:family="table-column">
      <style:table-column-properties fo:break-before="auto" style:column-width="13.818cm"/>
    </style:style>
    <style:style style:name="co19" style:family="table-column">
      <style:table-column-properties fo:break-before="auto" style:column-width="10.522cm"/>
    </style:style>
    <style:style style:name="co20" style:family="table-column">
      <style:table-column-properties fo:break-before="auto" style:column-width="13.624cm"/>
    </style:style>
    <style:style style:name="co21" style:family="table-column">
      <style:table-column-properties fo:break-before="auto" style:column-width="10.16cm"/>
    </style:style>
    <style:style style:name="co22" style:family="table-column">
      <style:table-column-properties fo:break-before="auto" style:column-width="12.347cm"/>
    </style:style>
    <style:style style:name="co23" style:family="table-column">
      <style:table-column-properties fo:break-before="auto" style:column-width="9.017cm"/>
    </style:style>
    <style:style style:name="co24" style:family="table-column">
      <style:table-column-properties fo:break-before="auto" style:column-width="8.991cm"/>
    </style:style>
    <style:style style:name="co25" style:family="table-column">
      <style:table-column-properties fo:break-before="auto" style:column-width="8.491cm"/>
    </style:style>
    <style:style style:name="co26" style:family="table-column">
      <style:table-column-properties fo:break-before="auto" style:column-width="11.238cm"/>
    </style:style>
    <style:style style:name="co27" style:family="table-column">
      <style:table-column-properties fo:break-before="auto" style:column-width="9.073cm"/>
    </style:style>
    <style:style style:name="co28" style:family="table-column">
      <style:table-column-properties fo:break-before="auto" style:column-width="10.987cm"/>
    </style:style>
    <style:style style:name="co29" style:family="table-column">
      <style:table-column-properties fo:break-before="auto" style:column-width="11.015cm"/>
    </style:style>
    <style:style style:name="co30" style:family="table-column">
      <style:table-column-properties fo:break-before="auto" style:column-width="10.211cm"/>
    </style:style>
    <style:style style:name="co31" style:family="table-column">
      <style:table-column-properties fo:break-before="auto" style:column-width="10.516cm"/>
    </style:style>
    <style:style style:name="co32" style:family="table-column">
      <style:table-column-properties fo:break-before="auto" style:column-width="10.377cm"/>
    </style:style>
    <style:style style:name="co33" style:family="table-column">
      <style:table-column-properties fo:break-before="auto" style:column-width="14.1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61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6600"/>
    </style:style>
    <style:style style:name="ta3" style:family="table" style:master-page-name="Default">
      <style:table-properties table:display="true" style:writing-mode="lr-tb" tableooo:tab-color="#66ffff"/>
    </style:style>
    <style:style style:name="ta4" style:family="table" style:master-page-name="Default">
      <style:table-properties table:display="true" style:writing-mode="lr-tb" tableooo:tab-color="#99ff66"/>
    </style:style>
    <style:style style:name="ta5" style:family="table" style:master-page-name="Default">
      <style:table-properties table:display="true" style:writing-mode="lr-tb" tableooo:tab-color="#ccff99"/>
    </style:style>
    <style:style style:name="ta6" style:family="table" style:master-page-name="Default">
      <style:table-properties table:display="true" style:writing-mode="lr-tb" tableooo:tab-color="#cccc99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fD" table:style-name="ta1" table:print="false">
        <table:table-column table:style-name="co1" table:default-cell-style-name="Default"/>
        <table:table-column table:style-name="co2" table:default-cell-style-name="ce2"/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https://whitewolf.fandom.com/wiki/Chronicles_of_Darkness_books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2">
          <table:table-cell/>
          <table:table-cell table:style-name="ce1" office:value-type="string">
            <text:p>First Edition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A_Night_With_Jack">A Night With Jack</text:a> <text:a xlink:href="http://www.drivethrurpg.com/product/82586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A_Night_With_Jack">A Night With Jack</text:a> <text:a xlink:href="http://www.drivethrurpg.com/product/82586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Chicago_Workings">Chicago Workings</text:a> <text:a xlink:href="http://www.drivethrurpg.com/product/24517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Dudes_of_Legend:_How_to_Be_Fucking_Awesome">Dudes of Legend: How to Be Fucking Awesome</text:a> <text:a xlink:href="http://www.drivethrurpg.com/product/81217?affiliate_id=13&amp;src=WWWiki"> </text:a> (free)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Dudes_of_Legend:_How_to_Be_Fucking_Awesome">Dudes of Legend: How to Be Fucking Awesome</text:a> <text:a xlink:href="http://www.drivethrurpg.com/product/80218?affiliate_id=13&amp;src=WWWiki"> </text:a> (full)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Fallen_is_Babylon">Fallen is Babylon</text:a> <text:a xlink:href="http://www.drivethrurpg.com/product/82215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Falling_Scales_Chapter_1">Falling Scales Chapter 1</text:a> <text:a xlink:href="http://www.drivethrurpg.com/product/9867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Falling_Scales_Chapter_2">Falling Scales Chapter 2</text:a> <text:a xlink:href="http://www.drivethrurpg.com/product/103984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Glimpses_of_the_Unknown">Glimpses of the Unknown</text:a> <text:a xlink:href="http://www.drivethrurpg.com/product/9324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Nightmare_on_Hill_Manor">Nightmare on Hill Manor</text:a> <text:a xlink:href="http://www.drivethrurpg.com/product/92564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Proverbial_Monsters">Proverbial Monsters</text:a> <text:a xlink:href="http://www.drivethrurpg.com/product/65036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Ready-Made_Player_Characters:_LSCS">Ready-Made Player Characters: LSCS</text:a> <text:a xlink:href="http://www.drivethrurpg.com/product/62540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Ruins_of_Ur">Ruins of Ur</text:a> <text:a xlink:href="http://www.drivethrurpg.com/product/56699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Shadows_of_Iceland">Shadows of Iceland</text:a> <text:a xlink:href="http://www.drivethrurpg.com/product/62512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Shadows_of_Mexico">Shadows of Mexico</text:a> <text:a xlink:href="http://www.drivethrurpg.com/product/23239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Shadows_of_the_UK">Shadows of the UK</text:a> <text:a xlink:href="http://www.drivethrurpg.com/product/1220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Skinchangers">Skinchangers</text:a> <text:a xlink:href="http://www.drivethrurpg.com/product/1240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Starter_Kit:_World_of_Darkness">Starter Kit: World of Darkness</text:a> <text:a xlink:href="http://www.drivethrurpg.com/product/78538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Strangeness_in_the_Proportion">Strangeness in the Proportion</text:a> <text:a xlink:href="http://www.drivethrufiction.com/product/96994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Tales_from_the_13th_Precinct">Tales from the 13th Precinct</text:a> <text:a xlink:href="http://www.drivethrurpg.com/product/12203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The Alley T-Shirt L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The Alley T-Shirt M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The Alley T-Shirt XL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The Alley T-Shirt XXL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The_Devil%27s_Night">The Devil's Night</text:a> <text:a xlink:href="https://www.flamesrising.com/devils-night-sas/">[1]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The_Golden_Watch">The Golden Watch</text:a> <text:a xlink:href="https://www.gametrademagazine.com/public/default.asp?t=1&amp;m=1&amp;c=58&amp;s=591&amp;ai=84315&amp;ssd=">Game Trade #113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The_Harvesters">The Harvesters</text:a> <text:a xlink:href="http://www.drivethrurpg.com/product/54912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The_Harvesters_Compilation">The Harvesters Compilation</text:a> <text:a xlink:href="http://www.drivethrurpg.com/product/92616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World_of_Darkness_Character_Sheet_Pad">World of Darkness Character Sheet Pad</text:a> <text:a xlink:href="http://www.drivethrurpg.com/product/3787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World of Darkness Dice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World of Darkness Slipcase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World_of_Darkness_Storyteller_Screen">World of Darkness Storyteller Screen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World_of_Darkness:_Antagonists">World of Darkness: Antagonists</text:a> <text:a xlink:href="http://www.drivethrurpg.com/product/1600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World_of_Darkness:_Armory">World of Darkness: Armory</text:a> <text:a xlink:href="http://www.drivethrurpg.com/product/329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World_of_Darkness:_Armory_Reloaded">World of Darkness: Armory Reloaded</text:a> <text:a xlink:href="http://www.drivethrurpg.com/product/61465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World_of_Darkness:_Asylum">World of Darkness: Asylum</text:a> <text:a xlink:href="http://www.drivethrurpg.com/product/50011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World_of_Darkness:_Book_of_Spirits">World of Darkness: Book of Spirits</text:a> <text:a xlink:href="http://www.drivethrurpg.com/product/27863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World_of_Darkness:_Book_of_the_Dead">World of Darkness: Book of the Dead</text:a> <text:a xlink:href="http://www.drivethrurpg.com/product/69011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World_of_Darkness:_Changing_Breeds">World of Darkness: Changing Breeds</text:a> <text:a xlink:href="http://www.drivethrurpg.com/product/51348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World_of_Darkness:_Chicago">World of Darkness: Chicago</text:a> <text:a xlink:href="http://www.drivethrurpg.com/product/3073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World_of_Darkness:_Chicago_-_Three_Shades_of_Night">World of Darkness: Chicago - Three Shades of Night</text:a> <text:a xlink:href="http://www.drivethrufiction.com/product/3690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World_of_Darkness:_Dogs_of_War">World of Darkness: Dogs of War</text:a> <text:a xlink:href="http://www.drivethrurpg.com/product/56496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World_of_Darkness:_Ghost_Stories">World of Darkness: Ghost Stories</text:a> <text:a xlink:href="http://www.drivethrurpg.com/product/159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World_of_Darkness:_Immortals">World of Darkness: Immortals</text:a> <text:a xlink:href="http://www.drivethrurpg.com/product/62318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World_of_Darkness:_Inferno">World of Darkness: Inferno</text:a> <text:a xlink:href="http://www.drivethrurpg.com/product/59019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World_of_Darkness:_Midnight_Roads">World of Darkness: Midnight Roads</text:a> <text:a xlink:href="http://www.drivethrurpg.com/product/54785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World_of_Darkness:_Mirrors">World of Darkness: Mirrors</text:a> <text:a xlink:href="http://www.drivethrurpg.com/product/82477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World_of_Darkness:_Mirrors_-_Bleeding_Edge">World of Darkness: Mirrors - Bleeding Edge</text:a> <text:a xlink:href="http://www.drivethrurpg.com/product/87936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World_of_Darkness:_Mirrors_-_Infinite_Macabre">World of Darkness: Mirrors - Infinite Macabre</text:a> <text:a xlink:href="http://www.drivethrurpg.com/product/87937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World_of_Darkness:_Mysterious_Places">World of Darkness: Mysterious Places</text:a> <text:a xlink:href="http://www.drivethrurpg.com/product/2393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World_of_Darkness:_Reliquary">World of Darkness: Reliquary</text:a> <text:a xlink:href="http://www.drivethrurpg.com/product/50678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World_of_Darkness:_Second_Sight">World of Darkness: Second Sight</text:a> <text:a xlink:href="http://www.drivethrurpg.com/product/1187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World_of_Darkness:_Slasher">World of Darkness: Slasher</text:a> <text:a xlink:href="http://www.drivethrurpg.com/product/59879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World_of_Darkness:_Storytelling_System_Rulebook">World of Darkness: Storytelling System Rulebook</text:a> <text:a xlink:href="http://www.drivethrurpg.com/product/1124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World_of_Darkness:_Urban_Legends">World of Darkness: Urban Legends</text:a> <text:a xlink:href="http://www.drivethrurpg.com/product/25984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CWOD">MCWOD</text:a>: <text:a xlink:href="https://whitewolf.fandom.com/wiki/Monte_Cook%27s_World_of_Darkness_Rulebook">Monte Cook's World of Darkness Rulebook</text:a> <text:a xlink:href="http://www.drivethrurpg.com/product/50229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ODI">WODI</text:a>: <text:a xlink:href="https://whitewolf.fandom.com/wiki/The_New_Kid">The New Kid</text:a> <text:a xlink:href="http://www.drivethrurpg.com/product/55757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ODI">WODI</text:a>: <text:a xlink:href="https://whitewolf.fandom.com/wiki/World_of_Darkness:_Innocents_Rulebook">World of Darkness: Innocents Rulebook</text:a> <text:a xlink:href="http://www.drivethrurpg.com/product/55727?affiliate_id=13&amp;src=WWWiki"> </text:a> <text:a xlink:href="https://whitewolf.fandom.com/wiki/Now_in_Print"> </text:a> </text:p>
          </table:table-cell>
        </table:table-row>
        <table:table-row table:style-name="ro3">
          <table:table-cell/>
          <table:table-cell table:style-name="ce3"/>
        </table:table-row>
        <table:table-row table:style-name="ro4">
          <table:table-cell/>
          <table:table-cell table:style-name="ce4"/>
        </table:table-row>
        <table:table-row table:style-name="ro2">
          <table:table-cell/>
          <table:table-cell table:style-name="ce1" office:value-type="string">
            <text:p>Second Edition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Chronicles_of_Darkness_Tilt_Cards">Chronicles of Darkness Tilt Cards</text:a> <text:a xlink:href="http://www.drivethrucards.com/product/194464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Chronicles_of_Darkness:_Dark_Eras">Chronicles of Darkness: Dark Eras</text:a> <text:a xlink:href="http://www.drivethrurpg.com/product/178583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Chronicles_of_Darkness:_Hurt_Locker">Chronicles of Darkness: Hurt Locker</text:a> <text:a xlink:href="http://www.drivethrurpg.com/product/199275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Chronicles_of_Darkness:_Revised_Storytelling_System_Rulebook">Chronicles of Darkness: Revised Storytelling System Rulebook</text:a> <text:a xlink:href="http://www.drivethrurpg.com/product/168428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Dark_Eras_Companion">Dark Eras Companion</text:a> <text:a xlink:href="http://www.drivethrurpg.com/product/207879?affiliate_id=13&amp;src=WWWiki"> </text:a> 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Dogs of War Poster <text:a xlink:href="http://www.drivethrurpg.com/product/140471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God-Machine_Condition_Cards">God-Machine Condition Cards</text:a> <text:a xlink:href="http://www.drivethrucards.com/product/122721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God-Machine_Rules_Update">God-Machine Rules Update</text:a> <text:a xlink:href="http://www.drivethrurpg.com/product/114078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Gothic_Icons">Gothic Icons</text:a> <text:a xlink:href="http://www.drivethrurpg.com/product/146959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Overly_Specific_Condition_Cards">Overly Specific Condition Cards</text:a> <text:a xlink:href="http://www.drivethrucards.com/product/127718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Tales_of_the_Dark_Eras">Tales of the Dark Eras</text:a> <text:a xlink:href="http://www.drivethrufiction.com/product/187316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The_God-Machine_Chronicle">The God-Machine Chronicle</text:a> <text:a xlink:href="http://www.drivethrurpg.com/product/113340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The_God-Machine_Chronicle_Anthology">The God-Machine Chronicle Anthology</text:a> <text:a xlink:href="http://www.drivethrufiction.com/product/108003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ofD">CofD</text:a>: <text:a xlink:href="https://whitewolf.fandom.com/wiki/The_Twelve_Days_of_Onyx_Condition_Cards">The Twelve Days of Onyx Condition Cards</text:a> <text:a xlink:href="http://www.drivethrucards.com/product/169493?affiliate_id=13&amp;src=WWWiki"> </text:a> </text:p>
          </table:table-cell>
        </table:table-row>
        <table:table-row table:style-name="ro3" table:number-rows-repeated="6">
          <table:table-cell/>
          <table:table-cell table:style-name="ce3"/>
        </table:table-row>
        <table:table-row table:style-name="ro1" table:number-rows-repeated="3">
          <table:table-cell/>
          <table:table-cell table:style-name="ce5"/>
        </table:table-row>
        <table:table-row table:style-name="ro4" table:number-rows-repeated="3">
          <table:table-cell/>
          <table:table-cell table:style-name="ce4"/>
        </table:table-row>
        <table:table-row table:style-name="ro1">
          <table:table-cell/>
          <table:table-cell table:style-name="ce5"/>
        </table:table-row>
        <table:table-row table:style-name="ro4">
          <table:table-cell/>
          <table:table-cell table:style-name="ce4"/>
        </table:table-row>
        <table:table-row table:style-name="ro1" table:number-rows-repeated="4">
          <table:table-cell/>
          <table:table-cell table:style-name="ce5"/>
        </table:table-row>
        <table:table-row table:style-name="ro4" table:number-rows-repeated="3">
          <table:table-cell/>
          <table:table-cell table:style-name="ce4"/>
        </table:table-row>
        <table:table-row table:style-name="ro1">
          <table:table-cell/>
          <table:table-cell table:style-name="ce5"/>
        </table:table-row>
        <table:table-row table:style-name="ro4">
          <table:table-cell/>
          <table:table-cell table:style-name="ce4"/>
        </table:table-row>
        <table:table-row table:style-name="ro1" table:number-rows-repeated="2">
          <table:table-cell/>
          <table:table-cell table:style-name="ce5"/>
        </table:table-row>
        <table:table-row table:style-name="ro4" table:number-rows-repeated="2">
          <table:table-cell/>
          <table:table-cell table:style-name="ce4"/>
        </table:table-row>
        <table:table-row table:style-name="ro1">
          <table:table-cell/>
          <table:table-cell table:style-name="ce5"/>
        </table:table-row>
        <table:table-row table:style-name="ro4">
          <table:table-cell/>
          <table:table-cell table:style-name="ce4"/>
        </table:table-row>
        <table:table-row table:style-name="ro1">
          <table:table-cell/>
          <table:table-cell table:style-name="ce5"/>
        </table:table-row>
        <table:table-row table:style-name="ro4">
          <table:table-cell/>
          <table:table-cell table:style-name="ce4"/>
        </table:table-row>
      </table:table>
      <table:table table:name="WOD" table:style-name="ta1" table:print="false">
        <table:table-column table:style-name="co1" table:default-cell-style-name="Default"/>
        <table:table-column table:style-name="co3" table:default-cell-style-name="ce2"/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https://whitewolf.fandom.com/wiki/World_of_Darkness_books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3">
          <table:table-cell/>
          <table:table-cell table:style-name="ce3" office:value-type="string">
            <text:p><text:a xlink:href="https://whitewolf.fandom.com/wiki/World_of_Darkness_books?action=edit&amp;section=1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December_1">December 1</text:a>: <text:a xlink:href="https://whitewolf.fandom.com/wiki/WOD">WOD</text:a>: <text:a xlink:href="https://whitewolf.fandom.com/wiki/City_of_Darkness:_Unseen">City of Darkness: Unseen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VTM">VTM</text:a>/<text:a xlink:href="https://whitewolf.fandom.com/wiki/WOD">WOD</text:a>: <text:a xlink:href="https://whitewolf.fandom.com/wiki/A_World_of_Darkness_Second_Edition">A World of Darkness Second Edition</text:a> <text:a xlink:href="http://www.drivethrurpg.com/product/341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OD">WOD</text:a>: <text:a xlink:href="https://whitewolf.fandom.com/wiki/A_World_of_Darkness">A World of Darkness</text:a> <text:a xlink:href="http://www.drivethrurpg.com/product/340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OD">WOD</text:a>: <text:a xlink:href="https://whitewolf.fandom.com/wiki/Midnight_Circus">Midnight Circus</text:a> <text:a xlink:href="http://www.drivethrurpg.com/product/208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OD">WOD</text:a>: <text:a xlink:href="https://whitewolf.fandom.com/wiki/Outcasts:_A_Players_Guide_to_Pariahs">Outcasts: A Players Guide to Pariahs</text:a> <text:a xlink:href="http://www.drivethrurpg.com/product/2640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OD">WOD</text:a>: T-Shirt: Time of Judgment </text:p>
          </table:table-cell>
        </table:table-row>
        <table:table-row table:style-name="ro1">
          <table:table-cell/>
          <table:table-cell office:value-type="string">
            <text:p><text:a xlink:href="https://whitewolf.fandom.com/wiki/WOD">WOD</text:a>: <text:a xlink:href="https://whitewolf.fandom.com/wiki/The_Bygone_Bestiary">The Bygone Bestiary</text:a> <text:a xlink:href="http://www.drivethrurpg.com/product/50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OD">WOD</text:a>: Time of Judgment Clock </text:p>
          </table:table-cell>
        </table:table-row>
        <table:table-row table:style-name="ro1">
          <table:table-cell/>
          <table:table-cell office:value-type="string">
            <text:p><text:a xlink:href="https://whitewolf.fandom.com/wiki/WOD">WOD</text:a>: <text:a xlink:href="https://whitewolf.fandom.com/wiki/World_of_Darkness:_Blood_%26_Silk">World of Darkness: Blood &amp; Silk</text:a> <text:a xlink:href="http://www.drivethrurpg.com/product/33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OD">WOD</text:a>: <text:a xlink:href="https://whitewolf.fandom.com/wiki/World_of_Darkness:_Blood-Dimmed_Tides">World of Darkness: Blood-Dimmed Tides</text:a> <text:a xlink:href="http://www.drivethrurpg.com/product/34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OD">WOD</text:a>: <text:a xlink:href="https://whitewolf.fandom.com/wiki/World_of_Darkness:_Combat">World of Darkness: Combat</text:a> <text:a xlink:href="http://www.drivethrurpg.com/product/343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OD">WOD</text:a>: <text:a xlink:href="https://whitewolf.fandom.com/wiki/World_of_Darkness:_Demon_Hunter_X">World of Darkness: Demon Hunter X</text:a> <text:a xlink:href="http://www.drivethrurpg.com/product/337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OD">WOD</text:a>: <text:a xlink:href="https://whitewolf.fandom.com/wiki/World_of_Darkness:_Gypsies">World of Darkness: Gypsies</text:a> <text:a xlink:href="http://www.drivethrurpg.com/product/338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OD">WOD</text:a>: <text:a xlink:href="https://whitewolf.fandom.com/wiki/World_of_Darkness:_Hong_Kong">World of Darkness: Hong Kong</text:a> <text:a xlink:href="http://www.drivethrurpg.com/product/344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OD">WOD</text:a>: <text:a xlink:href="https://whitewolf.fandom.com/wiki/World_of_Darkness:_Mafia">World of Darkness: Mafia</text:a> <text:a xlink:href="http://www.drivethrurpg.com/product/345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OD">WOD</text:a>: <text:a xlink:href="https://whitewolf.fandom.com/wiki/World_of_Darkness:_Mummy_Second_Edition">World of Darkness: Mummy Second Edition</text:a> <text:a xlink:href="http://www.drivethrurpg.com/product/346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OD">WOD</text:a>: <text:a xlink:href="https://whitewolf.fandom.com/wiki/World_of_Darkness:_Sorcerer">World of Darkness: Sorcerer</text:a> <text:a xlink:href="http://www.drivethrurpg.com/product/339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OD">WOD</text:a>: <text:a xlink:href="https://whitewolf.fandom.com/wiki/World_of_Darkness:_Sorcerer_Poster">World of Darkness: Sorcerer Poster</text:a> <text:a xlink:href="http://www.drivethrurpg.com/product/144439?affiliate_id=13&amp;src=WWWiki"> </text:a> 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WOD">WOD</text:a>: <text:a xlink:href="https://whitewolf.fandom.com/wiki/World_of_Darkness:_Time_of_Judgment">World of Darkness: Time of Judgment</text:a> <text:a xlink:href="http://www.drivethrurpg.com/product/699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OD">WOD</text:a>: <text:a xlink:href="https://whitewolf.fandom.com/wiki/World_of_Darkness:_Tokyo">World of Darkness: Tokyo</text:a> <text:a xlink:href="http://www.drivethrurpg.com/product/347?affiliate_id=13&amp;src=WWWiki"> </text:a> <text:a xlink:href="https://whitewolf.fandom.com/wiki/Now_in_Print"> </text:a> </text:p>
          </table:table-cell>
        </table:table-row>
        <table:table-row table:style-name="ro3" table:number-rows-repeated="10">
          <table:table-cell/>
          <table:table-cell table:style-name="ce3"/>
        </table:table-row>
        <table:table-row table:style-name="ro4" table:number-rows-repeated="2">
          <table:table-cell/>
          <table:table-cell table:style-name="ce4"/>
        </table:table-row>
        <table:table-row table:style-name="ro1" table:number-rows-repeated="2">
          <table:table-cell/>
          <table:table-cell table:style-name="ce5"/>
        </table:table-row>
        <table:table-row table:style-name="ro4" table:number-rows-repeated="2">
          <table:table-cell/>
          <table:table-cell table:style-name="ce4"/>
        </table:table-row>
        <table:table-row table:style-name="ro1" table:number-rows-repeated="2">
          <table:table-cell/>
          <table:table-cell table:style-name="ce5"/>
        </table:table-row>
        <table:table-row table:style-name="ro4" table:number-rows-repeated="4">
          <table:table-cell/>
          <table:table-cell table:style-name="ce4"/>
        </table:table-row>
        <table:table-row table:style-name="ro1">
          <table:table-cell/>
          <table:table-cell table:style-name="ce5"/>
        </table:table-row>
        <table:table-row table:style-name="ro4" table:number-rows-repeated="2">
          <table:table-cell/>
          <table:table-cell table:style-name="ce4"/>
        </table:table-row>
        <table:table-row table:style-name="ro1">
          <table:table-cell/>
          <table:table-cell table:style-name="ce5"/>
        </table:table-row>
        <table:table-row table:style-name="ro4">
          <table:table-cell/>
          <table:table-cell table:style-name="ce4"/>
        </table:table-row>
        <table:table-row table:style-name="ro1">
          <table:table-cell/>
          <table:table-cell table:style-name="ce5"/>
        </table:table-row>
        <table:table-row table:style-name="ro4" table:number-rows-repeated="2">
          <table:table-cell/>
          <table:table-cell table:style-name="ce4"/>
        </table:table-row>
        <table:table-row table:style-name="ro4">
          <table:table-cell/>
          <table:table-cell table:style-name="ce4"/>
        </table:table-row>
      </table:table>
      <table:table table:name="Sheet1" table:style-name="ta1" table:print="false">
        <table:table-column table:style-name="co1" table:default-cell-style-name="Default"/>
        <table:table-column table:style-name="co4" table:default-cell-style-name="ce6"/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https://whitewolf.fandom.com/wiki/List_of_game_books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3">
          <table:table-cell/>
          <table:table-cell table:style-name="ce7" office:value-type="string" table:number-columns-spanned="5" table:number-rows-spanned="1">
            <text:p><text:a xlink:href="https://whitewolf.fandom.com/wiki/Vampire:_The_Masquerade_books">Vampire: The Masquerade</text:a> (1991)<text:a xlink:href="https://whitewolf.fandom.com/wiki/List_of_game_books?action=edit&amp;section=1">Edit</text:a></text:p>
          </table:table-cell>
          <table:covered-table-cell table:number-columns-repeated="4"/>
        </table:table-row>
        <table:table-row table:style-name="ro5">
          <table:table-cell/>
          <table:table-cell table:style-name="ce8" office:value-type="string">
            <text:p>Title</text:p>
          </table:table-cell>
          <table:table-cell table:style-name="ce13" office:value-type="string">
            <text:p>Publishing Year</text:p>
          </table:table-cell>
          <table:table-cell table:style-name="ce13" office:value-type="string">
            <text:p>White Wolf ID #</text:p>
          </table:table-cell>
          <table:table-cell table:style-name="ce13" office:value-type="string">
            <text:p>ISBN</text:p>
          </table:table-cell>
          <table:table-cell table:style-name="ce13" office:value-type="string">
            <text:p>Currently In Print?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ampire:_The_Masquerade_Rulebook">Vampire: The Masquerade</text:a></text:p>
          </table:table-cell>
          <table:table-cell table:style-name="ce2" office:value-type="float" office:value="1991">
            <text:p>1991</text:p>
          </table:table-cell>
          <table:table-cell table:style-name="ce2" office:value-type="string">
            <text:p>WW2000</text:p>
          </table:table-cell>
          <table:table-cell table:style-name="ce2" office:value-type="string">
            <text:p>0-9627790-6-7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ampire:_The_Masquerade_Second_Edition">Vampire: The Masquerade, 2nd Ed.</text:a>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WW2002</text:p>
          </table:table-cell>
          <table:table-cell table:style-name="ce2" office:value-type="string">
            <text:p>1-56504-029-5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M">VTM</text:a>: <text:a xlink:href="https://whitewolf.fandom.com/wiki/Awakening:_Diablerie_Mexico">Awakening: Diablerie Mexico</text:a> <text:a xlink:href="http://www.drivethrurpg.com/product/27?affiliate_id=13&amp;src=WWWiki"> </text:a>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WW2005</text:p>
          </table:table-cell>
          <table:table-cell table:style-name="ce2" office:value-type="string">
            <text:p>1-56504-018-X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The_Hunters_Hunted">The Hunters Hunted</text:a>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WW2205</text:p>
          </table:table-cell>
          <table:table-cell table:style-name="ce2" office:value-type="string">
            <text:p>1-56504-020-1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M">VTM</text:a>: <text:a xlink:href="https://whitewolf.fandom.com/wiki/Bloody_Hearts:_Diablerie_Britain">Bloody Hearts: Diablerie Britain</text:a> <text:a xlink:href="http://www.drivethrurpg.com/product/38?affiliate_id=13&amp;src=WWWiki"> </text:a>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WW2010</text:p>
          </table:table-cell>
          <table:table-cell table:style-name="ce2" office:value-type="string">
            <text:p>1-56504-074-0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M">VTM</text:a>: <text:a xlink:href="https://whitewolf.fandom.com/wiki/Clanbook:_Gangrel">Clanbook: Gangrel</text:a> <text:a xlink:href="http://www.drivethrurpg.com/product/73?affiliate_id=13&amp;src=WWWiki"> </text:a>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WW2052</text:p>
          </table:table-cell>
          <table:table-cell table:style-name="ce2" office:value-type="string">
            <text:p>1-56504-046-5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Book_of_the_Damned">Book of the Damned</text:a>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WW5001</text:p>
          </table:table-cell>
          <table:table-cell table:style-name="ce2" office:value-type="string">
            <text:p>1-56504-068-6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M">VTM</text:a>: <text:a xlink:href="https://whitewolf.fandom.com/wiki/Ghouls:_Fatal_Addiction">Ghouls: Fatal Addiction</text:a> <text:a xlink:href="http://www.drivethrurpg.com/product/135?affiliate_id=13&amp;src=WWWiki"> </text:a> <text:a xlink:href="https://whitewolf.fandom.com/wiki/Now_in_Print"> </text:a></text:p>
          </table:table-cell>
          <table:table-cell table:style-name="ce2" office:value-type="float" office:value="1997">
            <text:p>1997</text:p>
          </table:table-cell>
          <table:table-cell table:style-name="ce2" office:value-type="string">
            <text:p>WW02021</text:p>
          </table:table-cell>
          <table:table-cell table:style-name="ce2" office:value-type="string">
            <text:p>1-56504-230-1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OD">WOD</text:a>: <text:a xlink:href="https://whitewolf.fandom.com/wiki/World_of_Darkness:_Hong_Kong">World of Darkness: Hong Kong</text:a> <text:a xlink:href="http://www.drivethrurpg.com/product/344?affiliate_id=13&amp;src=WWWiki"> </text:a> <text:a xlink:href="https://whitewolf.fandom.com/wiki/Now_in_Print"> </text:a></text:p>
          </table:table-cell>
          <table:table-cell table:style-name="ce2" office:value-type="float" office:value="1998">
            <text:p>1998</text:p>
          </table:table-cell>
          <table:table-cell table:style-name="ce2" office:value-type="string">
            <text:p>WW2009</text:p>
          </table:table-cell>
          <table:table-cell table:style-name="ce2" office:value-type="string">
            <text:p>1-56504-222-0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ampire:_The_Masquerade_Revised_Edition">Vampire: The Masquerade Revised Edition</text:a></text:p>
          </table:table-cell>
          <table:table-cell table:style-name="ce2" office:value-type="float" office:value="1998">
            <text:p>1998</text:p>
          </table:table-cell>
          <table:table-cell table:style-name="ce2" office:value-type="string">
            <text:p>WW2300</text:p>
          </table:table-cell>
          <table:table-cell table:style-name="ce2" office:value-type="string">
            <text:p>1-56504-249-2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M">VTM</text:a>: <text:a xlink:href="https://whitewolf.fandom.com/wiki/Vampire_Storytellers_Companion">Vampire Storytellers Companion</text:a> <text:a xlink:href="http://www.drivethrurpg.com/product/330?affiliate_id=13&amp;src=WWWiki"> </text:a> <text:a xlink:href="https://whitewolf.fandom.com/wiki/Now_in_Print"> </text:a></text:p>
          </table:table-cell>
          <table:table-cell table:style-name="ce2" office:value-type="float" office:value="1998">
            <text:p>1998</text:p>
          </table:table-cell>
          <table:table-cell table:style-name="ce2" office:value-type="string">
            <text:p>WW2301</text:p>
          </table:table-cell>
          <table:table-cell table:style-name="ce2" office:value-type="string">
            <text:p>1-56504-259-9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Guide_to_the_Camarilla">Guide to the Camarilla</text:a></text:p>
          </table:table-cell>
          <table:table-cell table:style-name="ce2" office:value-type="float" office:value="1999">
            <text:p>1999</text:p>
          </table:table-cell>
          <table:table-cell table:style-name="ce2" office:value-type="string">
            <text:p>WW02302</text:p>
          </table:table-cell>
          <table:table-cell table:style-name="ce2" office:value-type="string">
            <text:p>1-56504-261-1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Guide_to_the_Sabbat">Guide to the Sabbat</text:a></text:p>
          </table:table-cell>
          <table:table-cell table:style-name="ce2" office:value-type="float" office:value="1999">
            <text:p>1999</text:p>
          </table:table-cell>
          <table:table-cell table:style-name="ce2" office:value-type="string">
            <text:p>WW02303</text:p>
          </table:table-cell>
          <table:table-cell table:style-name="ce2" office:value-type="string">
            <text:p>1-56504-263-8</text:p>
          </table:table-cell>
          <table:table-cell table:style-name="ce2" office:value-type="string">
            <text:p>No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VTM">VTM</text:a>: <text:a xlink:href="https://whitewolf.fandom.com/wiki/Blood_Magic:_Secrets_of_Thaumaturgy">Blood Magic: Secrets of Thaumaturgy</text:a> <text:a xlink:href="http://www.drivethrurpg.com/product/35?affiliate_id=13&amp;src=WWWiki"> </text:a> <text:a xlink:href="https://whitewolf.fandom.com/wiki/Now_in_Print"> </text:a></text:p>
          </table:table-cell>
          <table:table-cell table:style-name="ce2" office:value-type="float" office:value="2000">
            <text:p>2000</text:p>
          </table:table-cell>
          <table:table-cell table:style-name="ce2" office:value-type="string">
            <text:p>WW2106</text:p>
          </table:table-cell>
          <table:table-cell table:style-name="ce2" office:value-type="string">
            <text:p>1-56504-248-6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ampire_Storytellers_Handbook_Revised">Vampire Storytellers Handbook Revised</text:a></text:p>
          </table:table-cell>
          <table:table-cell table:style-name="ce2" office:value-type="float" office:value="2000">
            <text:p>2000</text:p>
          </table:table-cell>
          <table:table-cell table:style-name="ce2" office:value-type="string">
            <text:p>WW2304</text:p>
          </table:table-cell>
          <table:table-cell table:style-name="ce2" office:value-type="string">
            <text:p>1-56504-264-6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M">VTM</text:a>: <text:a xlink:href="https://whitewolf.fandom.com/wiki/Clanbook:_Malkavian_Revised">Clanbook: Malkavian Revised</text:a> <text:a xlink:href="http://www.drivethrurpg.com/product/80?affiliate_id=13&amp;src=WWWiki"> </text:a> <text:a xlink:href="https://whitewolf.fandom.com/wiki/Now_in_Print"> </text:a></text:p>
          </table:table-cell>
          <table:table-cell table:style-name="ce2" office:value-type="float" office:value="2000">
            <text:p>2000</text:p>
          </table:table-cell>
          <table:table-cell table:style-name="ce2" office:value-type="string">
            <text:p>WW2353</text:p>
          </table:table-cell>
          <table:table-cell table:style-name="ce2" office:value-type="string">
            <text:p>1-56504-268-9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M">VTM</text:a>: <text:a xlink:href="https://whitewolf.fandom.com/wiki/Clanbook:_Assamite_Revised">Clanbook: Assamite Revised</text:a> <text:a xlink:href="http://www.drivethrurpg.com/product/67?affiliate_id=13&amp;src=WWWiki"> </text:a> <text:a xlink:href="https://whitewolf.fandom.com/wiki/Now_in_Print"> </text:a></text:p>
          </table:table-cell>
          <table:table-cell table:style-name="ce2" office:value-type="float" office:value="2000">
            <text:p>2000</text:p>
          </table:table-cell>
          <table:table-cell table:style-name="ce2" office:value-type="string">
            <text:p>WW2359</text:p>
          </table:table-cell>
          <table:table-cell table:style-name="ce2" office:value-type="string">
            <text:p>1-56504-256-5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M">VTM</text:a>: <text:a xlink:href="https://whitewolf.fandom.com/wiki/Sins_of_the_Blood">Sins of the Blood</text:a> <text:a xlink:href="http://www.drivethrurpg.com/product/261?affiliate_id=13&amp;src=WWWiki"> </text:a> <text:a xlink:href="https://whitewolf.fandom.com/wiki/Now_in_Print"> </text:a></text:p>
          </table:table-cell>
          <table:table-cell table:style-name="ce2" office:value-type="float" office:value="2001">
            <text:p>2001</text:p>
          </table:table-cell>
          <table:table-cell table:style-name="ce2" office:value-type="string">
            <text:p>WW2421</text:p>
          </table:table-cell>
          <table:table-cell table:style-name="ce2" office:value-type="string">
            <text:p>1-58846-217-X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M">VTM</text:a>: <text:a xlink:href="https://whitewolf.fandom.com/wiki/The_Red_Sign">The Red Sign</text:a> <text:a xlink:href="http://www.drivethrurpg.com/product/242?affiliate_id=13&amp;src=WWWiki"> </text:a> <text:a xlink:href="https://whitewolf.fandom.com/wiki/Now_in_Print"> </text:a>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WW2431</text:p>
          </table:table-cell>
          <table:table-cell table:style-name="ce2" office:value-type="string">
            <text:p>1-58846-245-5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M">VTM</text:a>: <text:a xlink:href="https://whitewolf.fandom.com/wiki/Kindred_of_the_Ebony_Kingdom">Kindred of the Ebony Kingdom</text:a> <text:a xlink:href="http://www.drivethrurpg.com/product/170?affiliate_id=13&amp;src=WWWiki"> </text:a> <text:a xlink:href="https://whitewolf.fandom.com/wiki/Now_in_Print"> </text:a>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WW2441</text:p>
          </table:table-cell>
          <table:table-cell table:style-name="ce2" office:value-type="string">
            <text:p>1-58846-239-0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Gehenna_(book)">Gehenna (book)</text:a></text:p>
          </table:table-cell>
          <table:table-cell table:style-name="ce2" office:value-type="float" office:value="2004">
            <text:p>2004</text:p>
          </table:table-cell>
          <table:table-cell table:style-name="ce2" office:value-type="string">
            <text:p>WW02999</text:p>
          </table:table-cell>
          <table:table-cell table:style-name="ce2" office:value-type="string">
            <text:p>1-58846-246-3</text:p>
          </table:table-cell>
          <table:table-cell table:style-name="ce2" office:value-type="string">
            <text:p>No</text:p>
          </table:table-cell>
        </table:table-row>
        <table:table-row table:style-name="ro3">
          <table:table-cell/>
          <table:table-cell table:style-name="ce7" office:value-type="string" table:number-columns-spanned="5" table:number-rows-spanned="1">
            <text:p><text:a xlink:href="https://whitewolf.fandom.com/wiki/World_of_Darkness">World of Darkness</text:a> (1992)<text:a xlink:href="https://whitewolf.fandom.com/wiki/List_of_game_books?action=edit&amp;section=2">Edit</text:a></text:p>
          </table:table-cell>
          <table:covered-table-cell table:number-columns-repeated="4"/>
        </table:table-row>
        <table:table-row table:style-name="ro5">
          <table:table-cell/>
          <table:table-cell table:style-name="ce8" office:value-type="string">
            <text:p>Title</text:p>
          </table:table-cell>
          <table:table-cell table:style-name="ce13" office:value-type="string">
            <text:p>Publishing Year</text:p>
          </table:table-cell>
          <table:table-cell table:style-name="ce13" office:value-type="string">
            <text:p>White Wolf ID #</text:p>
          </table:table-cell>
          <table:table-cell table:style-name="ce13" office:value-type="string">
            <text:p>ISBN</text:p>
          </table:table-cell>
          <table:table-cell table:style-name="ce13" office:value-type="string">
            <text:p>Currently In Print?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Outcasts:_A_Players_Guide_to_Pariahs">Outcasts: A Players Guide to Pariahs</text:a></text:p>
          </table:table-cell>
          <table:table-cell table:style-name="ce2" office:value-type="float" office:value="1995">
            <text:p>1995</text:p>
          </table:table-cell>
          <table:table-cell table:style-name="ce2" office:value-type="string">
            <text:p>WW3065</text:p>
          </table:table-cell>
          <table:table-cell table:style-name="ce2" office:value-type="string">
            <text:p>1-56504-312-X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idnight_Circus">Midnight Circus</text:a></text:p>
          </table:table-cell>
          <table:table-cell table:style-name="ce2" office:value-type="float" office:value="1996">
            <text:p>1996</text:p>
          </table:table-cell>
          <table:table-cell table:style-name="ce2" office:value-type="string">
            <text:p>WW3068</text:p>
          </table:table-cell>
          <table:table-cell table:style-name="ce2" office:value-type="string">
            <text:p>1-56504-317-0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OD">WOD</text:a>: <text:a xlink:href="https://whitewolf.fandom.com/wiki/World_of_Darkness:_Combat">World of Darkness: Combat</text:a> <text:a xlink:href="http://www.drivethrurpg.com/product/343?affiliate_id=13&amp;src=WWWiki"> </text:a> <text:a xlink:href="https://whitewolf.fandom.com/wiki/Now_in_Print"> </text:a></text:p>
          </table:table-cell>
          <table:table-cell table:style-name="ce2" office:value-type="float" office:value="1997">
            <text:p>1997</text:p>
          </table:table-cell>
          <table:table-cell table:style-name="ce2" office:value-type="string">
            <text:p>WW3206</text:p>
          </table:table-cell>
          <table:table-cell table:style-name="ce2" office:value-type="string">
            <text:p>1-56504-316-2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orld_of_Darkness:_Gypsies">World of Darkness: Gypsies</text:a></text:p>
          </table:table-cell>
          <table:table-cell table:style-name="ce2" office:value-type="float" office:value="1997">
            <text:p>1997</text:p>
          </table:table-cell>
          <table:table-cell table:style-name="ce2" office:value-type="string">
            <text:p>WW2223</text:p>
          </table:table-cell>
          <table:table-cell table:style-name="ce2" office:value-type="string">
            <text:p>1-56504-136-4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OD">WOD</text:a>: <text:a xlink:href="https://whitewolf.fandom.com/wiki/The_Bygone_Bestiary">The Bygone Bestiary</text:a> <text:a xlink:href="http://www.drivethrurpg.com/product/50?affiliate_id=13&amp;src=WWWiki"> </text:a> <text:a xlink:href="https://whitewolf.fandom.com/wiki/Now_in_Print"> </text:a></text:p>
          </table:table-cell>
          <table:table-cell table:style-name="ce2" office:value-type="float" office:value="1998">
            <text:p>1998</text:p>
          </table:table-cell>
          <table:table-cell table:style-name="ce2" office:value-type="string">
            <text:p>WW4802</text:p>
          </table:table-cell>
          <table:table-cell table:style-name="ce2" office:value-type="string">
            <text:p>1-56504-491-6</text:p>
          </table:table-cell>
          <table:table-cell table:style-name="ce2" office:value-type="string">
            <text:p>No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WOD">WOD</text:a>: <text:a xlink:href="https://whitewolf.fandom.com/wiki/World_of_Darkness:_Blood-Dimmed_Tides">World of Darkness: Blood-Dimmed Tides</text:a> <text:a xlink:href="http://www.drivethrurpg.com/product/342?affiliate_id=13&amp;src=WWWiki"> </text:a> <text:a xlink:href="https://whitewolf.fandom.com/wiki/Now_in_Print"> </text:a></text:p>
          </table:table-cell>
          <table:table-cell table:style-name="ce2" office:value-type="float" office:value="1999">
            <text:p>1999</text:p>
          </table:table-cell>
          <table:table-cell table:style-name="ce2" office:value-type="string">
            <text:p>WW3350</text:p>
          </table:table-cell>
          <table:table-cell table:style-name="ce2" office:value-type="string">
            <text:p>1-56504-354-5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OD">WOD</text:a>: <text:a xlink:href="https://whitewolf.fandom.com/wiki/World_of_Darkness:_Mafia">World of Darkness: Mafia</text:a> <text:a xlink:href="http://www.drivethrurpg.com/product/345?affiliate_id=13&amp;src=WWWiki"> </text:a> <text:a xlink:href="https://whitewolf.fandom.com/wiki/Now_in_Print"> </text:a></text:p>
          </table:table-cell>
          <table:table-cell table:style-name="ce2" office:value-type="float" office:value="2002">
            <text:p>2002</text:p>
          </table:table-cell>
          <table:table-cell table:style-name="ce2" office:value-type="string">
            <text:p>WW2228</text:p>
          </table:table-cell>
          <table:table-cell table:style-name="ce2" office:value-type="string">
            <text:p>1-58846-266-9</text:p>
          </table:table-cell>
          <table:table-cell table:style-name="ce2" office:value-type="string">
            <text:p>No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WOD">WOD</text:a>: <text:a xlink:href="https://whitewolf.fandom.com/wiki/World_of_Darkness:_Time_of_Judgment">World of Darkness: Time of Judgment</text:a> <text:a xlink:href="http://www.drivethrurpg.com/product/699?affiliate_id=13&amp;src=WWWiki"> </text:a> <text:a xlink:href="https://whitewolf.fandom.com/wiki/Now_in_Print"> </text:a></text:p>
          </table:table-cell>
          <table:table-cell table:style-name="ce2" office:value-type="float" office:value="2004">
            <text:p>2004</text:p>
          </table:table-cell>
          <table:table-cell table:style-name="ce2" office:value-type="string">
            <text:p>WW5399</text:p>
          </table:table-cell>
          <table:table-cell table:style-name="ce2" office:value-type="string">
            <text:p>1-58846-475-X</text:p>
          </table:table-cell>
          <table:table-cell table:style-name="ce2" office:value-type="string">
            <text:p>No</text:p>
          </table:table-cell>
        </table:table-row>
        <table:table-row table:style-name="ro3">
          <table:table-cell/>
          <table:table-cell table:style-name="ce7" office:value-type="string" table:number-columns-spanned="5" table:number-rows-spanned="1">
            <text:p><text:a xlink:href="https://whitewolf.fandom.com/wiki/Werewolf:_The_Apocalypse_books">Werewolf: The Apocalypse</text:a> (1992)<text:a xlink:href="https://whitewolf.fandom.com/wiki/List_of_game_books?action=edit&amp;section=3">Edit</text:a></text:p>
          </table:table-cell>
          <table:covered-table-cell table:number-columns-repeated="4"/>
        </table:table-row>
        <table:table-row table:style-name="ro5">
          <table:table-cell/>
          <table:table-cell table:style-name="ce8" office:value-type="string">
            <text:p>Title</text:p>
          </table:table-cell>
          <table:table-cell table:style-name="ce13" office:value-type="string">
            <text:p>Publishing Year</text:p>
          </table:table-cell>
          <table:table-cell table:style-name="ce13" office:value-type="string">
            <text:p>White Wolf ID #</text:p>
          </table:table-cell>
          <table:table-cell table:style-name="ce13" office:value-type="string">
            <text:p>ISBN</text:p>
          </table:table-cell>
          <table:table-cell table:style-name="ce13" office:value-type="string">
            <text:p>Currently In Print?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erewolf:_The_Apocalypse_Rulebook">Werewolf: The Apocalypse</text:a>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WW3000</text:p>
          </table:table-cell>
          <table:table-cell table:style-name="ce2" office:value-type="string">
            <text:p>1-56504-027-9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10" office:value-type="string">
            <text:p>Werewolf Storyteller's Screen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WW3001</text:p>
          </table:table-cell>
          <table:table-cell table:style-name="ce2" office:value-type="string">
            <text:p>1-56504-035-X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Rite_of_Passage">Rite of Passage</text:a>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WW3002</text:p>
          </table:table-cell>
          <table:table-cell table:style-name="ce2" office:value-type="string">
            <text:p>1-56504-037-8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Rage_Across_New_York">Rage Across New York</text:a>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WW3100</text:p>
          </table:table-cell>
          <table:table-cell table:style-name="ce2" office:value-type="string">
            <text:p>1-56504-040-6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ays_of_the_Wolf">Ways of the Wolf</text:a>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WW3050</text:p>
          </table:table-cell>
          <table:table-cell table:style-name="ce2" office:value-type="string">
            <text:p>1-56504-044-9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alkenburg_Foundation_(book)">Valkenburg Foundation</text:a>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WW3101</text:p>
          </table:table-cell>
          <table:table-cell table:style-name="ce2" office:value-type="string">
            <text:p>1-56504-047-3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Under_a_Blood_Red_Moon">Under a Blood Red Moon</text:a>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WW3102</text:p>
          </table:table-cell>
          <table:table-cell table:style-name="ce2" office:value-type="string">
            <text:p>1-56504-049-X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A">WTA</text:a>: <text:a xlink:href="https://whitewolf.fandom.com/wiki/Dark_Alliance:_Vancouver">Dark Alliance: Vancouver</text:a> <text:a xlink:href="http://www.drivethrurpg.com/product/62251?affiliate_id=13&amp;src=WWWiki"> </text:a>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WW3103</text:p>
          </table:table-cell>
          <table:table-cell table:style-name="ce2" office:value-type="string">
            <text:p>1-56504-059-7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Rage_Across_the_Amazon">Rage Across the Amazon</text:a>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WW3104</text:p>
          </table:table-cell>
          <table:table-cell table:style-name="ce2" office:value-type="string">
            <text:p>1-56504-061-9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Rage_Across_Russia">Rage Across Russia</text:a>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WW3105</text:p>
          </table:table-cell>
          <table:table-cell table:style-name="ce2" office:value-type="string">
            <text:p>1-56504-077-5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Book_of_the_Wyrm">Book of the Wyrm</text:a>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WW3200</text:p>
          </table:table-cell>
          <table:table-cell table:style-name="ce2" office:value-type="string">
            <text:p>1-56504-041-4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aerns:_Places_of_Power">Caerns: Places of Power</text:a>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WW3201</text:p>
          </table:table-cell>
          <table:table-cell table:style-name="ce2" office:value-type="string">
            <text:p>1-56504-066-X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erewolf_Players_Guide">Werewolf Players Guide</text:a>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WW3202</text:p>
          </table:table-cell>
          <table:table-cell table:style-name="ce2" office:value-type="string">
            <text:p>1-56504-057-0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Umbra:_The_Velvet_Shadow">Umbra: The Velvet Shadow</text:a>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WW3204</text:p>
          </table:table-cell>
          <table:table-cell table:style-name="ce2" office:value-type="string">
            <text:p>1-56504-076-7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erewolf:_The_Apocalypse_Second_Edition">Werewolf: The Apocalypse, 2nd Ed.</text:a></text:p>
          </table:table-cell>
          <table:table-cell table:style-name="ce2" office:value-type="float" office:value="1994">
            <text:p>1994</text:p>
          </table:table-cell>
          <table:table-cell table:style-name="ce2" office:value-type="string">
            <text:p>WW3600</text:p>
          </table:table-cell>
          <table:table-cell table:style-name="ce2" office:value-type="string">
            <text:p>1-56504-112-7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onkeywrench!_Pentex">Monkeywrench! Pentex</text:a></text:p>
          </table:table-cell>
          <table:table-cell table:style-name="ce2" office:value-type="float" office:value="1994">
            <text:p>1994</text:p>
          </table:table-cell>
          <table:table-cell table:style-name="ce2" office:value-type="string">
            <text:p>WW3203</text:p>
          </table:table-cell>
          <table:table-cell table:style-name="ce2" office:value-type="string">
            <text:p>1-56504-060-0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Rage_Across_Australia">Rage Across Australia</text:a></text:p>
          </table:table-cell>
          <table:table-cell table:style-name="ce2" office:value-type="float" office:value="1994">
            <text:p>1994</text:p>
          </table:table-cell>
          <table:table-cell table:style-name="ce2" office:value-type="string">
            <text:p>WW3106</text:p>
          </table:table-cell>
          <table:table-cell table:style-name="ce2" office:value-type="string">
            <text:p>1-56504-127-5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erewolf_Storytellers_Handbook">Werewolf Storytellers Handbook</text:a></text:p>
          </table:table-cell>
          <table:table-cell table:style-name="ce2" office:value-type="float" office:value="1994">
            <text:p>1994</text:p>
          </table:table-cell>
          <table:table-cell table:style-name="ce2" office:value-type="string">
            <text:p>WW3205</text:p>
          </table:table-cell>
          <table:table-cell table:style-name="ce2" office:value-type="string">
            <text:p>1-56504-131-3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erewolf_Storytellers_Screen_Second_Edition">Werewolf Storytellers Screen Second Edition</text:a></text:p>
          </table:table-cell>
          <table:table-cell table:style-name="ce2" office:value-type="float" office:value="1994">
            <text:p>1994</text:p>
          </table:table-cell>
          <table:table-cell table:style-name="ce2" office:value-type="string">
            <text:p>WW3601</text:p>
          </table:table-cell>
          <table:table-cell table:style-name="ce2" office:value-type="string">
            <text:p>1-56504-113-5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ho%27s_Who_Among_Werewolves:_Garou_Saga">Who's Who Among Werewolves: Garou Saga</text:a></text:p>
          </table:table-cell>
          <table:table-cell table:style-name="ce2" office:value-type="float" office:value="1994">
            <text:p>1994</text:p>
          </table:table-cell>
          <table:table-cell table:style-name="ce2" office:value-type="string">
            <text:p>WW3401</text:p>
          </table:table-cell>
          <table:table-cell table:style-name="ce2" office:value-type="string">
            <text:p>1-56504-140-2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Black_Furies_Tribebook">Black Furies Tribebook</text:a></text:p>
          </table:table-cell>
          <table:table-cell table:style-name="ce2" office:value-type="float" office:value="1994">
            <text:p>1994</text:p>
          </table:table-cell>
          <table:table-cell table:style-name="ce2" office:value-type="string">
            <text:p>WW3051</text:p>
          </table:table-cell>
          <table:table-cell table:style-name="ce2" office:value-type="string">
            <text:p>1-56504-093-7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Bone_Gnawers_Tribebook">Bone Gnawers Tribebook</text:a></text:p>
          </table:table-cell>
          <table:table-cell table:style-name="ce2" office:value-type="float" office:value="1994">
            <text:p>1994</text:p>
          </table:table-cell>
          <table:table-cell table:style-name="ce2" office:value-type="string">
            <text:p>WW3052</text:p>
          </table:table-cell>
          <table:table-cell table:style-name="ce2" office:value-type="string">
            <text:p>1-56504 094-5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hildren_of_Gaia_Tribebook">Children of Gaia Tribebook</text:a></text:p>
          </table:table-cell>
          <table:table-cell table:style-name="ce2" office:value-type="float" office:value="1994">
            <text:p>1994</text:p>
          </table:table-cell>
          <table:table-cell table:style-name="ce2" office:value-type="string">
            <text:p>WW3053</text:p>
          </table:table-cell>
          <table:table-cell table:style-name="ce2" office:value-type="string">
            <text:p>1-56504-141-0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A">WTA</text:a>: <text:a xlink:href="https://whitewolf.fandom.com/wiki/Project_Twilight">Project Twilight</text:a> <text:a xlink:href="http://www.drivethrurpg.com/product/235?affiliate_id=13&amp;src=WWWiki"> </text:a> <text:a xlink:href="https://whitewolf.fandom.com/wiki/Now_in_Print"> </text:a></text:p>
          </table:table-cell>
          <table:table-cell table:style-name="ce2" office:value-type="float" office:value="1995">
            <text:p>1995</text:p>
          </table:table-cell>
          <table:table-cell table:style-name="ce2" office:value-type="string">
            <text:p>WW3064</text:p>
          </table:table-cell>
          <table:table-cell table:style-name="ce2" office:value-type="string">
            <text:p>1-56504-310-3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erewolf_Chronicles_Volume_1">Werewolf Chronicles Volume 1</text:a></text:p>
          </table:table-cell>
          <table:table-cell table:style-name="ce2" office:value-type="float" office:value="1997">
            <text:p>1997</text:p>
          </table:table-cell>
          <table:table-cell table:style-name="ce2" office:value-type="string">
            <text:p>WW3207</text:p>
          </table:table-cell>
          <table:table-cell table:style-name="ce2" office:value-type="string">
            <text:p>1-56504-321-9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Hengeyokai:_Shapeshifters_of_the_East">Hengeyokai: Shapeshifters of the East</text:a></text:p>
          </table:table-cell>
          <table:table-cell table:style-name="ce2" office:value-type="float" office:value="1998">
            <text:p>1998</text:p>
          </table:table-cell>
          <table:table-cell table:style-name="ce2" office:value-type="string">
            <text:p>WW3063</text:p>
          </table:table-cell>
          <table:table-cell table:style-name="ce2" office:value-type="string">
            <text:p>1-56504-338-3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Rage_Across_the_Heavens">Rage Across the Heavens</text:a></text:p>
          </table:table-cell>
          <table:table-cell table:style-name="ce2" office:value-type="float" office:value="1999">
            <text:p>1999</text:p>
          </table:table-cell>
          <table:table-cell table:style-name="ce2" office:value-type="string">
            <text:p>WW3110</text:p>
          </table:table-cell>
          <table:table-cell table:style-name="ce2" office:value-type="string">
            <text:p>1-56504-309-X</text:p>
          </table:table-cell>
          <table:table-cell table:style-name="ce2" office:value-type="string">
            <text:p>No</text:p>
          </table:table-cell>
        </table:table-row>
        <table:table-row table:style-name="ro6">
          <table:table-cell/>
          <table:table-cell table:style-name="ce9" office:value-type="string">
            <text:p><text:a xlink:href="https://whitewolf.fandom.com/wiki/WTA">WTA</text:a>: <text:a xlink:href="https://whitewolf.fandom.com/wiki/Werewolf:_The_Apocalypse_Revised_Edition">Werewolf: The Apocalypse Revised Edition</text:a> <text:a xlink:href="http://www.drivethrurpg.com/product/637?affiliate_id=13&amp;src=WWWiki"> </text:a> <text:a xlink:href="https://whitewolf.fandom.com/wiki/Now_in_Print"> </text:a></text:p>
          </table:table-cell>
          <table:table-cell table:style-name="ce2" office:value-type="float" office:value="2000">
            <text:p>2000</text:p>
          </table:table-cell>
          <table:table-cell table:style-name="ce2" office:value-type="string">
            <text:p>WW3801</text:p>
          </table:table-cell>
          <table:table-cell table:style-name="ce2" office:value-type="string">
            <text:p>1-56504-365-0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Freak_Legion:_A_Players_Guide_to_Fomori">Freak Legion: A Players Guide to Fomori</text:a> <text:a xlink:href="https://whitewolf.fandom.com/wiki/List_of_game_books#endnote_blackdog">[1]</text:a></text:p>
          </table:table-cell>
          <table:table-cell table:style-name="ce2" office:value-type="float" office:value="2000">
            <text:p>2000</text:p>
          </table:table-cell>
          <table:table-cell table:style-name="ce2" office:value-type="string">
            <text:p>WW3066</text:p>
          </table:table-cell>
          <table:table-cell table:style-name="ce2" office:value-type="string">
            <text:p>1-56504-350-2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11" table:number-columns-spanned="5" table:number-rows-spanned="1"/>
          <table:covered-table-cell table:number-columns-repeated="4"/>
        </table:table-row>
        <table:table-row table:style-name="ro7">
          <table:table-cell/>
          <table:table-cell table:style-name="ce12" office:value-type="string" table:number-columns-spanned="5" table:number-rows-spanned="1">
            <text:p><text:a xlink:href="https://whitewolf.fandom.com/wiki/List_of_game_books#ref_blackdog">^</text:a>  Published under the <text:a xlink:href="https://whitewolf.fandom.com/wiki/Black_Dog">Black Dog</text:a> line.</text:p>
          </table:table-cell>
          <table:covered-table-cell table:number-columns-repeated="4"/>
        </table:table-row>
        <table:table-row table:style-name="ro3">
          <table:table-cell/>
          <table:table-cell table:style-name="ce7" office:value-type="string" table:number-columns-spanned="5" table:number-rows-spanned="1">
            <text:p><text:a xlink:href="https://whitewolf.fandom.com/wiki/Mage:_The_Ascension">Mage: The Ascension</text:a> (1993)<text:a xlink:href="https://whitewolf.fandom.com/wiki/List_of_game_books?action=edit&amp;section=4">Edit</text:a></text:p>
          </table:table-cell>
          <table:covered-table-cell table:number-columns-repeated="4"/>
        </table:table-row>
        <table:table-row table:style-name="ro5">
          <table:table-cell/>
          <table:table-cell table:style-name="ce8" office:value-type="string">
            <text:p>Title</text:p>
          </table:table-cell>
          <table:table-cell table:style-name="ce13" office:value-type="string">
            <text:p>Publishing Year</text:p>
          </table:table-cell>
          <table:table-cell table:style-name="ce13" office:value-type="string">
            <text:p>White Wolf ID #</text:p>
          </table:table-cell>
          <table:table-cell table:style-name="ce13" office:value-type="string">
            <text:p>ISBN</text:p>
          </table:table-cell>
          <table:table-cell table:style-name="ce13" office:value-type="string">
            <text:p>Currently In Print?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age:_The_Ascension_Rulebook">Mage: The Ascension</text:a>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WW4000</text:p>
          </table:table-cell>
          <table:table-cell table:style-name="ce2" office:value-type="string">
            <text:p>1-56504-065-1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As">MTAs</text:a>: <text:a xlink:href="https://whitewolf.fandom.com/wiki/The_Book_of_Madness">The Book of Madness</text:a> <text:a xlink:href="http://www.drivethrurpg.com/product/45?affiliate_id=13&amp;src=WWWiki"> </text:a></text:p>
          </table:table-cell>
          <table:table-cell table:style-name="ce2" office:value-type="float" office:value="1994">
            <text:p>1994</text:p>
          </table:table-cell>
          <table:table-cell table:style-name="ce2" office:value-type="string">
            <text:p>WW4251</text:p>
          </table:table-cell>
          <table:table-cell table:style-name="ce2" office:value-type="string">
            <text:p>1-56504-137-2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age:_The_Ascension_Second_Edition">Mage: The Ascension Second Edition</text:a></text:p>
          </table:table-cell>
          <table:table-cell table:style-name="ce2" office:value-type="float" office:value="1995">
            <text:p>1995</text:p>
          </table:table-cell>
          <table:table-cell table:style-name="ce2" office:value-type="string">
            <text:p>WW4300</text:p>
          </table:table-cell>
          <table:table-cell table:style-name="ce2" office:value-type="string">
            <text:p>1-56504-400-2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As">MTAs</text:a>: <text:a xlink:href="https://whitewolf.fandom.com/wiki/Guide_to_the_Technocracy">Guide to the Technocracy</text:a> <text:a xlink:href="http://www.drivethrurpg.com/product/3044?affiliate_id=13&amp;src=WWWiki"> </text:a> <text:a xlink:href="https://whitewolf.fandom.com/wiki/Now_in_Print"> </text:a></text:p>
          </table:table-cell>
          <table:table-cell table:style-name="ce2" office:value-type="float" office:value="1999">
            <text:p>1999</text:p>
          </table:table-cell>
          <table:table-cell table:style-name="ce2" office:value-type="string">
            <text:p>WW4014</text:p>
          </table:table-cell>
          <table:table-cell table:style-name="ce2" office:value-type="string">
            <text:p>1-56504-400-2</text:p>
          </table:table-cell>
          <table:table-cell table:style-name="ce2" office:value-type="string">
            <text:p>No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MTAs">MTAs</text:a>: <text:a xlink:href="https://whitewolf.fandom.com/wiki/Mage:_The_Ascension_Revised_Edition">Mage: The Ascension Revised Edition</text:a> <text:a xlink:href="http://www.drivethrurpg.com/product/199?affiliate_id=13&amp;src=WWWiki"> </text:a> <text:a xlink:href="https://whitewolf.fandom.com/wiki/Now_in_Print"> </text:a></text:p>
          </table:table-cell>
          <table:table-cell table:style-name="ce2" office:value-type="float" office:value="2001">
            <text:p>2001</text:p>
          </table:table-cell>
          <table:table-cell table:style-name="ce2" office:value-type="string">
            <text:p>WW4600</text:p>
          </table:table-cell>
          <table:table-cell table:style-name="ce2" office:value-type="string">
            <text:p>1-56504-455-X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As">MTAs</text:a>: <text:a xlink:href="https://whitewolf.fandom.com/wiki/Guide_to_the_Traditions">Guide to the Traditions</text:a> <text:a xlink:href="http://www.drivethrurpg.com/product/3046?affiliate_id=13&amp;src=WWWiki"> </text:a> <text:a xlink:href="https://whitewolf.fandom.com/wiki/Now_in_Print"> </text:a></text:p>
          </table:table-cell>
          <table:table-cell table:style-name="ce2" office:value-type="float" office:value="2001">
            <text:p>2001</text:p>
          </table:table-cell>
          <table:table-cell table:style-name="ce2" office:value-type="string">
            <text:p>WW4603</text:p>
          </table:table-cell>
          <table:table-cell table:style-name="ce2" office:value-type="string">
            <text:p>1-56504-400-2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As">MTAs</text:a>: <text:a xlink:href="https://whitewolf.fandom.com/wiki/The_Book_of_Madness_Revised">The Book of Madness Revised</text:a> <text:a xlink:href="http://www.drivethrurpg.com/product/61472?affiliate_id=13&amp;src=WWWiki"> </text:a> <text:a xlink:href="https://whitewolf.fandom.com/wiki/Now_in_Print"> </text:a></text:p>
          </table:table-cell>
          <table:table-cell table:style-name="ce2" office:value-type="float" office:value="2001">
            <text:p>2001</text:p>
          </table:table-cell>
          <table:table-cell table:style-name="ce2" office:value-type="string">
            <text:p>WW4602</text:p>
          </table:table-cell>
          <table:table-cell table:style-name="ce2" office:value-type="string">
            <text:p>1-56504-442-8</text:p>
          </table:table-cell>
          <table:table-cell table:style-name="ce2" office:value-type="string">
            <text:p>No</text:p>
          </table:table-cell>
        </table:table-row>
        <table:table-row table:style-name="ro3">
          <table:table-cell/>
          <table:table-cell table:style-name="ce7" office:value-type="string" table:number-columns-spanned="5" table:number-rows-spanned="1">
            <text:p><text:a xlink:href="https://whitewolf.fandom.com/wiki/Wraith:_The_Oblivion">Wraith: The Oblivion</text:a> (1994)<text:a xlink:href="https://whitewolf.fandom.com/wiki/List_of_game_books?action=edit&amp;section=5">Edit</text:a></text:p>
          </table:table-cell>
          <table:covered-table-cell table:number-columns-repeated="4"/>
        </table:table-row>
        <table:table-row table:style-name="ro5">
          <table:table-cell/>
          <table:table-cell table:style-name="ce8" office:value-type="string">
            <text:p>Title</text:p>
          </table:table-cell>
          <table:table-cell table:style-name="ce13" office:value-type="string">
            <text:p>Publishing Year</text:p>
          </table:table-cell>
          <table:table-cell table:style-name="ce13" office:value-type="string">
            <text:p>White Wolf ID #</text:p>
          </table:table-cell>
          <table:table-cell table:style-name="ce13" office:value-type="string">
            <text:p>ISBN</text:p>
          </table:table-cell>
          <table:table-cell table:style-name="ce13" office:value-type="string">
            <text:p>Currently In Print?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raith:_The_Oblivion_Rulebook">Wraith: The Oblivion</text:a></text:p>
          </table:table-cell>
          <table:table-cell table:style-name="ce2" office:value-type="float" office:value="1994">
            <text:p>1994</text:p>
          </table:table-cell>
          <table:table-cell table:style-name="ce2" office:value-type="string">
            <text:p>WW6000</text:p>
          </table:table-cell>
          <table:table-cell table:style-name="ce2" office:value-type="string">
            <text:p>1-56504-133-X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10" office:value-type="string">
            <text:p>Wraith Storyteller's Kit</text:p>
          </table:table-cell>
          <table:table-cell table:style-name="ce2" office:value-type="float" office:value="1994">
            <text:p>1994</text:p>
          </table:table-cell>
          <table:table-cell table:style-name="ce2" office:value-type="string">
            <text:p>WW6002</text:p>
          </table:table-cell>
          <table:table-cell table:style-name="ce2" office:value-type="string">
            <text:p>1-56504-168-2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O">WTO</text:a>: <text:a xlink:href="https://whitewolf.fandom.com/wiki/Love_Beyond_Death">Love Beyond Death</text:a> <text:a xlink:href="http://www.drivethrurpg.com/product/193?affiliate_id=13&amp;src=WWWiki"> </text:a> <text:a xlink:href="https://whitewolf.fandom.com/wiki/Now_in_Print"> </text:a></text:p>
          </table:table-cell>
          <table:table-cell table:style-name="ce2" office:value-type="float" office:value="1994">
            <text:p>1994</text:p>
          </table:table-cell>
          <table:table-cell table:style-name="ce2" office:value-type="string">
            <text:p>WW6004</text:p>
          </table:table-cell>
          <table:table-cell table:style-name="ce2" office:value-type="string">
            <text:p>1-56504-611-0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The_Face_of_Death">The Face of Death</text:a></text:p>
          </table:table-cell>
          <table:table-cell table:style-name="ce2" office:value-type="float" office:value="1994">
            <text:p>1994</text:p>
          </table:table-cell>
          <table:table-cell table:style-name="ce2" office:value-type="string">
            <text:p>WW6005</text:p>
          </table:table-cell>
          <table:table-cell table:style-name="ce2" office:value-type="string">
            <text:p>1-56504-122-4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Haunts_(book)">Haunts</text:a></text:p>
          </table:table-cell>
          <table:table-cell table:style-name="ce2" office:value-type="float" office:value="1994">
            <text:p>1994</text:p>
          </table:table-cell>
          <table:table-cell table:style-name="ce2" office:value-type="string">
            <text:p>WW6060</text:p>
          </table:table-cell>
          <table:table-cell table:style-name="ce2" office:value-type="string">
            <text:p>1-56504-610-2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raith_Players_Kit">Wraith Players Kit</text:a></text:p>
          </table:table-cell>
          <table:table-cell table:style-name="ce2" office:value-type="float" office:value="1994">
            <text:p>1994</text:p>
          </table:table-cell>
          <table:table-cell table:style-name="ce2" office:value-type="string">
            <text:p>WW6100</text:p>
          </table:table-cell>
          <table:table-cell table:style-name="ce2" office:value-type="string">
            <text:p>1-56504-132-1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idnight_Express_(book)">Midnight Express</text:a></text:p>
          </table:table-cell>
          <table:table-cell table:style-name="ce2" office:value-type="float" office:value="1994">
            <text:p>1994</text:p>
          </table:table-cell>
          <table:table-cell table:style-name="ce2" office:value-type="string">
            <text:p>WW6101</text:p>
          </table:table-cell>
          <table:table-cell table:style-name="ce2" office:value-type="string">
            <text:p>1-56504-156-9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O">WTO</text:a>: <text:a xlink:href="https://whitewolf.fandom.com/wiki/Necropolis:_Atlanta">Necropolis: Atlanta</text:a> <text:a xlink:href="http://www.drivethrurpg.com/product/220?affiliate_id=13&amp;src=WWWiki"> </text:a></text:p>
          </table:table-cell>
          <table:table-cell table:style-name="ce2" office:value-type="float" office:value="1994">
            <text:p>1994</text:p>
          </table:table-cell>
          <table:table-cell table:style-name="ce2" office:value-type="string">
            <text:p>WW6200</text:p>
          </table:table-cell>
          <table:table-cell table:style-name="ce2" office:value-type="string">
            <text:p>1-56504-164-X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The_Sea_of_Shadows">The Sea of Shadows</text:a></text:p>
          </table:table-cell>
          <table:table-cell table:style-name="ce2" office:value-type="float" office:value="1995">
            <text:p>1995</text:p>
          </table:table-cell>
          <table:table-cell table:style-name="ce2" office:value-type="string">
            <text:p>WW6006</text:p>
          </table:table-cell>
          <table:table-cell table:style-name="ce2" office:value-type="string">
            <text:p>1-56504-612-9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raith_Players_Guide">Wraith Players Guide</text:a></text:p>
          </table:table-cell>
          <table:table-cell table:style-name="ce2" office:value-type="float" office:value="1995">
            <text:p>1995</text:p>
          </table:table-cell>
          <table:table-cell table:style-name="ce2" office:value-type="string">
            <text:p>WW6007</text:p>
          </table:table-cell>
          <table:table-cell table:style-name="ce2" office:value-type="string">
            <text:p>1-56504-601-3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O">WTO</text:a>: <text:a xlink:href="https://whitewolf.fandom.com/wiki/The_Quick_%26_the_Dead">The Quick &amp; the Dead</text:a> <text:a xlink:href="http://www.drivethrurpg.com/product/237?affiliate_id=13&amp;src=WWWiki"> </text:a></text:p>
          </table:table-cell>
          <table:table-cell table:style-name="ce2" office:value-type="float" office:value="1995">
            <text:p>1995</text:p>
          </table:table-cell>
          <table:table-cell table:style-name="ce2" office:value-type="string">
            <text:p>WW6008</text:p>
          </table:table-cell>
          <table:table-cell table:style-name="ce2" office:value-type="string">
            <text:p>1-56504-613-7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The_Hierarchy">The Hierarchy</text:a></text:p>
          </table:table-cell>
          <table:table-cell table:style-name="ce2" office:value-type="float" office:value="1995">
            <text:p>1995</text:p>
          </table:table-cell>
          <table:table-cell table:style-name="ce2" office:value-type="string">
            <text:p>WW6009</text:p>
          </table:table-cell>
          <table:table-cell table:style-name="ce2" office:value-type="string">
            <text:p>1-56504-614-5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O">WTO</text:a>: <text:a xlink:href="https://whitewolf.fandom.com/wiki/Guildbook:_Artificers">Guildbook: Artificers</text:a> <text:a xlink:href="http://www.drivethrurpg.com/product/139?affiliate_id=13&amp;src=WWWiki"> </text:a> <text:a xlink:href="https://whitewolf.fandom.com/wiki/Now_in_Print"> </text:a></text:p>
          </table:table-cell>
          <table:table-cell table:style-name="ce2" office:value-type="float" office:value="1995">
            <text:p>1995</text:p>
          </table:table-cell>
          <table:table-cell table:style-name="ce2" office:value-type="string">
            <text:p>WW6300</text:p>
          </table:table-cell>
          <table:table-cell table:style-name="ce2" office:value-type="string">
            <text:p>1-56504-661-7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O">WTO</text:a>: <text:a xlink:href="https://whitewolf.fandom.com/wiki/Guildbook:_Sandmen">Guildbook: Sandmen</text:a> <text:a xlink:href="http://www.drivethrurpg.com/product/143?affiliate_id=13&amp;src=WWWiki"> </text:a> <text:a xlink:href="https://whitewolf.fandom.com/wiki/Now_in_Print"> </text:a></text:p>
          </table:table-cell>
          <table:table-cell table:style-name="ce2" office:value-type="float" office:value="1995">
            <text:p>1995</text:p>
          </table:table-cell>
          <table:table-cell table:style-name="ce2" office:value-type="string">
            <text:p>WW6301</text:p>
          </table:table-cell>
          <table:table-cell table:style-name="ce2" office:value-type="string">
            <text:p>1-56504-662-5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O">WTO</text:a>: <text:a xlink:href="https://whitewolf.fandom.com/wiki/Dark_Kingdom_of_Jade_(book)">Dark Kingdom of Jade (book)</text:a> <text:a xlink:href="http://www.drivethrurpg.com/product/103?affiliate_id=13&amp;src=WWWiki"> </text:a> <text:a xlink:href="https://whitewolf.fandom.com/wiki/Now_in_Print"> </text:a></text:p>
          </table:table-cell>
          <table:table-cell table:style-name="ce2" office:value-type="float" office:value="1995">
            <text:p>1995</text:p>
          </table:table-cell>
          <table:table-cell table:style-name="ce2" office:value-type="string">
            <text:p>WW6010</text:p>
          </table:table-cell>
          <table:table-cell table:style-name="ce2" office:value-type="string">
            <text:p>1-56504-615-3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Guildbook:_Masquers">Guildbook: Masquers</text:a></text:p>
          </table:table-cell>
          <table:table-cell table:style-name="ce2" office:value-type="float" office:value="1995">
            <text:p>1995</text:p>
          </table:table-cell>
          <table:table-cell table:style-name="ce2" office:value-type="string">
            <text:p>WW6011</text:p>
          </table:table-cell>
          <table:table-cell table:style-name="ce2" office:value-type="string">
            <text:p>1-56504-604-8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O">WTO</text:a>: <text:a xlink:href="https://whitewolf.fandom.com/wiki/Dark_Kingdom_of_Jade_Adventures">Dark Kingdom of Jade Adventures</text:a> <text:a xlink:href="http://www.drivethrurpg.com/product/104?affiliate_id=13&amp;src=WWWiki"> </text:a></text:p>
          </table:table-cell>
          <table:table-cell table:style-name="ce2" office:value-type="float" office:value="1995">
            <text:p>1995</text:p>
          </table:table-cell>
          <table:table-cell table:style-name="ce2" office:value-type="string">
            <text:p>WW6012</text:p>
          </table:table-cell>
          <table:table-cell table:style-name="ce2" office:value-type="string">
            <text:p>1-56504-617-X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O">WTO</text:a>: <text:a xlink:href="https://whitewolf.fandom.com/wiki/Dark_Reflections:_Spectres">Dark Reflections: Spectres</text:a> <text:a xlink:href="http://www.drivethrurpg.com/product/105?affiliate_id=13&amp;src=WWWiki"> </text:a> <text:a xlink:href="https://whitewolf.fandom.com/wiki/Now_in_Print"> </text:a> <text:a xlink:href="https://whitewolf.fandom.com/wiki/List_of_game_books#endnote_blackdog">[2]</text:a></text:p>
          </table:table-cell>
          <table:table-cell table:style-name="ce2" office:value-type="float" office:value="1995">
            <text:p>1995</text:p>
          </table:table-cell>
          <table:table-cell table:style-name="ce2" office:value-type="string">
            <text:p>WW6902</text:p>
          </table:table-cell>
          <table:table-cell table:style-name="ce2" office:value-type="string">
            <text:p>1-56504-650-1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The_Risen">The Risen</text:a></text:p>
          </table:table-cell>
          <table:table-cell table:style-name="ce2" office:value-type="float" office:value="1996">
            <text:p>1996</text:p>
          </table:table-cell>
          <table:table-cell table:style-name="ce2" office:value-type="string">
            <text:p>WW6302</text:p>
          </table:table-cell>
          <table:table-cell table:style-name="ce2" office:value-type="string">
            <text:p>1-56504-663-3</text:p>
          </table:table-cell>
          <table:table-cell table:style-name="ce2" office:value-type="string">
            <text:p>No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WTO">WTO</text:a>: <text:a xlink:href="https://whitewolf.fandom.com/wiki/Wraith:_The_Oblivion_Second_Edition">Wraith: The Oblivion Second Edition</text:a> <text:a xlink:href="http://www.drivethrurpg.com/product/351?affiliate_id=13&amp;src=WWWiki"> </text:a> <text:a xlink:href="https://whitewolf.fandom.com/wiki/Now_in_Print"> </text:a></text:p>
          </table:table-cell>
          <table:table-cell table:style-name="ce2" office:value-type="float" office:value="1996">
            <text:p>1996</text:p>
          </table:table-cell>
          <table:table-cell table:style-name="ce2" office:value-type="string">
            <text:p>WW6600</text:p>
          </table:table-cell>
          <table:table-cell table:style-name="ce2" office:value-type="string">
            <text:p>1-56504-600-5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O">WTO</text:a>: <text:a xlink:href="https://whitewolf.fandom.com/wiki/Buried_Secrets">Buried Secrets</text:a> <text:a xlink:href="http://www.drivethrurpg.com/product/49?affiliate_id=13&amp;src=WWWiki"> </text:a></text:p>
          </table:table-cell>
          <table:table-cell table:style-name="ce2" office:value-type="float" office:value="1996">
            <text:p>1996</text:p>
          </table:table-cell>
          <table:table-cell table:style-name="ce2" office:value-type="string">
            <text:p>WW6601</text:p>
          </table:table-cell>
          <table:table-cell table:style-name="ce2" office:value-type="string">
            <text:p>1-56504-603-X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O">WTO</text:a>: <text:a xlink:href="https://whitewolf.fandom.com/wiki/Shadow_Players_Guide">Shadow Players Guide</text:a> <text:a xlink:href="http://www.drivethrurpg.com/product/259?affiliate_id=13&amp;src=WWWiki"> </text:a> <text:a xlink:href="https://whitewolf.fandom.com/wiki/Now_in_Print"> </text:a></text:p>
          </table:table-cell>
          <table:table-cell table:style-name="ce2" office:value-type="float" office:value="1997">
            <text:p>1997</text:p>
          </table:table-cell>
          <table:table-cell table:style-name="ce2" office:value-type="string">
            <text:p>WW6013</text:p>
          </table:table-cell>
          <table:table-cell table:style-name="ce2" office:value-type="string">
            <text:p>1-56504-602-1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O">WTO</text:a>: <text:a xlink:href="https://whitewolf.fandom.com/wiki/Mediums:_Speakers_with_the_Dead">Mediums: Speakers with the Dead</text:a> <text:a xlink:href="http://www.drivethrurpg.com/product/62271?affiliate_id=13&amp;src=WWWiki"> </text:a> <text:a xlink:href="https://whitewolf.fandom.com/wiki/Now_in_Print"> </text:a></text:p>
          </table:table-cell>
          <table:table-cell table:style-name="ce2" office:value-type="float" office:value="1997">
            <text:p>1997</text:p>
          </table:table-cell>
          <table:table-cell table:style-name="ce2" office:value-type="string">
            <text:p>WW6102</text:p>
          </table:table-cell>
          <table:table-cell table:style-name="ce2" office:value-type="string">
            <text:p>1-56504-619-6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O">WTO</text:a>: <text:a xlink:href="https://whitewolf.fandom.com/wiki/Guildbook:_Haunters">Guildbook: Haunters</text:a> <text:a xlink:href="http://www.drivethrurpg.com/product/140?affiliate_id=13&amp;src=WWWiki"> </text:a> <text:a xlink:href="https://whitewolf.fandom.com/wiki/Now_in_Print"> </text:a></text:p>
          </table:table-cell>
          <table:table-cell table:style-name="ce2" office:value-type="float" office:value="1997">
            <text:p>1997</text:p>
          </table:table-cell>
          <table:table-cell table:style-name="ce2" office:value-type="string">
            <text:p>WW6303</text:p>
          </table:table-cell>
          <table:table-cell table:style-name="ce2" office:value-type="string">
            <text:p>1-56504-604-8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Guildbook:_Pardoners_and_Puppeteers">Guildbook: Pardoners and Puppeteers</text:a></text:p>
          </table:table-cell>
          <table:table-cell table:style-name="ce2" office:value-type="float" office:value="1997">
            <text:p>1997</text:p>
          </table:table-cell>
          <table:table-cell table:style-name="ce2" office:value-type="string">
            <text:p>WW6304</text:p>
          </table:table-cell>
          <table:table-cell table:style-name="ce2" office:value-type="string">
            <text:p>1-56504-665-X</text:p>
          </table:table-cell>
          <table:table-cell table:style-name="ce2" office:value-type="string">
            <text:p>No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WTO">WTO</text:a>: <text:a xlink:href="https://whitewolf.fandom.com/wiki/Charnel_Houses_of_Europe:_The_Shoah">Charnel Houses of Europe: The Shoah</text:a> <text:a xlink:href="http://www.drivethrurpg.com/product/58?affiliate_id=13&amp;src=WWWiki"> </text:a> <text:a xlink:href="https://whitewolf.fandom.com/wiki/Now_in_Print"> </text:a> <text:a xlink:href="https://whitewolf.fandom.com/wiki/List_of_game_books#endnote_blackdog">[3]</text:a></text:p>
          </table:table-cell>
          <table:table-cell table:style-name="ce2" office:value-type="float" office:value="1997">
            <text:p>1997</text:p>
          </table:table-cell>
          <table:table-cell table:style-name="ce2" office:value-type="string">
            <text:p>WW6903</text:p>
          </table:table-cell>
          <table:table-cell table:style-name="ce2" office:value-type="string">
            <text:p>1-56504-651-X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O">WTO</text:a>: <text:a xlink:href="https://whitewolf.fandom.com/wiki/Guildbook:_Spooks_and_Oracles">Guildbook: Spooks and Oracles</text:a> <text:a xlink:href="http://www.drivethrurpg.com/product/144?affiliate_id=13&amp;src=WWWiki"> </text:a> <text:a xlink:href="https://whitewolf.fandom.com/wiki/Now_in_Print"> </text:a></text:p>
          </table:table-cell>
          <table:table-cell table:style-name="ce2" office:value-type="float" office:value="1998">
            <text:p>1998</text:p>
          </table:table-cell>
          <table:table-cell table:style-name="ce2" office:value-type="string">
            <text:p>WW6305</text:p>
          </table:table-cell>
          <table:table-cell table:style-name="ce2" office:value-type="string">
            <text:p>1-56504-666-8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O">WTO</text:a>: <text:a xlink:href="https://whitewolf.fandom.com/wiki/Doomslayers:_Into_the_Labyrinth">Doomslayers: Into the Labyrinth</text:a> <text:a xlink:href="http://www.drivethrurpg.com/product/117?affiliate_id=13&amp;src=WWWiki"> </text:a> <text:a xlink:href="https://whitewolf.fandom.com/wiki/Now_in_Print"> </text:a></text:p>
          </table:table-cell>
          <table:table-cell table:style-name="ce2" office:value-type="float" office:value="1998">
            <text:p>1998</text:p>
          </table:table-cell>
          <table:table-cell table:style-name="ce2" office:value-type="string">
            <text:p>WW6064</text:p>
          </table:table-cell>
          <table:table-cell table:style-name="ce2" office:value-type="string">
            <text:p>1-56504-635-8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Renegades_(book)">Renegades</text:a></text:p>
          </table:table-cell>
          <table:table-cell table:style-name="ce2" office:value-type="float" office:value="1998">
            <text:p>1998</text:p>
          </table:table-cell>
          <table:table-cell table:style-name="ce2" office:value-type="string">
            <text:p>WW6065</text:p>
          </table:table-cell>
          <table:table-cell table:style-name="ce2" office:value-type="string">
            <text:p>1-56504-636-6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O">WTO</text:a>: <text:a xlink:href="https://whitewolf.fandom.com/wiki/The_Book_of_Legions">The Book of Legions</text:a> <text:a xlink:href="http://www.drivethrurpg.com/product/42?affiliate_id=13&amp;src=WWWiki"> </text:a> <text:a xlink:href="https://whitewolf.fandom.com/wiki/Now_in_Print"> </text:a></text:p>
          </table:table-cell>
          <table:table-cell table:style-name="ce2" office:value-type="float" office:value="1998">
            <text:p>1998</text:p>
          </table:table-cell>
          <table:table-cell table:style-name="ce2" office:value-type="string">
            <text:p>WW6063</text:p>
          </table:table-cell>
          <table:table-cell table:style-name="ce2" office:value-type="string">
            <text:p>1-56504-652-8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OD">WOD</text:a>: <text:a xlink:href="https://whitewolf.fandom.com/wiki/World_of_Darkness:_Tokyo">World of Darkness: Tokyo</text:a> <text:a xlink:href="http://www.drivethrurpg.com/product/347?affiliate_id=13&amp;src=WWWiki"> </text:a> <text:a xlink:href="https://whitewolf.fandom.com/wiki/Now_in_Print"> </text:a></text:p>
          </table:table-cell>
          <table:table-cell table:style-name="ce2" office:value-type="float" office:value="1998">
            <text:p>1998</text:p>
          </table:table-cell>
          <table:table-cell table:style-name="ce2" office:value-type="string">
            <text:p>WW6103</text:p>
          </table:table-cell>
          <table:table-cell table:style-name="ce2" office:value-type="string">
            <text:p>1-56504-633-1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GW">WTGW</text:a>: <text:a xlink:href="https://whitewolf.fandom.com/wiki/Wraith:_The_Great_War_Rulebook">Wraith: The Great War Rulebook</text:a> <text:a xlink:href="http://www.drivethrurpg.com/product/828?affiliate_id=13&amp;src=WWWiki"> </text:a> <text:a xlink:href="https://whitewolf.fandom.com/wiki/Now_in_Print"> </text:a></text:p>
          </table:table-cell>
          <table:table-cell table:style-name="ce2" office:value-type="float" office:value="1999">
            <text:p>1999</text:p>
          </table:table-cell>
          <table:table-cell table:style-name="ce2" office:value-type="string">
            <text:p>WW6800</text:p>
          </table:table-cell>
          <table:table-cell table:style-name="ce2" office:value-type="string">
            <text:p>1-56504-634-X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O">WTO</text:a>: <text:a xlink:href="https://whitewolf.fandom.com/wiki/Ends_of_Empire">Ends of Empire</text:a> <text:a xlink:href="http://www.drivethrurpg.com/product/123?affiliate_id=13&amp;src=WWWiki"> </text:a> <text:a xlink:href="https://whitewolf.fandom.com/wiki/Now_in_Print"> </text:a></text:p>
          </table:table-cell>
          <table:table-cell table:style-name="ce2" office:value-type="float" office:value="1999">
            <text:p>1999</text:p>
          </table:table-cell>
          <table:table-cell table:style-name="ce2" office:value-type="string">
            <text:p>WW6014</text:p>
          </table:table-cell>
          <table:table-cell table:style-name="ce2" office:value-type="string">
            <text:p>1-56504-618-8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11" table:number-columns-spanned="5" table:number-rows-spanned="1"/>
          <table:covered-table-cell table:number-columns-repeated="4"/>
        </table:table-row>
        <table:table-row table:style-name="ro7">
          <table:table-cell/>
          <table:table-cell table:style-name="ce12" office:value-type="string" table:number-columns-spanned="5" table:number-rows-spanned="1">
            <text:p><text:a xlink:href="https://whitewolf.fandom.com/wiki/List_of_game_books#ref_blackdog">^</text:a>  Published under the <text:a xlink:href="https://whitewolf.fandom.com/wiki/Black_Dog">Black Dog</text:a> line.</text:p>
          </table:table-cell>
          <table:covered-table-cell table:number-columns-repeated="4"/>
        </table:table-row>
        <table:table-row table:style-name="ro3">
          <table:table-cell/>
          <table:table-cell table:style-name="ce7" office:value-type="string" table:number-columns-spanned="5" table:number-rows-spanned="1">
            <text:p><text:a xlink:href="https://whitewolf.fandom.com/wiki/Changeling:_The_Dreaming">Changeling: The Dreaming</text:a> (1995)<text:a xlink:href="https://whitewolf.fandom.com/wiki/List_of_game_books?action=edit&amp;section=6">Edit</text:a></text:p>
          </table:table-cell>
          <table:covered-table-cell table:number-columns-repeated="4"/>
        </table:table-row>
        <table:table-row table:style-name="ro5">
          <table:table-cell/>
          <table:table-cell table:style-name="ce8" office:value-type="string">
            <text:p>Title</text:p>
          </table:table-cell>
          <table:table-cell table:style-name="ce13" office:value-type="string">
            <text:p>Publishing Year</text:p>
          </table:table-cell>
          <table:table-cell table:style-name="ce13" office:value-type="string">
            <text:p>White Wolf ID #</text:p>
          </table:table-cell>
          <table:table-cell table:style-name="ce13" office:value-type="string">
            <text:p>ISBN</text:p>
          </table:table-cell>
          <table:table-cell table:style-name="ce13" office:value-type="string">
            <text:p>Currently In Print?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hangeling:_The_Dreaming_Rulebook">Changeling: The Dreaming</text:a></text:p>
          </table:table-cell>
          <table:table-cell table:style-name="ce2" office:value-type="float" office:value="1995">
            <text:p>1995</text:p>
          </table:table-cell>
          <table:table-cell table:style-name="ce2" office:value-type="string">
            <text:p>WW7000</text:p>
          </table:table-cell>
          <table:table-cell table:style-name="ce2" office:value-type="string">
            <text:p>1-56504-700-1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TD">CTD</text:a>: <text:a xlink:href="https://whitewolf.fandom.com/wiki/Book_of_Storyteller_Secrets_(CTD)">Book of Storyteller Secrets (CTD)</text:a> <text:a xlink:href="http://www.drivethrurpg.com/product/48?affiliate_id=13&amp;src=WWWiki"> </text:a></text:p>
          </table:table-cell>
          <table:table-cell table:style-name="ce2" office:value-type="float" office:value="1995">
            <text:p>1995</text:p>
          </table:table-cell>
          <table:table-cell table:style-name="ce2" office:value-type="string">
            <text:p>WW7001</text:p>
          </table:table-cell>
          <table:table-cell table:style-name="ce2" office:value-type="string">
            <text:p>1-56504-702-8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TD">CTD</text:a>: <text:a xlink:href="https://whitewolf.fandom.com/wiki/Immortal_Eyes:_The_Toybox">Immortal Eyes: The Toybox</text:a> <text:a xlink:href="http://www.drivethrurpg.com/product/163?affiliate_id=13&amp;src=WWWiki"> </text:a></text:p>
          </table:table-cell>
          <table:table-cell table:style-name="ce2" office:value-type="float" office:value="1995">
            <text:p>1995</text:p>
          </table:table-cell>
          <table:table-cell table:style-name="ce2" office:value-type="string">
            <text:p>WW7200</text:p>
          </table:table-cell>
          <table:table-cell table:style-name="ce2" office:value-type="string">
            <text:p>1-56504-703-6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TD">CTD</text:a>: <text:a xlink:href="https://whitewolf.fandom.com/wiki/Freeholds_%26_Hidden_Glens">Freeholds &amp; Hidden Glens</text:a> <text:a xlink:href="http://www.drivethrurpg.com/product/133?affiliate_id=13&amp;src=WWWiki"> </text:a></text:p>
          </table:table-cell>
          <table:table-cell table:style-name="ce2" office:value-type="float" office:value="1995">
            <text:p>1995</text:p>
          </table:table-cell>
          <table:table-cell table:style-name="ce2" office:value-type="string">
            <text:p>WW7002</text:p>
          </table:table-cell>
          <table:table-cell table:style-name="ce2" office:value-type="string">
            <text:p>1-56504-706-0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Nobles:_The_Shining_Host">Nobles: The Shining Host</text:a></text:p>
          </table:table-cell>
          <table:table-cell table:style-name="ce2" office:value-type="float" office:value="1995">
            <text:p>1995</text:p>
          </table:table-cell>
          <table:table-cell table:style-name="ce2" office:value-type="string">
            <text:p>WW7006</text:p>
          </table:table-cell>
          <table:table-cell table:style-name="ce2" office:value-type="string">
            <text:p>1-56504-711-7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hangeling_Players_Kit">Changeling Players Kit</text:a></text:p>
          </table:table-cell>
          <table:table-cell table:style-name="ce2" office:value-type="float" office:value="1995">
            <text:p>1995</text:p>
          </table:table-cell>
          <table:table-cell table:style-name="ce2" office:value-type="string">
            <text:p>WW7003</text:p>
          </table:table-cell>
          <table:table-cell table:style-name="ce2" office:value-type="string">
            <text:p>1-56504-704-4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TD">CTD</text:a>: <text:a xlink:href="https://whitewolf.fandom.com/wiki/The_Autumn_People">The Autumn People</text:a> <text:a xlink:href="http://www.drivethrurpg.com/product/26?affiliate_id=13&amp;src=WWWiki"> </text:a></text:p>
          </table:table-cell>
          <table:table-cell table:style-name="ce2" office:value-type="float" office:value="1995">
            <text:p>1995</text:p>
          </table:table-cell>
          <table:table-cell table:style-name="ce2" office:value-type="string">
            <text:p>WW7004</text:p>
          </table:table-cell>
          <table:table-cell table:style-name="ce2" office:value-type="string">
            <text:p>1-56504-709-5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TD">CTD</text:a>: <text:a xlink:href="https://whitewolf.fandom.com/wiki/Changeling_Players_Guide">Changeling Players Guide</text:a> <text:a xlink:href="http://www.drivethrurpg.com/product/233?affiliate_id=13&amp;src=WWWiki"> </text:a></text:p>
          </table:table-cell>
          <table:table-cell table:style-name="ce2" office:value-type="float" office:value="1996">
            <text:p>1996</text:p>
          </table:table-cell>
          <table:table-cell table:style-name="ce2" office:value-type="string">
            <text:p>WW7100</text:p>
          </table:table-cell>
          <table:table-cell table:style-name="ce2" office:value-type="string">
            <text:p>1-56504-701-X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TD">CTD</text:a>: <text:a xlink:href="https://whitewolf.fandom.com/wiki/Kithbook:_Trolls">Kithbook: Trolls</text:a> <text:a xlink:href="http://www.drivethrurpg.com/product/178?affiliate_id=13&amp;src=WWWiki"> </text:a> <text:a xlink:href="https://whitewolf.fandom.com/wiki/Now_in_Print"> </text:a></text:p>
          </table:table-cell>
          <table:table-cell table:style-name="ce2" office:value-type="float" office:value="1996">
            <text:p>1996</text:p>
          </table:table-cell>
          <table:table-cell table:style-name="ce2" office:value-type="string">
            <text:p>WW7050</text:p>
          </table:table-cell>
          <table:table-cell table:style-name="ce2" office:value-type="string">
            <text:p>1-56504-725-7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TD">CTD</text:a>: <text:a xlink:href="https://whitewolf.fandom.com/wiki/Immortal_Eyes:_Shadows_on_the_Hill">Immortal Eyes: Shadows on the Hill</text:a> <text:a xlink:href="http://www.drivethrurpg.com/product/162?affiliate_id=13&amp;src=WWWiki"> </text:a></text:p>
          </table:table-cell>
          <table:table-cell table:style-name="ce2" office:value-type="float" office:value="1996">
            <text:p>1996</text:p>
          </table:table-cell>
          <table:table-cell table:style-name="ce2" office:value-type="string">
            <text:p>WW7201</text:p>
          </table:table-cell>
          <table:table-cell table:style-name="ce2" office:value-type="string">
            <text:p>1-56504-705-2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TD">CTD</text:a>: <text:a xlink:href="https://whitewolf.fandom.com/wiki/Immortal_Eyes:_Court_of_All_Kings">Immortal Eyes: Court of All Kings</text:a> <text:a xlink:href="http://www.drivethrurpg.com/product/161?affiliate_id=13&amp;src=WWWiki"> </text:a></text:p>
          </table:table-cell>
          <table:table-cell table:style-name="ce2" office:value-type="float" office:value="1996">
            <text:p>1996</text:p>
          </table:table-cell>
          <table:table-cell table:style-name="ce2" office:value-type="string">
            <text:p>WW7202</text:p>
          </table:table-cell>
          <table:table-cell table:style-name="ce2" office:value-type="string">
            <text:p>1-56504-713-3</text:p>
          </table:table-cell>
          <table:table-cell table:style-name="ce2" office:value-type="string">
            <text:p>No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CTD">CTD</text:a>: <text:a xlink:href="https://whitewolf.fandom.com/wiki/Changeling:_The_Dreaming_Second_Edition">Changeling: The Dreaming Second Edition</text:a> <text:a xlink:href="http://www.drivethrurpg.com/product/1624?affiliate_id=13&amp;src=WWWiki"> </text:a> <text:a xlink:href="https://whitewolf.fandom.com/wiki/Now_in_Print"> </text:a></text:p>
          </table:table-cell>
          <table:table-cell table:style-name="ce2" office:value-type="float" office:value="1997">
            <text:p>1997</text:p>
          </table:table-cell>
          <table:table-cell table:style-name="ce2" office:value-type="string">
            <text:p>WW7300</text:p>
          </table:table-cell>
          <table:table-cell table:style-name="ce2" office:value-type="string">
            <text:p>1-56504-716-8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TD">CTD</text:a>: <text:a xlink:href="https://whitewolf.fandom.com/wiki/Book_of_Lost_Dreams">Book of Lost Dreams</text:a> <text:a xlink:href="http://www.drivethrurpg.com/product/43?affiliate_id=13&amp;src=WWWiki"> </text:a></text:p>
          </table:table-cell>
          <table:table-cell table:style-name="ce2" office:value-type="float" office:value="1997">
            <text:p>1997</text:p>
          </table:table-cell>
          <table:table-cell table:style-name="ce2" office:value-type="string">
            <text:p>WW07302</text:p>
          </table:table-cell>
          <table:table-cell table:style-name="ce2" office:value-type="string">
            <text:p>1-56504-717-6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TD">CTD</text:a>: <text:a xlink:href="https://whitewolf.fandom.com/wiki/Land_of_Eight_Million_Dreams">Land of Eight Million Dreams</text:a> <text:a xlink:href="http://www.drivethrurpg.com/product/180?affiliate_id=13&amp;src=WWWiki"> </text:a> <text:a xlink:href="https://whitewolf.fandom.com/wiki/Now_in_Print"> </text:a></text:p>
          </table:table-cell>
          <table:table-cell table:style-name="ce2" office:value-type="float" office:value="1998">
            <text:p>1998</text:p>
          </table:table-cell>
          <table:table-cell table:style-name="ce2" office:value-type="string">
            <text:p>WW7308</text:p>
          </table:table-cell>
          <table:table-cell table:style-name="ce2" office:value-type="string">
            <text:p>1-56504-722-2</text:p>
          </table:table-cell>
          <table:table-cell table:style-name="ce2" office:value-type="string">
            <text:p>No</text:p>
          </table:table-cell>
        </table:table-row>
        <table:table-row table:style-name="ro6">
          <table:table-cell/>
          <table:table-cell table:style-name="ce9" office:value-type="string">
            <text:p><text:a xlink:href="https://whitewolf.fandom.com/wiki/CTD">CTD</text:a>: <text:a xlink:href="https://whitewolf.fandom.com/wiki/The_Fool%27s_Luck:_The_Way_of_the_Commoner">The Fool's Luck: The Way of the Commoner</text:a> <text:a xlink:href="http://www.drivethrurpg.com/product/131?affiliate_id=13&amp;src=WWWiki"> </text:a> <text:a xlink:href="https://whitewolf.fandom.com/wiki/Now_in_Print"> </text:a></text:p>
          </table:table-cell>
          <table:table-cell table:style-name="ce2" office:value-type="float" office:value="1999">
            <text:p>1999</text:p>
          </table:table-cell>
          <table:table-cell table:style-name="ce2" office:value-type="string">
            <text:p>WW7010</text:p>
          </table:table-cell>
          <table:table-cell table:style-name="ce2" office:value-type="string">
            <text:p>1-56504-715-X</text:p>
          </table:table-cell>
          <table:table-cell table:style-name="ce2" office:value-type="string">
            <text:p>No</text:p>
          </table:table-cell>
        </table:table-row>
        <table:table-row table:style-name="ro3">
          <table:table-cell/>
          <table:table-cell table:style-name="ce7" office:value-type="string" table:number-columns-spanned="5" table:number-rows-spanned="1">
            <text:p><text:a xlink:href="https://whitewolf.fandom.com/wiki/Vampire:_The_Dark_Ages">Vampire: The Dark Ages</text:a> (1996)<text:a xlink:href="https://whitewolf.fandom.com/wiki/List_of_game_books?action=edit&amp;section=7">Edit</text:a></text:p>
          </table:table-cell>
          <table:covered-table-cell table:number-columns-repeated="4"/>
        </table:table-row>
        <table:table-row table:style-name="ro5">
          <table:table-cell/>
          <table:table-cell table:style-name="ce8" office:value-type="string">
            <text:p>Title</text:p>
          </table:table-cell>
          <table:table-cell table:style-name="ce13" office:value-type="string">
            <text:p>Publishing Year</text:p>
          </table:table-cell>
          <table:table-cell table:style-name="ce13" office:value-type="string">
            <text:p>White Wolf ID #</text:p>
          </table:table-cell>
          <table:table-cell table:style-name="ce13" office:value-type="string">
            <text:p>ISBN</text:p>
          </table:table-cell>
          <table:table-cell table:style-name="ce13" office:value-type="string">
            <text:p>Currently In Print?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ampire:_The_Dark_Ages_Rulebook">Vampire: The Dark Ages (1st edition)</text:a></text:p>
          </table:table-cell>
          <table:table-cell table:style-name="ce2" office:value-type="float" office:value="1996">
            <text:p>1996</text:p>
          </table:table-cell>
          <table:table-cell table:style-name="ce2" office:value-type="string">
            <text:p>WW2800</text:p>
          </table:table-cell>
          <table:table-cell table:style-name="ce2" office:value-type="string">
            <text:p>1-56504-275-1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Book_of_Storyteller_Secrets_(VTDA)">Book of Storyteller Secrets</text:a></text:p>
          </table:table-cell>
          <table:table-cell table:style-name="ce2" office:value-type="float" office:value="1996">
            <text:p>1996</text:p>
          </table:table-cell>
          <table:table-cell table:style-name="ce2" office:value-type="string">
            <text:p>WW2802</text:p>
          </table:table-cell>
          <table:table-cell table:style-name="ce2" office:value-type="string">
            <text:p>1-56504-277-8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DA">VTDA</text:a>: <text:a xlink:href="https://whitewolf.fandom.com/wiki/Constantinople_by_Night">Constantinople by Night</text:a> <text:a xlink:href="http://www.drivethrurpg.com/product/50412?affiliate_id=13&amp;src=WWWiki"> </text:a> <text:a xlink:href="https://whitewolf.fandom.com/wiki/Now_in_Print"> </text:a></text:p>
          </table:table-cell>
          <table:table-cell table:style-name="ce2" office:value-type="float" office:value="1996">
            <text:p>1996</text:p>
          </table:table-cell>
          <table:table-cell table:style-name="ce2" office:value-type="string">
            <text:p>WW2803</text:p>
          </table:table-cell>
          <table:table-cell table:style-name="ce2" office:value-type="string">
            <text:p>1-56504-278-6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DA">VTDA</text:a>: <text:a xlink:href="https://whitewolf.fandom.com/wiki/Dark_Ages_Companion">Dark Ages Companion</text:a> <text:a xlink:href="http://www.drivethrurpg.com/product/100?affiliate_id=13&amp;src=WWWiki"> </text:a></text:p>
          </table:table-cell>
          <table:table-cell table:style-name="ce2" office:value-type="float" office:value="1997">
            <text:p>1997</text:p>
          </table:table-cell>
          <table:table-cell table:style-name="ce2" office:value-type="string">
            <text:p>WW2804</text:p>
          </table:table-cell>
          <table:table-cell table:style-name="ce2" office:value-type="string">
            <text:p>1-56504-279-4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DA">VTDA</text:a>: <text:a xlink:href="https://whitewolf.fandom.com/wiki/Clanbook:_Cappadocian">Clanbook: Cappadocian</text:a> <text:a xlink:href="http://www.drivethrurpg.com/product/71?affiliate_id=13&amp;src=WWWiki"> </text:a></text:p>
          </table:table-cell>
          <table:table-cell table:style-name="ce2" office:value-type="float" office:value="1997">
            <text:p>1997</text:p>
          </table:table-cell>
          <table:table-cell table:style-name="ce2" office:value-type="string">
            <text:p>WW2805</text:p>
          </table:table-cell>
          <table:table-cell table:style-name="ce2" office:value-type="string">
            <text:p>1-56504-280-8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Transylvania_by_Night">Transylvania by Night</text:a></text:p>
          </table:table-cell>
          <table:table-cell table:style-name="ce2" office:value-type="float" office:value="1997">
            <text:p>1997</text:p>
          </table:table-cell>
          <table:table-cell table:style-name="ce2" office:value-type="string">
            <text:p>WW2808</text:p>
          </table:table-cell>
          <table:table-cell table:style-name="ce2" office:value-type="string">
            <text:p>1-56504-287-5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DA">VTDA</text:a>: <text:a xlink:href="https://whitewolf.fandom.com/wiki/Clanbook:_Baali">Clanbook: Baali</text:a> <text:a xlink:href="http://www.drivethrurpg.com/product/68?affiliate_id=13&amp;src=WWWiki"> </text:a> <text:a xlink:href="https://whitewolf.fandom.com/wiki/Now_in_Print"> </text:a> <text:a xlink:href="https://whitewolf.fandom.com/wiki/List_of_game_books#endnote_blackdog">[4]</text:a></text:p>
          </table:table-cell>
          <table:table-cell table:style-name="ce2" office:value-type="float" office:value="1998">
            <text:p>1998</text:p>
          </table:table-cell>
          <table:table-cell table:style-name="ce2" office:value-type="string">
            <text:p>WW2817</text:p>
          </table:table-cell>
          <table:table-cell table:style-name="ce2" office:value-type="string">
            <text:p>1-56504-213-1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ainite_Heresy_(book)">Cainite Heresy</text:a> <text:a xlink:href="https://whitewolf.fandom.com/wiki/List_of_game_books#endnote_blackdog">[5]</text:a></text:p>
          </table:table-cell>
          <table:table-cell table:style-name="ce2" office:value-type="float" office:value="1999">
            <text:p>1999</text:p>
          </table:table-cell>
          <table:table-cell table:style-name="ce2" office:value-type="string">
            <text:p>WW2819</text:p>
          </table:table-cell>
          <table:table-cell table:style-name="ce2" office:value-type="string">
            <text:p>1-56504-296-4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DA">VTDA</text:a>: <text:a xlink:href="https://whitewolf.fandom.com/wiki/Jerusalem_by_Night">Jerusalem by Night</text:a> <text:a xlink:href="http://www.drivethrurpg.com/product/169?affiliate_id=13&amp;src=WWWiki"> </text:a></text:p>
          </table:table-cell>
          <table:table-cell table:style-name="ce2" office:value-type="float" office:value="1999">
            <text:p>1999</text:p>
          </table:table-cell>
          <table:table-cell table:style-name="ce2" office:value-type="string">
            <text:p>WW2821</text:p>
          </table:table-cell>
          <table:table-cell table:style-name="ce2" office:value-type="string">
            <text:p>1-56504-299-9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DA">VTDA</text:a>: <text:a xlink:href="https://whitewolf.fandom.com/wiki/Clanbook:_Salubri">Clanbook: Salubri</text:a> <text:a xlink:href="http://www.drivethrurpg.com/product/85?affiliate_id=13&amp;src=WWWiki"> </text:a></text:p>
          </table:table-cell>
          <table:table-cell table:style-name="ce2" office:value-type="float" office:value="1999">
            <text:p>1999</text:p>
          </table:table-cell>
          <table:table-cell table:style-name="ce2" office:value-type="string">
            <text:p>WW2822</text:p>
          </table:table-cell>
          <table:table-cell table:style-name="ce2" office:value-type="string">
            <text:p>1-56504-212-3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Fountains_of_Bright_Crimson">Fountains of Bright Crimson</text:a></text:p>
          </table:table-cell>
          <table:table-cell table:style-name="ce2" office:value-type="float" office:value="1999">
            <text:p>1999</text:p>
          </table:table-cell>
          <table:table-cell table:style-name="ce2" office:value-type="string">
            <text:p>WW2825</text:p>
          </table:table-cell>
          <table:table-cell table:style-name="ce2" office:value-type="string">
            <text:p>1-56504-270-0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DA">VTDA</text:a>: <text:a xlink:href="https://whitewolf.fandom.com/wiki/The_Ashen_Knight">The Ashen Knight</text:a> <text:a xlink:href="http://www.drivethrurpg.com/product/21?affiliate_id=13&amp;src=WWWiki"> </text:a></text:p>
          </table:table-cell>
          <table:table-cell table:style-name="ce2" office:value-type="float" office:value="2000">
            <text:p>2000</text:p>
          </table:table-cell>
          <table:table-cell table:style-name="ce2" office:value-type="string">
            <text:p>WW2826</text:p>
          </table:table-cell>
          <table:table-cell table:style-name="ce2" office:value-type="string">
            <text:p>1-56504-241-7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DA">VTDA</text:a>: <text:a xlink:href="https://whitewolf.fandom.com/wiki/The_Ashen_Thief">The Ashen Thief</text:a> <text:a xlink:href="http://www.drivethrurpg.com/product/22?affiliate_id=13&amp;src=WWWiki"> </text:a></text:p>
          </table:table-cell>
          <table:table-cell table:style-name="ce2" office:value-type="float" office:value="2000">
            <text:p>2000</text:p>
          </table:table-cell>
          <table:table-cell table:style-name="ce2" office:value-type="string">
            <text:p>WW2827</text:p>
          </table:table-cell>
          <table:table-cell table:style-name="ce2" office:value-type="string">
            <text:p>1-56504-236-0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ind_From_the_East">Wind From the East</text:a></text:p>
          </table:table-cell>
          <table:table-cell table:style-name="ce2" office:value-type="float" office:value="2000">
            <text:p>2000</text:p>
          </table:table-cell>
          <table:table-cell table:style-name="ce2" office:value-type="string">
            <text:p>WW2828</text:p>
          </table:table-cell>
          <table:table-cell table:style-name="ce2" office:value-type="string">
            <text:p>1-56504-271-9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DA">VTDA</text:a>: <text:a xlink:href="https://whitewolf.fandom.com/wiki/House_of_Tremere">House of Tremere</text:a> <text:a xlink:href="http://www.drivethrurpg.com/product/62247?affiliate_id=13&amp;src=WWWiki"> </text:a> <text:a xlink:href="https://whitewolf.fandom.com/wiki/Now_in_Print"> </text:a></text:p>
          </table:table-cell>
          <table:table-cell table:style-name="ce2" office:value-type="float" office:value="2000">
            <text:p>2000</text:p>
          </table:table-cell>
          <table:table-cell table:style-name="ce2" office:value-type="string">
            <text:p>WW2829</text:p>
          </table:table-cell>
          <table:table-cell table:style-name="ce2" office:value-type="string">
            <text:p>1-56504-272-7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DA">VTDA</text:a>: <text:a xlink:href="https://whitewolf.fandom.com/wiki/Veil_of_Night">Veil of Night</text:a> <text:a xlink:href="http://www.drivethrurpg.com/product/2641?affiliate_id=13&amp;src=WWWiki"> </text:a> <text:a xlink:href="https://whitewolf.fandom.com/wiki/Now_in_Print"> </text:a></text:p>
          </table:table-cell>
          <table:table-cell table:style-name="ce2" office:value-type="float" office:value="2001">
            <text:p>2001</text:p>
          </table:table-cell>
          <table:table-cell table:style-name="ce2" office:value-type="string">
            <text:p>WW2832</text:p>
          </table:table-cell>
          <table:table-cell table:style-name="ce2" office:value-type="string">
            <text:p>1-56504-206-4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DA">VTDA</text:a>: <text:a xlink:href="https://whitewolf.fandom.com/wiki/Iberia_by_Night">Iberia by Night</text:a> <text:a xlink:href="http://www.drivethrurpg.com/product/2639?affiliate_id=13&amp;src=WWWiki"> </text:a> <text:a xlink:href="https://whitewolf.fandom.com/wiki/Now_in_Print"> </text:a></text:p>
          </table:table-cell>
          <table:table-cell table:style-name="ce2" office:value-type="float" office:value="2001">
            <text:p>2001</text:p>
          </table:table-cell>
          <table:table-cell table:style-name="ce2" office:value-type="string">
            <text:p>WW2834</text:p>
          </table:table-cell>
          <table:table-cell table:style-name="ce2" office:value-type="string">
            <text:p>1-56504-212-9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11" table:number-columns-spanned="5" table:number-rows-spanned="1"/>
          <table:covered-table-cell table:number-columns-repeated="4"/>
        </table:table-row>
        <table:table-row table:style-name="ro7">
          <table:table-cell/>
          <table:table-cell table:style-name="ce12" office:value-type="string" table:number-columns-spanned="5" table:number-rows-spanned="1">
            <text:p><text:a xlink:href="https://whitewolf.fandom.com/wiki/List_of_game_books#ref_blackdog">^</text:a>  Published under the <text:a xlink:href="https://whitewolf.fandom.com/wiki/Black_Dog">Black Dog</text:a> line.</text:p>
          </table:table-cell>
          <table:covered-table-cell table:number-columns-repeated="4"/>
        </table:table-row>
        <table:table-row table:style-name="ro3">
          <table:table-cell/>
          <table:table-cell table:style-name="ce7" office:value-type="string" table:number-columns-spanned="5" table:number-rows-spanned="1">
            <text:p><text:a xlink:href="https://whitewolf.fandom.com/wiki/Werewolf:_The_Wild_West">Werewolf: The Wild West</text:a> (1997)<text:a xlink:href="https://whitewolf.fandom.com/wiki/List_of_game_books?action=edit&amp;section=8">Edit</text:a></text:p>
          </table:table-cell>
          <table:covered-table-cell table:number-columns-repeated="4"/>
        </table:table-row>
        <table:table-row table:style-name="ro5">
          <table:table-cell/>
          <table:table-cell table:style-name="ce8" office:value-type="string">
            <text:p>Title</text:p>
          </table:table-cell>
          <table:table-cell table:style-name="ce13" office:value-type="string">
            <text:p>Publishing Year</text:p>
          </table:table-cell>
          <table:table-cell table:style-name="ce13" office:value-type="string">
            <text:p>White Wolf ID #</text:p>
          </table:table-cell>
          <table:table-cell table:style-name="ce13" office:value-type="string">
            <text:p>ISBN</text:p>
          </table:table-cell>
          <table:table-cell table:style-name="ce13" office:value-type="string">
            <text:p>Currently In Print?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erewolf:_The_Wild_West_Rulebook">Werewolf: The Wild West</text:a></text:p>
          </table:table-cell>
          <table:table-cell table:style-name="ce2" office:value-type="float" office:value="1997">
            <text:p>1997</text:p>
          </table:table-cell>
          <table:table-cell table:style-name="ce2" office:value-type="string">
            <text:p>WW3700</text:p>
          </table:table-cell>
          <table:table-cell table:style-name="ce2" office:value-type="string">
            <text:p>1-56504-340-5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Frontier_Secrets">Frontier Secrets</text:a></text:p>
          </table:table-cell>
          <table:table-cell table:style-name="ce2" office:value-type="float" office:value="1997">
            <text:p>1997</text:p>
          </table:table-cell>
          <table:table-cell table:style-name="ce2" office:value-type="string">
            <text:p>WW3701</text:p>
          </table:table-cell>
          <table:table-cell table:style-name="ce2" office:value-type="string">
            <text:p>1-56504-341-3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Ghost_Towns">Ghost Towns</text:a></text:p>
          </table:table-cell>
          <table:table-cell table:style-name="ce2" office:value-type="float" office:value="1998">
            <text:p>1998</text:p>
          </table:table-cell>
          <table:table-cell table:style-name="ce2" office:value-type="string">
            <text:p>WW3703</text:p>
          </table:table-cell>
          <table:table-cell table:style-name="ce2" office:value-type="string">
            <text:p>1-56504-343-X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WW">WTWW</text:a>: <text:a xlink:href="https://whitewolf.fandom.com/wiki/The_Wild_West_Companion">The Wild West Companion</text:a> <text:a xlink:href="http://www.drivethrurpg.com/product/61587?affiliate_id=13&amp;src=WWWiki"> </text:a> <text:a xlink:href="https://whitewolf.fandom.com/wiki/Now_in_Print"> </text:a></text:p>
          </table:table-cell>
          <table:table-cell table:style-name="ce2" office:value-type="float" office:value="1998">
            <text:p>1998</text:p>
          </table:table-cell>
          <table:table-cell table:style-name="ce2" office:value-type="string">
            <text:p>WW3704</text:p>
          </table:table-cell>
          <table:table-cell table:style-name="ce2" office:value-type="string">
            <text:p>1-56504-344-8</text:p>
          </table:table-cell>
          <table:table-cell table:style-name="ce2" office:value-type="string">
            <text:p>No</text:p>
          </table:table-cell>
        </table:table-row>
        <table:table-row table:style-name="ro3">
          <table:table-cell/>
          <table:table-cell table:style-name="ce7" office:value-type="string" table:number-columns-spanned="5" table:number-rows-spanned="1">
            <text:p><text:a xlink:href="https://whitewolf.fandom.com/wiki/Kindred_of_the_East">Kindred of the East</text:a> (1998)<text:a xlink:href="https://whitewolf.fandom.com/wiki/List_of_game_books?action=edit&amp;section=9">Edit</text:a></text:p>
          </table:table-cell>
          <table:covered-table-cell table:number-columns-repeated="4"/>
        </table:table-row>
        <table:table-row table:style-name="ro5">
          <table:table-cell/>
          <table:table-cell table:style-name="ce8" office:value-type="string">
            <text:p>Title</text:p>
          </table:table-cell>
          <table:table-cell table:style-name="ce13" office:value-type="string">
            <text:p>Publishing Year</text:p>
          </table:table-cell>
          <table:table-cell table:style-name="ce13" office:value-type="string">
            <text:p>White Wolf ID #</text:p>
          </table:table-cell>
          <table:table-cell table:style-name="ce13" office:value-type="string">
            <text:p>ISBN</text:p>
          </table:table-cell>
          <table:table-cell table:style-name="ce13" office:value-type="string">
            <text:p>Currently In Print?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Kindred_of_the_East_Rulebook">Kindred of the East</text:a></text:p>
          </table:table-cell>
          <table:table-cell table:style-name="ce2" office:value-type="float" office:value="1998">
            <text:p>1998</text:p>
          </table:table-cell>
          <table:table-cell table:style-name="ce2" office:value-type="string">
            <text:p>WW2900</text:p>
          </table:table-cell>
          <table:table-cell table:style-name="ce2" office:value-type="string">
            <text:p>1-56504-232-8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KOTE">KOTE</text:a>: <text:a xlink:href="https://whitewolf.fandom.com/wiki/Kindred_of_the_East_Companion">Kindred of the East Companion</text:a> <text:a xlink:href="http://www.drivethrurpg.com/product/2547?affiliate_id=13&amp;src=WWWiki"> </text:a> <text:a xlink:href="https://whitewolf.fandom.com/wiki/Now_in_Print"> </text:a></text:p>
          </table:table-cell>
          <table:table-cell table:style-name="ce2" office:value-type="float" office:value="1998">
            <text:p>1998</text:p>
          </table:table-cell>
          <table:table-cell table:style-name="ce2" office:value-type="string">
            <text:p>WW2901</text:p>
          </table:table-cell>
          <table:table-cell table:style-name="ce2" office:value-type="string">
            <text:p>1-56504-223-9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The_Thousand_Hells_(book)">The Thousand Hells</text:a></text:p>
          </table:table-cell>
          <table:table-cell table:style-name="ce2" office:value-type="float" office:value="1999">
            <text:p>1999</text:p>
          </table:table-cell>
          <table:table-cell table:style-name="ce2" office:value-type="string">
            <text:p>WW2902</text:p>
          </table:table-cell>
          <table:table-cell table:style-name="ce2" office:value-type="string">
            <text:p>1-56504-226-3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Shadow_War_(book)">Shadow War</text:a></text:p>
          </table:table-cell>
          <table:table-cell table:style-name="ce2" office:value-type="float" office:value="1999">
            <text:p>1999</text:p>
          </table:table-cell>
          <table:table-cell table:style-name="ce2" office:value-type="string">
            <text:p>WW2903</text:p>
          </table:table-cell>
          <table:table-cell table:style-name="ce2" office:value-type="string">
            <text:p>1-56504-227-1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KOTE">KOTE</text:a>: <text:a xlink:href="https://whitewolf.fandom.com/wiki/Dharma_Book:_Devil-Tigers">Dharma Book: Devil-Tigers</text:a> <text:a xlink:href="http://www.drivethrurpg.com/product/2535?affiliate_id=13&amp;src=WWWiki"> </text:a> <text:a xlink:href="https://whitewolf.fandom.com/wiki/Now_in_Print"> </text:a></text:p>
          </table:table-cell>
          <table:table-cell table:style-name="ce2" office:value-type="float" office:value="1999">
            <text:p>1999</text:p>
          </table:table-cell>
          <table:table-cell table:style-name="ce2" office:value-type="string">
            <text:p>WW2904</text:p>
          </table:table-cell>
          <table:table-cell table:style-name="ce2" office:value-type="string">
            <text:p>1-56504-239-5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Half-Damned:_Dhampyr">Half-Damned: Dhampyr</text:a></text:p>
          </table:table-cell>
          <table:table-cell table:style-name="ce2" office:value-type="float" office:value="2000">
            <text:p>2000</text:p>
          </table:table-cell>
          <table:table-cell table:style-name="ce2" office:value-type="string">
            <text:p>WW2920</text:p>
          </table:table-cell>
          <table:table-cell table:style-name="ce2" office:value-type="string">
            <text:p>1-56504-247-6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KOTE">KOTE</text:a>: <text:a xlink:href="https://whitewolf.fandom.com/wiki/Dharma_Book:_Bone_Flowers">Dharma Book: Bone Flowers</text:a> <text:a xlink:href="http://www.drivethrurpg.com/product/2546?affiliate_id=13&amp;src=WWWiki"> </text:a> <text:a xlink:href="https://whitewolf.fandom.com/wiki/Now_in_Print"> </text:a></text:p>
          </table:table-cell>
          <table:table-cell table:style-name="ce2" office:value-type="float" office:value="2000">
            <text:p>2000</text:p>
          </table:table-cell>
          <table:table-cell table:style-name="ce2" office:value-type="string">
            <text:p>WW2905</text:p>
          </table:table-cell>
          <table:table-cell table:style-name="ce2" office:value-type="string">
            <text:p>1-56504-240-9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Killing_Streets">Killing Streets</text:a></text:p>
          </table:table-cell>
          <table:table-cell table:style-name="ce2" office:value-type="float" office:value="2001">
            <text:p>2001</text:p>
          </table:table-cell>
          <table:table-cell table:style-name="ce2" office:value-type="string">
            <text:p>WW2930</text:p>
          </table:table-cell>
          <table:table-cell table:style-name="ce2" office:value-type="string">
            <text:p>1-58846-208-0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KOTE">KOTE</text:a>: <text:a xlink:href="https://whitewolf.fandom.com/wiki/Dharma_Book:_Thrashing_Dragons">Dharma Book: Thrashing Dragons</text:a> <text:a xlink:href="http://www.drivethrurpg.com/product/2537?affiliate_id=13&amp;src=WWWiki"> </text:a> <text:a xlink:href="https://whitewolf.fandom.com/wiki/Now_in_Print"> </text:a></text:p>
          </table:table-cell>
          <table:table-cell table:style-name="ce2" office:value-type="float" office:value="2001">
            <text:p>2001</text:p>
          </table:table-cell>
          <table:table-cell table:style-name="ce2" office:value-type="string">
            <text:p>WW2907</text:p>
          </table:table-cell>
          <table:table-cell table:style-name="ce2" office:value-type="string">
            <text:p>1-58846-211-0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KOTE">KOTE</text:a>: <text:a xlink:href="https://whitewolf.fandom.com/wiki/Dharma_Book:_Thousand_Whispers">Dharma Book: Thousand Whispers</text:a> <text:a xlink:href="http://www.drivethrurpg.com/product/113?affiliate_id=13&amp;src=WWWiki"> </text:a> <text:a xlink:href="https://whitewolf.fandom.com/wiki/Now_in_Print"> </text:a></text:p>
          </table:table-cell>
          <table:table-cell table:style-name="ce2" office:value-type="float" office:value="2001">
            <text:p>2001</text:p>
          </table:table-cell>
          <table:table-cell table:style-name="ce2" office:value-type="string">
            <text:p>WW2906</text:p>
          </table:table-cell>
          <table:table-cell table:style-name="ce2" office:value-type="string">
            <text:p>1-58846-200-5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San_Francisco_by_Night">San Francisco by Night</text:a></text:p>
          </table:table-cell>
          <table:table-cell table:style-name="ce2" office:value-type="float" office:value="2002">
            <text:p>2002</text:p>
          </table:table-cell>
          <table:table-cell table:style-name="ce2" office:value-type="string">
            <text:p>WW2921</text:p>
          </table:table-cell>
          <table:table-cell table:style-name="ce2" office:value-type="string">
            <text:p>1-58846-231-5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Heresies_of_the_Way">Heresies of the Way</text:a></text:p>
          </table:table-cell>
          <table:table-cell table:style-name="ce2" office:value-type="float" office:value="2002">
            <text:p>2002</text:p>
          </table:table-cell>
          <table:table-cell table:style-name="ce2" office:value-type="string">
            <text:p>WW2922</text:p>
          </table:table-cell>
          <table:table-cell table:style-name="ce2" office:value-type="string">
            <text:p>1-58846-232-3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KOTE">KOTE</text:a>: <text:a xlink:href="https://whitewolf.fandom.com/wiki/Dharma_Book:_Resplendent_Cranes">Dharma Book: Resplendent Cranes</text:a> <text:a xlink:href="http://www.drivethrurpg.com/product/2536?affiliate_id=13&amp;src=WWWiki"> </text:a> <text:a xlink:href="https://whitewolf.fandom.com/wiki/Now_in_Print"> </text:a></text:p>
          </table:table-cell>
          <table:table-cell table:style-name="ce2" office:value-type="float" office:value="2002">
            <text:p>2002</text:p>
          </table:table-cell>
          <table:table-cell table:style-name="ce2" office:value-type="string">
            <text:p>WW2908</text:p>
          </table:table-cell>
          <table:table-cell table:style-name="ce2" office:value-type="string">
            <text:p>1-58846-221-8</text:p>
          </table:table-cell>
          <table:table-cell table:style-name="ce2" office:value-type="string">
            <text:p>No</text:p>
          </table:table-cell>
        </table:table-row>
        <table:table-row table:style-name="ro3">
          <table:table-cell/>
          <table:table-cell table:style-name="ce7" office:value-type="string" table:number-columns-spanned="5" table:number-rows-spanned="1">
            <text:p><text:a xlink:href="https://whitewolf.fandom.com/wiki/Hunter:_The_Reckoning">Hunter: The Reckoning</text:a> (1999)<text:a xlink:href="https://whitewolf.fandom.com/wiki/List_of_game_books?action=edit&amp;section=10">Edit</text:a></text:p>
          </table:table-cell>
          <table:covered-table-cell table:number-columns-repeated="4"/>
        </table:table-row>
        <table:table-row table:style-name="ro5">
          <table:table-cell/>
          <table:table-cell table:style-name="ce8" office:value-type="string">
            <text:p>Title</text:p>
          </table:table-cell>
          <table:table-cell table:style-name="ce13" office:value-type="string">
            <text:p>Publishing Year</text:p>
          </table:table-cell>
          <table:table-cell table:style-name="ce13" office:value-type="string">
            <text:p>White Wolf ID #</text:p>
          </table:table-cell>
          <table:table-cell table:style-name="ce13" office:value-type="string">
            <text:p>ISBN</text:p>
          </table:table-cell>
          <table:table-cell table:style-name="ce13" office:value-type="string">
            <text:p>Currently In Print?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Hunter:_The_Reckoning_Rulebook">Hunter: The Reckoning</text:a></text:p>
          </table:table-cell>
          <table:table-cell table:style-name="ce2" office:value-type="float" office:value="1999">
            <text:p>1999</text:p>
          </table:table-cell>
          <table:table-cell table:style-name="ce2" office:value-type="string">
            <text:p>WW8100</text:p>
          </table:table-cell>
          <table:table-cell table:style-name="ce2" office:value-type="string">
            <text:p>1-56504-735-4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HTR">HTR</text:a>: <text:a xlink:href="https://whitewolf.fandom.com/wiki/Hunter_Storytellers_Companion">Hunter Storytellers Companion</text:a> <text:a xlink:href="http://www.drivethrurpg.com/product/1546?affiliate_id=13&amp;src=WWWiki"> </text:a> <text:a xlink:href="https://whitewolf.fandom.com/wiki/Now_in_Print"> </text:a></text:p>
          </table:table-cell>
          <table:table-cell table:style-name="ce2" office:value-type="float" office:value="1999">
            <text:p>1999</text:p>
          </table:table-cell>
          <table:table-cell table:style-name="ce2" office:value-type="string">
            <text:p>WW8101</text:p>
          </table:table-cell>
          <table:table-cell table:style-name="ce2" office:value-type="string">
            <text:p>1-56504-736-2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HTR">HTR</text:a>: <text:a xlink:href="https://whitewolf.fandom.com/wiki/Hunter_Survival_Guide">Hunter Survival Guide</text:a> <text:a xlink:href="http://www.drivethrurpg.com/product/62212?affiliate_id=13&amp;src=WWWiki"> </text:a> <text:a xlink:href="https://whitewolf.fandom.com/wiki/Now_in_Print"> </text:a></text:p>
          </table:table-cell>
          <table:table-cell table:style-name="ce2" office:value-type="float" office:value="1999">
            <text:p>1999</text:p>
          </table:table-cell>
          <table:table-cell table:style-name="ce2" office:value-type="string">
            <text:p>WW8102</text:p>
          </table:table-cell>
          <table:table-cell table:style-name="ce2" office:value-type="string">
            <text:p>1-56504-737-0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HTR">HTR</text:a>: <text:a xlink:href="https://whitewolf.fandom.com/wiki/Hunter_Book:_Avenger">Hunter Book: Avenger</text:a> <text:a xlink:href="http://www.drivethrurpg.com/product/1548?affiliate_id=13&amp;src=WWWiki"> </text:a> <text:a xlink:href="https://whitewolf.fandom.com/wiki/Now_in_Print"> </text:a></text:p>
          </table:table-cell>
          <table:table-cell table:style-name="ce2" office:value-type="float" office:value="2000">
            <text:p>2000</text:p>
          </table:table-cell>
          <table:table-cell table:style-name="ce2" office:value-type="string">
            <text:p>WW8103</text:p>
          </table:table-cell>
          <table:table-cell table:style-name="ce2" office:value-type="string">
            <text:p>1-56504-739-7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HTR">HTR</text:a>: <text:a xlink:href="https://whitewolf.fandom.com/wiki/Hunter_Book:_Defender">Hunter Book: Defender</text:a> <text:a xlink:href="http://www.drivethrurpg.com/product/1547?affiliate_id=13&amp;src=WWWiki"> </text:a> <text:a xlink:href="https://whitewolf.fandom.com/wiki/Now_in_Print"> </text:a></text:p>
          </table:table-cell>
          <table:table-cell table:style-name="ce2" office:value-type="float" office:value="2000">
            <text:p>2000</text:p>
          </table:table-cell>
          <table:table-cell table:style-name="ce2" office:value-type="string">
            <text:p>WW8104</text:p>
          </table:table-cell>
          <table:table-cell table:style-name="ce2" office:value-type="string">
            <text:p>1-56504-740-0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Hunter:_The_Walking_Dead">Hunter: The Walking Dead</text:a></text:p>
          </table:table-cell>
          <table:table-cell table:style-name="ce2" office:value-type="float" office:value="2000">
            <text:p>2000</text:p>
          </table:table-cell>
          <table:table-cell table:style-name="ce2" office:value-type="string">
            <text:p>WW8105</text:p>
          </table:table-cell>
          <table:table-cell table:style-name="ce2" office:value-type="string">
            <text:p>1-56504-741-9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HTR">HTR</text:a>: <text:a xlink:href="https://whitewolf.fandom.com/wiki/Hunter_Book:_Innocent">Hunter Book: Innocent</text:a> <text:a xlink:href="http://www.drivethrurpg.com/product/1541?affiliate_id=13&amp;src=WWWiki"> </text:a> <text:a xlink:href="https://whitewolf.fandom.com/wiki/Now_in_Print"> </text:a></text:p>
          </table:table-cell>
          <table:table-cell table:style-name="ce2" office:value-type="float" office:value="2000">
            <text:p>2000</text:p>
          </table:table-cell>
          <table:table-cell table:style-name="ce2" office:value-type="string">
            <text:p>WW8106</text:p>
          </table:table-cell>
          <table:table-cell table:style-name="ce2" office:value-type="string">
            <text:p>1-56504-742-7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HTR">HTR</text:a>: <text:a xlink:href="https://whitewolf.fandom.com/wiki/Hunter_Book:_Judge">Hunter Book: Judge</text:a> <text:a xlink:href="http://www.drivethrurpg.com/product/1542?affiliate_id=13&amp;src=WWWiki"> </text:a> <text:a xlink:href="https://whitewolf.fandom.com/wiki/Now_in_Print"> </text:a></text:p>
          </table:table-cell>
          <table:table-cell table:style-name="ce2" office:value-type="float" office:value="2000">
            <text:p>2000</text:p>
          </table:table-cell>
          <table:table-cell table:style-name="ce2" office:value-type="string">
            <text:p>WW8107</text:p>
          </table:table-cell>
          <table:table-cell table:style-name="ce2" office:value-type="string">
            <text:p>1-56504-743-5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HTR">HTR</text:a>: <text:a xlink:href="https://whitewolf.fandom.com/wiki/Hunter_Apocrypha">Hunter Apocrypha</text:a> <text:a xlink:href="http://www.drivethrurpg.com/product/157?affiliate_id=13&amp;src=WWWiki"> </text:a> <text:a xlink:href="https://whitewolf.fandom.com/wiki/Now_in_Print"> </text:a></text:p>
          </table:table-cell>
          <table:table-cell table:style-name="ce2" office:value-type="float" office:value="2000">
            <text:p>2000</text:p>
          </table:table-cell>
          <table:table-cell table:style-name="ce2" office:value-type="string">
            <text:p>WW8108</text:p>
          </table:table-cell>
          <table:table-cell table:style-name="ce2" office:value-type="string">
            <text:p>1-56504-744-3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HTR">HTR</text:a>: <text:a xlink:href="https://whitewolf.fandom.com/wiki/Hunter_Book:_Martyr">Hunter Book: Martyr</text:a> <text:a xlink:href="http://www.drivethrurpg.com/product/1543?affiliate_id=13&amp;src=WWWiki"> </text:a> <text:a xlink:href="https://whitewolf.fandom.com/wiki/Now_in_Print"> </text:a></text:p>
          </table:table-cell>
          <table:table-cell table:style-name="ce2" office:value-type="float" office:value="2000">
            <text:p>2000</text:p>
          </table:table-cell>
          <table:table-cell table:style-name="ce2" office:value-type="string">
            <text:p>WW8109</text:p>
          </table:table-cell>
          <table:table-cell table:style-name="ce2" office:value-type="string">
            <text:p>1-56504-745-1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HTR">HTR</text:a>: <text:a xlink:href="https://whitewolf.fandom.com/wiki/Hunter_Book:_Redeemer">Hunter Book: Redeemer</text:a> <text:a xlink:href="http://www.drivethrurpg.com/product/1544?affiliate_id=13&amp;src=WWWiki"> </text:a> <text:a xlink:href="https://whitewolf.fandom.com/wiki/Now_in_Print"> </text:a></text:p>
          </table:table-cell>
          <table:table-cell table:style-name="ce2" office:value-type="float" office:value="2000">
            <text:p>2000</text:p>
          </table:table-cell>
          <table:table-cell table:style-name="ce2" office:value-type="string">
            <text:p>WW8110</text:p>
          </table:table-cell>
          <table:table-cell table:style-name="ce2" office:value-type="string">
            <text:p>1-56504-746-X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HTR">HTR</text:a>: <text:a xlink:href="https://whitewolf.fandom.com/wiki/Hunter_Book:_Visionary">Hunter Book: Visionary</text:a> <text:a xlink:href="http://www.drivethrurpg.com/product/158?affiliate_id=13&amp;src=WWWiki"> </text:a> <text:a xlink:href="https://whitewolf.fandom.com/wiki/Now_in_Print"> </text:a></text:p>
          </table:table-cell>
          <table:table-cell table:style-name="ce2" office:value-type="float" office:value="2001">
            <text:p>2001</text:p>
          </table:table-cell>
          <table:table-cell table:style-name="ce2" office:value-type="string">
            <text:p>WW8111</text:p>
          </table:table-cell>
          <table:table-cell table:style-name="ce2" office:value-type="string">
            <text:p>1-56504-747-8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HTR">HTR</text:a>: <text:a xlink:href="https://whitewolf.fandom.com/wiki/Hunter_Book:_Hermit">Hunter Book: Hermit</text:a> <text:a xlink:href="http://www.drivethrurpg.com/product/1549?affiliate_id=13&amp;src=WWWiki"> </text:a> <text:a xlink:href="https://whitewolf.fandom.com/wiki/Now_in_Print"> </text:a></text:p>
          </table:table-cell>
          <table:table-cell table:style-name="ce2" office:value-type="float" office:value="2001">
            <text:p>2001</text:p>
          </table:table-cell>
          <table:table-cell table:style-name="ce2" office:value-type="string">
            <text:p>WW8112</text:p>
          </table:table-cell>
          <table:table-cell table:style-name="ce2" office:value-type="string">
            <text:p>1-56504-748-6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HTR">HTR</text:a>: <text:a xlink:href="https://whitewolf.fandom.com/wiki/Hunter_Book:_Wayward">Hunter Book: Wayward</text:a> <text:a xlink:href="http://www.drivethrurpg.com/product/159?affiliate_id=13&amp;src=WWWiki"> </text:a> <text:a xlink:href="https://whitewolf.fandom.com/wiki/Now_in_Print"> </text:a> <text:a xlink:href="https://whitewolf.fandom.com/wiki/List_of_game_books#endnote_blackdog">[6]</text:a></text:p>
          </table:table-cell>
          <table:table-cell table:style-name="ce2" office:value-type="float" office:value="2002">
            <text:p>2002</text:p>
          </table:table-cell>
          <table:table-cell table:style-name="ce2" office:value-type="string">
            <text:p>WW8113</text:p>
          </table:table-cell>
          <table:table-cell table:style-name="ce2" office:value-type="string">
            <text:p>1-58846-703-1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10" office:value-type="string">
            <text:p>Hunter Player's Guide</text:p>
          </table:table-cell>
          <table:table-cell table:style-name="ce2" office:value-type="float" office:value="2001">
            <text:p>2001</text:p>
          </table:table-cell>
          <table:table-cell table:style-name="ce2" office:value-type="string">
            <text:p>WW8120</text:p>
          </table:table-cell>
          <table:table-cell table:style-name="ce2" office:value-type="string">
            <text:p>1-58846-700-7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10" office:value-type="string">
            <text:p>Hunter Storyteller's Handbook</text:p>
          </table:table-cell>
          <table:table-cell table:style-name="ce2" office:value-type="float" office:value="2001">
            <text:p>2001</text:p>
          </table:table-cell>
          <table:table-cell table:style-name="ce2" office:value-type="string">
            <text:p>WW8121</text:p>
          </table:table-cell>
          <table:table-cell table:style-name="ce2" office:value-type="string">
            <text:p>1-58846-701-5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Hunter:_Holy_War">Hunter: Holy War</text:a></text:p>
          </table:table-cell>
          <table:table-cell table:style-name="ce2" office:value-type="float" office:value="2001">
            <text:p>2001</text:p>
          </table:table-cell>
          <table:table-cell table:style-name="ce2" office:value-type="string">
            <text:p>WW8130</text:p>
          </table:table-cell>
          <table:table-cell table:style-name="ce2" office:value-type="string">
            <text:p>1-58846-702-3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Hunter:_First_Contact">Hunter: First Contact</text:a></text:p>
          </table:table-cell>
          <table:table-cell table:style-name="ce2" office:value-type="float" office:value="2002">
            <text:p>2002</text:p>
          </table:table-cell>
          <table:table-cell table:style-name="ce2" office:value-type="string">
            <text:p>WW8131</text:p>
          </table:table-cell>
          <table:table-cell table:style-name="ce2" office:value-type="string">
            <text:p>1-58846-704-X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10" office:value-type="string">
            <text:p>Hunter: The Nocturnal</text:p>
          </table:table-cell>
          <table:table-cell table:style-name="ce2" office:value-type="float" office:value="2002">
            <text:p>2002</text:p>
          </table:table-cell>
          <table:table-cell table:style-name="ce2" office:value-type="string">
            <text:p>WW8132</text:p>
          </table:table-cell>
          <table:table-cell table:style-name="ce2" office:value-type="string">
            <text:p>1-58846-705-8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Hunter:_Utopia">Hunter: Utopia</text:a></text:p>
          </table:table-cell>
          <table:table-cell table:style-name="ce2" office:value-type="float" office:value="2002">
            <text:p>2002</text:p>
          </table:table-cell>
          <table:table-cell table:style-name="ce2" office:value-type="string">
            <text:p>WW8133</text:p>
          </table:table-cell>
          <table:table-cell table:style-name="ce2" office:value-type="string">
            <text:p>1-58846-706-6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10" office:value-type="string">
            <text:p>Hunter: The Moonstruck</text:p>
          </table:table-cell>
          <table:table-cell table:style-name="ce2" office:value-type="float" office:value="2002">
            <text:p>2002</text:p>
          </table:table-cell>
          <table:table-cell table:style-name="ce2" office:value-type="string">
            <text:p>WW8134</text:p>
          </table:table-cell>
          <table:table-cell table:style-name="ce2" office:value-type="string">
            <text:p>1-58846-707-4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Hunter:_Fall_From_Grace">Hunter: Fall From Grace</text:a></text:p>
          </table:table-cell>
          <table:table-cell table:style-name="ce2" office:value-type="float" office:value="2002">
            <text:p>2002</text:p>
          </table:table-cell>
          <table:table-cell table:style-name="ce2" office:value-type="string">
            <text:p>WW8135</text:p>
          </table:table-cell>
          <table:table-cell table:style-name="ce2" office:value-type="string">
            <text:p>1-58846-708-2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10" office:value-type="string">
            <text:p>Hunter: The Spellbound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WW8136</text:p>
          </table:table-cell>
          <table:table-cell table:style-name="ce2" office:value-type="string">
            <text:p>1-58846-709-0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Hunter:_The_Infernal">Hunter: The Infernal</text:a>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WW8137</text:p>
          </table:table-cell>
          <table:table-cell table:style-name="ce2" office:value-type="string">
            <text:p>1-58846-710-4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Hunter:_Urban_Legends">Hunter: Urban Legends</text:a>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WW8138</text:p>
          </table:table-cell>
          <table:table-cell table:style-name="ce2" office:value-type="string">
            <text:p>1-58846-711-2</text:p>
          </table:table-cell>
          <table:table-cell table:style-name="ce2" office:value-type="string">
            <text:p>No</text:p>
          </table:table-cell>
        </table:table-row>
        <table:table-row table:style-name="ro7">
          <table:table-cell/>
          <table:table-cell table:style-name="ce12" office:value-type="string" table:number-columns-spanned="5" table:number-rows-spanned="1">
            <text:p><text:a xlink:href="https://whitewolf.fandom.com/wiki/List_of_game_books#ref_blackdog">^</text:a>  Published under the <text:a xlink:href="https://whitewolf.fandom.com/wiki/Black_Dog">Black Dog</text:a> line.</text:p>
          </table:table-cell>
          <table:covered-table-cell table:number-columns-repeated="4"/>
        </table:table-row>
        <table:table-row table:style-name="ro3">
          <table:table-cell/>
          <table:table-cell table:style-name="ce7" office:value-type="string" table:number-columns-spanned="5" table:number-rows-spanned="1">
            <text:p><text:a xlink:href="https://whitewolf.fandom.com/wiki/Dark_Ages">Dark Ages</text:a> (2002)<text:a xlink:href="https://whitewolf.fandom.com/wiki/List_of_game_books?action=edit&amp;section=11">Edit</text:a></text:p>
          </table:table-cell>
          <table:covered-table-cell table:number-columns-repeated="4"/>
        </table:table-row>
        <table:table-row table:style-name="ro5">
          <table:table-cell/>
          <table:table-cell table:style-name="ce8" office:value-type="string">
            <text:p>Title</text:p>
          </table:table-cell>
          <table:table-cell table:style-name="ce13" office:value-type="string">
            <text:p>Publishing Year</text:p>
          </table:table-cell>
          <table:table-cell table:style-name="ce13" office:value-type="string">
            <text:p>White Wolf ID #</text:p>
          </table:table-cell>
          <table:table-cell table:style-name="ce13" office:value-type="string">
            <text:p>ISBN</text:p>
          </table:table-cell>
          <table:table-cell table:style-name="ce13" office:value-type="string">
            <text:p>Currently In Print?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DAV">DAV</text:a>: <text:a xlink:href="https://whitewolf.fandom.com/wiki/Dark_Ages:_Vampire_Rulebook">Dark Ages: Vampire Rulebook</text:a> <text:a xlink:href="http://www.drivethrurpg.com/product/2676?affiliate_id=13&amp;src=WWWiki"> </text:a> <text:a xlink:href="https://whitewolf.fandom.com/wiki/Now_in_Print"> </text:a></text:p>
          </table:table-cell>
          <table:table-cell table:style-name="ce2" office:value-type="float" office:value="2002">
            <text:p>2002</text:p>
          </table:table-cell>
          <table:table-cell table:style-name="ce2" office:value-type="string">
            <text:p>WW20000</text:p>
          </table:table-cell>
          <table:table-cell table:style-name="ce2" office:value-type="string">
            <text:p>1-58846-276-5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Dark_Ages:_Mage_Rulebook">Dark Ages: Mage</text:a></text:p>
          </table:table-cell>
          <table:table-cell table:style-name="ce2" office:value-type="float" office:value="2002">
            <text:p>2002</text:p>
          </table:table-cell>
          <table:table-cell table:style-name="ce2" office:value-type="string">
            <text:p>WW20002</text:p>
          </table:table-cell>
          <table:table-cell table:style-name="ce2" office:value-type="string">
            <text:p>1-56504-625-0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DAV">DAV</text:a>: <text:a xlink:href="https://whitewolf.fandom.com/wiki/Dark_Ages_Storyteller_Companion">Dark Ages Storyteller Companion</text:a><text:a xlink:href="http://www.drivethrurpg.com/product/62249?affiliate_id=13&amp;src=WWWiki"> </text:a> <text:a xlink:href="https://whitewolf.fandom.com/wiki/Now_in_Print"> </text:a></text:p>
          </table:table-cell>
          <table:table-cell table:style-name="ce2" office:value-type="float" office:value="2002">
            <text:p>2002</text:p>
          </table:table-cell>
          <table:table-cell table:style-name="ce2" office:value-type="string">
            <text:p>WW20003</text:p>
          </table:table-cell>
          <table:table-cell table:style-name="ce2" office:value-type="string">
            <text:p>1-58846-278-1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Dark_Ages:_Inquisitor_Rulebook">Dark Ages: Inquisitor</text:a></text:p>
          </table:table-cell>
          <table:table-cell table:style-name="ce2" office:value-type="float" office:value="2002">
            <text:p>2002</text:p>
          </table:table-cell>
          <table:table-cell table:style-name="ce2" office:value-type="string">
            <text:p>WW20004</text:p>
          </table:table-cell>
          <table:table-cell table:style-name="ce2" office:value-type="string">
            <text:p>1-58846-282-X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DAV">DAV</text:a>: <text:a xlink:href="https://whitewolf.fandom.com/wiki/Road_of_the_Beast_(book)">Road of the Beast (book)</text:a> <text:a xlink:href="http://www.drivethrurpg.com/product/256?affiliate_id=13&amp;src=WWWiki"> </text:a> <text:a xlink:href="https://whitewolf.fandom.com/wiki/Now_in_Print"> </text:a></text:p>
          </table:table-cell>
          <table:table-cell table:style-name="ce2" office:value-type="float" office:value="2002">
            <text:p>2002</text:p>
          </table:table-cell>
          <table:table-cell table:style-name="ce2" office:value-type="string">
            <text:p>WW20030</text:p>
          </table:table-cell>
          <table:table-cell table:style-name="ce2" office:value-type="string">
            <text:p>1-58846-280-3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DAV">DAV</text:a>: <text:a xlink:href="https://whitewolf.fandom.com/wiki/Road_of_Kings_(book)">Road of Kings (book)</text:a> <text:a xlink:href="http://www.drivethrurpg.com/product/254?affiliate_id=13&amp;src=WWWiki"> </text:a> <text:a xlink:href="https://whitewolf.fandom.com/wiki/Now_in_Print"> </text:a></text:p>
          </table:table-cell>
          <table:table-cell table:style-name="ce2" office:value-type="float" office:value="2002">
            <text:p>2002</text:p>
          </table:table-cell>
          <table:table-cell table:style-name="ce2" office:value-type="string">
            <text:p>WW20031</text:p>
          </table:table-cell>
          <table:table-cell table:style-name="ce2" office:value-type="string">
            <text:p>1-58846-281-1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Dark_Ages:_Werewolf_Rulebook">Dark Ages: Werewolf</text:a>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WW20005</text:p>
          </table:table-cell>
          <table:table-cell table:style-name="ce2" office:value-type="string">
            <text:p>1-58846-284-6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Players_Guide_to_Low_Clans">Players Guide to Low Clans</text:a>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WW20006</text:p>
          </table:table-cell>
          <table:table-cell table:style-name="ce2" office:value-type="string">
            <text:p>1-58846-287-0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Players_Guide_to_High_Clans">Players Guide to High Clans</text:a>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WW20007</text:p>
          </table:table-cell>
          <table:table-cell table:style-name="ce2" office:value-type="string">
            <text:p>1-58846-289-7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DAV">DAV</text:a>: <text:a xlink:href="https://whitewolf.fandom.com/wiki/Road_of_Heaven_(book)">Road of Heaven (book)</text:a> <text:a xlink:href="http://www.drivethrurpg.com/product/252?affiliate_id=13&amp;src=WWWiki"> </text:a> <text:a xlink:href="https://whitewolf.fandom.com/wiki/Now_in_Print"> </text:a>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WW20032</text:p>
          </table:table-cell>
          <table:table-cell table:style-name="ce2" office:value-type="string">
            <text:p>1-58846-285-4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DAV">DAV</text:a>: <text:a xlink:href="https://whitewolf.fandom.com/wiki/Road_of_Sin_(book)">Road of Sin (book)</text:a> <text:a xlink:href="http://www.drivethrurpg.com/product/255?affiliate_id=13&amp;src=WWWiki"> </text:a> <text:a xlink:href="https://whitewolf.fandom.com/wiki/Now_in_Print"> </text:a>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WW20033</text:p>
          </table:table-cell>
          <table:table-cell table:style-name="ce2" office:value-type="string">
            <text:p>1-58846-288-9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DAV">DAV</text:a>: <text:a xlink:href="https://whitewolf.fandom.com/wiki/Right_of_Princes">Right of Princes</text:a> <text:a xlink:href="http://www.drivethrurpg.com/product/249?affiliate_id=13&amp;src=WWWiki"> </text:a> <text:a xlink:href="https://whitewolf.fandom.com/wiki/Now_in_Print"> </text:a>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WW20045</text:p>
          </table:table-cell>
          <table:table-cell table:style-name="ce2" office:value-type="string">
            <text:p>1-58846-283-8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DAF">DAF</text:a>: <text:a xlink:href="https://whitewolf.fandom.com/wiki/Dark_Ages:_Fae_Rulebook">Dark Ages: Fae Rulebook</text:a> <text:a xlink:href="http://www.drivethrurpg.com/product/710?affiliate_id=13&amp;src=WWWiki"> </text:a> <text:a xlink:href="https://whitewolf.fandom.com/wiki/Now_in_Print"> </text:a></text:p>
          </table:table-cell>
          <table:table-cell table:style-name="ce2" office:value-type="float" office:value="2004">
            <text:p>2004</text:p>
          </table:table-cell>
          <table:table-cell table:style-name="ce2" office:value-type="string">
            <text:p>WW20008</text:p>
          </table:table-cell>
          <table:table-cell table:style-name="ce2" office:value-type="string">
            <text:p>1-58846-292-7</text:p>
          </table:table-cell>
          <table:table-cell table:style-name="ce2" office:value-type="string">
            <text:p>No</text:p>
          </table:table-cell>
        </table:table-row>
        <table:table-row table:style-name="ro3">
          <table:table-cell/>
          <table:table-cell table:style-name="ce7" office:value-type="string" table:number-columns-spanned="5" table:number-rows-spanned="1">
            <text:p><text:a xlink:href="https://whitewolf.fandom.com/wiki/Victorian_Age:_Vampire">Victorian Age: Vampire</text:a> (2002)<text:a xlink:href="https://whitewolf.fandom.com/wiki/List_of_game_books?action=edit&amp;section=12">Edit</text:a></text:p>
          </table:table-cell>
          <table:covered-table-cell table:number-columns-repeated="4"/>
        </table:table-row>
        <table:table-row table:style-name="ro5">
          <table:table-cell/>
          <table:table-cell table:style-name="ce8" office:value-type="string">
            <text:p>Title</text:p>
          </table:table-cell>
          <table:table-cell table:style-name="ce13" office:value-type="string">
            <text:p>Publishing Year</text:p>
          </table:table-cell>
          <table:table-cell table:style-name="ce13" office:value-type="string">
            <text:p>White Wolf ID #</text:p>
          </table:table-cell>
          <table:table-cell table:style-name="ce13" office:value-type="string">
            <text:p>ISBN</text:p>
          </table:table-cell>
          <table:table-cell table:style-name="ce13" office:value-type="string">
            <text:p>Currently In Print?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AV">VAV</text:a>: <text:a xlink:href="https://whitewolf.fandom.com/wiki/Victorian_Age:_Vampire_Rulebook">Victorian Age: Vampire Rulebook</text:a> <text:a xlink:href="http://www.drivethrurpg.com/product/2312?affiliate_id=13&amp;src=WWWiki"> </text:a> <text:a xlink:href="https://whitewolf.fandom.com/wiki/Now_in_Print"> </text:a></text:p>
          </table:table-cell>
          <table:table-cell table:style-name="ce2" office:value-type="float" office:value="2002">
            <text:p>2002</text:p>
          </table:table-cell>
          <table:table-cell table:style-name="ce2" office:value-type="string">
            <text:p>WW2470</text:p>
          </table:table-cell>
          <table:table-cell table:style-name="ce2" office:value-type="string">
            <text:p>1-58846-299-3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London_by_Night">London by Night</text:a></text:p>
          </table:table-cell>
          <table:table-cell table:style-name="ce2" office:value-type="float" office:value="2002">
            <text:p>2002</text:p>
          </table:table-cell>
          <table:table-cell table:style-name="ce2" office:value-type="string">
            <text:p>WW2471</text:p>
          </table:table-cell>
          <table:table-cell table:style-name="ce2" office:value-type="string">
            <text:p>1-58846-230-7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AV">VAV</text:a>: <text:a xlink:href="https://whitewolf.fandom.com/wiki/Victorian_Age:_Vampire_Companion">Victorian Age: Vampire Companion</text:a> <text:a xlink:href="http://www.drivethrurpg.com/product/2311?affiliate_id=13&amp;src=WWWiki"> </text:a> <text:a xlink:href="https://whitewolf.fandom.com/wiki/Now_in_Print"> </text:a>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WW2472</text:p>
          </table:table-cell>
          <table:table-cell table:style-name="ce2" office:value-type="string">
            <text:p>1-58846-238-2</text:p>
          </table:table-cell>
          <table:table-cell table:style-name="ce2" office:value-type="string">
            <text:p>No</text:p>
          </table:table-cell>
        </table:table-row>
        <table:table-row table:style-name="ro3">
          <table:table-cell/>
          <table:table-cell table:style-name="ce7" office:value-type="string" table:number-columns-spanned="5" table:number-rows-spanned="1">
            <text:p><text:a xlink:href="https://whitewolf.fandom.com/wiki/Demon:_The_Fallen">Demon: The Fallen</text:a> (2002)<text:a xlink:href="https://whitewolf.fandom.com/wiki/List_of_game_books?action=edit&amp;section=13">Edit</text:a></text:p>
          </table:table-cell>
          <table:covered-table-cell table:number-columns-repeated="4"/>
        </table:table-row>
        <table:table-row table:style-name="ro5">
          <table:table-cell/>
          <table:table-cell table:style-name="ce8" office:value-type="string">
            <text:p>Title</text:p>
          </table:table-cell>
          <table:table-cell table:style-name="ce13" office:value-type="string">
            <text:p>Publishing Year</text:p>
          </table:table-cell>
          <table:table-cell table:style-name="ce13" office:value-type="string">
            <text:p>White Wolf ID #</text:p>
          </table:table-cell>
          <table:table-cell table:style-name="ce13" office:value-type="string">
            <text:p>ISBN</text:p>
          </table:table-cell>
          <table:table-cell table:style-name="ce13" office:value-type="string">
            <text:p>Currently In Print?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Demon:_The_Fallen_Rulebook">Demon: The Fallen</text:a></text:p>
          </table:table-cell>
          <table:table-cell table:style-name="ce2" office:value-type="float" office:value="2002">
            <text:p>2002</text:p>
          </table:table-cell>
          <table:table-cell table:style-name="ce2" office:value-type="string">
            <text:p>WW8200</text:p>
          </table:table-cell>
          <table:table-cell table:style-name="ce2" office:value-type="string">
            <text:p>1-58846-750-3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DTF">DTF</text:a>: <text:a xlink:href="https://whitewolf.fandom.com/wiki/Demon_Storytellers_Companion">Demon Storytellers Companion</text:a> <text:a xlink:href="http://www.drivethrurpg.com/product/3611?affiliate_id=13&amp;src=WWWiki"> </text:a> <text:a xlink:href="https://whitewolf.fandom.com/wiki/Now_in_Print"> </text:a></text:p>
          </table:table-cell>
          <table:table-cell table:style-name="ce2" office:value-type="float" office:value="2002">
            <text:p>2002</text:p>
          </table:table-cell>
          <table:table-cell table:style-name="ce2" office:value-type="string">
            <text:p>WW8201</text:p>
          </table:table-cell>
          <table:table-cell table:style-name="ce2" office:value-type="string">
            <text:p>1-58846-751-1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DTF">DTF</text:a>: <text:a xlink:href="https://whitewolf.fandom.com/wiki/Demon_Players_Guide">Demon Players Guide</text:a> <text:a xlink:href="http://www.drivethrurpg.com/product/640?affiliate_id=13&amp;src=WWWiki"> </text:a> <text:a xlink:href="https://whitewolf.fandom.com/wiki/Now_in_Print"> </text:a>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WW8202</text:p>
          </table:table-cell>
          <table:table-cell table:style-name="ce2" office:value-type="string">
            <text:p>1-58846-756-2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DTF">DTF</text:a>: <text:a xlink:href="https://whitewolf.fandom.com/wiki/Houses_of_the_Fallen">Houses of the Fallen</text:a> <text:a xlink:href="http://www.drivethrurpg.com/product/1444?affiliate_id=13&amp;src=WWWiki"> </text:a> <text:a xlink:href="https://whitewolf.fandom.com/wiki/Now_in_Print"> </text:a>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WW8203</text:p>
          </table:table-cell>
          <table:table-cell table:style-name="ce2" office:value-type="string">
            <text:p>1-58846-760-0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DTF">DTF</text:a>: <text:a xlink:href="https://whitewolf.fandom.com/wiki/City_of_Angels">City of Angels</text:a> <text:a xlink:href="http://www.drivethrurpg.com/product/353?affiliate_id=13&amp;src=WWWiki"> </text:a> <text:a xlink:href="https://whitewolf.fandom.com/wiki/Now_in_Print"> </text:a>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WW8211</text:p>
          </table:table-cell>
          <table:table-cell table:style-name="ce2" office:value-type="string">
            <text:p>1-58846-752-X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DTF">DTF</text:a>: <text:a xlink:href="https://whitewolf.fandom.com/wiki/Saviors_and_Destroyers">Saviors and Destroyers</text:a> <text:a xlink:href="http://www.drivethrurpg.com/product/352?affiliate_id=13&amp;src=WWWiki"> </text:a> <text:a xlink:href="https://whitewolf.fandom.com/wiki/Now_in_Print"> </text:a>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WW8220</text:p>
          </table:table-cell>
          <table:table-cell table:style-name="ce2" office:value-type="string">
            <text:p>1-58846-754-6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DTF">DTF</text:a>: <text:a xlink:href="https://whitewolf.fandom.com/wiki/Damned_and_Deceived">Damned and Deceived</text:a> <text:a xlink:href="http://www.drivethrurpg.com/product/99?affiliate_id=13&amp;src=WWWiki"> </text:a> <text:a xlink:href="https://whitewolf.fandom.com/wiki/Now_in_Print"> </text:a>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WW8221</text:p>
          </table:table-cell>
          <table:table-cell table:style-name="ce2" office:value-type="string">
            <text:p>1-58846-758-9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DTF">DTF</text:a>: <text:a xlink:href="https://whitewolf.fandom.com/wiki/Fear_to_Tread">Fear to Tread</text:a> <text:a xlink:href="http://www.drivethrurpg.com/product/354?affiliate_id=13&amp;src=WWWiki"> </text:a> <text:a xlink:href="https://whitewolf.fandom.com/wiki/Now_in_Print"> </text:a>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WW8270</text:p>
          </table:table-cell>
          <table:table-cell table:style-name="ce2" office:value-type="string">
            <text:p>1-58846-753-8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DTF">DTF</text:a>: <text:a xlink:href="https://whitewolf.fandom.com/wiki/Demon:_Earthbound">Demon: Earthbound</text:a> <text:a xlink:href="http://www.drivethrurpg.com/product/119?affiliate_id=13&amp;src=WWWiki"> </text:a> <text:a xlink:href="https://whitewolf.fandom.com/wiki/Now_in_Print"> </text:a>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WW8280</text:p>
          </table:table-cell>
          <table:table-cell table:style-name="ce2" office:value-type="string">
            <text:p>1-58846-761-9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DTF">DTF</text:a>: <text:a xlink:href="https://whitewolf.fandom.com/wiki/Demon:_Days_of_Fire">Demon: Days of Fire</text:a> <text:a xlink:href="http://www.drivethrurpg.com/product/106?affiliate_id=13&amp;src=WWWiki"> </text:a> <text:a xlink:href="https://whitewolf.fandom.com/wiki/Now_in_Print"> </text:a>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WW8281</text:p>
          </table:table-cell>
          <table:table-cell table:style-name="ce2" office:value-type="string">
            <text:p>1-58846-762-7</text:p>
          </table:table-cell>
          <table:table-cell table:style-name="ce2" office:value-type="string">
            <text:p>No</text:p>
          </table:table-cell>
        </table:table-row>
        <table:table-row table:style-name="ro3">
          <table:table-cell/>
          <table:table-cell table:style-name="ce7" office:value-type="string" table:number-columns-spanned="5" table:number-rows-spanned="1">
            <text:p><text:a xlink:href="https://whitewolf.fandom.com/wiki/Orpheus">Orpheus</text:a> (2003)<text:a xlink:href="https://whitewolf.fandom.com/wiki/List_of_game_books?action=edit&amp;section=14">Edit</text:a></text:p>
          </table:table-cell>
          <table:covered-table-cell table:number-columns-repeated="4"/>
        </table:table-row>
        <table:table-row table:style-name="ro5">
          <table:table-cell/>
          <table:table-cell table:style-name="ce8" office:value-type="string">
            <text:p>Title</text:p>
          </table:table-cell>
          <table:table-cell table:style-name="ce13" office:value-type="string">
            <text:p>Publishing Year</text:p>
          </table:table-cell>
          <table:table-cell table:style-name="ce13" office:value-type="string">
            <text:p>White Wolf ID #</text:p>
          </table:table-cell>
          <table:table-cell table:style-name="ce13" office:value-type="string">
            <text:p>ISBN</text:p>
          </table:table-cell>
          <table:table-cell table:style-name="ce13" office:value-type="string">
            <text:p>Currently In Print?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Orpheus_Rulebook">Orpheus</text:a>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WW21000</text:p>
          </table:table-cell>
          <table:table-cell table:style-name="ce2" office:value-type="string">
            <text:p>1-58846-600-00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Orpheus">Orpheus</text:a>: <text:a xlink:href="https://whitewolf.fandom.com/wiki/Crusade_of_Ashes">Crusade of Ashes</text:a> <text:a xlink:href="http://www.drivethrurpg.com/product/772?affiliate_id=13&amp;src=WWWiki"> </text:a> <text:a xlink:href="https://whitewolf.fandom.com/wiki/Now_in_Print"> </text:a>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WW21001</text:p>
          </table:table-cell>
          <table:table-cell table:style-name="ce2" office:value-type="string">
            <text:p>1-58846-601-9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Orpheus">Orpheus</text:a>: <text:a xlink:href="https://whitewolf.fandom.com/wiki/Shades_of_Gray">Shades of Gray</text:a> <text:a xlink:href="http://www.drivethrurpg.com/product/773?affiliate_id=13&amp;src=WWWiki"> </text:a> <text:a xlink:href="https://whitewolf.fandom.com/wiki/Now_in_Print"> </text:a>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WW21010</text:p>
          </table:table-cell>
          <table:table-cell table:style-name="ce2" office:value-type="string">
            <text:p>1-58846-602-7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Orpheus">Orpheus</text:a>: <text:a xlink:href="https://whitewolf.fandom.com/wiki/Shadow_Games">Shadow Games</text:a> <text:a xlink:href="http://www.drivethrurpg.com/product/774?affiliate_id=13&amp;src=WWWiki"> </text:a> <text:a xlink:href="https://whitewolf.fandom.com/wiki/Now_in_Print"> </text:a>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WW21011</text:p>
          </table:table-cell>
          <table:table-cell table:style-name="ce2" office:value-type="string">
            <text:p>1-58846-603-5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The_Orphan-Grinders">The Orphan-Grinders</text:a></text:p>
          </table:table-cell>
          <table:table-cell table:style-name="ce2" office:value-type="float" office:value="2004">
            <text:p>2004</text:p>
          </table:table-cell>
          <table:table-cell table:style-name="ce2" office:value-type="string">
            <text:p>WW21012</text:p>
          </table:table-cell>
          <table:table-cell table:style-name="ce2" office:value-type="string">
            <text:p>1-58846-604-3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End_Game">End Game</text:a></text:p>
          </table:table-cell>
          <table:table-cell table:style-name="ce2" office:value-type="float" office:value="2004">
            <text:p>2004</text:p>
          </table:table-cell>
          <table:table-cell table:style-name="ce2" office:value-type="string">
            <text:p>WW21015</text:p>
          </table:table-cell>
          <table:table-cell table:style-name="ce2" office:value-type="string">
            <text:p>1-58846-605-1</text:p>
          </table:table-cell>
          <table:table-cell table:style-name="ce2" office:value-type="string">
            <text:p>Yes</text:p>
          </table:table-cell>
        </table:table-row>
        <table:table-row table:style-name="ro3">
          <table:table-cell/>
          <table:table-cell table:style-name="ce7" office:value-type="string" table:number-columns-spanned="5" table:number-rows-spanned="1">
            <text:p><text:a xlink:href="https://whitewolf.fandom.com/wiki/Chronicles_of_Darkness">Chronicles of Darkness</text:a> (2004)<text:a xlink:href="https://whitewolf.fandom.com/wiki/List_of_game_books?action=edit&amp;section=15">Edit</text:a></text:p>
          </table:table-cell>
          <table:covered-table-cell table:number-columns-repeated="4"/>
        </table:table-row>
        <table:table-row table:style-name="ro5">
          <table:table-cell/>
          <table:table-cell table:style-name="ce8" office:value-type="string">
            <text:p>Title</text:p>
          </table:table-cell>
          <table:table-cell table:style-name="ce13" office:value-type="string">
            <text:p>Publishing Year</text:p>
          </table:table-cell>
          <table:table-cell table:style-name="ce13" office:value-type="string">
            <text:p>White Wolf ID #</text:p>
          </table:table-cell>
          <table:table-cell table:style-name="ce13" office:value-type="string">
            <text:p>ISBN</text:p>
          </table:table-cell>
          <table:table-cell table:style-name="ce13" office:value-type="string">
            <text:p>Currently In Print?</text:p>
          </table:table-cell>
        </table:table-row>
        <table:table-row table:style-name="ro6">
          <table:table-cell/>
          <table:table-cell table:style-name="ce9" office:value-type="string">
            <text:p><text:a xlink:href="https://whitewolf.fandom.com/wiki/CofD">CofD</text:a>: <text:a xlink:href="https://whitewolf.fandom.com/wiki/World_of_Darkness:_Storytelling_System_Rulebook">World of Darkness: Storytelling System Rulebook</text:a> <text:a xlink:href="http://www.drivethrurpg.com/product/1124?affiliate_id=13&amp;src=WWWiki"> </text:a> <text:a xlink:href="https://whitewolf.fandom.com/wiki/Now_in_Print"> </text:a></text:p>
          </table:table-cell>
          <table:table-cell table:style-name="ce2" office:value-type="float" office:value="2004">
            <text:p>2004</text:p>
          </table:table-cell>
          <table:table-cell table:style-name="ce2" office:value-type="string">
            <text:p>WW55000</text:p>
          </table:table-cell>
          <table:table-cell table:style-name="ce2" office:value-type="string">
            <text:p>1-58846-476-8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ofD">CofD</text:a>: <text:a xlink:href="https://whitewolf.fandom.com/wiki/World_of_Darkness:_Ghost_Stories">World of Darkness: Ghost Stories</text:a> <text:a xlink:href="http://www.drivethrurpg.com/product/1592?affiliate_id=13&amp;src=WWWiki"> </text:a> <text:a xlink:href="https://whitewolf.fandom.com/wiki/Now_in_Print"> </text:a></text:p>
          </table:table-cell>
          <table:table-cell table:style-name="ce2" office:value-type="float" office:value="2004">
            <text:p>2004</text:p>
          </table:table-cell>
          <table:table-cell table:style-name="ce2" office:value-type="string">
            <text:p>WW55400</text:p>
          </table:table-cell>
          <table:table-cell table:style-name="ce2" office:value-type="string">
            <text:p>1-58846-483-0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ofD">CofD</text:a>: <text:a xlink:href="https://whitewolf.fandom.com/wiki/World_of_Darkness:_Antagonists">World of Darkness: Antagonists</text:a> <text:a xlink:href="http://www.drivethrurpg.com/product/1600?affiliate_id=13&amp;src=WWWiki"> </text:a> <text:a xlink:href="https://whitewolf.fandom.com/wiki/Now_in_Print"> </text:a></text:p>
          </table:table-cell>
          <table:table-cell table:style-name="ce2" office:value-type="float" office:value="2004">
            <text:p>2004</text:p>
          </table:table-cell>
          <table:table-cell table:style-name="ce2" office:value-type="string">
            <text:p>WW55301</text:p>
          </table:table-cell>
          <table:table-cell table:style-name="ce2" office:value-type="string">
            <text:p>1-58846-478-4</text:p>
          </table:table-cell>
          <table:table-cell table:style-name="ce2" office:value-type="string">
            <text:p>Yes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CofD">CofD</text:a>: <text:a xlink:href="https://whitewolf.fandom.com/wiki/World_of_Darkness:_Mysterious_Places">World of Darkness: Mysterious Places</text:a> <text:a xlink:href="http://www.drivethrurpg.com/product/2393?affiliate_id=13&amp;src=WWWiki"> </text:a> <text:a xlink:href="https://whitewolf.fandom.com/wiki/Now_in_Print"> </text:a>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WW55302</text:p>
          </table:table-cell>
          <table:table-cell table:style-name="ce2" office:value-type="string">
            <text:p>1-58846-485-7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ofD">CofD</text:a>: <text:a xlink:href="https://whitewolf.fandom.com/wiki/World_of_Darkness:_Chicago">World of Darkness: Chicago</text:a> <text:a xlink:href="http://www.drivethrurpg.com/product/3073?affiliate_id=13&amp;src=WWWiki"> </text:a> <text:a xlink:href="https://whitewolf.fandom.com/wiki/Now_in_Print"> </text:a>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WW55200</text:p>
          </table:table-cell>
          <table:table-cell table:style-name="ce2" office:value-type="string">
            <text:p>1-58846-479-2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ofD">CofD</text:a>: <text:a xlink:href="https://whitewolf.fandom.com/wiki/World_of_Darkness:_Armory">World of Darkness: Armory</text:a> <text:a xlink:href="http://www.drivethrurpg.com/product/22716?affiliate_id=13&amp;src=WWWiki"> </text:a> <text:a xlink:href="https://whitewolf.fandom.com/wiki/Now_in_Print"> </text:a>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WW55102</text:p>
          </table:table-cell>
          <table:table-cell table:style-name="ce2" office:value-type="string">
            <text:p>1-58846-486-5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ofD">CofD</text:a>: <text:a xlink:href="https://whitewolf.fandom.com/wiki/World_of_Darkness:_Second_Sight">World of Darkness: Second Sight</text:a> <text:a xlink:href="http://www.drivethrurpg.com/product/11872?affiliate_id=13&amp;src=WWWiki"> </text:a> <text:a xlink:href="https://whitewolf.fandom.com/wiki/Now_in_Print"> </text:a>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WW55100</text:p>
          </table:table-cell>
          <table:table-cell table:style-name="ce2" office:value-type="string">
            <text:p>1-58846-546-2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ofD">CofD</text:a>: <text:a xlink:href="https://whitewolf.fandom.com/wiki/Shadows_of_the_UK">Shadows of the UK</text:a> <text:a xlink:href="http://www.drivethrurpg.com/product/12202?affiliate_id=13&amp;src=WWWiki"> </text:a> <text:a xlink:href="https://whitewolf.fandom.com/wiki/Now_in_Print"> </text:a>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WW30202</text:p>
          </table:table-cell>
          <table:table-cell table:style-name="ce2" office:value-type="string">
            <text:p>1-58846-334-6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ofD">CofD</text:a>: <text:a xlink:href="https://whitewolf.fandom.com/wiki/Skinchangers">Skinchangers</text:a> <text:a xlink:href="http://www.drivethrurpg.com/product/12402?affiliate_id=13&amp;src=WWWiki"> </text:a> <text:a xlink:href="https://whitewolf.fandom.com/wiki/Now_in_Print"> </text:a>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WW30305</text:p>
          </table:table-cell>
          <table:table-cell table:style-name="ce2" office:value-type="string">
            <text:p>1-58846-335-4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ofD">CofD</text:a>: <text:a xlink:href="https://whitewolf.fandom.com/wiki/Tales_from_the_13th_Precinct">Tales from the 13th Precinct</text:a> <text:a xlink:href="http://www.drivethrurpg.com/product/12203?affiliate_id=13&amp;src=WWWiki"> </text:a> <text:a xlink:href="https://whitewolf.fandom.com/wiki/Now_in_Print"> </text:a>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WW55001</text:p>
          </table:table-cell>
          <table:table-cell table:style-name="ce2" office:value-type="string">
            <text:p>1-58846-480-6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ofD">CofD</text:a>: <text:a xlink:href="https://whitewolf.fandom.com/wiki/Shadows_of_Mexico">Shadows of Mexico</text:a> <text:a xlink:href="http://www.drivethrurpg.com/product/23239?affiliate_id=13&amp;src=WWWiki"> </text:a> <text:a xlink:href="https://whitewolf.fandom.com/wiki/Now_in_Print"> </text:a>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WW25201</text:p>
          </table:table-cell>
          <table:table-cell table:style-name="ce2" office:value-type="string">
            <text:p>1-58846-264-1</text:p>
          </table:table-cell>
          <table:table-cell table:style-name="ce2" office:value-type="string">
            <text:p>Yes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CofD">CofD</text:a>: <text:a xlink:href="https://whitewolf.fandom.com/wiki/World_of_Darkness:_Urban_Legends">World of Darkness: Urban Legends</text:a> <text:a xlink:href="http://www.drivethrurpg.com/product/25984?affiliate_id=13&amp;src=WWWiki"> </text:a> <text:a xlink:href="https://whitewolf.fandom.com/wiki/Now_in_Print"> </text:a>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WW55303</text:p>
          </table:table-cell>
          <table:table-cell table:style-name="ce2" office:value-type="string">
            <text:p>978-1-58846-489-7</text:p>
          </table:table-cell>
          <table:table-cell table:style-name="ce2" office:value-type="string">
            <text:p>Yes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CofD">CofD</text:a>: <text:a xlink:href="https://whitewolf.fandom.com/wiki/World_of_Darkness:_Book_of_Spirits">World of Darkness: Book of Spirits</text:a> <text:a xlink:href="http://www.drivethrurpg.com/product/27863?affiliate_id=13&amp;src=WWWiki"> </text:a> <text:a xlink:href="https://whitewolf.fandom.com/wiki/Now_in_Print"> </text:a>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WW55202</text:p>
          </table:table-cell>
          <table:table-cell table:style-name="ce2" office:value-type="string">
            <text:p>978-1-58846-490-3</text:p>
          </table:table-cell>
          <table:table-cell table:style-name="ce2" office:value-type="string">
            <text:p>Yes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CofD">CofD</text:a>: <text:a xlink:href="https://whitewolf.fandom.com/wiki/World_of_Darkness:_Asylum">World of Darkness: Asylum</text:a> <text:a xlink:href="http://www.drivethrurpg.com/product/50011?affiliate_id=13&amp;src=WWWiki"> </text:a> <text:a xlink:href="https://whitewolf.fandom.com/wiki/Now_in_Print"> </text:a>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WW55204</text:p>
          </table:table-cell>
          <table:table-cell table:style-name="ce2" office:value-type="string">
            <text:p>978-1-58846-491-0</text:p>
          </table:table-cell>
          <table:table-cell table:style-name="ce2" office:value-type="string">
            <text:p>Yes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CofD">CofD</text:a>: <text:a xlink:href="https://whitewolf.fandom.com/wiki/World_of_Darkness:_Reliquary">World of Darkness: Reliquary</text:a> <text:a xlink:href="http://www.drivethrurpg.com/product/50678?affiliate_id=13&amp;src=WWWiki"> </text:a> <text:a xlink:href="https://whitewolf.fandom.com/wiki/Now_in_Print"> </text:a>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WW55203</text:p>
          </table:table-cell>
          <table:table-cell table:style-name="ce2" office:value-type="string">
            <text:p>978-1-58846-492-7</text:p>
          </table:table-cell>
          <table:table-cell table:style-name="ce2" office:value-type="string">
            <text:p>Yes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CofD">CofD</text:a>: <text:a xlink:href="https://whitewolf.fandom.com/wiki/World_of_Darkness:_Changing_Breeds">World of Darkness: Changing Breeds</text:a> <text:a xlink:href="http://www.drivethrurpg.com/product/51348?affiliate_id=13&amp;src=WWWiki"> </text:a> <text:a xlink:href="https://whitewolf.fandom.com/wiki/Now_in_Print"> </text:a>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WW55103</text:p>
          </table:table-cell>
          <table:table-cell table:style-name="ce2" office:value-type="string">
            <text:p>978-1-58846-493-4</text:p>
          </table:table-cell>
          <table:table-cell table:style-name="ce2" office:value-type="string">
            <text:p>Yes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CofD">CofD</text:a>: <text:a xlink:href="https://whitewolf.fandom.com/wiki/World_of_Darkness:_Midnight_Roads">World of Darkness: Midnight Roads</text:a> <text:a xlink:href="http://www.drivethrurpg.com/product/54785?affiliate_id=13&amp;src=WWWiki"> </text:a><text:a xlink:href="https://whitewolf.fandom.com/wiki/Now_in_Print"> </text:a>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WW55205</text:p>
          </table:table-cell>
          <table:table-cell table:style-name="ce2" office:value-type="string">
            <text:p>978-1-58846-712-6</text:p>
          </table:table-cell>
          <table:table-cell table:style-name="ce2" office:value-type="string">
            <text:p>Yes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CofD">CofD</text:a>: <text:a xlink:href="https://whitewolf.fandom.com/wiki/World_of_Darkness:_Innocents_Rulebook">World of Darkness: Innocents Rulebook</text:a> <text:a xlink:href="http://www.drivethrurpg.com/product/55727?affiliate_id=13&amp;src=WWWiki"> </text:a> <text:a xlink:href="https://whitewolf.fandom.com/wiki/Now_in_Print"> </text:a>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WW55004</text:p>
          </table:table-cell>
          <table:table-cell table:style-name="ce2" office:value-type="string">
            <text:p>978-1-58846-713-3</text:p>
          </table:table-cell>
          <table:table-cell table:style-name="ce2" office:value-type="string">
            <text:p>Yes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CofD">CofD</text:a>: <text:a xlink:href="https://whitewolf.fandom.com/wiki/World_of_Darkness:_Dogs_of_War">World of Darkness: Dogs of War</text:a> <text:a xlink:href="http://www.drivethrurpg.com/product/56496?affiliate_id=13&amp;src=WWWiki"> </text:a> <text:a xlink:href="https://whitewolf.fandom.com/wiki/Now_in_Print"> </text:a>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WW55206</text:p>
          </table:table-cell>
          <table:table-cell table:style-name="ce2" office:value-type="string">
            <text:p>978-1-58846-714-0</text:p>
          </table:table-cell>
          <table:table-cell table:style-name="ce2" office:value-type="string">
            <text:p>Yes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CofD">CofD</text:a>: <text:a xlink:href="https://whitewolf.fandom.com/wiki/World_of_Darkness:_Inferno">World of Darkness: Inferno</text:a> <text:a xlink:href="http://www.drivethrurpg.com/product/59019?affiliate_id=13&amp;src=WWWiki"> </text:a> <text:a xlink:href="https://whitewolf.fandom.com/wiki/Now_in_Print"> </text:a>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WW55207</text:p>
          </table:table-cell>
          <table:table-cell table:style-name="ce2" office:value-type="string">
            <text:p>978-1-58846-356-2</text:p>
          </table:table-cell>
          <table:table-cell table:style-name="ce2" office:value-type="string">
            <text:p>Yes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CofD">CofD</text:a>: <text:a xlink:href="https://whitewolf.fandom.com/wiki/World_of_Darkness:_Slasher">World of Darkness: Slasher</text:a> <text:a xlink:href="http://www.drivethrurpg.com/product/59879?affiliate_id=13&amp;src=WWWiki"> </text:a> <text:a xlink:href="https://whitewolf.fandom.com/wiki/Now_in_Print"> </text:a>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WW55555</text:p>
          </table:table-cell>
          <table:table-cell table:style-name="ce2" office:value-type="string">
            <text:p>978-1-58846-744-7</text:p>
          </table:table-cell>
          <table:table-cell table:style-name="ce2" office:value-type="string">
            <text:p>Yes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CofD">CofD</text:a>: <text:a xlink:href="https://whitewolf.fandom.com/wiki/World_of_Darkness:_Armory_Reloaded">World of Darkness: Armory Reloaded</text:a> <text:a xlink:href="http://www.drivethrurpg.com/product/61465?affiliate_id=13&amp;src=WWWiki"> </text:a> <text:a xlink:href="https://whitewolf.fandom.com/wiki/Now_in_Print"> </text:a>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WW55208</text:p>
          </table:table-cell>
          <table:table-cell table:style-name="ce2" office:value-type="string">
            <text:p>978-1-58846-362-3</text:p>
          </table:table-cell>
          <table:table-cell table:style-name="ce2" office:value-type="string">
            <text:p>Yes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CofD">CofD</text:a>: <text:a xlink:href="https://whitewolf.fandom.com/wiki/World_of_Darkness:_Immortals">World of Darkness: Immortals</text:a> <text:a xlink:href="http://www.drivethrurpg.com/product/62318?affiliate_id=13&amp;src=WWWiki"> </text:a>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WW55002</text:p>
          </table:table-cell>
          <table:table-cell table:style-name="ce2" office:value-type="string">
            <text:p>978-1-58846-368-5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ofD">CofD</text:a>: <text:a xlink:href="https://whitewolf.fandom.com/wiki/Proverbial_Monsters">Proverbial Monsters</text:a> <text:a xlink:href="http://www.drivethrurpg.com/product/65036?affiliate_id=13&amp;src=WWWiki"> </text:a></text:p>
          </table:table-cell>
          <table:table-cell table:style-name="ce2" office:value-type="float" office:value="2009">
            <text:p>2009</text:p>
          </table:table-cell>
          <table:table-cell table:style-name="ce14" table:number-columns-repeated="2"/>
          <table:table-cell table:style-name="ce2" office:value-type="string">
            <text:p>No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CofD">CofD</text:a>: <text:a xlink:href="https://whitewolf.fandom.com/wiki/World_of_Darkness:_Book_of_the_Dead">World of Darkness: Book of the Dead</text:a> <text:a xlink:href="http://www.drivethrurpg.com/product/69011?affiliate_id=13&amp;src=WWWiki"> </text:a> <text:a xlink:href="https://whitewolf.fandom.com/wiki/Now_in_Print"> </text:a>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WW50501</text:p>
          </table:table-cell>
          <table:table-cell table:style-name="ce2" office:value-type="string">
            <text:p>978-1-58846-382-1</text:p>
          </table:table-cell>
          <table:table-cell table:style-name="ce2" office:value-type="string">
            <text:p>Yes</text:p>
          </table:table-cell>
        </table:table-row>
        <table:table-row table:style-name="ro6">
          <table:table-cell/>
          <table:table-cell table:style-name="ce9" office:value-type="string">
            <text:p><text:a xlink:href="https://whitewolf.fandom.com/wiki/CofD">CofD</text:a>: <text:a xlink:href="https://whitewolf.fandom.com/wiki/Dudes_of_Legend:_How_to_Be_Fucking_Awesome">Dudes of Legend: How to Be Fucking Awesome</text:a> <text:a xlink:href="http://www.drivethrurpg.com/product/80218?affiliate_id=13&amp;src=WWWiki"> </text:a>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WoRLY?</text:p>
          </table:table-cell>
          <table:table-cell table:style-name="ce2" office:value-type="string">
            <text:p>0-6666-696-0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ofD">CofD</text:a>: <text:a xlink:href="https://whitewolf.fandom.com/wiki/World_of_Darkness:_Mirrors">World of Darkness: Mirrors</text:a> <text:a xlink:href="http://www.drivethrurpg.com/product/82477?affiliate_id=13&amp;src=WWWiki"> </text:a> <text:a xlink:href="https://whitewolf.fandom.com/wiki/Now_in_Print"> </text:a>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W55210</text:p>
          </table:table-cell>
          <table:table-cell table:style-name="ce2" office:value-type="string">
            <text:p>1-58846-383-4</text:p>
          </table:table-cell>
          <table:table-cell table:style-name="ce2" office:value-type="string">
            <text:p>Yes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CofD">CofD</text:a>: <text:a xlink:href="https://whitewolf.fandom.com/wiki/World_of_Darkness:_Mirrors_-_Bleeding_Edge">World of Darkness: Mirrors - Bleeding Edge</text:a> <text:a xlink:href="http://www.drivethrurpg.com/product/87936?affiliate_id=13&amp;src=WWWiki"> </text:a>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WW55210-1</text:p>
          </table:table-cell>
          <table:table-cell table:style-name="ce14"/>
          <table:table-cell table:style-name="ce2" office:value-type="string">
            <text:p>No</text:p>
          </table:table-cell>
        </table:table-row>
        <table:table-row table:style-name="ro6">
          <table:table-cell/>
          <table:table-cell table:style-name="ce9" office:value-type="string">
            <text:p><text:a xlink:href="https://whitewolf.fandom.com/wiki/CofD">CofD</text:a>: <text:a xlink:href="https://whitewolf.fandom.com/wiki/World_of_Darkness:_Mirrors_-_Infinite_Macabre">World of Darkness: Mirrors - Infinite Macabre</text:a> <text:a xlink:href="http://www.drivethrurpg.com/product/87937?affiliate_id=13&amp;src=WWWiki"> </text:a>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WW55210-2</text:p>
          </table:table-cell>
          <table:table-cell table:style-name="ce14"/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ofD">CofD</text:a>: <text:a xlink:href="https://whitewolf.fandom.com/wiki/Nightmare_on_Hill_Manor">Nightmare on Hill Manor</text:a> <text:a xlink:href="http://www.drivethrurpg.com/product/92564?affiliate_id=13&amp;src=WWWiki"> </text:a> <text:a xlink:href="https://whitewolf.fandom.com/wiki/Now_in_Print"> </text:a>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WW55211</text:p>
          </table:table-cell>
          <table:table-cell table:style-name="ce2" office:value-type="string">
            <text:p>1-58846-393-1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ofD">CofD</text:a>: <text:a xlink:href="https://whitewolf.fandom.com/wiki/The_Harvesters_Compilation">The Harvesters Compilation</text:a> <text:a xlink:href="http://www.drivethrurpg.com/product/92616?affiliate_id=13&amp;src=WWWiki"> </text:a> <text:a xlink:href="https://whitewolf.fandom.com/wiki/Now_in_Print"> </text:a>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WW55020</text:p>
          </table:table-cell>
          <table:table-cell table:style-name="ce2" office:value-type="string">
            <text:p>1-58846-536-5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ofD">CofD</text:a>: <text:a xlink:href="https://whitewolf.fandom.com/wiki/Glimpses_of_the_Unknown">Glimpses of the Unknown</text:a> <text:a xlink:href="http://www.drivethrurpg.com/product/93242?affiliate_id=13&amp;src=WWWiki"> </text:a> <text:a xlink:href="https://whitewolf.fandom.com/wiki/Now_in_Print"> </text:a>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WW55107</text:p>
          </table:table-cell>
          <table:table-cell table:style-name="ce14"/>
          <table:table-cell table:style-name="ce2" office:value-type="string">
            <text:p>Yes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CofD">CofD</text:a>: <text:a xlink:href="https://whitewolf.fandom.com/wiki/The_God-Machine_Chronicle">The God-Machine Chronicle</text:a> <text:a xlink:href="http://www.drivethrurpg.com/product/113340?affiliate_id=13&amp;src=WWWiki"> </text:a> <text:a xlink:href="https://whitewolf.fandom.com/wiki/Now_in_Print"> </text:a></text:p>
          </table:table-cell>
          <table:table-cell table:style-name="ce2" office:value-type="float" office:value="2013">
            <text:p>2013</text:p>
          </table:table-cell>
          <table:table-cell table:style-name="ce2" office:value-type="string">
            <text:p>WoD001</text:p>
          </table:table-cell>
          <table:table-cell table:style-name="ce2" office:value-type="string">
            <text:p>237-0-00488-954-2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11" table:number-columns-spanned="5" table:number-rows-spanned="1"/>
          <table:covered-table-cell table:number-columns-repeated="4"/>
        </table:table-row>
        <table:table-row table:style-name="ro3">
          <table:table-cell/>
          <table:table-cell table:style-name="ce7" office:value-type="string" table:number-columns-spanned="5" table:number-rows-spanned="1">
            <text:p><text:a xlink:href="https://whitewolf.fandom.com/wiki/Vampire:_The_Requiem">Vampire: The Requiem</text:a> (2004)<text:a xlink:href="https://whitewolf.fandom.com/wiki/List_of_game_books?action=edit&amp;section=16">Edit</text:a></text:p>
          </table:table-cell>
          <table:covered-table-cell table:number-columns-repeated="4"/>
        </table:table-row>
        <table:table-row table:style-name="ro5">
          <table:table-cell/>
          <table:table-cell table:style-name="ce8" office:value-type="string">
            <text:p>Title</text:p>
          </table:table-cell>
          <table:table-cell table:style-name="ce13" office:value-type="string">
            <text:p>Publishing Year</text:p>
          </table:table-cell>
          <table:table-cell table:style-name="ce13" office:value-type="string">
            <text:p>White Wolf ID #</text:p>
          </table:table-cell>
          <table:table-cell table:style-name="ce13" office:value-type="string">
            <text:p>ISBN</text:p>
          </table:table-cell>
          <table:table-cell table:style-name="ce13" office:value-type="string">
            <text:p>Currently In Print?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R">VTR</text:a>: <text:a xlink:href="https://whitewolf.fandom.com/wiki/Vampire:_The_Requiem_Rulebook">Vampire: The Requiem Rulebook</text:a> <text:a xlink:href="http://www.drivethrurpg.com/product/1122?affiliate_id=13&amp;src=WWWiki"> </text:a> <text:a xlink:href="https://whitewolf.fandom.com/wiki/Now_in_Print"> </text:a></text:p>
          </table:table-cell>
          <table:table-cell table:style-name="ce2" office:value-type="float" office:value="2004">
            <text:p>2004</text:p>
          </table:table-cell>
          <table:table-cell table:style-name="ce2" office:value-type="string">
            <text:p>WW25000</text:p>
          </table:table-cell>
          <table:table-cell table:style-name="ce2" office:value-type="string">
            <text:p>1-58846-247-1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R">VTR</text:a>: <text:a xlink:href="https://whitewolf.fandom.com/wiki/Coteries_(book)">Coteries (book)</text:a> <text:a xlink:href="http://www.drivethrurpg.com/product/1441?affiliate_id=13&amp;src=WWWiki"> </text:a> <text:a xlink:href="https://whitewolf.fandom.com/wiki/Now_in_Print"> </text:a></text:p>
          </table:table-cell>
          <table:table-cell table:style-name="ce2" office:value-type="float" office:value="2004">
            <text:p>2004</text:p>
          </table:table-cell>
          <table:table-cell table:style-name="ce2" office:value-type="string">
            <text:p>WW25100</text:p>
          </table:table-cell>
          <table:table-cell table:style-name="ce2" office:value-type="string">
            <text:p>1-58846-251-X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R">VTR</text:a>: <text:a xlink:href="https://whitewolf.fandom.com/wiki/Nomads_(book)">Nomads (book)</text:a> <text:a xlink:href="http://www.drivethrurpg.com/product/1590?affiliate_id=13&amp;src=WWWiki"> </text:a></text:p>
          </table:table-cell>
          <table:table-cell table:style-name="ce2" office:value-type="float" office:value="2004">
            <text:p>2004</text:p>
          </table:table-cell>
          <table:table-cell table:style-name="ce2" office:value-type="string">
            <text:p>WW25101</text:p>
          </table:table-cell>
          <table:table-cell table:style-name="ce2" office:value-type="string">
            <text:p>1-58846-252-8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R">VTR</text:a>: <text:a xlink:href="https://whitewolf.fandom.com/wiki/Bloodlines:_The_Hidden">Bloodlines: The Hidden</text:a> <text:a xlink:href="http://www.drivethrurpg.com/product/1944?affiliate_id=13&amp;src=WWWiki"> </text:a> <text:a xlink:href="https://whitewolf.fandom.com/wiki/Now_in_Print"> </text:a>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WW25102</text:p>
          </table:table-cell>
          <table:table-cell table:style-name="ce2" office:value-type="string">
            <text:p>1-58846-255-2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R">VTR</text:a>: <text:a xlink:href="https://whitewolf.fandom.com/wiki/Lancea_Sanctum_(book)">Lancea Sanctum (book)</text:a> <text:a xlink:href="http://www.drivethrurpg.com/product/2041?affiliate_id=13&amp;src=WWWiki"> </text:a> <text:a xlink:href="https://whitewolf.fandom.com/wiki/Now_in_Print"> </text:a>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WW25001</text:p>
          </table:table-cell>
          <table:table-cell table:style-name="ce2" office:value-type="string">
            <text:p>1-58846-249-8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R">VTR</text:a>: <text:a xlink:href="https://whitewolf.fandom.com/wiki/Ghouls_(book)">Ghouls (book)</text:a> <text:a xlink:href="http://www.drivethrurpg.com/product/2044?affiliate_id=13&amp;src=WWWiki"> </text:a> <text:a xlink:href="https://whitewolf.fandom.com/wiki/Now_in_Print"> </text:a>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WW25110</text:p>
          </table:table-cell>
          <table:table-cell table:style-name="ce2" office:value-type="string">
            <text:p>1-58846-256-0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R">VTR</text:a>: <text:a xlink:href="https://whitewolf.fandom.com/wiki/City_of_the_Damned:_New_Orleans">City of the Damned: New Orleans</text:a> <text:a xlink:href="http://www.drivethrurpg.com/product/2364?affiliate_id=13&amp;src=WWWiki"> </text:a>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WW25200</text:p>
          </table:table-cell>
          <table:table-cell table:style-name="ce2" office:value-type="string">
            <text:p>1-58846-248-X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R">VTR</text:a>: <text:a xlink:href="https://whitewolf.fandom.com/wiki/Ordo_Dracul_(book)">Ordo Dracul (book)</text:a> <text:a xlink:href="http://www.drivethrurpg.com/product/2410?affiliate_id=13&amp;src=WWWiki"> </text:a> <text:a xlink:href="https://whitewolf.fandom.com/wiki/Now_in_Print"> </text:a>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WW25120</text:p>
          </table:table-cell>
          <table:table-cell table:style-name="ce2" office:value-type="string">
            <text:p>1-58846-257-9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R">VTR</text:a>: <text:a xlink:href="https://whitewolf.fandom.com/wiki/VII_(book)">VII (book)</text:a> <text:a xlink:href="http://www.drivethrurpg.com/product/2744?affiliate_id=13&amp;src=WWWiki"> </text:a> <text:a xlink:href="https://whitewolf.fandom.com/wiki/Now_in_Print"> </text:a>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WW25301</text:p>
          </table:table-cell>
          <table:table-cell table:style-name="ce2" office:value-type="string">
            <text:p>1-58846-285-7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R">VTR</text:a>: <text:a xlink:href="https://whitewolf.fandom.com/wiki/Invictus_(book)">Invictus (book)</text:a> <text:a xlink:href="http://www.drivethrurpg.com/product/2983?affiliate_id=13&amp;src=WWWiki"> </text:a> <text:a xlink:href="https://whitewolf.fandom.com/wiki/Now_in_Print"> </text:a>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WW25121</text:p>
          </table:table-cell>
          <table:table-cell table:style-name="ce2" office:value-type="string">
            <text:p>1-58846-259-5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R">VTR</text:a>: <text:a xlink:href="https://whitewolf.fandom.com/wiki/Bloodlines:_The_Legendary">Bloodlines: The Legendary</text:a> <text:a xlink:href="http://www.drivethrurpg.com/product/3417?affiliate_id=13&amp;src=WWWiki"> </text:a> <text:a xlink:href="https://whitewolf.fandom.com/wiki/Now_in_Print"> </text:a>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WW25103</text:p>
          </table:table-cell>
          <table:table-cell table:style-name="ce2" office:value-type="string">
            <text:p>1-58846-260-9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R">VTR</text:a>: <text:a xlink:href="https://whitewolf.fandom.com/wiki/Requiem_Chronicler%27s_Guide">Requiem Chronicler's Guide</text:a> <text:a xlink:href="http://www.drivethrurpg.com/product/3445?affiliate_id=13&amp;src=WWWiki"> </text:a> <text:a xlink:href="https://whitewolf.fandom.com/wiki/Now_in_Print"> </text:a>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WW25302</text:p>
          </table:table-cell>
          <table:table-cell table:style-name="ce2" office:value-type="string">
            <text:p>1-58846-261-7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R">VTR</text:a>: <text:a xlink:href="https://whitewolf.fandom.com/wiki/Carthians_(book)">Carthians (book)</text:a> <text:a xlink:href="http://www.drivethrurpg.com/product/11871?affiliate_id=13&amp;src=WWWiki"> </text:a> <text:a xlink:href="https://whitewolf.fandom.com/wiki/Now_in_Print"> </text:a>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WW25303</text:p>
          </table:table-cell>
          <table:table-cell table:style-name="ce2" office:value-type="string">
            <text:p>1-58846-262-5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R">VTR</text:a>: <text:a xlink:href="https://whitewolf.fandom.com/wiki/Mythologies">Mythologies</text:a> <text:a xlink:href="http://www.drivethrurpg.com/product/12201?affiliate_id=13&amp;src=WWWiki"> </text:a> <text:a xlink:href="https://whitewolf.fandom.com/wiki/Now_in_Print"> </text:a>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WW25304</text:p>
          </table:table-cell>
          <table:table-cell table:style-name="ce2" office:value-type="string">
            <text:p>1-58846-265-X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R">VTR</text:a>: <text:a xlink:href="https://whitewolf.fandom.com/wiki/Circle_of_the_Crone_(book)">Circle of the Crone (book)</text:a> <text:a xlink:href="http://www.drivethrurpg.com/product/12634?affiliate_id=13&amp;src=WWWiki"> </text:a> <text:a xlink:href="https://whitewolf.fandom.com/wiki/Now_in_Print"> </text:a>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WW25305</text:p>
          </table:table-cell>
          <table:table-cell table:style-name="ce2" office:value-type="string">
            <text:p>1-58846-263-3</text:p>
          </table:table-cell>
          <table:table-cell table:style-name="ce2" office:value-type="string">
            <text:p>Yes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VTR">VTR</text:a>: <text:a xlink:href="https://whitewolf.fandom.com/wiki/Vampire:_The_Requiem_for_Dummies">Vampire: The Requiem for Dummies</text:a></text:p>
          </table:table-cell>
          <table:table-cell table:style-name="ce2" office:value-type="float" office:value="2006">
            <text:p>2006</text:p>
          </table:table-cell>
          <table:table-cell table:style-name="ce14"/>
          <table:table-cell table:style-name="ce2" office:value-type="string">
            <text:p>978-0-470-03745-4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R">VTR</text:a>: <text:a xlink:href="https://whitewolf.fandom.com/wiki/Belial%27s_Brood_(book)">Belial's Brood (book)</text:a> <text:a xlink:href="http://www.drivethrurpg.com/product/24480?affiliate_id=13&amp;src=WWWiki"> </text:a> <text:a xlink:href="https://whitewolf.fandom.com/wiki/Now_in_Print"> </text:a>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WW25111</text:p>
          </table:table-cell>
          <table:table-cell table:style-name="ce2" office:value-type="string">
            <text:p>1-58846-266-8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R">VTR</text:a>: <text:a xlink:href="https://whitewolf.fandom.com/wiki/The_Blood">The Blood</text:a> <text:a xlink:href="http://www.drivethrurpg.com/product/27986?affiliate_id=13&amp;src=WWWiki"> </text:a>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WW25002</text:p>
          </table:table-cell>
          <table:table-cell table:style-name="ce2" office:value-type="string">
            <text:p>1-58846-268-8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R">VTR</text:a>: <text:a xlink:href="https://whitewolf.fandom.com/wiki/Bloodlines:_The_Chosen">Bloodlines: The Chosen</text:a> <text:a xlink:href="http://www.drivethrurpg.com/product/28281?affiliate_id=13&amp;src=WWWiki"> </text:a>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WW25104</text:p>
          </table:table-cell>
          <table:table-cell table:style-name="ce2" office:value-type="string">
            <text:p>1-58846-269-5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R">VTR</text:a>: <text:a xlink:href="https://whitewolf.fandom.com/wiki/Damnation_City">Damnation City</text:a> <text:a xlink:href="http://www.drivethrurpg.com/product/28796?affiliate_id=13&amp;src=WWWiki"> </text:a>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WW25306</text:p>
          </table:table-cell>
          <table:table-cell table:style-name="ce2" office:value-type="string">
            <text:p>1-58846-267-1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RFR">RFR</text:a>: <text:a xlink:href="https://whitewolf.fandom.com/wiki/Requiem_for_Rome_Rulebook">Requiem for Rome Rulebook</text:a> <text:a xlink:href="http://www.drivethrurpg.com/product/51184?affiliate_id=13&amp;src=WWWiki"> </text:a> <text:a xlink:href="https://whitewolf.fandom.com/wiki/Now_in_Print"> </text:a>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WW25140</text:p>
          </table:table-cell>
          <table:table-cell table:style-name="ce2" office:value-type="string">
            <text:p>1-58846-270-1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RFR">RFR</text:a>: <text:a xlink:href="https://whitewolf.fandom.com/wiki/Fall_of_the_Camarilla">Fall of the Camarilla</text:a> <text:a xlink:href="http://www.drivethrurpg.com/product/54192?affiliate_id=13&amp;src=WWWiki"> </text:a> <text:a xlink:href="https://whitewolf.fandom.com/wiki/Now_in_Print"> </text:a>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WW25307</text:p>
          </table:table-cell>
          <table:table-cell table:style-name="ce2" office:value-type="string">
            <text:p>1-58846-271-1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R">VTR</text:a>: <text:a xlink:href="https://whitewolf.fandom.com/wiki/Lords_Over_the_Damned:_Ventrue">Lords Over the Damned: Ventrue</text:a> <text:a xlink:href="http://www.drivethrurpg.com/product/55241?affiliate_id=13&amp;src=WWWiki"> </text:a> <text:a xlink:href="https://whitewolf.fandom.com/wiki/Now_in_Print"> </text:a>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WW25112</text:p>
          </table:table-cell>
          <table:table-cell table:style-name="ce2" office:value-type="string">
            <text:p>1-58846-273-2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R">VTR</text:a>: <text:a xlink:href="https://whitewolf.fandom.com/wiki/Kiss_of_the_Succubus:_Daeva">Kiss of the Succubus: Daeva</text:a> <text:a xlink:href="http://www.drivethrurpg.com/product/55799?affiliate_id=13&amp;src=WWWiki"> </text:a> <text:a xlink:href="https://whitewolf.fandom.com/wiki/Now_in_Print"> </text:a>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WW25115</text:p>
          </table:table-cell>
          <table:table-cell table:style-name="ce2" office:value-type="string">
            <text:p>1-58846-352-4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R">VTR</text:a>: <text:a xlink:href="https://whitewolf.fandom.com/wiki/Savage_and_Macabre:_Gangrel">Savage and Macabre: Gangrel</text:a> <text:a xlink:href="http://www.drivethrurpg.com/product/57934?affiliate_id=13&amp;src=WWWiki"> </text:a> <text:a xlink:href="https://whitewolf.fandom.com/wiki/Now_in_Print"> </text:a>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WW25116</text:p>
          </table:table-cell>
          <table:table-cell table:style-name="ce2" office:value-type="string">
            <text:p>1-58846-353-2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R">VTR</text:a>: <text:a xlink:href="https://whitewolf.fandom.com/wiki/Shadows_in_the_Dark:_Mekhet">Shadows in the Dark: Mekhet</text:a> <text:a xlink:href="http://www.drivethrurpg.com/product/60082?affiliate_id=13&amp;src=WWWiki"> </text:a> <text:a xlink:href="https://whitewolf.fandom.com/wiki/Now_in_Print"> </text:a>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WW25113</text:p>
          </table:table-cell>
          <table:table-cell table:style-name="ce2" office:value-type="string">
            <text:p>1-58846-274-9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R">VTR</text:a>: <text:a xlink:href="https://whitewolf.fandom.com/wiki/New_Wave_Requiem">New Wave Requiem</text:a> <text:a xlink:href="http://www.drivethrurpg.com/product/60377?affiliate_id=13&amp;src=WWWiki"> </text:a> <text:a xlink:href="https://whitewolf.fandom.com/wiki/Now_in_Print"> </text:a>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WW25113</text:p>
          </table:table-cell>
          <table:table-cell table:style-name="ce2" office:value-type="string">
            <text:p>1-58846-274-9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R">VTR</text:a>: <text:a xlink:href="https://whitewolf.fandom.com/wiki/Night_Horrors:_Immortal_Sinners">Night Horrors: Immortal Sinners</text:a> <text:a xlink:href="http://www.drivethrurpg.com/product/60484?affiliate_id=13&amp;src=WWWiki"> </text:a>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WW25308</text:p>
          </table:table-cell>
          <table:table-cell table:style-name="ce2" office:value-type="string">
            <text:p>1-58846-449-0</text:p>
          </table:table-cell>
          <table:table-cell table:style-name="ce2" office:value-type="string">
            <text:p>No</text:p>
          </table:table-cell>
        </table:table-row>
        <table:table-row table:style-name="ro6">
          <table:table-cell/>
          <table:table-cell table:style-name="ce9" office:value-type="string">
            <text:p><text:a xlink:href="https://whitewolf.fandom.com/wiki/VTR">VTR</text:a>: <text:a xlink:href="https://whitewolf.fandom.com/wiki/The_Beast_That_Haunts_the_Blood:_Nosferatu">The Beast That Haunts the Blood: Nosferatu</text:a> <text:a xlink:href="http://www.drivethrurpg.com/product/60626?affiliate_id=13&amp;src=WWWiki"> </text:a> <text:a xlink:href="https://whitewolf.fandom.com/wiki/Now_in_Print"> </text:a>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WW25114</text:p>
          </table:table-cell>
          <table:table-cell table:style-name="ce2" office:value-type="string">
            <text:p>1-58846-351-6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R">VTR</text:a>: <text:a xlink:href="https://whitewolf.fandom.com/wiki/Ancient_Mysteries">Ancient Mysteries</text:a> <text:a xlink:href="http://www.drivethrurpg.com/product/61284?affiliate_id=13&amp;src=WWWiki"> </text:a>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WW25311</text:p>
          </table:table-cell>
          <table:table-cell table:style-name="ce2" office:value-type="string">
            <text:p>1-58846-357-5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R">VTR</text:a>: <text:a xlink:href="https://whitewolf.fandom.com/wiki/Ancient_Bloodlines">Ancient Bloodlines</text:a> <text:a xlink:href="http://www.drivethrurpg.com/product/61617?affiliate_id=13&amp;src=WWWiki"> </text:a>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WW25312</text:p>
          </table:table-cell>
          <table:table-cell table:style-name="ce2" office:value-type="string">
            <text:p>1-58846-364-8</text:p>
          </table:table-cell>
          <table:table-cell table:style-name="ce2" office:value-type="string">
            <text:p>No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VTR">VTR</text:a>: <text:a xlink:href="https://whitewolf.fandom.com/wiki/Night_Horrors:_Wicked_Dead">Night Horrors: Wicked Dead</text:a> <text:a xlink:href="http://www.drivethrurpg.com/product/64512?affiliate_id=13&amp;src=WWWiki"> </text:a> <text:a xlink:href="https://whitewolf.fandom.com/wiki/Now_in_Print"> </text:a>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WW 25313</text:p>
          </table:table-cell>
          <table:table-cell table:style-name="ce2" office:value-type="string">
            <text:p>978-1-58846-374-6</text:p>
          </table:table-cell>
          <table:table-cell table:style-name="ce2" office:value-type="string">
            <text:p>Yes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VTR">VTR</text:a>: <text:a xlink:href="https://whitewolf.fandom.com/wiki/Invite_Only">Invite Only</text:a> <text:a xlink:href="http://www.drivethrurpg.com/product/82661?affiliate_id=13&amp;src=WWWiki"> </text:a> <text:a xlink:href="https://whitewolf.fandom.com/wiki/Now_in_Print"> </text:a>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W 25315</text:p>
          </table:table-cell>
          <table:table-cell table:style-name="ce2" office:value-type="string">
            <text:p>978-1-58846-392-3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R">VTR</text:a>: <text:a xlink:href="https://whitewolf.fandom.com/wiki/Vampire_Translation_Guide">Vampire Translation Guide</text:a> <text:a xlink:href="http://www.drivethrurpg.com/product/86202?affiliate_id=13&amp;src=WWWiki"> </text:a> <text:a xlink:href="https://whitewolf.fandom.com/wiki/Now_in_Print"> </text:a>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W 25603</text:p>
          </table:table-cell>
          <table:table-cell table:style-name="ce14"/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R">VTR</text:a>: <text:a xlink:href="https://whitewolf.fandom.com/wiki/The_Danse_Macabre_(book)">The Danse Macabre (book)</text:a> <text:a xlink:href="http://www.drivethrurpg.com/product/88846?affiliate_id=13&amp;src=WWWiki"> </text:a> <text:a xlink:href="https://whitewolf.fandom.com/wiki/Now_in_Print"> </text:a>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WW 25604</text:p>
          </table:table-cell>
          <table:table-cell table:style-name="ce14"/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R">VTR</text:a>: <text:a xlink:href="https://whitewolf.fandom.com/wiki/Strange,_Dead_Love">Strange, Dead Love</text:a> <text:a xlink:href="http://www.drivethrurpg.com/product/97127?affiliate_id=13&amp;src=WWWiki"> </text:a> <text:a xlink:href="https://whitewolf.fandom.com/wiki/Now_in_Print"> </text:a></text:p>
          </table:table-cell>
          <table:table-cell table:style-name="ce2" office:value-type="float" office:value="2011">
            <text:p>2011</text:p>
          </table:table-cell>
          <table:table-cell table:style-name="ce14" table:number-columns-repeated="2"/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R">VTR</text:a>: <text:a xlink:href="https://whitewolf.fandom.com/wiki/The_Resurrectionists_Collection">The Resurrectionists Collection</text:a> <text:a xlink:href="http://www.drivethrurpg.com/product/97218?affiliate_id=13&amp;src=WWWiki"> </text:a> <text:a xlink:href="https://whitewolf.fandom.com/wiki/Now_in_Print"> </text:a></text:p>
          </table:table-cell>
          <table:table-cell table:style-name="ce2" office:value-type="float" office:value="2012">
            <text:p>2012</text:p>
          </table:table-cell>
          <table:table-cell table:style-name="ce2" office:value-type="string">
            <text:p>WW25033</text:p>
          </table:table-cell>
          <table:table-cell table:style-name="ce14"/>
          <table:table-cell table:style-name="ce2" office:value-type="string">
            <text:p>Yes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VTR">VTR</text:a>: <text:a xlink:href="https://whitewolf.fandom.com/wiki/Blood_Sorcery:_Sacraments_%26_Blasphemies">Blood Sorcery: Sacraments &amp; Blasphemies</text:a> <text:a xlink:href="http://www.drivethrurpg.com/product/105095?affiliate_id=13&amp;src=WWWiki"> </text:a> <text:a xlink:href="https://whitewolf.fandom.com/wiki/Now_in_Print"> </text:a></text:p>
          </table:table-cell>
          <table:table-cell table:style-name="ce2" office:value-type="float" office:value="2012">
            <text:p>2012</text:p>
          </table:table-cell>
          <table:table-cell table:style-name="ce14" table:number-columns-repeated="2"/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VTR">VTR</text:a>: <text:a xlink:href="https://whitewolf.fandom.com/wiki/Reap_the_Whirlwind">Reap the Whirlwind</text:a> <text:a xlink:href="http://www.drivethrurpg.com/product/114063?affiliate_id=13&amp;src=WWWiki"> </text:a> <text:a xlink:href="https://whitewolf.fandom.com/wiki/Now_in_Print"> </text:a></text:p>
          </table:table-cell>
          <table:table-cell table:style-name="ce2" office:value-type="float" office:value="2013">
            <text:p>2013</text:p>
          </table:table-cell>
          <table:table-cell table:style-name="ce14" table:number-columns-repeated="2"/>
          <table:table-cell table:style-name="ce2" office:value-type="string">
            <text:p>Yes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VTR">VTR</text:a>: <text:a xlink:href="https://whitewolf.fandom.com/wiki/Blood_and_Smoke:_The_Strix_Chronicle">Blood and Smoke: The Strix Chronicle</text:a> <text:a xlink:href="http://www.drivethrurpg.com/product/123898?affiliate_id=13&amp;src=WWWiki"> </text:a> <text:a xlink:href="https://whitewolf.fandom.com/wiki/Now_in_Print"> </text:a></text:p>
          </table:table-cell>
          <table:table-cell table:style-name="ce2" office:value-type="float" office:value="2013">
            <text:p>2013</text:p>
          </table:table-cell>
          <table:table-cell table:style-name="ce2" office:value-type="string">
            <text:p>VtR001</text:p>
          </table:table-cell>
          <table:table-cell table:style-name="ce2" office:value-type="string">
            <text:p>237-0-00511-449-9</text:p>
          </table:table-cell>
          <table:table-cell table:style-name="ce2" office:value-type="string">
            <text:p>Yes</text:p>
          </table:table-cell>
        </table:table-row>
        <table:table-row table:style-name="ro3">
          <table:table-cell/>
          <table:table-cell table:style-name="ce7" office:value-type="string" table:number-columns-spanned="5" table:number-rows-spanned="1">
            <text:p><text:a xlink:href="https://whitewolf.fandom.com/wiki/Werewolf:_The_Forsaken">Werewolf: The Forsaken</text:a> (2005)<text:a xlink:href="https://whitewolf.fandom.com/wiki/List_of_game_books?action=edit&amp;section=17">Edit</text:a></text:p>
          </table:table-cell>
          <table:covered-table-cell table:number-columns-repeated="4"/>
        </table:table-row>
        <table:table-row table:style-name="ro5">
          <table:table-cell/>
          <table:table-cell table:style-name="ce8" office:value-type="string">
            <text:p>Title</text:p>
          </table:table-cell>
          <table:table-cell table:style-name="ce13" office:value-type="string">
            <text:p>Publishing Year</text:p>
          </table:table-cell>
          <table:table-cell table:style-name="ce13" office:value-type="string">
            <text:p>White Wolf ID #</text:p>
          </table:table-cell>
          <table:table-cell table:style-name="ce13" office:value-type="string">
            <text:p>ISBN</text:p>
          </table:table-cell>
          <table:table-cell table:style-name="ce13" office:value-type="string">
            <text:p>Currently In Print?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F">WTF</text:a>: <text:a xlink:href="https://whitewolf.fandom.com/wiki/Werewolf:_The_Forsaken_Rulebook">Werewolf: The Forsaken Rulebook</text:a> <text:a xlink:href="http://www.drivethrurpg.com/product/1716?affiliate_id=13&amp;src=WWWiki"> </text:a>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WW30000</text:p>
          </table:table-cell>
          <table:table-cell table:style-name="ce2" office:value-type="string">
            <text:p>1-58846-324-9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F">WTF</text:a>: <text:a xlink:href="https://whitewolf.fandom.com/wiki/Hunting_Ground:_The_Rockies">Hunting Ground: The Rockies</text:a> <text:a xlink:href="http://www.drivethrurpg.com/product/2042?affiliate_id=13&amp;src=WWWiki"> </text:a> <text:a xlink:href="https://whitewolf.fandom.com/wiki/Now_in_Print"> </text:a>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WW30200</text:p>
          </table:table-cell>
          <table:table-cell table:style-name="ce2" office:value-type="string">
            <text:p>1-58846-325-7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F">WTF</text:a>: <text:a xlink:href="https://whitewolf.fandom.com/wiki/Predators">Predators</text:a> <text:a xlink:href="http://www.drivethrurpg.com/product/2402?affiliate_id=13&amp;src=WWWiki"> </text:a> <text:a xlink:href="https://whitewolf.fandom.com/wiki/Now_in_Print"> </text:a>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WW30300</text:p>
          </table:table-cell>
          <table:table-cell table:style-name="ce2" office:value-type="string">
            <text:p>1-58846-326-5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F">WTF</text:a>: <text:a xlink:href="https://whitewolf.fandom.com/wiki/Lore_of_the_Forsaken">Lore of the Forsaken</text:a> <text:a xlink:href="http://www.drivethrurpg.com/product/2733?affiliate_id=13&amp;src=WWWiki"> </text:a> <text:a xlink:href="https://whitewolf.fandom.com/wiki/Now_in_Print"> </text:a>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WW30100</text:p>
          </table:table-cell>
          <table:table-cell table:style-name="ce2" office:value-type="string">
            <text:p>1-58846-327-3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F">WTF</text:a>: <text:a xlink:href="https://whitewolf.fandom.com/wiki/Blood_of_the_Wolf">Blood of the Wolf</text:a> <text:a xlink:href="http://www.drivethrurpg.com/product/2753?affiliate_id=13&amp;src=WWWiki"> </text:a> <text:a xlink:href="https://whitewolf.fandom.com/wiki/Now_in_Print"> </text:a>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WW30301</text:p>
          </table:table-cell>
          <table:table-cell table:style-name="ce2" office:value-type="string">
            <text:p>1-58846-329-X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F">WTF</text:a>: <text:a xlink:href="https://whitewolf.fandom.com/wiki/Lodges:_The_Faithful">Lodges: The Faithful</text:a> <text:a xlink:href="http://www.drivethrurpg.com/product/3072?affiliate_id=13&amp;src=WWWiki"> </text:a> <text:a xlink:href="https://whitewolf.fandom.com/wiki/Now_in_Print"> </text:a>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WW30101</text:p>
          </table:table-cell>
          <table:table-cell table:style-name="ce2" office:value-type="string">
            <text:p>1-58846-332-X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F">WTF</text:a>: <text:a xlink:href="https://whitewolf.fandom.com/wiki/Blasphemies">Blasphemies</text:a> <text:a xlink:href="http://www.drivethrurpg.com/product/3418?affiliate_id=13&amp;src=WWWiki"> </text:a> <text:a xlink:href="https://whitewolf.fandom.com/wiki/Now_in_Print"> </text:a>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WW30303</text:p>
          </table:table-cell>
          <table:table-cell table:style-name="ce2" office:value-type="string">
            <text:p>1-58846-332-X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F">WTF</text:a>: <text:a xlink:href="https://whitewolf.fandom.com/wiki/Territories">Territories</text:a> <text:a xlink:href="http://www.drivethrurpg.com/product/3771?affiliate_id=13&amp;src=WWWiki"> </text:a> <text:a xlink:href="https://whitewolf.fandom.com/wiki/Now_in_Print"> </text:a>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WW30304</text:p>
          </table:table-cell>
          <table:table-cell table:style-name="ce2" office:value-type="string">
            <text:p>1-58846-333-8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F">WTF</text:a>: <text:a xlink:href="https://whitewolf.fandom.com/wiki/Lodges:_The_Splintered">Lodges: The Splintered</text:a> <text:a xlink:href="http://www.drivethrurpg.com/product/15819?affiliate_id=13&amp;src=WWWiki"> </text:a>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WW30102</text:p>
          </table:table-cell>
          <table:table-cell table:style-name="ce2" office:value-type="string">
            <text:p>1-58846-337-0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F">WTF</text:a>: <text:a xlink:href="https://whitewolf.fandom.com/wiki/The_Pure">The Pure</text:a> <text:a xlink:href="http://www.drivethrurpg.com/product/23681?affiliate_id=13&amp;src=WWWiki"> </text:a> <text:a xlink:href="https://whitewolf.fandom.com/wiki/Now_in_Print"> </text:a>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WW30110</text:p>
          </table:table-cell>
          <table:table-cell table:style-name="ce2" office:value-type="string">
            <text:p>1-58846-336-2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F">WTF</text:a>: <text:a xlink:href="https://whitewolf.fandom.com/wiki/The_Rage:_Forsaken_Player%27s_Guide">The Rage: Forsaken Player's Guide</text:a> <text:a xlink:href="http://www.drivethrurpg.com/product/24683?affiliate_id=13&amp;src=WWWiki"> </text:a> <text:a xlink:href="https://whitewolf.fandom.com/wiki/Now_in_Print"> </text:a>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WW30001</text:p>
          </table:table-cell>
          <table:table-cell table:style-name="ce2" office:value-type="string">
            <text:p>1-58846-338-9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F">WTF</text:a>: <text:a xlink:href="https://whitewolf.fandom.com/wiki/The_War_Against_the_Pure">The War Against the Pure</text:a> <text:a xlink:href="http://www.drivethrurpg.com/product/25702?affiliate_id=13&amp;src=WWWiki"> </text:a> <text:a xlink:href="https://whitewolf.fandom.com/wiki/Now_in_Print"> </text:a>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WW30306</text:p>
          </table:table-cell>
          <table:table-cell table:style-name="ce2" office:value-type="string">
            <text:p>1-58846-339-5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F">WTF</text:a>: <text:a xlink:href="https://whitewolf.fandom.com/wiki/Tribes_of_the_Moon_(book)">Tribes of the Moon (book)</text:a> <text:a xlink:href="http://www.drivethrurpg.com/product/55598?affiliate_id=13&amp;src=WWWiki"> </text:a>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WW30103</text:p>
          </table:table-cell>
          <table:table-cell table:style-name="ce2" office:value-type="string">
            <text:p>1-58846-742-3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F">WTF</text:a>: <text:a xlink:href="https://whitewolf.fandom.com/wiki/Night_Horrors:_Wolfsbane">Night Horrors: Wolfsbane</text:a> <text:a xlink:href="http://www.drivethrurpg.com/product/64270?affiliate_id=13&amp;src=WWWiki"> </text:a>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WW30105</text:p>
          </table:table-cell>
          <table:table-cell table:style-name="ce14"/>
          <table:table-cell table:style-name="ce2" office:value-type="string">
            <text:p>No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WTF">WTF</text:a>: <text:a xlink:href="https://whitewolf.fandom.com/wiki/Signs_of_the_Moon">Signs of the Moon</text:a> <text:a xlink:href="http://www.drivethrurpg.com/product/83260?affiliate_id=13&amp;src=WWWiki"> </text:a>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W30106</text:p>
          </table:table-cell>
          <table:table-cell table:style-name="ce2" office:value-type="string">
            <text:p>978-1-58846-375-3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F">WTF</text:a>: <text:a xlink:href="https://whitewolf.fandom.com/wiki/Forsaken_Chronicler%27s_Guide">Forsaken Chronicler's Guide</text:a> <text:a xlink:href="http://www.drivethrurpg.com/product/92398?affiliate_id=13&amp;src=WWWiki"> </text:a> <text:a xlink:href="https://whitewolf.fandom.com/wiki/Now_in_Print"> </text:a>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WW55108</text:p>
          </table:table-cell>
          <table:table-cell table:style-name="ce14"/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WTF">WTF</text:a>: <text:a xlink:href="https://whitewolf.fandom.com/wiki/Werewolf_Translation_Guide">Werewolf Translation Guide</text:a> <text:a xlink:href="http://www.drivethrurpg.com/product/100710?affiliate_id=13&amp;src=WWWiki"> </text:a> <text:a xlink:href="https://whitewolf.fandom.com/wiki/Now_in_Print"> </text:a></text:p>
          </table:table-cell>
          <table:table-cell table:style-name="ce2" office:value-type="float" office:value="2012">
            <text:p>2012</text:p>
          </table:table-cell>
          <table:table-cell table:style-name="ce14" table:number-columns-repeated="2"/>
          <table:table-cell table:style-name="ce2" office:value-type="string">
            <text:p>Yes</text:p>
          </table:table-cell>
        </table:table-row>
        <table:table-row table:style-name="ro3">
          <table:table-cell/>
          <table:table-cell table:style-name="ce7" office:value-type="string" table:number-columns-spanned="5" table:number-rows-spanned="1">
            <text:p><text:a xlink:href="https://whitewolf.fandom.com/wiki/Mage:_The_Awakening">Mage: The Awakening</text:a> (2005)<text:a xlink:href="https://whitewolf.fandom.com/wiki/List_of_game_books?action=edit&amp;section=18">Edit</text:a></text:p>
          </table:table-cell>
          <table:covered-table-cell table:number-columns-repeated="4"/>
        </table:table-row>
        <table:table-row table:style-name="ro5">
          <table:table-cell/>
          <table:table-cell table:style-name="ce8" office:value-type="string">
            <text:p>Title</text:p>
          </table:table-cell>
          <table:table-cell table:style-name="ce13" office:value-type="string">
            <text:p>Publishing Year</text:p>
          </table:table-cell>
          <table:table-cell table:style-name="ce13" office:value-type="string">
            <text:p>White Wolf ID #</text:p>
          </table:table-cell>
          <table:table-cell table:style-name="ce13" office:value-type="string">
            <text:p>ISBN</text:p>
          </table:table-cell>
          <table:table-cell table:style-name="ce13" office:value-type="string">
            <text:p>Currently In Print?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Aw">MTAw</text:a>: <text:a xlink:href="https://whitewolf.fandom.com/wiki/Gazing_Into_You">Gazing Into You</text:a>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WW40900</text:p>
          </table:table-cell>
          <table:table-cell table:style-name="ce2" office:value-type="string">
            <text:p>1-58846-424-5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Aw">MTAw</text:a>: <text:a xlink:href="https://whitewolf.fandom.com/wiki/Mage:_The_Awakening_Rulebook">Mage: The Awakening Rulebook</text:a> <text:a xlink:href="http://www.drivethrurpg.com/product/2743?affiliate_id=13&amp;src=WWWiki"> </text:a> <text:a xlink:href="https://whitewolf.fandom.com/wiki/Now_in_Print"> </text:a>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WW40000</text:p>
          </table:table-cell>
          <table:table-cell table:style-name="ce2" office:value-type="string">
            <text:p>1-58846-418-0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Aw">MTAw</text:a>: <text:a xlink:href="https://whitewolf.fandom.com/wiki/Boston_Unveiled">Boston Unveiled</text:a> <text:a xlink:href="http://www.drivethrurpg.com/product/2982?affiliate_id=13&amp;src=WWWiki"> </text:a> <text:a xlink:href="https://whitewolf.fandom.com/wiki/Now_in_Print"> </text:a>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WW40200</text:p>
          </table:table-cell>
          <table:table-cell table:style-name="ce2" office:value-type="string">
            <text:p>1-58846-419-9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Aw">MTAw</text:a>: <text:a xlink:href="https://whitewolf.fandom.com/wiki/Sanctum_and_Sigil">Sanctum and Sigil</text:a> <text:a xlink:href="http://www.drivethrurpg.com/product/3137?affiliate_id=13&amp;src=WWWiki"> </text:a> <text:a xlink:href="https://whitewolf.fandom.com/wiki/Now_in_Print"> </text:a>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WW40201</text:p>
          </table:table-cell>
          <table:table-cell table:style-name="ce2" office:value-type="string">
            <text:p>1-58846-420-2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Aw">MTAw</text:a>: <text:a xlink:href="https://whitewolf.fandom.com/wiki/Legacies:_The_Sublime">Legacies: The Sublime</text:a> <text:a xlink:href="http://www.drivethrurpg.com/product/3404?affiliate_id=13&amp;src=WWWiki"> </text:a> <text:a xlink:href="https://whitewolf.fandom.com/wiki/Now_in_Print"> </text:a>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WW40100</text:p>
          </table:table-cell>
          <table:table-cell table:style-name="ce2" office:value-type="string">
            <text:p>1-58846-425-3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Aw">MTAw</text:a>: <text:a xlink:href="https://whitewolf.fandom.com/wiki/Guardians_of_the_Veil_(book)">Guardians of the Veil (book)</text:a> <text:a xlink:href="http://www.drivethrurpg.com/product/3549?affiliate_id=13&amp;src=WWWiki"> </text:a> <text:a xlink:href="https://whitewolf.fandom.com/wiki/Now_in_Print"> </text:a>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WW40305</text:p>
          </table:table-cell>
          <table:table-cell table:style-name="ce2" office:value-type="string">
            <text:p>1-58846-426-1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Aw">MTAw</text:a>: <text:a xlink:href="https://whitewolf.fandom.com/wiki/Tome_of_the_Watchtowers">Tome of the Watchtowers</text:a> <text:a xlink:href="http://www.drivethrurpg.com/product/3792?affiliate_id=13&amp;src=WWWiki"> </text:a> <text:a xlink:href="https://whitewolf.fandom.com/wiki/Now_in_Print"> </text:a>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WW40301</text:p>
          </table:table-cell>
          <table:table-cell table:style-name="ce2" office:value-type="string">
            <text:p>1-58846-427-X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Aw">MTAw</text:a>: <text:a xlink:href="https://whitewolf.fandom.com/wiki/Secrets_of_the_Ruined_Temple">Secrets of the Ruined Temple</text:a> <text:a xlink:href="http://www.drivethrurpg.com/product/11922?affiliate_id=13&amp;src=WWWiki"> </text:a> <text:a xlink:href="https://whitewolf.fandom.com/wiki/Now_in_Print"> </text:a>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WW40310</text:p>
          </table:table-cell>
          <table:table-cell table:style-name="ce2" office:value-type="string">
            <text:p>1-58846-422-9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Aw">MTAw</text:a>: <text:a xlink:href="https://whitewolf.fandom.com/wiki/Reign_of_the_Exarchs">Reign of the Exarchs</text:a> <text:a xlink:href="http://www.drivethrurpg.com/product/12416?affiliate_id=13&amp;src=WWWiki"> </text:a> <text:a xlink:href="https://whitewolf.fandom.com/wiki/Now_in_Print"> </text:a>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WW40306</text:p>
          </table:table-cell>
          <table:table-cell table:style-name="ce2" office:value-type="string">
            <text:p>1-58846-428-8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Aw">MTAw</text:a>: <text:a xlink:href="https://whitewolf.fandom.com/wiki/Tome_of_the_Mysteries">Tome of the Mysteries</text:a> <text:a xlink:href="http://www.drivethrurpg.com/product/23534?affiliate_id=13&amp;src=WWWiki"> </text:a> <text:a xlink:href="https://whitewolf.fandom.com/wiki/Now_in_Print"> </text:a>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WW40302</text:p>
          </table:table-cell>
          <table:table-cell table:style-name="ce2" office:value-type="string">
            <text:p>1-58846-429-6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Aw">MTAw</text:a>: <text:a xlink:href="https://whitewolf.fandom.com/wiki/Legacies:_The_Ancient">Legacies: The Ancient</text:a> <text:a xlink:href="http://www.drivethrurpg.com/product/24481?affiliate_id=13&amp;src=WWWiki"> </text:a>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WW40101</text:p>
          </table:table-cell>
          <table:table-cell table:style-name="ce2" office:value-type="string">
            <text:p>1-58846-430-X</text:p>
          </table:table-cell>
          <table:table-cell table:style-name="ce2" office:value-type="string">
            <text:p>No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MTAw">MTAw</text:a>: <text:a xlink:href="https://whitewolf.fandom.com/wiki/Intruders:_Encounters_With_the_Abyss">Intruders: Encounters With the Abyss</text:a> <text:a xlink:href="http://www.drivethrurpg.com/product/25526?affiliate_id=13&amp;src=WWWiki"> </text:a>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WW40307</text:p>
          </table:table-cell>
          <table:table-cell table:style-name="ce2" office:value-type="string">
            <text:p>1-58846-431-8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Aw">MTAw</text:a>: <text:a xlink:href="https://whitewolf.fandom.com/wiki/The_Free_Council">The Free Council</text:a> <text:a xlink:href="http://www.drivethrurpg.com/product/25983?affiliate_id=13&amp;src=WWWiki"> </text:a> <text:a xlink:href="https://whitewolf.fandom.com/wiki/Now_in_Print"> </text:a>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WW40308</text:p>
          </table:table-cell>
          <table:table-cell table:style-name="ce2" office:value-type="string">
            <text:p>1-58846-432-3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Aw">MTAw</text:a>: <text:a xlink:href="https://whitewolf.fandom.com/wiki/Magical_Traditions">Magical Traditions</text:a> <text:a xlink:href="http://www.drivethrurpg.com/product/28280?affiliate_id=13&amp;src=WWWiki"> </text:a> <text:a xlink:href="https://whitewolf.fandom.com/wiki/Now_in_Print"> </text:a>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WW40309</text:p>
          </table:table-cell>
          <table:table-cell table:style-name="ce2" office:value-type="string">
            <text:p>1-58846-433-0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Aw">MTAw</text:a>: <text:a xlink:href="https://whitewolf.fandom.com/wiki/The_Mysterium">The Mysterium</text:a> <text:a xlink:href="http://www.drivethrurpg.com/product/50486?affiliate_id=13&amp;src=WWWiki"> </text:a> <text:a xlink:href="https://whitewolf.fandom.com/wiki/Now_in_Print"> </text:a>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WW40102</text:p>
          </table:table-cell>
          <table:table-cell table:style-name="ce2" office:value-type="string">
            <text:p>1-58846-434-7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Aw">MTAw</text:a>: <text:a xlink:href="https://whitewolf.fandom.com/wiki/Astral_Realms">Astral Realms</text:a> <text:a xlink:href="http://www.drivethrurpg.com/product/50992?affiliate_id=13&amp;src=WWWiki"> </text:a> <text:a xlink:href="https://whitewolf.fandom.com/wiki/Now_in_Print"> </text:a>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WW40202</text:p>
          </table:table-cell>
          <table:table-cell table:style-name="ce2" office:value-type="string">
            <text:p>1-58846-435-4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Aw">MTAw</text:a>: <text:a xlink:href="https://whitewolf.fandom.com/wiki/The_Adamantine_Arrow_(book)">The Adamantine Arrow (book)</text:a> <text:a xlink:href="http://www.drivethrurpg.com/product/51534?affiliate_id=13&amp;src=WWWiki"> </text:a> <text:a xlink:href="https://whitewolf.fandom.com/wiki/Now_in_Print"> </text:a>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WW40103</text:p>
          </table:table-cell>
          <table:table-cell table:style-name="ce2" office:value-type="string">
            <text:p>1-58846-436-1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Aw">MTAw</text:a>: <text:a xlink:href="https://whitewolf.fandom.com/wiki/Banishers_(book)">Banishers (book)</text:a> <text:a xlink:href="http://www.drivethrurpg.com/product/54790?affiliate_id=13&amp;src=WWWiki"> </text:a> <text:a xlink:href="https://whitewolf.fandom.com/wiki/Now_in_Print"> </text:a>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WW40104</text:p>
          </table:table-cell>
          <table:table-cell table:style-name="ce2" office:value-type="string">
            <text:p>1-58846-440-7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Aw">MTAw</text:a>: <text:a xlink:href="https://whitewolf.fandom.com/wiki/Grimoire_of_Grimoires">Grimoire of Grimoires</text:a> <text:a xlink:href="http://www.drivethrurpg.com/product/56033?affiliate_id=13&amp;src=WWWiki"> </text:a> <text:a xlink:href="https://whitewolf.fandom.com/wiki/Now_in_Print"> </text:a>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WW40203</text:p>
          </table:table-cell>
          <table:table-cell table:style-name="ce2" office:value-type="string">
            <text:p>1-58846-437-8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Aw">MTAw</text:a>: <text:a xlink:href="https://whitewolf.fandom.com/wiki/The_Silver_Ladder">The Silver Ladder</text:a> <text:a xlink:href="http://www.drivethrurpg.com/product/56644?affiliate_id=13&amp;src=WWWiki"> </text:a> <text:a xlink:href="https://whitewolf.fandom.com/wiki/Now_in_Print"> </text:a>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WW40105</text:p>
          </table:table-cell>
          <table:table-cell table:style-name="ce2" office:value-type="string">
            <text:p>1-58846-438-5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Aw">MTAw</text:a>: <text:a xlink:href="https://whitewolf.fandom.com/wiki/Keys_to_the_Supernal_Tarot">Keys to the Supernal Tarot</text:a> <text:a xlink:href="http://www.drivethrurpg.com/product/58743?affiliate_id=13&amp;src=WWWiki"> </text:a> <text:a xlink:href="https://whitewolf.fandom.com/wiki/Now_in_Print"> </text:a>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WW40312</text:p>
          </table:table-cell>
          <table:table-cell table:style-name="ce2" office:value-type="string">
            <text:p>1-58846-439-2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Aw">MTAw</text:a>: <text:a xlink:href="https://whitewolf.fandom.com/wiki/Seers_of_the_Throne_(book)">Seers of the Throne (book)</text:a> <text:a xlink:href="http://www.drivethrurpg.com/product/60246?affiliate_id=13&amp;src=WWWiki"> </text:a> <text:a xlink:href="https://whitewolf.fandom.com/wiki/Now_in_Print"> </text:a>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WW40321</text:p>
          </table:table-cell>
          <table:table-cell table:style-name="ce2" office:value-type="string">
            <text:p>1-58846-358-6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Aw">MTAw</text:a>: <text:a xlink:href="https://whitewolf.fandom.com/wiki/Summoners">Summoners</text:a> <text:a xlink:href="http://www.drivethrurpg.com/product/60624?affiliate_id=13&amp;src=WWWiki"> </text:a>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WW40322</text:p>
          </table:table-cell>
          <table:table-cell table:style-name="ce2" office:value-type="string">
            <text:p>1-58846-365-6</text:p>
          </table:table-cell>
          <table:table-cell table:style-name="ce2" office:value-type="string">
            <text:p>No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MTAw">MTAw</text:a>: <text:a xlink:href="https://whitewolf.fandom.com/wiki/Night_Horrors:_The_Unbidden">Night Horrors: The Unbidden</text:a> <text:a xlink:href="http://www.drivethrurpg.com/product/78098?affiliate_id=13&amp;src=WWWiki"> </text:a>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W40324</text:p>
          </table:table-cell>
          <table:table-cell table:style-name="ce2" office:value-type="string">
            <text:p>978-1-58846-378-4</text:p>
          </table:table-cell>
          <table:table-cell table:style-name="ce2" office:value-type="string">
            <text:p>No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MTAw">MTAw</text:a>: <text:a xlink:href="https://whitewolf.fandom.com/wiki/Mage_Chronicler%27s_Guide">Mage Chronicler's Guide</text:a> <text:a xlink:href="http://www.drivethrurpg.com/product/82216?affiliate_id=13&amp;src=WWWiki"> </text:a>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W40325</text:p>
          </table:table-cell>
          <table:table-cell table:style-name="ce2" office:value-type="string">
            <text:p>978-1-58846-386-9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Aw">MTAw</text:a>: <text:a xlink:href="https://whitewolf.fandom.com/wiki/Mage_Noir">Mage Noir</text:a> <text:a xlink:href="http://www.drivethrurpg.com/product/89457?affiliate_id=13&amp;src=WWWiki"> </text:a> <text:a xlink:href="https://whitewolf.fandom.com/wiki/Now_in_Print"> </text:a>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WW55106</text:p>
          </table:table-cell>
          <table:table-cell table:style-name="ce14"/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Aw">MTAw</text:a>: <text:a xlink:href="https://whitewolf.fandom.com/wiki/Imperial_Mysteries">Imperial Mysteries</text:a> <text:a xlink:href="http://www.drivethrurpg.com/product/97925?affiliate_id=13&amp;src=WWWiki"> </text:a> <text:a xlink:href="https://whitewolf.fandom.com/wiki/Now_in_Print"> </text:a></text:p>
          </table:table-cell>
          <table:table-cell table:style-name="ce2" office:value-type="float" office:value="2012">
            <text:p>2012</text:p>
          </table:table-cell>
          <table:table-cell table:style-name="ce2" office:value-type="string">
            <text:p>WW40010</text:p>
          </table:table-cell>
          <table:table-cell table:style-name="ce14"/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Aw">MTAw</text:a>: <text:a xlink:href="https://whitewolf.fandom.com/wiki/Left-Hand_Path">Left-Hand Path</text:a> <text:a xlink:href="http://www.drivethrurpg.com/product/107263?affiliate_id=13&amp;src=WWWiki"> </text:a> <text:a xlink:href="https://whitewolf.fandom.com/wiki/Now_in_Print"> </text:a></text:p>
          </table:table-cell>
          <table:table-cell table:style-name="ce2" office:value-type="float" office:value="2012">
            <text:p>2012</text:p>
          </table:table-cell>
          <table:table-cell table:style-name="ce14" table:number-columns-repeated="2"/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Aw">MTAw</text:a>: <text:a xlink:href="https://whitewolf.fandom.com/wiki/Mage_Translation_Guide">Mage Translation Guide</text:a> <text:a xlink:href="http://www.drivethrurpg.com/product/114433?affiliate_id=13&amp;src=WWWiki"> </text:a> <text:a xlink:href="https://whitewolf.fandom.com/wiki/Now_in_Print"> </text:a></text:p>
          </table:table-cell>
          <table:table-cell table:style-name="ce2" office:value-type="float" office:value="2013">
            <text:p>2013</text:p>
          </table:table-cell>
          <table:table-cell table:style-name="ce14" table:number-columns-repeated="2"/>
          <table:table-cell table:style-name="ce2" office:value-type="string">
            <text:p>Yes</text:p>
          </table:table-cell>
        </table:table-row>
        <table:table-row table:style-name="ro3">
          <table:table-cell/>
          <table:table-cell table:style-name="ce7" office:value-type="string" table:number-columns-spanned="5" table:number-rows-spanned="1">
            <text:p><text:a xlink:href="https://whitewolf.fandom.com/wiki/Promethean:_The_Created">Promethean: The Created</text:a> (2006)<text:a xlink:href="https://whitewolf.fandom.com/wiki/List_of_game_books?action=edit&amp;section=19">Edit</text:a></text:p>
          </table:table-cell>
          <table:covered-table-cell table:number-columns-repeated="4"/>
        </table:table-row>
        <table:table-row table:style-name="ro5">
          <table:table-cell/>
          <table:table-cell table:style-name="ce8" office:value-type="string">
            <text:p>Title</text:p>
          </table:table-cell>
          <table:table-cell table:style-name="ce13" office:value-type="string">
            <text:p>Publishing Year</text:p>
          </table:table-cell>
          <table:table-cell table:style-name="ce13" office:value-type="string">
            <text:p>White Wolf ID #</text:p>
          </table:table-cell>
          <table:table-cell table:style-name="ce13" office:value-type="string">
            <text:p>ISBN</text:p>
          </table:table-cell>
          <table:table-cell table:style-name="ce13" office:value-type="string">
            <text:p>Currently In Print?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PTC">PTC</text:a>: <text:a xlink:href="https://whitewolf.fandom.com/wiki/Promethean:_The_Created_Rulebook">Promethean: The Created Rulebook</text:a> <text:a xlink:href="http://www.drivethrurpg.com/product/12532?affiliate_id=13&amp;src=WWWiki"> </text:a> <text:a xlink:href="https://whitewolf.fandom.com/wiki/Now_in_Print"> </text:a>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WW60000</text:p>
          </table:table-cell>
          <table:table-cell table:style-name="ce2" office:value-type="string">
            <text:p>1-58846-606-X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PTC">PTC</text:a>: <text:a xlink:href="https://whitewolf.fandom.com/wiki/Pandora%27s_Book">Pandora's Book</text:a> <text:a xlink:href="http://www.drivethrurpg.com/product/23079?affiliate_id=13&amp;src=WWWiki"> </text:a> <text:a xlink:href="https://whitewolf.fandom.com/wiki/Now_in_Print"> </text:a>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WW60300</text:p>
          </table:table-cell>
          <table:table-cell table:style-name="ce2" office:value-type="string">
            <text:p>1-58846-488-1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PTC">PTC</text:a>: <text:a xlink:href="https://whitewolf.fandom.com/wiki/Strange_Alchemies">Strange Alchemies</text:a> <text:a xlink:href="http://www.drivethrurpg.com/product/23682?affiliate_id=13&amp;src=WWWiki"> </text:a> <text:a xlink:href="https://whitewolf.fandom.com/wiki/Now_in_Print"> </text:a>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WW60100</text:p>
          </table:table-cell>
          <table:table-cell table:style-name="ce2" office:value-type="string">
            <text:p>1-58846-607-8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PTC">PTC</text:a>: <text:a xlink:href="https://whitewolf.fandom.com/wiki/Magnum_Opus_(book)">Magnum Opus (book)</text:a> <text:a xlink:href="http://www.drivethrurpg.com/product/24682?affiliate_id=13&amp;src=WWWiki"> </text:a> <text:a xlink:href="https://whitewolf.fandom.com/wiki/Now_in_Print"> </text:a>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WW60101</text:p>
          </table:table-cell>
          <table:table-cell table:style-name="ce2" office:value-type="string">
            <text:p>1-58846-608-2</text:p>
          </table:table-cell>
          <table:table-cell table:style-name="ce2" office:value-type="string">
            <text:p>Yes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PTC">PTC</text:a>: <text:a xlink:href="https://whitewolf.fandom.com/wiki/Saturnine_Night_(book)">Saturnine Night (book)</text:a> <text:a xlink:href="http://www.drivethrurpg.com/product/25525?affiliate_id=13&amp;src=WWWiki"> </text:a> <text:a xlink:href="https://whitewolf.fandom.com/wiki/Now_in_Print"> </text:a>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WW60301</text:p>
          </table:table-cell>
          <table:table-cell table:style-name="ce2" office:value-type="string">
            <text:p>978-1-58846-609</text:p>
          </table:table-cell>
          <table:table-cell table:style-name="ce2" office:value-type="string">
            <text:p>Yes</text:p>
          </table:table-cell>
        </table:table-row>
        <table:table-row table:style-name="ro3">
          <table:table-cell/>
          <table:table-cell table:style-name="ce7" office:value-type="string" table:number-columns-spanned="5" table:number-rows-spanned="1">
            <text:p><text:a xlink:href="https://whitewolf.fandom.com/wiki/Changeling:_The_Lost">Changeling: The Lost</text:a> (2007)<text:a xlink:href="https://whitewolf.fandom.com/wiki/List_of_game_books?action=edit&amp;section=20">Edit</text:a></text:p>
          </table:table-cell>
          <table:covered-table-cell table:number-columns-repeated="4"/>
        </table:table-row>
        <table:table-row table:style-name="ro5">
          <table:table-cell/>
          <table:table-cell table:style-name="ce8" office:value-type="string">
            <text:p>Title</text:p>
          </table:table-cell>
          <table:table-cell table:style-name="ce13" office:value-type="string">
            <text:p>Publishing Year</text:p>
          </table:table-cell>
          <table:table-cell table:style-name="ce13" office:value-type="string">
            <text:p>White Wolf ID #</text:p>
          </table:table-cell>
          <table:table-cell table:style-name="ce13" office:value-type="string">
            <text:p>ISBN</text:p>
          </table:table-cell>
          <table:table-cell table:style-name="ce13" office:value-type="string">
            <text:p>Currently In Print?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TL">CTL</text:a>: <text:a xlink:href="https://whitewolf.fandom.com/wiki/Changeling:_The_Lost_Quickstart">Changeling: The Lost Quickstart</text:a> <text:a xlink:href="http://www.drivethrurpg.com/product/28293?affiliate_id=13&amp;src=WWWiki"> </text:a>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WW70900</text:p>
          </table:table-cell>
          <table:table-cell table:style-name="ce14"/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TL">CTL</text:a>: <text:a xlink:href="https://whitewolf.fandom.com/wiki/Changeling:_The_Lost_Rulebook">Changeling: The Lost Rulebook</text:a> <text:a xlink:href="http://www.drivethrurpg.com/product/50010?affiliate_id=13&amp;src=WWWiki"> </text:a> <text:a xlink:href="https://whitewolf.fandom.com/wiki/Now_in_Print"> </text:a>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WW70000</text:p>
          </table:table-cell>
          <table:table-cell table:style-name="ce2" office:value-type="string">
            <text:p>1-58846-527-6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TL">CTL</text:a>: <text:a xlink:href="https://whitewolf.fandom.com/wiki/Autumn_Nightmares">Autumn Nightmares</text:a> <text:a xlink:href="http://www.drivethrurpg.com/product/50679?affiliate_id=13&amp;src=WWWiki"> </text:a> <text:a xlink:href="https://whitewolf.fandom.com/wiki/Now_in_Print"> </text:a>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WW70300</text:p>
          </table:table-cell>
          <table:table-cell table:style-name="ce2" office:value-type="string">
            <text:p>1-58846-531-3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TL">CTL</text:a>: <text:a xlink:href="https://whitewolf.fandom.com/wiki/Winter_Masques">Winter Masques</text:a> <text:a xlink:href="http://www.drivethrurpg.com/product/51347?affiliate_id=13&amp;src=WWWiki"> </text:a> <text:a xlink:href="https://whitewolf.fandom.com/wiki/Now_in_Print"> </text:a>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WW70200</text:p>
          </table:table-cell>
          <table:table-cell table:style-name="ce2" office:value-type="string">
            <text:p>1-58846-532-0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TL">CTL</text:a>: <text:a xlink:href="https://whitewolf.fandom.com/wiki/Rites_of_Spring">Rites of Spring</text:a> <text:a xlink:href="http://www.drivethrurpg.com/product/54401?affiliate_id=13&amp;src=WWWiki"> </text:a> <text:a xlink:href="https://whitewolf.fandom.com/wiki/Now_in_Print"> </text:a>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WW70201</text:p>
          </table:table-cell>
          <table:table-cell table:style-name="ce2" office:value-type="string">
            <text:p>1-58846-246-0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TL">CTL</text:a>: <text:a xlink:href="https://whitewolf.fandom.com/wiki/Lords_of_Summer">Lords of Summer</text:a> <text:a xlink:href="http://www.drivethrurpg.com/product/56375?affiliate_id=13&amp;src=WWWiki"> </text:a> <text:a xlink:href="https://whitewolf.fandom.com/wiki/Now_in_Print"> </text:a>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WW70202</text:p>
          </table:table-cell>
          <table:table-cell table:style-name="ce2" office:value-type="string">
            <text:p>1-58846-715-7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TL">CTL</text:a>: <text:a xlink:href="https://whitewolf.fandom.com/wiki/Equinox_Road">Equinox Road</text:a> <text:a xlink:href="http://www.drivethrurpg.com/product/57384?affiliate_id=13&amp;src=WWWiki"> </text:a> <text:a xlink:href="https://whitewolf.fandom.com/wiki/Now_in_Print"> </text:a>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WW70203</text:p>
          </table:table-cell>
          <table:table-cell table:style-name="ce2" office:value-type="string">
            <text:p>1-58846-717-1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TL">CTL</text:a>: <text:a xlink:href="https://whitewolf.fandom.com/wiki/Night_Horrors:_Grim_Fears">Night Horrors: Grim Fears</text:a> <text:a xlink:href="http://www.drivethrurpg.com/product/58364?affiliate_id=13&amp;src=WWWiki"> </text:a> <text:a xlink:href="https://whitewolf.fandom.com/wiki/Now_in_Print"> </text:a>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WW70205</text:p>
          </table:table-cell>
          <table:table-cell table:style-name="ce2" office:value-type="string">
            <text:p>1-58846-743-0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TL">CTL</text:a>: <text:a xlink:href="https://whitewolf.fandom.com/wiki/Dancers_in_the_Dusk">Dancers in the Dusk</text:a> <text:a xlink:href="http://www.drivethrurpg.com/product/60527?affiliate_id=13&amp;src=WWWiki"> </text:a> <text:a xlink:href="https://whitewolf.fandom.com/wiki/Now_in_Print"> </text:a>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WW70207</text:p>
          </table:table-cell>
          <table:table-cell table:style-name="ce2" office:value-type="string">
            <text:p>1-58846-361-6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TL">CTL</text:a>: <text:a xlink:href="https://whitewolf.fandom.com/wiki/Swords_at_Dawn">Swords at Dawn</text:a> <text:a xlink:href="http://www.drivethrurpg.com/product/63362?affiliate_id=13&amp;src=WWWiki"> </text:a>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WW70208</text:p>
          </table:table-cell>
          <table:table-cell table:style-name="ce2" office:value-type="string">
            <text:p>1-58846-370-2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TL">CTL</text:a>: <text:a xlink:href="https://whitewolf.fandom.com/wiki/Goblin_Markets">Goblin Markets</text:a> <text:a xlink:href="http://www.drivethrurpg.com/product/64285?affiliate_id=13&amp;src=WWWiki"> </text:a> <text:a xlink:href="https://whitewolf.fandom.com/wiki/Now_in_Print"> </text:a>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WW70002</text:p>
          </table:table-cell>
          <table:table-cell table:style-name="ce14"/>
          <table:table-cell table:style-name="ce2" office:value-type="string">
            <text:p>Yes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CTL">CTL</text:a>: <text:a xlink:href="https://whitewolf.fandom.com/wiki/The_Fear-Maker%27s_Promise_Compilation">The Fear-Maker's Promise Compilation</text:a> <text:a xlink:href="http://www.drivethrurpg.com/product/92561?affiliate_id=13&amp;src=WWWiki"> </text:a> <text:a xlink:href="https://whitewolf.fandom.com/wiki/Now_in_Print"> </text:a>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WW70004</text:p>
          </table:table-cell>
          <table:table-cell table:style-name="ce2" office:value-type="string">
            <text:p>1-58846-464-4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CTL">CTL</text:a>: <text:a xlink:href="https://whitewolf.fandom.com/wiki/Victorian_Lost">Victorian Lost</text:a> <text:a xlink:href="http://www.drivethrurpg.com/product/102468?affiliate_id=13&amp;src=WWWiki"> </text:a> <text:a xlink:href="https://whitewolf.fandom.com/wiki/Now_in_Print"> </text:a></text:p>
          </table:table-cell>
          <table:table-cell table:style-name="ce2" office:value-type="float" office:value="2012">
            <text:p>2012</text:p>
          </table:table-cell>
          <table:table-cell table:style-name="ce2" office:value-type="string">
            <text:p>WW70006</text:p>
          </table:table-cell>
          <table:table-cell table:style-name="ce14"/>
          <table:table-cell table:style-name="ce2" office:value-type="string">
            <text:p>Yes</text:p>
          </table:table-cell>
        </table:table-row>
        <table:table-row table:style-name="ro3">
          <table:table-cell/>
          <table:table-cell table:style-name="ce7" office:value-type="string" table:number-columns-spanned="5" table:number-rows-spanned="1">
            <text:p><text:a xlink:href="https://whitewolf.fandom.com/wiki/Hunter:_The_Vigil">Hunter: The Vigil</text:a> (2008)<text:a xlink:href="https://whitewolf.fandom.com/wiki/List_of_game_books?action=edit&amp;section=21">Edit</text:a></text:p>
          </table:table-cell>
          <table:covered-table-cell table:number-columns-repeated="4"/>
        </table:table-row>
        <table:table-row table:style-name="ro5">
          <table:table-cell/>
          <table:table-cell table:style-name="ce8" office:value-type="string">
            <text:p>Title</text:p>
          </table:table-cell>
          <table:table-cell table:style-name="ce13" office:value-type="string">
            <text:p>Publishing Year</text:p>
          </table:table-cell>
          <table:table-cell table:style-name="ce13" office:value-type="string">
            <text:p>White Wolf ID #</text:p>
          </table:table-cell>
          <table:table-cell table:style-name="ce13" office:value-type="string">
            <text:p>ISBN</text:p>
          </table:table-cell>
          <table:table-cell table:style-name="ce13" office:value-type="string">
            <text:p>Currently In Print?</text:p>
          </table:table-cell>
        </table:table-row>
        <table:table-row table:style-name="ro6">
          <table:table-cell/>
          <table:table-cell table:style-name="ce9" office:value-type="string">
            <text:p><text:a xlink:href="https://whitewolf.fandom.com/wiki/HTV">HTV</text:a>: <text:a xlink:href="https://whitewolf.fandom.com/wiki/Hunter:_The_Vigil_Quickstart_—_One_Year_Later">Hunter: The Vigil Quickstart — One Year Later</text:a> <text:a xlink:href="http://www.drivethrurpg.com/product/56497?affiliate_id=13&amp;src=WWWiki"> </text:a>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WW-QS-2</text:p>
          </table:table-cell>
          <table:table-cell table:style-name="ce14"/>
          <table:table-cell table:style-name="ce2" office:value-type="string">
            <text:p>No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HTV">HTV</text:a>: <text:a xlink:href="https://whitewolf.fandom.com/wiki/Hunter:_The_Vigil_Quickstart_—_The_Hunt">Hunter: The Vigil Quickstart — The Hunt</text:a> <text:a xlink:href="http://www.drivethrurpg.com/product/56639?affiliate_id=13&amp;src=WWWiki"> </text:a>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WW-QS-1</text:p>
          </table:table-cell>
          <table:table-cell table:style-name="ce14"/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HTV">HTV</text:a>: <text:a xlink:href="https://whitewolf.fandom.com/wiki/Hunter:_The_Vigil_Rulebook">Hunter: The Vigil Rulebook</text:a> <text:a xlink:href="http://www.drivethrurpg.com/product/57209?affiliate_id=13&amp;src=WWWiki"> </text:a> <text:a xlink:href="https://whitewolf.fandom.com/wiki/Now_in_Print"> </text:a>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WW55550</text:p>
          </table:table-cell>
          <table:table-cell table:style-name="ce2" office:value-type="string">
            <text:p>1-58846-718-8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HTV">HTV</text:a>: <text:a xlink:href="https://whitewolf.fandom.com/wiki/Witch_Finders">Witch Finders</text:a> <text:a xlink:href="http://www.drivethrurpg.com/product/57443?affiliate_id=13&amp;src=WWWiki"> </text:a> <text:a xlink:href="https://whitewolf.fandom.com/wiki/Now_in_Print"> </text:a>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WW55554</text:p>
          </table:table-cell>
          <table:table-cell table:style-name="ce2" office:value-type="string">
            <text:p>1-58846-722-5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HTV">HTV</text:a>: <text:a xlink:href="https://whitewolf.fandom.com/wiki/Block_by_Bloody_Block">Block by Bloody Block</text:a> <text:a xlink:href="http://www.drivethrurpg.com/product/59385?affiliate_id=13&amp;src=WWWiki"> </text:a> <text:a xlink:href="https://whitewolf.fandom.com/wiki/Now_in_Print"> </text:a>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WW55588</text:p>
          </table:table-cell>
          <table:table-cell table:style-name="ce14"/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HTV">HTV</text:a>: <text:a xlink:href="https://whitewolf.fandom.com/wiki/Horror_Recognition_Guide">Horror Recognition Guide</text:a> <text:a xlink:href="http://www.drivethrurpg.com/product/59880?affiliate_id=13&amp;src=WWWiki"> </text:a> <text:a xlink:href="https://whitewolf.fandom.com/wiki/Now_in_Print"> </text:a>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WW55560</text:p>
          </table:table-cell>
          <table:table-cell table:style-name="ce2" office:value-type="string">
            <text:p>1-58846-355-5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HTV">HTV</text:a>: <text:a xlink:href="https://whitewolf.fandom.com/wiki/Night_Stalkers">Night Stalkers</text:a> <text:a xlink:href="http://www.drivethrurpg.com/product/60526?affiliate_id=13&amp;src=WWWiki"> </text:a> <text:a xlink:href="https://whitewolf.fandom.com/wiki/Now_in_Print"> </text:a>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WW55556</text:p>
          </table:table-cell>
          <table:table-cell table:style-name="ce2" office:value-type="string">
            <text:p>1-58846-745-4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HTV">HTV</text:a>: <text:a xlink:href="https://whitewolf.fandom.com/wiki/Spirit_Slayers">Spirit Slayers</text:a> <text:a xlink:href="http://www.drivethrurpg.com/product/60094?affiliate_id=13&amp;src=WWWiki"> </text:a> <text:a xlink:href="https://whitewolf.fandom.com/wiki/Now_in_Print"> </text:a>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WW55557</text:p>
          </table:table-cell>
          <table:table-cell table:style-name="ce2" office:value-type="string">
            <text:p>1-58846-746-1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HTV">HTV</text:a>: <text:a xlink:href="https://whitewolf.fandom.com/wiki/Compacts_%26_Conspiracies">Compacts &amp; Conspiracies</text:a> <text:a xlink:href="http://www.drivethrurpg.com/product/81172?affiliate_id=13&amp;src=WWWiki"> </text:a> <text:a xlink:href="https://whitewolf.fandom.com/wiki/Now_in_Print"> </text:a>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W55566</text:p>
          </table:table-cell>
          <table:table-cell table:style-name="ce2" office:value-type="string">
            <text:p>1-58846-745-4</text:p>
          </table:table-cell>
          <table:table-cell table:style-name="ce2" office:value-type="string">
            <text:p>Yes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HTV">HTV</text:a>: <text:a xlink:href="https://whitewolf.fandom.com/wiki/Mortal_Remains">Mortal Remains</text:a> <text:a xlink:href="http://www.drivethrurpg.com/product/129193?affiliate_id=13&amp;src=WWWiki"> </text:a> <text:a xlink:href="https://whitewolf.fandom.com/wiki/Now_in_Print"> </text:a></text:p>
          </table:table-cell>
          <table:table-cell table:style-name="ce2" office:value-type="float" office:value="2014">
            <text:p>2014</text:p>
          </table:table-cell>
          <table:table-cell table:style-name="ce14"/>
          <table:table-cell table:style-name="ce2" office:value-type="string">
            <text:p>237-0-00588-266-5</text:p>
          </table:table-cell>
          <table:table-cell table:style-name="ce2" office:value-type="string">
            <text:p>Yes</text:p>
          </table:table-cell>
        </table:table-row>
        <table:table-row table:style-name="ro3">
          <table:table-cell/>
          <table:table-cell table:style-name="ce7" office:value-type="string" table:number-columns-spanned="5" table:number-rows-spanned="1">
            <text:p><text:a xlink:href="https://whitewolf.fandom.com/wiki/Geist:_The_Sin-Eaters">Geist: The Sin-Eaters</text:a> (2009)<text:a xlink:href="https://whitewolf.fandom.com/wiki/List_of_game_books?action=edit&amp;section=22">Edit</text:a></text:p>
          </table:table-cell>
          <table:covered-table-cell table:number-columns-repeated="4"/>
        </table:table-row>
        <table:table-row table:style-name="ro5">
          <table:table-cell/>
          <table:table-cell table:style-name="ce8" office:value-type="string">
            <text:p>Title</text:p>
          </table:table-cell>
          <table:table-cell table:style-name="ce13" office:value-type="string">
            <text:p>Publishing Year</text:p>
          </table:table-cell>
          <table:table-cell table:style-name="ce13" office:value-type="string">
            <text:p>White Wolf ID #</text:p>
          </table:table-cell>
          <table:table-cell table:style-name="ce13" office:value-type="string">
            <text:p>ISBN</text:p>
          </table:table-cell>
          <table:table-cell table:style-name="ce13" office:value-type="string">
            <text:p>Currently In Print?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GTS">GTS</text:a>: <text:a xlink:href="https://whitewolf.fandom.com/wiki/Geist:_The_Sin-Eaters_Quickstart">Geist: The Sin-Eaters Quickstart</text:a> <text:a xlink:href="http://www.drivethrurpg.com/product/63060?affiliate_id=13&amp;src=WWWiki"> </text:a>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WW60508</text:p>
          </table:table-cell>
          <table:table-cell table:style-name="ce2" office:value-type="string">
            <text:p>978-1-58846-397-5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GTS">GTS</text:a>: <text:a xlink:href="https://whitewolf.fandom.com/wiki/Geist:_The_Sin-Eaters_Rulebook">Geist: The Sin-Eaters Rulebook</text:a> <text:a xlink:href="http://www.drivethrurpg.com/product/64033?affiliate_id=13&amp;src=WWWiki"> </text:a> <text:a xlink:href="https://whitewolf.fandom.com/wiki/Now_in_Print"> </text:a>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WW60500</text:p>
          </table:table-cell>
          <table:table-cell table:style-name="ce2" office:value-type="string">
            <text:p>1-58846-377-7</text:p>
          </table:table-cell>
          <table:table-cell table:style-name="ce2" office:value-type="string">
            <text:p>Yes</text:p>
          </table:table-cell>
        </table:table-row>
        <table:table-row table:style-name="ro3">
          <table:table-cell/>
          <table:table-cell table:style-name="ce7" office:value-type="string" table:number-columns-spanned="5" table:number-rows-spanned="1">
            <text:p><text:a xlink:href="https://whitewolf.fandom.com/wiki/Mummy:_The_Curse">Mummy: The Curse</text:a> (2013)<text:a xlink:href="https://whitewolf.fandom.com/wiki/List_of_game_books?action=edit&amp;section=23">Edit</text:a></text:p>
          </table:table-cell>
          <table:covered-table-cell table:number-columns-repeated="4"/>
        </table:table-row>
        <table:table-row table:style-name="ro5">
          <table:table-cell/>
          <table:table-cell table:style-name="ce8" office:value-type="string">
            <text:p>Title</text:p>
          </table:table-cell>
          <table:table-cell table:style-name="ce13" office:value-type="string">
            <text:p>Publishing Year</text:p>
          </table:table-cell>
          <table:table-cell table:style-name="ce13" office:value-type="string">
            <text:p>White Wolf ID #</text:p>
          </table:table-cell>
          <table:table-cell table:style-name="ce13" office:value-type="string">
            <text:p>ISBN</text:p>
          </table:table-cell>
          <table:table-cell table:style-name="ce13" office:value-type="string">
            <text:p>Currently In Print?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C">MTC</text:a>: <text:a xlink:href="https://whitewolf.fandom.com/wiki/Mummy:_The_Curse_Rulebook">Mummy: The Curse Rulebook</text:a> <text:a xlink:href="http://www.drivethrurpg.com/product/111598?affiliate_id=13&amp;src=WWWiki"> </text:a> <text:a xlink:href="https://whitewolf.fandom.com/wiki/Now_in_Print"> </text:a></text:p>
          </table:table-cell>
          <table:table-cell table:style-name="ce2" office:value-type="float" office:value="2013">
            <text:p>2013</text:p>
          </table:table-cell>
          <table:table-cell table:style-name="ce14" table:number-columns-repeated="2"/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C">MTC</text:a>: <text:a xlink:href="https://whitewolf.fandom.com/wiki/Mummy:_The_Curse_Player%27s_Book">Mummy: The Curse Player's Book</text:a> <text:a xlink:href="http://www.drivethrurpg.com/product/113124?affiliate_id=13&amp;src=WWWiki"> </text:a> <text:a xlink:href="https://whitewolf.fandom.com/wiki/Now_in_Print"> </text:a></text:p>
          </table:table-cell>
          <table:table-cell table:style-name="ce2" office:value-type="float" office:value="2013">
            <text:p>2013</text:p>
          </table:table-cell>
          <table:table-cell table:style-name="ce14" table:number-columns-repeated="2"/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C">MTC</text:a>: <text:a xlink:href="https://whitewolf.fandom.com/wiki/Eve_of_Judgment">Eve of Judgment</text:a> <text:a xlink:href="http://www.drivethrurpg.com/product/113125?affiliate_id=13&amp;src=WWWiki"> </text:a> <text:a xlink:href="https://whitewolf.fandom.com/wiki/Now_in_Print"> </text:a></text:p>
          </table:table-cell>
          <table:table-cell table:style-name="ce2" office:value-type="float" office:value="2013">
            <text:p>2013</text:p>
          </table:table-cell>
          <table:table-cell table:style-name="ce14" table:number-columns-repeated="2"/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C">MTC</text:a>: <text:a xlink:href="https://whitewolf.fandom.com/wiki/Guildhalls_of_the_Deathless">Guildhalls of the Deathless</text:a> <text:a xlink:href="http://www.drivethrurpg.com/product/119830?affiliate_id=13&amp;src=WWWiki"> </text:a> <text:a xlink:href="https://whitewolf.fandom.com/wiki/Now_in_Print"> </text:a></text:p>
          </table:table-cell>
          <table:table-cell table:style-name="ce2" office:value-type="float" office:value="2013">
            <text:p>2013</text:p>
          </table:table-cell>
          <table:table-cell table:style-name="ce14" table:number-columns-repeated="2"/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MTC">MTC</text:a>: <text:a xlink:href="https://whitewolf.fandom.com/wiki/Cursed_Necropolis:_D.C.">Cursed Necropolis: D.C.</text:a> <text:a xlink:href="http://www.drivethrurpg.com/product/129144?affiliate_id=13&amp;src=WWWiki"> </text:a> <text:a xlink:href="https://whitewolf.fandom.com/wiki/Now_in_Print"> </text:a></text:p>
          </table:table-cell>
          <table:table-cell table:style-name="ce2" office:value-type="float" office:value="2014">
            <text:p>2014</text:p>
          </table:table-cell>
          <table:table-cell table:style-name="ce14" table:number-columns-repeated="2"/>
          <table:table-cell table:style-name="ce2" office:value-type="string">
            <text:p>Yes</text:p>
          </table:table-cell>
        </table:table-row>
        <table:table-row table:style-name="ro3">
          <table:table-cell/>
          <table:table-cell table:style-name="ce7" office:value-type="string" table:number-columns-spanned="5" table:number-rows-spanned="1">
            <text:p><text:a xlink:href="https://whitewolf.fandom.com/wiki/Demon:_The_Descent">Demon: The Descent</text:a> (2014)<text:a xlink:href="https://whitewolf.fandom.com/wiki/List_of_game_books?action=edit&amp;section=24">Edit</text:a></text:p>
          </table:table-cell>
          <table:covered-table-cell table:number-columns-repeated="4"/>
        </table:table-row>
        <table:table-row table:style-name="ro5">
          <table:table-cell/>
          <table:table-cell table:style-name="ce8" office:value-type="string">
            <text:p>Title</text:p>
          </table:table-cell>
          <table:table-cell table:style-name="ce13" office:value-type="string">
            <text:p>Publishing Year</text:p>
          </table:table-cell>
          <table:table-cell table:style-name="ce13" office:value-type="string">
            <text:p>White Wolf ID #</text:p>
          </table:table-cell>
          <table:table-cell table:style-name="ce13" office:value-type="string">
            <text:p>ISBN</text:p>
          </table:table-cell>
          <table:table-cell table:style-name="ce13" office:value-type="string">
            <text:p>Currently In Print?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DTD">DTD</text:a>: <text:a xlink:href="https://whitewolf.fandom.com/wiki/Demon:_The_Descent_Quickstart">Demon: The Descent Quickstart</text:a> <text:a xlink:href="http://www.drivethrurpg.com/product/118271?affiliate_id=13&amp;src=WWWiki"> </text:a> <text:a xlink:href="https://whitewolf.fandom.com/wiki/Now_in_Print"> </text:a></text:p>
          </table:table-cell>
          <table:table-cell table:style-name="ce2" office:value-type="float" office:value="2013">
            <text:p>2013</text:p>
          </table:table-cell>
          <table:table-cell table:style-name="ce14" table:number-columns-repeated="2"/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DTD">DTD</text:a>: <text:a xlink:href="https://whitewolf.fandom.com/wiki/Demon:_The_Descent_Rulebook">Demon: The Descent Rulebook</text:a> <text:a xlink:href="http://www.drivethrurpg.com/product/124155?affiliate_id=13&amp;src=WWWiki"> </text:a> <text:a xlink:href="https://whitewolf.fandom.com/wiki/Now_in_Print"> </text:a></text:p>
          </table:table-cell>
          <table:table-cell table:style-name="ce2" office:value-type="float" office:value="2014">
            <text:p>2014</text:p>
          </table:table-cell>
          <table:table-cell table:style-name="ce14" table:number-columns-repeated="2"/>
          <table:table-cell table:style-name="ce2" office:value-type="string">
            <text:p>Yes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DTD">DTD</text:a>: <text:a xlink:href="https://whitewolf.fandom.com/wiki/Flowers_of_Hell:_The_Demon_Players_Guide">Flowers of Hell: The Demon Players Guide</text:a> <text:a xlink:href="http://www.drivethrurpg.com/product/131419?affiliate_id=13&amp;src=WWWiki"> </text:a> <text:a xlink:href="https://whitewolf.fandom.com/wiki/Now_in_Print"> </text:a></text:p>
          </table:table-cell>
          <table:table-cell table:style-name="ce2" office:value-type="float" office:value="2014">
            <text:p>2014</text:p>
          </table:table-cell>
          <table:table-cell table:style-name="ce14"/>
          <table:table-cell table:style-name="ce2" office:value-type="string">
            <text:p>237-0-00614-217-1</text:p>
          </table:table-cell>
          <table:table-cell table:style-name="ce2" office:value-type="string">
            <text:p>Yes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DTD">DTD</text:a>: <text:a xlink:href="https://whitewolf.fandom.com/wiki/Heirs_to_Hell">Heirs to Hell</text:a> <text:a xlink:href="http://www.drivethrurpg.com/product/131284?affiliate_id=13&amp;src=WWWiki"> </text:a> <text:a xlink:href="https://whitewolf.fandom.com/wiki/Now_in_Print"> </text:a></text:p>
          </table:table-cell>
          <table:table-cell table:style-name="ce2" office:value-type="float" office:value="2014">
            <text:p>2014</text:p>
          </table:table-cell>
          <table:table-cell table:style-name="ce14"/>
          <table:table-cell table:style-name="ce2" office:value-type="string">
            <text:p>237-0-00610-101-7</text:p>
          </table:table-cell>
          <table:table-cell table:style-name="ce2" office:value-type="string">
            <text:p>Yes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DTD">DTD</text:a>: <text:a xlink:href="https://whitewolf.fandom.com/wiki/Splintered_City:_Seattle">Splintered City: Seattle</text:a></text:p>
          </table:table-cell>
          <table:table-cell table:style-name="ce2" office:value-type="float" office:value="2014">
            <text:p>2014</text:p>
          </table:table-cell>
          <table:table-cell table:style-name="ce14"/>
          <table:table-cell table:style-name="ce2" office:value-type="string">
            <text:p>237-0-00620-328-5</text:p>
          </table:table-cell>
          <table:table-cell table:style-name="ce2" office:value-type="string">
            <text:p>Yes</text:p>
          </table:table-cell>
        </table:table-row>
        <table:table-row table:style-name="ro5">
          <table:table-cell/>
          <table:table-cell table:style-name="ce9" office:value-type="string">
            <text:p><text:a xlink:href="https://whitewolf.fandom.com/wiki/DTD">DTD</text:a>: <text:a xlink:href="https://whitewolf.fandom.com/wiki/The_Demon_Seed_Collection">The Demon Seed Collection</text:a></text:p>
          </table:table-cell>
          <table:table-cell table:style-name="ce2" office:value-type="float" office:value="2014">
            <text:p>2014</text:p>
          </table:table-cell>
          <table:table-cell table:style-name="ce14"/>
          <table:table-cell table:style-name="ce2" office:value-type="string">
            <text:p>237-0-00620-331-5</text:p>
          </table:table-cell>
          <table:table-cell table:style-name="ce2"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<text:a xlink:href="https://whitewolf.fandom.com/wiki/DTD">DTD</text:a>: <text:a xlink:href="https://whitewolf.fandom.com/wiki/Demon_Translation_Guide">Demon Translation Guide</text:a> <text:a xlink:href="https://whitewolf.fandom.com/wiki/Now_in_Print"> </text:a></text:p>
          </table:table-cell>
          <table:table-cell table:style-name="ce2" office:value-type="float" office:value="2015">
            <text:p>2015</text:p>
          </table:table-cell>
          <table:table-cell table:style-name="ce14" table:number-columns-repeated="2"/>
          <table:table-cell table:style-name="ce2" office:value-type="string">
            <text:p>Yes</text:p>
          </table:table-cell>
        </table:table-row>
        <table:table-row table:style-name="ro1" table:number-rows-repeated="10481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VTM" table:style-name="ta2" table:print="false">
        <table:table-column table:style-name="co1" table:default-cell-style-name="Default"/>
        <table:table-column table:style-name="co5" table:default-cell-style-name="ce15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https://whitewolf.fandom.com/wiki/Vampire:_The_Masquerade_book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3">
          <table:table-cell/>
          <table:table-cell table:style-name="ce3" office:value-type="string">
            <text:p>First Edition <text:a xlink:href="https://whitewolf.fandom.com/wiki/Vampire:_The_Masquerade_books?action=edit&amp;section=1">Edit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Vampire:_The_Masquerade_Rulebook">Vampire: The Masquerade Rulebook</text:a> <text:a xlink:href="http://www.drivethrurpg.com/product/62770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Vampire_Storytellers_Screen">Vampire Storytellers Screen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The_Players_Guide">The Players Guide</text:a> <text:a xlink:href="http://www.drivethrurpg.com/product/98263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The_Succubus_Club">The Succubus Club</text:a> <text:a xlink:href="http://www.drivethrurpg.com/product/274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hicago_by_Night">Chicago by Night</text:a> <text:a xlink:href="http://www.drivethrurpg.com/product/59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Blood_Bond_(book)">Blood Bond</text:a> <text:a xlink:href="http://www.drivethrurpg.com/product/34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Ashes_to_Ashes">Ashes to Ashes</text:a> <text:a xlink:href="http://www.drivethrurpg.com/product/2279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Alien_Hunger">Alien Hunger</text:a> <text:a xlink:href="http://www.drivethrurpg.com/product/8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Blood_Nativity">Blood Nativity</text:a> <text:a xlink:href="http://www.drivethrurpg.com/product/131131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Who%27s_Who_Among_Vampires:_Children_of_the_Inquisition">Who's Who Among Vampires: Children of the Inquisition</text:a> <text:a xlink:href="http://www.drivethrurpg.com/product/82252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Vampire_Storytellers_Handbook">Vampire Storytellers Handbook</text:a> <text:a xlink:href="http://www.drivethrurpg.com/product/2299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Milwaukee_by_Night">Milwaukee by Night</text:a> <text:a xlink:href="http://www.drivethrurpg.com/product/212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The_Hunters_Hunted">The Hunters Hunted</text:a> <text:a xlink:href="http://www.drivethrurpg.com/product/459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book:_Brujah">Clanbook: Brujah</text:a> <text:a xlink:href="http://www.drivethrurpg.com/product/69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Awakening:_Diablerie_Mexico">Awakening: Diablerie Mexico</text:a> <text:a xlink:href="http://www.drivethrurpg.com/product/27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Mummy_(book)">Mummy</text:a> <text:a xlink:href="http://www.drivethrurpg.com/product/3597?affiliate_id=13&amp;src=WWWiki"> </text:a></text:p>
          </table:table-cell>
        </table:table-row>
        <table:table-row table:style-name="ro3">
          <table:table-cell/>
          <table:table-cell table:style-name="ce3" office:value-type="string">
            <text:p>Second Edition <text:a xlink:href="https://whitewolf.fandom.com/wiki/Vampire:_The_Masquerade_books?action=edit&amp;section=4">Edit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Vampire:_The_Masquerade_Second_Edition">Vampire: The Masquerade Second Edition</text:a> <text:a xlink:href="http://www.drivethrurpg.com/product/2310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(see also <text:a xlink:href="https://whitewolf.fandom.com/wiki/Kindred_of_the_East_books">Kindred of the East books</text:a>)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A_World_of_Darkness">A World of Darkness</text:a> <text:a xlink:href="http://www.drivethrurpg.com/product/340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Berlin_by_Night">Berlin by Night</text:a> <text:a xlink:href="http://www.drivethrurpg.com/product/31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Bloody_Hearts:_Diablerie_Britain">Bloody Hearts: Diablerie Britain</text:a> <text:a xlink:href="http://www.drivethrurpg.com/product/38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Book_of_the_Damned">Book of the Damned</text:a> <text:a xlink:href="http://www.drivethrurpg.com/product/2280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Book_of_the_Kindred">Book of the Kindred</text:a> <text:a xlink:href="http://www.drivethrurpg.com/product/3389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hicago_by_Night_Second_Edition">Chicago by Night Second Edition</text:a> <text:a xlink:href="http://www.drivethrurpg.com/product/648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hicago_Chronicles_Volume_1">Chicago Chronicles Volume 1</text:a> <text:a xlink:href="http://www.drivethrurpg.com/product/2283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hicago_Chronicles_Volume_2">Chicago Chronicles Volume 2</text:a> <text:a xlink:href="http://www.drivethrurpg.com/product/2284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hicago_Chronicles_Volume_3">Chicago Chronicles Volume 3</text:a> <text:a xlink:href="http://www.drivethrurpg.com/product/60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ities_of_Darkness_Volume_1">Cities of Darkness Volume 1</text:a> <text:a xlink:href="http://www.drivethrurpg.com/product/2285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ities_of_Darkness_Volume_2">Cities of Darkness Volume 2</text:a> <text:a xlink:href="http://www.drivethrurpg.com/product/61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ities_of_Darkness_Volume_3">Cities of Darkness Volume 3</text:a> <text:a xlink:href="http://www.drivethrurpg.com/product/62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Clan Pins Display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book:_Assamite">Clanbook: Assamite</text:a> <text:a xlink:href="http://www.drivethrurpg.com/product/66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book:_Gangrel">Clanbook: Gangrel</text:a> <text:a xlink:href="http://www.drivethrurpg.com/product/73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book:_Giovanni">Clanbook: Giovanni</text:a> <text:a xlink:href="http://www.drivethrurpg.com/product/75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book:_Lasombra">Clanbook: Lasombra</text:a> <text:a xlink:href="http://www.drivethrurpg.com/product/77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book:_Malkavian">Clanbook: Malkavian</text:a> <text:a xlink:href="http://www.drivethrurpg.com/product/79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book:_Nosferatu">Clanbook: Nosferatu</text:a> <text:a xlink:href="http://www.drivethrurpg.com/product/81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book:_Ravnos">Clanbook: Ravnos</text:a> <text:a xlink:href="http://www.drivethrurpg.com/product/83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book:_Setites">Clanbook: Setites</text:a> <text:a xlink:href="http://www.drivethrurpg.com/product/86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book:_Toreador">Clanbook: Toreador</text:a> <text:a xlink:href="http://www.drivethrurpg.com/product/87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book:_Tremere">Clanbook: Tremere</text:a> <text:a xlink:href="http://www.drivethrurpg.com/product/89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book:_Tzimisce">Clanbook: Tzimisce</text:a> <text:a xlink:href="http://www.drivethrurpg.com/product/91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book:_Ventrue">Clanbook: Ventrue</text:a> <text:a xlink:href="http://www.drivethrurpg.com/product/93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D.C._by_Night">D.C. by Night</text:a> <text:a xlink:href="http://www.drivethrurpg.com/product/107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Dark_Colony">Dark Colony</text:a> <text:a xlink:href="http://www.drivethrurpg.com/product/102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Dark_Prince_(book)">Dark Prince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Diablerie_(book)">Diablerie</text:a> <text:a xlink:href="http://www.drivethrurpg.com/product/114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Dirty_Secrets_of_the_Black_Hand">Dirty Secrets of the Black Hand</text:a> <text:a xlink:href="http://www.drivethrurpg.com/product/116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Elysium_(book)">Elysium</text:a> <text:a xlink:href="http://www.drivethrurpg.com/product/62250?affiliate_id=13&amp;src=WWWiki"> </text:a>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VTM">VTM</text:a>: <text:a xlink:href="https://whitewolf.fandom.com/wiki/Ghouls:_Fatal_Addiction">Ghouls: Fatal Addiction</text:a> <text:a xlink:href="http://www.drivethrurpg.com/product/135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Giovanni_Chronicles_I:_The_Last_Supper">Giovanni Chronicles I: The Last Supper</text:a> <text:a xlink:href="http://www.drivethrurpg.com/product/2288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Giovanni_Chronicles_II:_Blood_%26_Fire">Giovanni Chronicles II: Blood &amp; Fire</text:a> <text:a xlink:href="http://www.drivethrurpg.com/product/2289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Giovanni_Chronicles_III:_The_Sun_Has_Set">Giovanni Chronicles III: The Sun Has Set</text:a> <text:a xlink:href="http://www.drivethrurpg.com/product/137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Los_Angeles_by_Night">Los Angeles by Night</text:a> <text:a xlink:href="http://www.drivethrurpg.com/product/191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Masquerade_of_the_Red_Death_Trilogy_Vol.1:_Bloodwar">Masquerade of the Red Death Trilogy Vol.1: Bloodwar</text:a> <text:a xlink:href="http://www.drivethrufiction.com/product/3575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Masquerade_of_the_Red_Death_Trilogy_Vol.2:_Unholy_Allies">Masquerade of the Red Death Trilogy Vol.2: Unholy Allies</text:a> <text:a xlink:href="http://www.drivethrufiction.com/product/3094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Masquerade_of_the_Red_Death_Trilogy_Vol.3:_The_Unbeholden">Masquerade of the Red Death Trilogy Vol.3: The Unbeholden</text:a> <text:a xlink:href="http://www.drivethrufiction.com/product/3576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Montreal_by_Night">Montreal by Night</text:a> <text:a xlink:href="http://www.drivethrurpg.com/product/215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New_Orleans_by_Night">New Orleans by Night</text:a> <text:a xlink:href="http://www.drivethrurpg.com/product/221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Prince_of_the_City_(book)">Prince of the City</text:a> <text:a xlink:href="http://www.drivethrufiction.com/product/82361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Prince%27s_Primer">Prince's Primer</text:a> <text:a xlink:href="http://www.drivethrurpg.com/product/3363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Storytellers_Handbook_to_the_Sabbat">Storytellers Handbook to the Sabbat</text:a> <text:a xlink:href="http://www.drivethrurpg.com/product/2300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The_Anarch_Cookbook">The Anarch Cookbook</text:a> <text:a xlink:href="http://www.drivethrurpg.com/product/13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The_Book_of_Nod">The Book of Nod</text:a> <text:a xlink:href="http://www.drivethrurpg.com/product/461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The_Inquisition">The Inquisition</text:a> <text:a xlink:href="http://www.drivethrurpg.com/product/291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The_Kindred_Most_Wanted_(book)">The Kindred Most Wanted</text:a> <text:a xlink:href="http://www.drivethrurpg.com/product/1892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The_Players_Guide_Second_Edition">The Players Guide Second Edition</text:a> <text:a xlink:href="http://www.drivethrurpg.com/product/2307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The_Players_Guide_to_the_Sabbat">The Players Guide to the Sabbat</text:a> <text:a xlink:href="http://www.drivethrurpg.com/product/2296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Vampire_Diary:_The_Embrace">Vampire Diary: The Embrace</text:a> <text:a xlink:href="http://www.drivethrufiction.com/product/12278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Vampire_Storytellers_Screen_Second_Edition">Vampire Storytellers Screen Second Edition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/<text:a xlink:href="https://whitewolf.fandom.com/wiki/WTA">WTA</text:a>: <text:a xlink:href="https://whitewolf.fandom.com/wiki/Under_a_Blood_Red_Moon">Under a Blood Red Moon</text:a> <text:a xlink:href="http://www.drivethrurpg.com/product/3433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WOD">WOD</text:a>: <text:a xlink:href="https://whitewolf.fandom.com/wiki/A_World_of_Darkness_Second_Edition">A World of Darkness Second Edition</text:a> <text:a xlink:href="http://www.drivethrurpg.com/product/341?affiliate_id=13&amp;src=WWWiki"> </text:a>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OD">WOD</text:a>: <text:a xlink:href="https://whitewolf.fandom.com/wiki/World_of_Darkness:_Hong_Kong">World of Darkness: Hong Kong</text:a> <text:a xlink:href="http://www.drivethrurpg.com/product/344?affiliate_id=13&amp;src=WWWiki"> </text:a></text:p>
          </table:table-cell>
        </table:table-row>
        <table:table-row table:style-name="ro3">
          <table:table-cell/>
          <table:table-cell table:style-name="ce3" office:value-type="string">
            <text:p>Revised Edition <text:a xlink:href="https://whitewolf.fandom.com/wiki/Vampire:_The_Masquerade_books?action=edit&amp;section=42">Edit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/<text:a xlink:href="https://whitewolf.fandom.com/wiki/VTM">VTM</text:a>: <text:a xlink:href="https://whitewolf.fandom.com/wiki/Transylvania_Chronicles_III:_Ill_Omens">Transylvania Chronicles III: Ill Omens</text:a> <text:a xlink:href="http://www.drivethrurpg.com/product/2304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Archons_%26_Templars">Archons &amp; Templars</text:a> <text:a xlink:href="http://www.drivethrurpg.com/product/16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Assamite Clan Stickers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Assamite Kukri Dagger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Assamite Letterhead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Blood_Magic:_Secrets_of_Thaumaturgy">Blood Magic: Secrets of Thaumaturgy</text:a> <text:a xlink:href="http://www.drivethrurpg.com/product/35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Blood_Sacrifice:_The_Thaumaturgy_Companion">Blood Sacrifice: The Thaumaturgy Companion</text:a> <text:a xlink:href="http://www.drivethrurpg.com/product/36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Book_of_Nod_(deluxe)">Book of Nod (deluxe)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Brujah Clan Stickers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Brujah Letterhead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aine%27s_Chosen:_The_Black_Hand">Caine's Chosen: The Black Hand</text:a> <text:a xlink:href="http://www.drivethrurpg.com/product/2281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airo_by_Night">Cairo by Night</text:a> <text:a xlink:href="http://www.drivethrurpg.com/product/51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Camarilla Chess Set Pieces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haining_the_Beast">Chaining the Beast</text:a> <text:a xlink:href="http://www.drivethrurpg.com/product/2282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hildren_of_the_Night">Children of the Night</text:a> <text:a xlink:href="http://www.drivethrurpg.com/product/535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Clan Nosferatu T-Shirt L/XL/XXL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_Novel_1:_Toreador">Clan Novel 1: Toreador</text:a> <text:a xlink:href="http://www.drivethrufiction.com/product/62773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_Novel_10:_Giovanni">Clan Novel 10: Giovanni</text:a> <text:a xlink:href="http://www.drivethrufiction.com/product/3651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_Novel_11:_Brujah">Clan Novel 11: Brujah</text:a> <text:a xlink:href="http://www.drivethrufiction.com/product/3650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_Novel_12:_Tremere">Clan Novel 12: Tremere</text:a> <text:a xlink:href="http://www.drivethrufiction.com/product/3091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_Novel_13:_Nosferatu">Clan Novel 13: Nosferatu</text:a> <text:a xlink:href="http://www.drivethrufiction.com/product/25558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_Novel_2:_Tzimisce">Clan Novel 2: Tzimisce</text:a> <text:a xlink:href="http://www.drivethrufiction.com/product/62401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_Novel_3:_Gangrel">Clan Novel 3: Gangrel</text:a> <text:a xlink:href="http://www.drivethrufiction.com/product/23717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_Novel_4:_Setite">Clan Novel 4: Setite</text:a> <text:a xlink:href="http://www.drivethrufiction.com/product/25549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_Novel_5:_Ventrue">Clan Novel 5: Ventrue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_Novel_6:_Lasombra">Clan Novel 6: Lasombra</text:a> <text:a xlink:href="http://www.drivethrufiction.com/product/3656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_Novel_7:_Assamite">Clan Novel 7: Assamite</text:a> <text:a xlink:href="http://www.drivethrufiction.com/product/23716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_Novel_8:_Ravnos">Clan Novel 8: Ravnos</text:a> <text:a xlink:href="http://www.drivethrufiction.com/product/61466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_Novel_9:_Malkavian">Clan Novel 9: Malkavian</text:a> <text:a xlink:href="http://www.drivethrufiction.com/product/25541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_Novel_Anthology">Clan Novel Anthology</text:a> <text:a xlink:href="http://www.drivethrufiction.com/product/61467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_Novel_Saga_Vol._1:_The_Fall_of_Atlanta">Clan Novel Saga Vol. 1: The Fall of Atlanta</text:a> <text:a xlink:href="http://www.drivethrufiction.com/product/64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_Novel_Saga_Vol._2:_The_Eye_of_Gehenna">Clan Novel Saga Vol. 2: The Eye of Gehenna</text:a> <text:a xlink:href="http://www.drivethrufiction.com/product/65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_Novel_Saga_Vol._3:_Bloody_September">Clan Novel Saga Vol. 3: Bloody September</text:a> <text:a xlink:href="http://www.drivethrufiction.com/product/1368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_Novel_Saga_Vol._4:_End_Games">Clan Novel Saga Vol. 4: End Games</text:a> <text:a xlink:href="http://www.drivethrufiction.com/product/1369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_Novel_Trilogy_Brujah_1:_Slave_Ring">Clan Novel Trilogy Brujah 1: Slave Ring</text:a> <text:a xlink:href="http://www.drivethrufiction.com/product/3348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_Novel_Trilogy_Brujah_2:_The_Overseer">Clan Novel Trilogy Brujah 2: The Overseer</text:a> <text:a xlink:href="http://www.drivethrufiction.com/product/3362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_Novel_Trilogy_Brujah_3:_The_Puppet_Masters">Clan Novel Trilogy Brujah 3: The Puppet Masters</text:a> <text:a xlink:href="http://www.drivethrufiction.com/product/3347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_Novel_Trilogy_Lasombra_1:_Shards">Clan Novel Trilogy Lasombra 1: Shards</text:a> <text:a xlink:href="http://www.drivethrufiction.com/product/3794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_Novel_Trilogy_Lasombra_2:_Shadows">Clan Novel Trilogy Lasombra 2: Shadows</text:a> <text:a xlink:href="http://www.drivethrufiction.com/product/3075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_Novel_Trilogy_Lasombra_3:_Sacrifices">Clan Novel Trilogy Lasombra 3: Sacrifices</text:a> <text:a xlink:href="http://www.drivethrufiction.com/product/3661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_Novel_Trilogy_Tremere_1:_Widow%27s_Walk">Clan Novel Trilogy Tremere 1: Widow's Walk</text:a> <text:a xlink:href="http://www.drivethrufiction.com/product/3718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_Novel_Trilogy_Tremere_2:_Widow%27s_Weeds">Clan Novel Trilogy Tremere 2: Widow's Weeds</text:a> <text:a xlink:href="http://www.drivethrufiction.com/product/3092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_Novel_Trilogy_Tremere_3:_Widow%27s_Might">Clan Novel Trilogy Tremere 3: Widow's Might</text:a> <text:a xlink:href="http://www.drivethrufiction.com/product/3093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book:_Assamite_Revised">Clanbook: Assamite Revised</text:a> <text:a xlink:href="http://www.drivethrurpg.com/product/67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book:_Brujah_Revised">Clanbook: Brujah Revised</text:a> <text:a xlink:href="http://www.drivethrurpg.com/product/70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book:_Followers_of_Set_Revised">Clanbook: Followers of Set Revised</text:a> <text:a xlink:href="http://www.drivethrurpg.com/product/72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book:_Gangrel_Revised">Clanbook: Gangrel Revised</text:a> <text:a xlink:href="http://www.drivethrurpg.com/product/74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book:_Giovanni_Revised">Clanbook: Giovanni Revised</text:a> <text:a xlink:href="http://www.drivethrurpg.com/product/76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book:_Lasombra_Revised">Clanbook: Lasombra Revised</text:a> <text:a xlink:href="http://www.drivethrurpg.com/product/78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book:_Malkavian_Revised">Clanbook: Malkavian Revised</text:a> <text:a xlink:href="http://www.drivethrurpg.com/product/80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book:_Nosferatu_Revised">Clanbook: Nosferatu Revised</text:a> <text:a xlink:href="http://www.drivethrurpg.com/product/82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book:_Ravnos_Revised">Clanbook: Ravnos Revised</text:a> <text:a xlink:href="http://www.drivethrurpg.com/product/84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book:_Toreador_Revised">Clanbook: Toreador Revised</text:a> <text:a xlink:href="http://www.drivethrurpg.com/product/88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book:_Tremere_Revised">Clanbook: Tremere Revised</text:a> <text:a xlink:href="http://www.drivethrurpg.com/product/90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book:_Tzimisce_Revised">Clanbook: Tzimisce Revised</text:a> <text:a xlink:href="http://www.drivethrurpg.com/product/92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lanbook:_Ventrue_Revised">Clanbook: Ventrue Revised</text:a> <text:a xlink:href="http://www.drivethrurpg.com/product/94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Counsel_of_Primogen">Counsel of Primogen</text:a> <text:a xlink:href="http://www.drivethrurpg.com/product/97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Encyclopaedia_Vampirica">Encyclopaedia Vampirica</text:a> <text:a xlink:href="http://www.drivethrurpg.com/product/2287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Gangrel Clan Stickers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Gangrel Letterhead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Gehenna_(book)">Gehenna</text:a> <text:a xlink:href="http://www.drivethrurpg.com/product/700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Gehenna:_The_Final_Night">Gehenna: The Final Night</text:a> <text:a xlink:href="http://www.drivethrufiction.com/product/3720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Gilded_Cage_(book)">Gilded Cage</text:a> <text:a xlink:href="http://www.drivethrurpg.com/product/136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Giovanni_Chronicles_IV:_Nuova_Malattia">Giovanni Chronicles IV: Nuova Malattia</text:a> <text:a xlink:href="http://www.drivethrurpg.com/product/2290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Giovanni Clan Stickers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Giovanni Letterhead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Graphic_Novel:_Beckett">Graphic Novel: Beckett</text:a> <text:a xlink:href="http://www.drivethrucomics.com/product/88757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Graphic_Novel:_Nosferatu">Graphic Novel: Nosferatu</text:a> <text:a xlink:href="http://www.drivethrucomics.com/product/90040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Guide_to_the_Anarchs">Guide to the Anarchs</text:a> <text:a xlink:href="http://www.drivethrurpg.com/product/2291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Guide_to_the_Camarilla">Guide to the Camarilla</text:a> <text:a xlink:href="http://www.drivethrurpg.com/product/703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Guide_to_the_Camarilla_and_Sabbat_(limited)">Guide to the Camarilla and Sabbat (limited)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Guide_to_the_Sabbat">Guide to the Sabbat</text:a> <text:a xlink:href="http://www.drivethrurpg.com/product/702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Havens_of_the_Damned">Havens of the Damned</text:a> <text:a xlink:href="http://www.drivethrurpg.com/product/150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Kindred_of_the_Ebony_Kingdom">Kindred of the Ebony Kingdom</text:a> <text:a xlink:href="http://www.drivethrurpg.com/product/170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Lair_of_the_Hidden">Lair of the Hidden</text:a> <text:a xlink:href="http://www.drivethrurpg.com/product/537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Lasombra Clan Stickers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Lasombra Letterhead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Malkavian Clan Stickers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Malkavian Letterhead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Mexico_City_by_Night">Mexico City by Night</text:a> <text:a xlink:href="http://www.drivethrurpg.com/product/2293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Midnight_Siege">Midnight Siege</text:a> <text:a xlink:href="http://www.drivethrurpg.com/product/210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New_York_by_Night">New York by Night</text:a> <text:a xlink:href="http://www.drivethrurpg.com/product/2294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Nights_of_Prophecy">Nights of Prophecy</text:a> <text:a xlink:href="http://www.drivethrurpg.com/product/2295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Nosferatu Clan Stickers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Nosferatu Letterhead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Paths_of_Storytelling:_Vampire">Paths of Storytelling: Vampire</text:a> <text:a xlink:href="http://www.drivethrufiction.com/product/89938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Paths_of_Storytelling:_Vampire_manuscript">Paths of Storytelling: Vampire manuscript</text:a> <text:a xlink:href="http://www.drivethrufiction.com/product/89955?affiliate_id=13&amp;src=WWWiki"> </text:a> (free)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Ravnos Clan Stickers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Ravnos Letterhead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Revelations_of_the_Dark_Mother">Revelations of the Dark Mother</text:a> <text:a xlink:href="http://www.drivethrurpg.com/product/248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Sabbat Chess Set Pieces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Setite Letterhead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Setites Clan Stickers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Sins_of_the_Blood">Sins of the Blood</text:a> <text:a xlink:href="http://www.drivethrurpg.com/product/261?affiliate_id=13&amp;src=WWWiki"> </text:a>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VTM">VTM</text:a>: <text:a xlink:href="https://whitewolf.fandom.com/wiki/State_of_Grace">State of Grace</text:a> <text:a xlink:href="http://www.drivethrurpg.com/product/272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Succubus_Club:_Dead_Man%27s_Party">Succubus Club: Dead Man's Party</text:a> <text:a xlink:href="http://www.drivethrurpg.com/product/275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The_Art_of_Vampire:_The_Masquerade">The Art of Vampire: The Masquerade</text:a> <text:a xlink:href="http://www.drivethrurpg.com/product/2278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The_Beast_Within_Revised">The Beast Within Revised</text:a> <text:a xlink:href="http://www.drivethrufiction.com/product/152000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The_Players_Guide_Revised">The Players Guide Revised</text:a> <text:a xlink:href="http://www.drivethrurpg.com/product/3510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The_Red_Sign">The Red Sign</text:a> <text:a xlink:href="http://www.drivethrurpg.com/product/242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The_Ventrue_Chronicle">The Ventrue Chronicle</text:a> <text:a xlink:href="http://www.drivethrurpg.com/product/292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Time_of_Thin_Blood_(book)">Time of Thin Blood</text:a> <text:a xlink:href="http://www.drivethrurpg.com/product/2302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Toreador Clan Stickers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Toreador Letterhead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Transylvania_Chronicles_IV:_The_Dragon_Ascendant">Transylvania Chronicles IV: The Dragon Ascendant</text:a> <text:a xlink:href="http://www.drivethrurpg.com/product/314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Tremere Clan Stickers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Tremere Letterhead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Tzimisce Clan Stickers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Tzimisce Letterhead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Vampire Candle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Vampire Candle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Vampire Clan Tattoos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Vampire Leather Jacket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Vampire Mouse Pad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Vampire Revised CD-ROM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Vampire_Storytellers_Companion">Vampire Storytellers Companion</text:a> <text:a xlink:href="http://www.drivethrurpg.com/product/330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Vampire_Storytellers_Handbook_Revised">Vampire Storytellers Handbook Revised</text:a> <text:a xlink:href="http://www.drivethrurpg.com/product/2308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Vampire:_The_Masquerade_—_Redemption_(Collector%27s_Edition)">Vampire: The Masquerade — Redemption (Collector's Edition)</text:a> (PC Game)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Vampire:_The_Masquerade_—_Redemption">Vampire: The Masquerade — Redemption</text:a> (PC Game)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Vampire:_The_Masquerade_—_Toreador">Vampire: The Masquerade — Toreador</text:a> <text:a xlink:href="http://www.drivethrucomics.com/product/89977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Vampire: The Masquerade Cap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Vampire: The Masquerade Chess Set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Vampire: The Masquerade Flask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Vampire:_The_Masquerade_Revised_Edition">Vampire: The Masquerade Revised Edition</text:a> <text:a xlink:href="http://www.drivethrurpg.com/product/647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Vampire:_The_Masquerade_Revised_Edition_(limited)">Vampire: The Masquerade Revised Edition (limited)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Vampire: The Masquerade Sweatshirt L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Vampire: The Masquerade Sweatshirt XL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Vampire: The Masquerade Sweatshirt XXL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Ventrue Clan Stickers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Ventrue Letterhead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War_of_Ages">War of Ages</text:a> <text:a xlink:href="http://www.drivethrurpg.com/product/334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/<text:a xlink:href="https://whitewolf.fandom.com/wiki/HTR">HTR</text:a>: <text:a xlink:href="https://whitewolf.fandom.com/wiki/Predator_%26_Prey_1:_Vampire">Predator &amp; Prey 1: Vampire</text:a> <text:a xlink:href="http://www.drivethrufiction.com/product/3024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/<text:a xlink:href="https://whitewolf.fandom.com/wiki/MTAs">MTAs</text:a>: <text:a xlink:href="https://whitewolf.fandom.com/wiki/Blood_Treachery">Blood Treachery</text:a> <text:a xlink:href="http://www.drivethrurpg.com/product/37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/<text:a xlink:href="https://whitewolf.fandom.com/wiki/VTR">VTR</text:a>: <text:a xlink:href="https://whitewolf.fandom.com/wiki/Vampire_Translation_Guide">Vampire Translation Guide</text:a> <text:a xlink:href="http://www.drivethrurpg.com/product/86202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/<text:a xlink:href="https://whitewolf.fandom.com/wiki/VTR">VTR</text:a>: <text:a xlink:href="https://whitewolf.fandom.com/wiki/Vampire_Translation_Toolkit">Vampire Translation Toolkit</text:a> <text:a xlink:href="http://www.drivethrurpg.com/product/86203?affiliate_id=13&amp;src=WWWiki"> </text:a></text:p>
          </table:table-cell>
        </table:table-row>
        <table:table-row table:style-name="ro3">
          <table:table-cell/>
          <table:table-cell table:style-name="ce3" office:value-type="string">
            <text:p>20th Anniversary Edition <text:a xlink:href="https://whitewolf.fandom.com/wiki/Vampire:_The_Masquerade_books?action=edit&amp;section=111">Edit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20">V20</text:a>: <text:a xlink:href="https://whitewolf.fandom.com/wiki/Anarchs_Unbound">Anarchs Unbound</text:a> <text:a xlink:href="http://www.drivethrurpg.com/product/127247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20">V20</text:a>: <text:a xlink:href="https://whitewolf.fandom.com/wiki/Anarchs_Unbound_Wallpaper">Anarchs Unbound Wallpaper</text:a> <text:a xlink:href="http://www.drivethrurpg.com/product/128966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20">V20</text:a>: <text:a xlink:href="https://whitewolf.fandom.com/wiki/Beckett%27s_Jyhad_Diary">Beckett's Jyhad Diary</text:a> <text:a xlink:href="http://www.drivethrurpg.com/product/225322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20">V20</text:a>: <text:a xlink:href="https://whitewolf.fandom.com/wiki/Children_of_the_Revolution">Children of the Revolution</text:a> <text:a xlink:href="http://www.drivethrurpg.com/product/105584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20">V20</text:a>: <text:a xlink:href="https://whitewolf.fandom.com/wiki/Dread_Names,_Red_List">Dread Names, Red List</text:a> <text:a xlink:href="http://www.drivethrurpg.com/product/150381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20">V20</text:a>: <text:a xlink:href="https://whitewolf.fandom.com/wiki/Dust_to_Dust">Dust to Dust</text:a> <text:a xlink:href="http://www.drivethrurpg.com/product/96535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20">V20</text:a>: <text:a xlink:href="https://whitewolf.fandom.com/wiki/Ghouls_%26_Revenants">Ghouls &amp; Revenants</text:a> <text:a xlink:href="http://www.drivethrurpg.com/product/184039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20">V20</text:a>: <text:a xlink:href="https://whitewolf.fandom.com/wiki/Lore_of_the_Bloodlines">Lore of the Bloodlines</text:a> <text:a xlink:href="http://www.drivethrurpg.com/product/207392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20">V20</text:a>: <text:a xlink:href="https://whitewolf.fandom.com/wiki/Lore_of_the_Clans">Lore of the Clans</text:a> <text:a xlink:href="http://www.drivethrurpg.com/product/160891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20">V20</text:a>: <text:a xlink:href="https://whitewolf.fandom.com/wiki/Lore_of_the_Clans_Wallpaper">Lore of the Clans Wallpaper</text:a> <text:a xlink:href="http://www.drivethrurpg.com/product/161243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20">V20</text:a>: <text:a xlink:href="https://whitewolf.fandom.com/wiki/Of_Predators_And_Prey:_The_Hunters_Hunted_II_Anthology">Of Predators And Prey: The Hunters Hunted II Anthology</text:a> <text:a xlink:href="http://www.drivethrufiction.com/product/124845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20">V20</text:a>: <text:a xlink:href="https://whitewolf.fandom.com/wiki/Rites_of_the_Blood">Rites of the Blood</text:a> <text:a xlink:href="http://www.drivethrurpg.com/product/131877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20">V20</text:a>: <text:a xlink:href="https://whitewolf.fandom.com/wiki/The_Black_Hand:_A_Guide_to_the_Tal%27Mahe%27Ra">The Black Hand: A Guide to the Tal'Mahe'Ra</text:a> <text:a xlink:href="http://www.drivethrurpg.com/product/179023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20">V20</text:a>: <text:a xlink:href="https://whitewolf.fandom.com/wiki/The_Hunters_Hunted_II">The Hunters Hunted II</text:a> <text:a xlink:href="http://www.drivethrurpg.com/product/114261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20">V20</text:a>: <text:a xlink:href="https://whitewolf.fandom.com/wiki/The_Hunters_Hunted_II_Wallpaper">The Hunters Hunted II Wallpaper</text:a> <text:a xlink:href="http://www.drivethrurpg.com/product/114274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20">V20</text:a>: <text:a xlink:href="https://whitewolf.fandom.com/wiki/The_Making_of_the_Art_of_Children_of_the_Revolution">The Making of the Art of Children of the Revolution</text:a> <text:a xlink:href="http://www.drivethrurpg.com/product/124018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20">V20</text:a>: <text:a xlink:href="https://whitewolf.fandom.com/wiki/V20_Companion">V20 Companion</text:a> <text:a xlink:href="http://www.drivethrurpg.com/product/102130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20">V20</text:a>: <text:a xlink:href="https://whitewolf.fandom.com/wiki/V20_Ready_Made_Characters">V20 Ready Made Characters</text:a> <text:a xlink:href="http://www.drivethrurpg.com/product/185028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20">V20</text:a>: <text:a xlink:href="https://whitewolf.fandom.com/wiki/V20_Starter_Kit">V20 Starter Kit</text:a> <text:a xlink:href="http://www.drivethrurpg.com/product/188593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20">V20</text:a>: <text:a xlink:href="https://whitewolf.fandom.com/wiki/Vampire:_The_Masquerade_20th_Anniversary_Edition">Vampire: The Masquerade 20th Anniversary Edition</text:a> <text:a xlink:href="http://www.drivethrurpg.com/product/94815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20">V20</text:a>: <text:a xlink:href="https://whitewolf.fandom.com/wiki/Vampire:_The_Masquerade_20th_Anniversary_Edition_(Grand_Masquerade)">Vampire: The Masquerade 20th Anniversary Edition (Grand Masquerade)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20">V20</text:a>: <text:a xlink:href="https://whitewolf.fandom.com/wiki/Vampire:_The_Masquerade_20th_Anniversary_Edition_Poster">Vampire: The Masquerade 20th Anniversary Edition Poster</text:a> <text:a xlink:href="http://www.drivethrurpg.com/product/134703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20">V20</text:a>: <text:a xlink:href="https://whitewolf.fandom.com/wiki/Vampire:_The_Masquerade_20th_Anniversary_Edition_Storyteller%27s_Screen">Vampire: The Masquerade 20th Anniversary Edition Storyteller's Screen</text:a> <text:a xlink:href="http://www.drivethrurpg.com/product/117399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ES">VTES</text:a>: Keepers of Tradition Reprint Bundle 1 <text:a xlink:href="http://www.drivethrucards.com/product/240476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ES">VTES</text:a>: Keepers of Tradition Reprint Bundle 2 <text:a xlink:href="http://www.drivethrucards.com/product/240484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ES">VTES</text:a>: <text:a xlink:href="https://whitewolf.fandom.com/wiki/Lost_Kindred">Lost Kindred</text:a> <text:a xlink:href="http://www.drivethrucards.com/product/240426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Archons,_Alastors,_and_Anathema_Bundle">Archons, Alastors, and Anathema Bundle</text:a> <text:a xlink:href="http://www.drivethrurpg.com/product/188591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Fire_it_Up,_Anarchs!_Bundle">Fire it Up, Anarchs! Bundle</text:a> <text:a xlink:href="http://www.drivethrurpg.com/product/187575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The_Endless_Ages_Anthology">The Endless Ages Anthology</text:a> <text:a xlink:href="http://www.drivethrufiction.com/product/193199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Those_Who_Serve_the_Dead_Bundle">Those Who Serve the Dead Bundle</text:a> <text:a xlink:href="http://www.drivethrurpg.com/product/186614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: <text:a xlink:href="https://whitewolf.fandom.com/wiki/Vampire_Prelude:_We_Eat_Blood_And_All_Our_Friends_Are_Dead">Vampire Prelude: We Eat Blood And All Our Friends Are Dead</text:a> <text:a xlink:href="https://itunes.apple.com/us/app/vampire-prelude/id1193297153">iOS</text:a>, <text:a xlink:href="https://play.google.com/store/apps/details?id=com.asmodeedigital.vampireweeatblood">Android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M">VTM</text:a>/<text:a xlink:href="https://whitewolf.fandom.com/wiki/MTAs">MTAs</text:a>: <text:a xlink:href="https://whitewolf.fandom.com/wiki/Undead_Blood_Magic_Bundle">Undead Blood Magic Bundle</text:a> <text:a xlink:href="http://www.drivethrurpg.com/product/187967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WOD">WOD</text:a>: World of Darkness Preludes <text:a xlink:href="https://store.steampowered.com/app/565410/">Steam</text:a> Includes:</text:p>
          </table:table-cell>
        </table:table-row>
        <table:table-row table:style-name="ro1">
          <table:table-cell/>
          <table:table-cell table:style-name="ce14"/>
        </table:table-row>
        <table:table-row table:style-name="ro3">
          <table:table-cell/>
          <table:table-cell table:style-name="ce3" office:value-type="string">
            <text:p>Fifth Edition<text:a xlink:href="https://whitewolf.fandom.com/wiki/Vampire:_The_Masquerade_books?action=edit&amp;section=143">Edit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5">V5</text:a>: <text:a xlink:href="https://whitewolf.fandom.com/wiki/Chicago_by_Night_5th_Edition">Chicago by Night 5th Edition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5">V5</text:a>: Prince's Gambit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5">V5</text:a>: <text:a xlink:href="https://whitewolf.fandom.com/wiki/Vampire:_The_Masquerade_5th_Edition_Corebook">Vampire: The Masquerade 5th Edition Corebook</text:a> <text:a xlink:href="http://www.drivethrurpg.com/product/256795?affiliate_id=13&amp;src=WWWiki"> </text:a></text:p>
          </table:table-cell>
        </table:table-row>
        <table:table-row table:style-name="ro1" table:number-rows-repeated="104832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TR" table:style-name="ta2" table:print="false">
        <table:table-column table:style-name="co1" table:default-cell-style-name="Default"/>
        <table:table-column table:style-name="co6" table:default-cell-style-name="ce5"/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https://whitewolf.fandom.com/wiki/Vampire:_The_Requiem_books</text:p>
          </table:table-cell>
        </table:table-row>
        <table:table-row table:style-name="ro1" table:number-rows-repeated="3">
          <table:table-cell/>
          <table:table-cell table:style-name="Default"/>
        </table:table-row>
        <table:table-row table:style-name="ro2">
          <table:table-cell/>
          <table:table-cell table:style-name="ce1" office:value-type="string">
            <text:p>First Edition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Ancient_Mysteries">Ancient Mysteries</text:a> <text:a xlink:href="http://www.drivethrurpg.com/product/61284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MET">MET</text:a>: <text:a xlink:href="https://whitewolf.fandom.com/wiki/Mind%27s_Eye_Theatre:_The_Requiem">Mind's Eye Theatre: The Requiem</text:a> <text:a xlink:href="http://www.drivethrurpg.com/product/2373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RFR">RFR</text:a>: <text:a xlink:href="https://whitewolf.fandom.com/wiki/Fall_of_the_Camarilla">Fall of the Camarilla</text:a> <text:a xlink:href="http://www.drivethrurpg.com/product/54192?affiliate_id=13&amp;src=WWWiki"> </text:a> <text:a xlink:href="https://whitewolf.fandom.com/wiki/Now_in_Print"> </text:a></text:p>
          </table:table-cell>
        </table:table-row>
        <table:table-row table:style-name="ro5">
          <table:table-cell/>
          <table:table-cell office:value-type="string">
            <text:p><text:a xlink:href="https://whitewolf.fandom.com/wiki/RFR">RFR</text:a>: <text:a xlink:href="https://whitewolf.fandom.com/wiki/Requiem_for_Rome_Rulebook">Requiem for Rome Rulebook</text:a> <text:a xlink:href="http://www.drivethrurpg.com/product/51184?affiliate_id=13&amp;src=WWWiki"> </text:a> <text:a xlink:href="https://whitewolf.fandom.com/wiki/Now_in_Print"> </text:a> (See also Requiem for Rome books)</text:p>
          </table:table-cell>
        </table:table-row>
        <table:table-row table:style-name="ro5">
          <table:table-cell/>
          <table:table-cell office:value-type="string">
            <text:p><text:a xlink:href="https://whitewolf.fandom.com/wiki/VTM">VTM</text:a>/<text:a xlink:href="https://whitewolf.fandom.com/wiki/VTR">VTR</text:a>: <text:a xlink:href="https://whitewolf.fandom.com/wiki/Vampire_Translation_Guide">Vampire Translation Guide</text:a> <text:a xlink:href="http://www.drivethrurpg.com/product/86202?affiliate_id=13&amp;src=WWWiki"> </text:a> <text:a xlink:href="https://whitewolf.fandom.com/wiki/Now_in_Print"> </text:a>, <text:a xlink:href="https://whitewolf.fandom.com/wiki/VTM">VTM</text:a>/<text:a xlink:href="https://whitewolf.fandom.com/wiki/VTR">VTR</text:a>: <text:a xlink:href="https://whitewolf.fandom.com/wiki/Vampire_Translation_Toolkit">Vampire Translation Toolkit</text:a> <text:a xlink:href="http://www.drivethrurpg.com/product/86203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Ancient_Bloodlines">Ancient Bloodlines</text:a> <text:a xlink:href="http://www.drivethrurpg.com/product/61617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Belial%27s_Brood_(book)">Belial's Brood (book)</text:a> <text:a xlink:href="http://www.drivethrurpg.com/product/24480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Blood_Red_%2B_Ash_Gray">Blood Red + Ash Gray</text:a> <text:a xlink:href="http://www.drivethrurpg.com/product/28026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Blood_Sorcery:_Sacraments_%26_Blasphemies">Blood Sorcery: Sacraments &amp; Blasphemies</text:a> <text:a xlink:href="http://www.drivethrurpg.com/product/105095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Bloodlines:_The_Chosen">Bloodlines: The Chosen</text:a> <text:a xlink:href="http://www.drivethrurpg.com/product/28281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R">VTR</text:a>: <text:a xlink:href="https://whitewolf.fandom.com/wiki/Bloodlines:_The_Hidden">Bloodlines: The Hidden</text:a> <text:a xlink:href="http://www.drivethrurpg.com/product/1944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Bloodlines:_The_Legendary">Bloodlines: The Legendary</text:a> <text:a xlink:href="http://www.drivethrurpg.com/product/3417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R">VTR</text:a>: Carthian Covenant Pin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Carthians_(book)">Carthians (book)</text:a> <text:a xlink:href="http://www.drivethrurpg.com/product/11871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Circle_of_the_Crone_(book)">Circle of the Crone (book)</text:a> <text:a xlink:href="http://www.drivethrurpg.com/product/12634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R">VTR</text:a>: Circle of the Crone Covenant Pin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City_of_the_Damned:_New_Orleans">City of the Damned: New Orleans</text:a> <text:a xlink:href="http://www.drivethrurpg.com/product/2364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Coteries_(book)">Coteries (book)</text:a> <text:a xlink:href="http://www.drivethrurpg.com/product/1441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Criminal_Intent">Criminal Intent</text:a> <text:a xlink:href="http://www.drivethrurpg.com/product/54276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R">VTR</text:a>: Daeva Clan Pin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Damnation_City">Damnation City</text:a> <text:a xlink:href="http://www.drivethrurpg.com/product/28796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R">VTR</text:a>: Gangrel Clan Pin (VTR)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Ghouls_(book)">Ghouls (book)</text:a> <text:a xlink:href="http://www.drivethrurpg.com/product/2044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Into_the_Void">Into the Void</text:a> <text:a xlink:href="http://www.drivethrurpg.com/product/91976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Invictus_(book)">Invictus (book)</text:a> <text:a xlink:href="http://www.drivethrurpg.com/product/2983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R">VTR</text:a>: Invictus Covenant Pin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Invite_Only">Invite Only</text:a> <text:a xlink:href="http://www.drivethrurpg.com/product/82661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Kiss_of_the_Succubus:_Daeva">Kiss of the Succubus: Daeva</text:a> <text:a xlink:href="http://www.drivethrurpg.com/product/55799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R">VTR</text:a>: <text:a xlink:href="https://whitewolf.fandom.com/wiki/Lancea_Sanctum_(book)">Lancea Sanctum (book)</text:a> <text:a xlink:href="http://www.drivethrurpg.com/product/2041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R">VTR</text:a>: Lancea Sanctum Covenant Pin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Lords_Over_the_Damned:_Ventrue">Lords Over the Damned: Ventrue</text:a> <text:a xlink:href="http://www.drivethrurpg.com/product/55241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R">VTR</text:a>: Mekhet Clan Pin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Mythologies">Mythologies</text:a> <text:a xlink:href="http://www.drivethrurpg.com/product/12201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New_Wave_Requiem">New Wave Requiem</text:a> <text:a xlink:href="http://www.drivethrurpg.com/product/60377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Night_Horrors:_Count_Fucking_Dracula">Night Horrors: Count Fucking Dracula</text:a> <text:a xlink:href="http://www.drivethrurpg.com/product/65829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Night_Horrors:_Immortal_Sinners">Night Horrors: Immortal Sinners</text:a> <text:a xlink:href="http://www.drivethrurpg.com/product/60484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Night_Horrors:_Wicked_Dead">Night Horrors: Wicked Dead</text:a> <text:a xlink:href="http://www.drivethrurpg.com/product/64512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R">VTR</text:a>: <text:a xlink:href="https://whitewolf.fandom.com/wiki/Nomads_(book)">Nomads (book)</text:a> <text:a xlink:href="http://www.drivethrurpg.com/product/1590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R">VTR</text:a>: Nosferatu Clan Pin (VTR)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R">VTR</text:a>: <text:a xlink:href="https://whitewolf.fandom.com/wiki/Ordo_Dracul_(book)">Ordo Dracul (book)</text:a> <text:a xlink:href="http://www.drivethrurpg.com/product/2410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R">VTR</text:a>: Ordo Dracul Covenant Pin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Paterfamilias">Paterfamilias</text:a> <text:a xlink:href="http://www.drivethrurpg.com/product/79115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R">VTR</text:a>: <text:a xlink:href="https://whitewolf.fandom.com/wiki/Ready-Made_Player_Characters:_The_Slaughterhouse_V">Ready-Made Player Characters: The Slaughterhouse V</text:a> <text:a xlink:href="http://www.drivethrurpg.com/product/62832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Requiem_Chronicler%27s_Guide">Requiem Chronicler's Guide</text:a> <text:a xlink:href="http://www.drivethrurpg.com/product/3445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R">VTR</text:a>: Requiem Skull T-Shirt L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R">VTR</text:a>: Requiem Skull T-Shirt M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R">VTR</text:a>: Requiem Skull T-Shirt XL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R">VTR</text:a>: Requiem Skull T-Shirt XXL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R">VTR</text:a>: <text:a xlink:href="https://whitewolf.fandom.com/wiki/Rites_of_the_Dragon">Rites of the Dragon</text:a> <text:a xlink:href="http://www.drivethrurpg.com/product/1591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Savage_and_Macabre:_Gangrel">Savage and Macabre: Gangrel</text:a> <text:a xlink:href="http://www.drivethrurpg.com/product/57934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Scenes_of_Frenzy">Scenes of Frenzy</text:a> <text:a xlink:href="http://www.drivethrurpg.com/product/28598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Scenes_of_the_Embrace">Scenes of the Embrace</text:a> <text:a xlink:href="http://www.drivethrurpg.com/product/87335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Shadows_in_the_Dark:_Mekhet">Shadows in the Dark: Mekhet</text:a> <text:a xlink:href="http://www.drivethrurpg.com/product/60082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Silent_Knife">Silent Knife</text:a> <text:a xlink:href="http://www.drivethrufiction.com/product/107252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Starter_Kit:_Vampire:_The_Requiem">Starter Kit: Vampire: The Requiem</text:a> <text:a xlink:href="http://www.drivethrurpg.com/product/78539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Strange,_Dead_Love">Strange, Dead Love</text:a> <text:a xlink:href="http://www.drivethrurpg.com/product/97127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The_Beast_That_Haunts_the_Blood:_Nosferatu">The Beast That Haunts the Blood: Nosferatu</text:a> <text:a xlink:href="http://www.drivethrurpg.com/product/60626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The_Blood">The Blood</text:a> <text:a xlink:href="http://www.drivethrurpg.com/product/27986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The_Danse_Macabre_(book)">The Danse Macabre (book)</text:a> <text:a xlink:href="http://www.drivethrurpg.com/product/88846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The_Hungry_Streets">The Hungry Streets</text:a> <text:a xlink:href="http://www.drivethrurpg.com/product/83078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The_Resurrectionists">The Resurrectionists</text:a> <text:a xlink:href="http://www.drivethrurpg.com/product/24518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The_Resurrectionists_Collection">The Resurrectionists Collection</text:a> <text:a xlink:href="http://www.drivethrurpg.com/product/97218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R">VTR</text:a>: <text:a xlink:href="https://whitewolf.fandom.com/wiki/The_Testament_of_Longinus">The Testament of Longinus</text:a> <text:a xlink:href="http://www.drivethrurpg.com/product/62830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R">VTR</text:a>: <text:a xlink:href="https://whitewolf.fandom.com/wiki/Vampire_1:_A_Hunger_Like_Fire">Vampire 1: A Hunger Like Fire</text:a> <text:a xlink:href="http://www.drivethrufiction.com/product/1657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R">VTR</text:a>: <text:a xlink:href="https://whitewolf.fandom.com/wiki/Vampire_2:_Blood_In,_Blood_Out">Vampire 2: Blood In, Blood Out</text:a> <text:a xlink:href="http://www.drivethrufiction.com/product/1717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Vampire_3:_Marriage_of_Virtue_%26_Viciousness">Vampire 3: Marriage of Virtue &amp; Viciousness</text:a> <text:a xlink:href="http://www.drivethrufiction.com/product/2401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Vampire Thermochromic Mug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Vampire:_Dark_Influences">Vampire: Dark Influences</text:a> <text:a xlink:href="http://www.drivethrurpg.com/product/100750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Vampire:_Prince_of_the_City">Vampire: Prince of the City</text:a> <text:a xlink:href="http://www.wargamevault.com/product/82637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Vampire:_The_Requiem_Character_Sheet_Pad">Vampire: The Requiem Character Sheet Pad</text:a> <text:a xlink:href="http://www.drivethrurpg.com/product/1367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Vampire: The Requiem Dice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Vampire:_The_Requiem_for_Dummies">Vampire: The Requiem for Dummies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Vampire: The Requiem Lighter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Vampire: The Requiem Mousepad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R">VTR</text:a>: Vampire: The Requiem Pin Display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Vampire:_The_Requiem_Rulebook">Vampire: The Requiem Rulebook</text:a> <text:a xlink:href="http://www.drivethrurpg.com/product/1122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Vampire: The Requiem Storytellers Screen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R">VTR</text:a>: Ventrue Clan Pin (VTR)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VII_(book)">VII (book)</text:a> <text:a xlink:href="http://www.drivethrurpg.com/product/2744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table:style-name="ce14"/>
        </table:table-row>
        <table:table-row table:style-name="ro2">
          <table:table-cell/>
          <table:table-cell table:style-name="ce1" office:value-type="string">
            <text:p>Second Edition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New Wave Requiem Poster <text:a xlink:href="http://www.drivethrurpg.com/product/140463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CTL">CTL</text:a>/<text:a xlink:href="https://whitewolf.fandom.com/wiki/VTR">VTR</text:a>: <text:a xlink:href="https://whitewolf.fandom.com/wiki/Dark_Eras:_Requiem_for_Regina">Dark Eras: Requiem for Regina</text:a> <text:a xlink:href="http://www.drivethrurpg.com/product/178595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A_Thousand_Years_of_Night">A Thousand Years of Night</text:a> <text:a xlink:href="http://www.drivethrurpg.com/product/214130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Blood_and_Smoke_Storyteller_Screen">Blood and Smoke Storyteller Screen</text:a> <text:a xlink:href="http://www.drivethrurpg.com/product/125770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Blood_and_Smoke:_The_Strix_Chronicle">Blood and Smoke: The Strix Chronicle</text:a> <text:a xlink:href="http://www.drivethrurpg.com/product/123898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Blood_and_Smoke:_The_Strix_Chronicle_Condition_Cards">Blood and Smoke: The Strix Chronicle Condition Cards</text:a> <text:a xlink:href="http://www.drivethrucards.com/product/124846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Guide to the Night <text:a xlink:href="http://www.drivethrurpg.com/product/257465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Half_Damned">Half Damned</text:a> <text:a xlink:href="http://www.drivethrurpg.com/product/227500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Reap_the_Whirlwind">Reap the Whirlwind</text:a> <text:a xlink:href="http://www.drivethrurpg.com/product/114063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Reap_the_Whirlwind_Revised">Reap the Whirlwind Revised</text:a> <text:a xlink:href="http://www.drivethrurpg.com/product/201127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Secrets_of_the_Covenants">Secrets of the Covenants</text:a> <text:a xlink:href="http://www.drivethrurpg.com/product/199280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R">VTR</text:a>: <text:a xlink:href="https://whitewolf.fandom.com/wiki/The_Strix_Chronicle_Anthology">The Strix Chronicle Anthology</text:a> <text:a xlink:href="http://www.drivethrufiction.com/product/117396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R">VTR</text:a>: <text:a xlink:href="https://whitewolf.fandom.com/wiki/Vampire:_The_Requiem_Second_Edition">Vampire: The Requiem Second Edition</text:a> <text:a xlink:href="http://www.drivethrurpg.com/product/123898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R">VTR</text:a>: <text:a xlink:href="https://whitewolf.fandom.com/wiki/Vampire:_The_Requiem_Second_Edition_Condition_Cards">Vampire: The Requiem Second Edition Condition Cards</text:a> <text:a xlink:href="http://www.drivethrucards.com/product/124846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R">VTR</text:a>: <text:a xlink:href="https://whitewolf.fandom.com/wiki/Vampire:_The_Requiem_Second_Edition_Storyteller%27s_Screen">Vampire: The Requiem Second Edition Storyteller's Screen</text:a> <text:a xlink:href="http://www.drivethrurpg.com/product/125770?affiliate_id=13&amp;src=WWWiki"> </text:a></text:p>
          </table:table-cell>
        </table:table-row>
        <table:table-row table:style-name="ro4" table:number-rows-repeated="9">
          <table:table-cell/>
          <table:table-cell table:style-name="ce4"/>
        </table:table-row>
        <table:table-row table:style-name="ro4">
          <table:table-cell/>
          <table:table-cell table:style-name="ce4"/>
        </table:table-row>
      </table:table>
      <table:table table:name="KOTE" table:style-name="ta2" table:print="false">
        <table:table-column table:style-name="co1" table:default-cell-style-name="Default"/>
        <table:table-column table:style-name="co7" table:default-cell-style-name="ce4"/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https://whitewolf.fandom.com/wiki/Kindred_of_the_East_books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2" office:value-type="string">
            <text:p><text:a xlink:href="https://whitewolf.fandom.com/wiki/KOTE">KOTE</text:a>: <text:a xlink:href="https://whitewolf.fandom.com/wiki/Dharma_Book:_Bone_Flowers">Dharma Book: Bone Flowers</text:a> <text:a xlink:href="http://www.drivethrurpg.com/product/2546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KOTE">KOTE</text:a>: <text:a xlink:href="https://whitewolf.fandom.com/wiki/Dharma_Book:_Devil-Tigers">Dharma Book: Devil-Tigers</text:a> <text:a xlink:href="http://www.drivethrurpg.com/product/2535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KOTE">KOTE</text:a>: <text:a xlink:href="https://whitewolf.fandom.com/wiki/Dharma_Book:_Resplendent_Cranes">Dharma Book: Resplendent Cranes</text:a> <text:a xlink:href="http://www.drivethrurpg.com/product/2536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KOTE">KOTE</text:a>: <text:a xlink:href="https://whitewolf.fandom.com/wiki/Dharma_Book:_Thousand_Whispers">Dharma Book: Thousand Whispers</text:a> <text:a xlink:href="http://www.drivethrurpg.com/product/113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KOTE">KOTE</text:a>: <text:a xlink:href="https://whitewolf.fandom.com/wiki/Dharma_Book:_Thrashing_Dragons">Dharma Book: Thrashing Dragons</text:a> <text:a xlink:href="http://www.drivethrurpg.com/product/2537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KOTE">KOTE</text:a>: <text:a xlink:href="https://whitewolf.fandom.com/wiki/Half-Damned:_Dhampyr">Half-Damned: Dhampyr</text:a> <text:a xlink:href="http://www.drivethrurpg.com/product/2551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KOTE">KOTE</text:a>: <text:a xlink:href="https://whitewolf.fandom.com/wiki/Heresies_of_the_Way">Heresies of the Way</text:a> <text:a xlink:href="http://www.drivethrurpg.com/product/2549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KOTE">KOTE</text:a>: <text:a xlink:href="https://whitewolf.fandom.com/wiki/Killing_Streets">Killing Streets</text:a> <text:a xlink:href="http://www.drivethrurpg.com/product/2548?affiliate_id=13&amp;src=WWWiki"> </text:a>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KOTE">KOTE</text:a>: <text:a xlink:href="https://whitewolf.fandom.com/wiki/Kindred_of_the_East_Companion">Kindred of the East Companion</text:a> <text:a xlink:href="http://www.drivethrurpg.com/product/2547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KOTE">KOTE</text:a>: <text:a xlink:href="https://whitewolf.fandom.com/wiki/Kindred_of_the_East_Rulebook">Kindred of the East Rulebook</text:a> <text:a xlink:href="http://www.drivethrurpg.com/product/255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KOTE">KOTE</text:a>: <text:a xlink:href="https://whitewolf.fandom.com/wiki/San_Francisco_by_Night">San Francisco by Night</text:a> <text:a xlink:href="http://www.drivethrurpg.com/product/538?affiliate_id=13&amp;src=WWWiki"> </text:a>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KOTE">KOTE</text:a>: <text:a xlink:href="https://whitewolf.fandom.com/wiki/Shadow_War_(book)">Shadow War (book)</text:a> <text:a xlink:href="http://www.drivethrurpg.com/product/61470?affiliate_id=13&amp;src=WWWiki"> </text:a>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KOTE">KOTE</text:a>: <text:a xlink:href="https://whitewolf.fandom.com/wiki/The_1000_Hells">The 1000 Hells</text:a> <text:a xlink:href="http://www.drivethrurpg.com/product/453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AV">VAV</text:a>/<text:a xlink:href="https://whitewolf.fandom.com/wiki/KOTE">KOTE</text:a>: <text:a xlink:href="https://whitewolf.fandom.com/wiki/Sunset_Empires">Sunset Empires</text:a> <text:a xlink:href="http://www.drivethrurpg.com/product/556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VTDA">VTDA</text:a>: <text:a xlink:href="https://whitewolf.fandom.com/wiki/Wind_From_the_East">Wind From the East</text:a> <text:a xlink:href="http://www.drivethrurpg.com/product/335?affiliate_id=13&amp;src=WWWiki"> </text:a>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WOD">WOD</text:a>: <text:a xlink:href="https://whitewolf.fandom.com/wiki/World_of_Darkness:_Blood_%26_Silk">World of Darkness: Blood &amp; Silk</text:a> <text:a xlink:href="http://www.drivethrurpg.com/product/33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WOD">WOD</text:a>: <text:a xlink:href="https://whitewolf.fandom.com/wiki/World_of_Darkness:_Hong_Kong">World of Darkness: Hong Kong</text:a> <text:a xlink:href="http://www.drivethrurpg.com/product/344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OD">WOD</text:a>: <text:a xlink:href="https://whitewolf.fandom.com/wiki/World_of_Darkness:_Time_of_Judgment">World of Darkness: Time of Judgment</text:a> <text:a xlink:href="http://www.drivethrurpg.com/product/699?affiliate_id=13&amp;src=WWWiki"> </text:a> <text:a xlink:href="https://whitewolf.fandom.com/wiki/Now_in_Print"> </text:a></text:p>
          </table:table-cell>
        </table:table-row>
        <table:table-row table:style-name="ro1">
          <table:table-cell/>
          <table:table-cell table:style-name="Default"/>
        </table:table-row>
        <table:table-row table:style-name="ro4">
          <table:table-cell table:number-columns-repeated="2"/>
        </table:table-row>
        <table:table-row table:style-name="ro3" table:number-rows-repeated="5">
          <table:table-cell/>
          <table:table-cell table:style-name="ce3"/>
        </table:table-row>
        <table:table-row table:style-name="ro4" table:number-rows-repeated="14">
          <table:table-cell table:number-columns-repeated="2"/>
        </table:table-row>
        <table:table-row table:style-name="ro4" table:number-rows-repeated="3">
          <table:table-cell/>
          <table:table-cell table:style-name="ce14"/>
        </table:table-row>
        <table:table-row table:style-name="ro4">
          <table:table-cell/>
          <table:table-cell table:style-name="ce14"/>
        </table:table-row>
      </table:table>
      <table:table table:name="VTDA" table:style-name="ta2" table:print="false">
        <table:table-column table:style-name="co1" table:default-cell-style-name="Default"/>
        <table:table-column table:style-name="co8" table:default-cell-style-name="ce1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https://whitewolf.fandom.com/wiki/Vampire:_The_Dark_Ages_book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3">
          <table:table-cell/>
          <table:table-cell table:style-name="ce16"/>
          <table:table-cell office:value-type="string">
            <text:p>the throve</text:p>
          </table:table-cell>
          <table:table-cell office:value-type="string">
            <text:p>no</text:p>
          </table:table-cell>
          <table:table-cell office:value-type="string">
            <text:p>si, no buono stato</text:p>
          </table:table-cell>
          <table:table-cell office:value-type="string">
            <text:p>si</text:p>
          </table:table-cell>
          <table:table-cell office:value-type="string">
            <text:p>note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: <text:a xlink:href="https://whitewolf.fandom.com/wiki/Ashen_Cults">Ashen Cults</text:a> <text:a xlink:href="http://www.drivethrurpg.com/product/20?affiliate_id=13&amp;src=WWWiki"> </text:a></text:p>
          </table:table-cell>
          <table:table-cell table:style-name="ce5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: <text:a xlink:href="https://whitewolf.fandom.com/wiki/Bitter_Crusade_(book)">Bitter Crusade</text:a> <text:a xlink:href="http://www.drivethrurpg.com/product/61475?affiliate_id=13&amp;src=WWWiki"> </text:a></text:p>
          </table:table-cell>
          <table:table-cell table:style-name="ce5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: <text:a xlink:href="https://whitewolf.fandom.com/wiki/Book_of_Storyteller_Secrets_(VTDA)">Book of Storyteller Secrets</text:a> <text:a xlink:href="http://www.drivethrurpg.com/product/62219?affiliate_id=13&amp;src=WWWiki"> </text:a></text:p>
          </table:table-cell>
          <table:table-cell table:style-name="ce2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: <text:a xlink:href="https://whitewolf.fandom.com/wiki/Cainite_Heresy_(book)">Cainite Heresy</text:a> <text:a xlink:href="http://www.drivethrurpg.com/product/54243?affiliate_id=13&amp;src=WWWiki"> </text:a></text:p>
          </table:table-cell>
          <table:table-cell table:style-name="ce2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: <text:a xlink:href="https://whitewolf.fandom.com/wiki/Clanbook:_Baali">Clanbook: Baali</text:a> <text:a xlink:href="http://www.drivethrurpg.com/product/68?affiliate_id=13&amp;src=WWWiki"> </text:a></text:p>
          </table:table-cell>
          <table:table-cell table:style-name="ce5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: <text:a xlink:href="https://whitewolf.fandom.com/wiki/Clanbook:_Cappadocian">Clanbook: Cappadocian</text:a> <text:a xlink:href="http://www.drivethrurpg.com/product/71?affiliate_id=13&amp;src=WWWiki"> </text:a></text:p>
          </table:table-cell>
          <table:table-cell table:style-name="ce5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: <text:a xlink:href="https://whitewolf.fandom.com/wiki/Clanbook:_Salubri">Clanbook: Salubri</text:a> <text:a xlink:href="http://www.drivethrurpg.com/product/85?affiliate_id=13&amp;src=WWWiki"> </text:a></text:p>
          </table:table-cell>
          <table:table-cell table:style-name="ce2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: <text:a xlink:href="https://whitewolf.fandom.com/wiki/Clash_of_Wills">Clash of Wills</text:a> <text:a xlink:href="http://www.drivethrurpg.com/product/3631?affiliate_id=13&amp;src=WWWiki"> </text:a></text:p>
          </table:table-cell>
          <table:table-cell table:style-name="ce2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: <text:a xlink:href="https://whitewolf.fandom.com/wiki/Constantinople_by_Night">Constantinople by Night</text:a> <text:a xlink:href="http://www.drivethrurpg.com/product/50412?affiliate_id=13&amp;src=WWWiki"> </text:a></text:p>
          </table:table-cell>
          <table:table-cell table:style-name="ce2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: <text:a xlink:href="https://whitewolf.fandom.com/wiki/Dark_Ages_Companion">Dark Ages Companion</text:a> <text:a xlink:href="http://www.drivethrurpg.com/product/100?affiliate_id=13&amp;src=WWWiki"> </text:a></text:p>
          </table:table-cell>
          <table:table-cell table:style-name="ce2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: <text:a xlink:href="https://whitewolf.fandom.com/wiki/Fountains_of_Bright_Crimson">Fountains of Bright Crimson</text:a> <text:a xlink:href="http://www.drivethrurpg.com/product/2638?affiliate_id=13&amp;src=WWWiki"> </text:a></text:p>
          </table:table-cell>
          <table:table-cell table:style-name="ce2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: <text:a xlink:href="https://whitewolf.fandom.com/wiki/House_of_Tremere">House of Tremere</text:a> <text:a xlink:href="http://www.drivethrurpg.com/product/62247?affiliate_id=13&amp;src=WWWiki"> </text:a></text:p>
          </table:table-cell>
          <table:table-cell table:style-name="ce5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: <text:a xlink:href="https://whitewolf.fandom.com/wiki/Iberia_by_Night">Iberia by Night</text:a> <text:a xlink:href="http://www.drivethrurpg.com/product/2639?affiliate_id=13&amp;src=WWWiki"> </text:a></text:p>
          </table:table-cell>
          <table:table-cell table:style-name="ce5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: <text:a xlink:href="https://whitewolf.fandom.com/wiki/Jerusalem_by_Night">Jerusalem by Night</text:a> <text:a xlink:href="http://www.drivethrurpg.com/product/169?affiliate_id=13&amp;src=WWWiki"> </text:a></text:p>
          </table:table-cell>
          <table:table-cell table:style-name="ce2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: <text:a xlink:href="https://whitewolf.fandom.com/wiki/Libellus_Sanguinis_1:_Masters_of_the_State">Libellus Sanguinis 1: Masters of the State</text:a> <text:a xlink:href="http://www.drivethrurpg.com/product/184?affiliate_id=13&amp;src=WWWiki"> </text:a></text:p>
          </table:table-cell>
          <table:table-cell table:style-name="ce5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: <text:a xlink:href="https://whitewolf.fandom.com/wiki/Libellus_Sanguinis_2:_Keepers_of_the_Word">Libellus Sanguinis 2: Keepers of the Word</text:a> <text:a xlink:href="http://www.drivethrurpg.com/product/185?affiliate_id=13&amp;src=WWWiki"> </text:a></text:p>
          </table:table-cell>
          <table:table-cell table:style-name="ce2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: <text:a xlink:href="https://whitewolf.fandom.com/wiki/Libellus_Sanguinis_3:_Wolves_at_the_Door">Libellus Sanguinis 3: Wolves at the Door</text:a> <text:a xlink:href="http://www.drivethrurpg.com/product/186?affiliate_id=13&amp;src=WWWiki"> </text:a></text:p>
          </table:table-cell>
          <table:table-cell table:style-name="ce5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: <text:a xlink:href="https://whitewolf.fandom.com/wiki/Libellus_Sanguinis_4:_Thieves_in_the_Night">Libellus Sanguinis 4: Thieves in the Night</text:a> <text:a xlink:href="http://www.drivethrurpg.com/product/187?affiliate_id=13&amp;src=WWWiki"> </text:a></text:p>
          </table:table-cell>
          <table:table-cell table:style-name="ce5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: <text:a xlink:href="https://whitewolf.fandom.com/wiki/Liege,_Lord_and_Lackey">Liege, Lord and Lackey</text:a> <text:a xlink:href="http://www.drivethrurpg.com/product/188?affiliate_id=13&amp;src=WWWiki"> </text:a></text:p>
          </table:table-cell>
          <table:table-cell table:style-name="ce2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: <text:a xlink:href="https://whitewolf.fandom.com/wiki/The_Ashen_Knight">The Ashen Knight</text:a> <text:a xlink:href="http://www.drivethrurpg.com/product/21?affiliate_id=13&amp;src=WWWiki"> </text:a></text:p>
          </table:table-cell>
          <table:table-cell table:style-name="ce2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: <text:a xlink:href="https://whitewolf.fandom.com/wiki/The_Ashen_Thief">The Ashen Thief</text:a> <text:a xlink:href="http://www.drivethrurpg.com/product/22?affiliate_id=13&amp;src=WWWiki"> </text:a></text:p>
          </table:table-cell>
          <table:table-cell table:style-name="ce5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: <text:a xlink:href="https://whitewolf.fandom.com/wiki/The_Erciyes_Fragments">The Erciyes Fragments</text:a> <text:a xlink:href="http://www.drivethrurpg.com/product/124?affiliate_id=13&amp;src=WWWiki"> </text:a></text:p>
          </table:table-cell>
          <table:table-cell table:style-name="ce5"/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: <text:a xlink:href="https://whitewolf.fandom.com/wiki/Three_Pillars">Three Pillars</text:a> <text:a xlink:href="http://www.drivethrurpg.com/product/293?affiliate_id=13&amp;src=WWWiki"> </text:a></text:p>
          </table:table-cell>
          <table:table-cell table:style-name="ce2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: <text:a xlink:href="https://whitewolf.fandom.com/wiki/Transylvania_by_Night">Transylvania by Night</text:a> <text:a xlink:href="http://www.drivethrurpg.com/product/312?affiliate_id=13&amp;src=WWWiki"> </text:a></text:p>
          </table:table-cell>
          <table:table-cell table:style-name="ce2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: <text:a xlink:href="https://whitewolf.fandom.com/wiki/Transylvania_Chronicles_I:_Dark_Tides_Rising">Transylvania Chronicles I: Dark Tides Rising</text:a> <text:a xlink:href="http://www.drivethrurpg.com/product/2303?affiliate_id=13&amp;src=WWWiki"> </text:a>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: <text:a xlink:href="https://whitewolf.fandom.com/wiki/Transylvania_Chronicles_II:_Son_of_the_Dragon">Transylvania Chronicles II: Son of the Dragon</text:a> <text:a xlink:href="http://www.drivethrurpg.com/product/313?affiliate_id=13&amp;src=WWWiki"> </text:a>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: <text:a xlink:href="https://whitewolf.fandom.com/wiki/Under_the_Black_Cross">Under the Black Cross</text:a> <text:a xlink:href="http://www.drivethrurpg.com/product/329?affiliate_id=13&amp;src=WWWiki"> </text:a></text:p>
          </table:table-cell>
          <table:table-cell table:style-name="ce2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: <text:a xlink:href="https://whitewolf.fandom.com/wiki/Vampire:_The_Dark_Ages_Rulebook">Vampire: The Dark Ages Rulebook</text:a> <text:a xlink:href="http://www.drivethrurpg.com/product/2672?affiliate_id=13&amp;src=WWWiki"> </text:a>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: Vampire: The Dark Ages Storyteller Screen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: <text:a xlink:href="https://whitewolf.fandom.com/wiki/Veil_of_Night">Veil of Night</text:a> <text:a xlink:href="http://www.drivethrurpg.com/product/2641?affiliate_id=13&amp;src=WWWiki"> </text:a></text:p>
          </table:table-cell>
          <table:table-cell table:style-name="ce5"/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: <text:a xlink:href="https://whitewolf.fandom.com/wiki/Wind_From_the_East">Wind From the East</text:a> <text:a xlink:href="http://www.drivethrurpg.com/product/335?affiliate_id=13&amp;src=WWWiki"> </text:a></text:p>
          </table:table-cell>
          <table:table-cell table:style-name="ce5"/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">VTDA</text:a>: <text:a xlink:href="https://whitewolf.fandom.com/wiki/Wolves_of_the_Sea">Wolves of the Sea</text:a> <text:a xlink:href="http://www.drivethrurpg.com/product/336?affiliate_id=13&amp;src=WWWiki"> </text:a>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20">VTDA20</text:a>: <text:a xlink:href="https://whitewolf.fandom.com/wiki/Legacy_of_Lies:_A_V20_Dark_Ages_Jumpstart">Legacy of Lies: A V20 Dark Ages Jumpstart</text:a> <text:a xlink:href="http://www.drivethrurpg.com/product/222956?affiliate_id=13&amp;src=WWWiki"> </text:a></text:p>
          </table:table-cell>
          <table:table-cell table:style-name="ce5"/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20">VTDA20</text:a>: <text:a xlink:href="https://whitewolf.fandom.com/wiki/The_Cainite_Conspiracies">The Cainite Conspiracies</text:a> <text:a xlink:href="http://www.drivethrufiction.com/product/195704?affiliate_id=13&amp;src=WWWiki"> </text:a></text:p>
          </table:table-cell>
          <table:table-cell table:style-name="ce5"/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20">VTDA20</text:a>: <text:a xlink:href="https://whitewolf.fandom.com/wiki/Tome_of_Secrets">Tome of Secrets</text:a> <text:a xlink:href="http://www.drivethrurpg.com/product/197358?affiliate_id=13&amp;src=WWWiki"> </text:a></text:p>
          </table:table-cell>
          <table:table-cell table:style-name="ce5"/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20">VTDA20</text:a>: <text:a xlink:href="https://whitewolf.fandom.com/wiki/V20_Dark_Ages_Companion">V20 Dark Ages Companion</text:a> <text:a xlink:href="http://www.drivethrurpg.com/product/211504?affiliate_id=13&amp;src=WWWiki"> </text:a></text:p>
          </table:table-cell>
          <table:table-cell table:style-name="ce5"/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20">VTDA20</text:a>: V20 Dark Ages Wallpapers <text:a xlink:href="http://www.drivethrurpg.com/product/144514?affiliate_id=13&amp;src=WWWiki"> </text:a>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20">VTDA20</text:a>: Vampire 20th Anniversary Edition: The Dark Ages Storyteller Screen <text:a xlink:href="http://www.drivethrurpg.com/product/178371?affiliate_id=13&amp;src=WWWiki"> </text:a></text:p>
          </table:table-cell>
          <table:table-cell table:style-name="ce5"/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VTDA20">VTDA20</text:a>: <text:a xlink:href="https://whitewolf.fandom.com/wiki/Vampire_Twentieth_Anniversary_Edition:_The_Dark_Ages">Vampire Twentieth Anniversary Edition: The Dark Ages</text:a> <text:a xlink:href="http://www.drivethrurpg.com/product/144495?affiliate_id=13&amp;src=WWWiki"> </text:a></text:p>
          </table:table-cell>
          <table:table-cell table:style-name="ce5"/>
          <table:table-cell table:number-columns-repeated="4"/>
        </table:table-row>
        <table:table-row table:style-name="ro1">
          <table:table-cell/>
          <table:table-cell table:style-name="ce2" office:value-type="string">
            <text:p><text:a xlink:href="https://whitewolf.fandom.com/wiki/WOD">WOD</text:a>: <text:a xlink:href="https://whitewolf.fandom.com/wiki/World_of_Darkness:_Blood_%26_Silk">World of Darkness: Blood &amp; Silk</text:a> <text:a xlink:href="http://www.drivethrurpg.com/product/33?affiliate_id=13&amp;src=WWWiki"> </text:a></text:p>
          </table:table-cell>
          <table:table-cell table:style-name="ce2" office:value-type="string">
            <text:p>x</text:p>
          </table:table-cell>
          <table:table-cell table:number-columns-repeated="4"/>
        </table:table-row>
        <table:table-row table:style-name="ro4">
          <table:table-cell/>
          <table:table-cell table:style-name="ce17"/>
          <table:table-cell table:number-columns-repeated="5"/>
        </table:table-row>
        <table:table-row table:style-name="ro4" table:number-rows-repeated="1048530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VAV" table:style-name="ta1" table:print="false">
        <table:table-column table:style-name="co1" table:default-cell-style-name="Default"/>
        <table:table-column table:style-name="co14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https://whitewolf.fandom.com/wiki/Victorian_Age:_Vampire_books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table:style-name="ce2" office:value-type="string">
            <text:p><text:a xlink:href="https://whitewolf.fandom.com/wiki/VAV">VAV</text:a>: <text:a xlink:href="https://whitewolf.fandom.com/wiki/Victorian_Age:_Vampire_Rulebook">Victorian Age: Vampire Rulebook</text:a> <text:a xlink:href="http://www.drivethrurpg.com/product/2312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CMET">cMET</text:a>: <text:a xlink:href="https://whitewolf.fandom.com/wiki/Vampire_by_Gaslight">Vampire by Gaslight</text:a> <text:a xlink:href="http://www.drivethrurpg.com/product/2706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KOTE">KOTE</text:a>: <text:a xlink:href="https://whitewolf.fandom.com/wiki/Sunset_Empires">Sunset Empires</text:a> <text:a xlink:href="http://www.drivethrurpg.com/product/556?affiliate_id=13&amp;src=WWWiki"> </text:a>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AV">VAV</text:a>: <text:a xlink:href="https://whitewolf.fandom.com/wiki/London_by_Night">London by Night</text:a> <text:a xlink:href="http://www.drivethrurpg.com/product/2292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VAV">VAV</text:a>: <text:a xlink:href="https://whitewolf.fandom.com/wiki/Victorian_Age_Trilogy_2:_The_Madness_of_Priests">Victorian Age Trilogy 2: The Madness of Priests</text:a> <text:a xlink:href="http://www.drivethrufiction.com/product/3660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VAV">VAV</text:a>: <text:a xlink:href="https://whitewolf.fandom.com/wiki/Victorian_Age_Trilogy_3:_The_Wounded_King">Victorian Age Trilogy 3: The Wounded King</text:a> <text:a xlink:href="http://www.drivethrufiction.com/product/3110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VAV">VAV</text:a>: <text:a xlink:href="https://whitewolf.fandom.com/wiki/Victorian_Age:_Vampire_Companion">Victorian Age: Vampire Companion</text:a> <text:a xlink:href="http://www.drivethrurpg.com/product/2311?affiliate_id=13&amp;src=WWWiki"> </text:a>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VAV">VAV</text:a>: <text:a xlink:href="https://whitewolf.fandom.com/wiki/Victorian_Vampire_Trilogy_1:_A_Morbid_Initiation">Victorian Vampire Trilogy 1: A Morbid Initiation</text:a> <text:a xlink:href="http://www.drivethrufiction.com/product/3096?affiliate_id=13&amp;src=WWWiki"> </text:a> </text:p>
          </table:table-cell>
        </table:table-row>
        <table:table-row table:style-name="ro3">
          <table:table-cell/>
          <table:table-cell table:style-name="ce3"/>
        </table:table-row>
        <table:table-row table:style-name="ro4" table:number-rows-repeated="2">
          <table:table-cell/>
          <table:table-cell table:style-name="ce4"/>
        </table:table-row>
        <table:table-row table:style-name="ro1">
          <table:table-cell/>
          <table:table-cell table:style-name="ce5"/>
        </table:table-row>
        <table:table-row table:style-name="ro4" table:number-rows-repeated="4">
          <table:table-cell/>
          <table:table-cell table:style-name="ce4"/>
        </table:table-row>
        <table:table-row table:style-name="ro4">
          <table:table-cell/>
          <table:table-cell table:style-name="ce14"/>
        </table:table-row>
      </table:table>
      <table:table table:name="DA" table:style-name="ta1" table:print="false">
        <table:table-column table:style-name="co1" table:default-cell-style-name="Default"/>
        <table:table-column table:style-name="co15" table:default-cell-style-name="ce2"/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https://whitewolf.fandom.com/wiki/Dark_Ages_books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office:value-type="string">
            <text:p><text:a xlink:href="https://whitewolf.fandom.com/wiki/DA">DA</text:a>: <text:a xlink:href="https://whitewolf.fandom.com/wiki/Darkening_Sky">Darkening Sky</text:a> <text:a xlink:href="http://www.drivethrurpg.com/product/125594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DAF">DAF</text:a>: <text:a xlink:href="https://whitewolf.fandom.com/wiki/Dark_Ages:_Fae_Rulebook">Dark Ages: Fae Rulebook</text:a> <text:a xlink:href="http://www.drivethrurpg.com/product/710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DAI">DAI</text:a>: <text:a xlink:href="https://whitewolf.fandom.com/wiki/Dark_Ages:_Inquisitor_Companion">Dark Ages: Inquisitor Companion</text:a> <text:a xlink:href="http://www.drivethrurpg.com/product/2664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DAI">DAI</text:a>: <text:a xlink:href="https://whitewolf.fandom.com/wiki/Dark_Ages:_Inquisitor_Rulebook">Dark Ages: Inquisitor Rulebook</text:a> <text:a xlink:href="http://www.drivethrurpg.com/product/2673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DAM">DAM</text:a>: <text:a xlink:href="https://whitewolf.fandom.com/wiki/Dark_Ages:_Mage_Grimoire">Dark Ages: Mage Grimoire</text:a> <text:a xlink:href="http://www.drivethrurpg.com/product/24411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DAM">DAM</text:a>: <text:a xlink:href="https://whitewolf.fandom.com/wiki/Dark_Ages:_Mage_Rulebook">Dark Ages: Mage Rulebook</text:a> <text:a xlink:href="http://www.drivethrurpg.com/product/2674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DAV">DAV</text:a>: <text:a xlink:href="https://whitewolf.fandom.com/wiki/Dark_Ages_Europe">Dark Ages Europe</text:a> <text:a xlink:href="http://www.drivethrurpg.com/product/101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DAV">DAV</text:a>: <text:a xlink:href="https://whitewolf.fandom.com/wiki/Dark_Ages_Storyteller_Companion">Dark Ages Storyteller Companion</text:a> <text:a xlink:href="http://www.drivethrurpg.com/product/62249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DAV">DAV</text:a>: <text:a xlink:href="https://whitewolf.fandom.com/wiki/Dark_Ages:_British_Isles">Dark Ages: British Isles</text:a> <text:a xlink:href="http://www.drivethrurpg.com/product/1484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DAV">DAV</text:a>: <text:a xlink:href="https://whitewolf.fandom.com/wiki/Dark_Ages:_Vampire_Rulebook">Dark Ages: Vampire Rulebook</text:a> <text:a xlink:href="http://www.drivethrurpg.com/product/2676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DAV">DAV</text:a>: <text:a xlink:href="https://whitewolf.fandom.com/wiki/Dark_Ages:_Vampire_Rulebook_(limited)">Dark Ages: Vampire Rulebook (limited)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DAV">DAV</text:a>: <text:a xlink:href="https://whitewolf.fandom.com/wiki/Dark_Ages:_Werewolf_Rulebook">Dark Ages: Werewolf Rulebook</text:a> <text:a xlink:href="http://www.drivethrurpg.com/product/2675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DAV">DAV</text:a>: <text:a xlink:href="https://whitewolf.fandom.com/wiki/Devil%27s_Due">Devil's Due</text:a> <text:a xlink:href="http://www.drivethrurpg.com/product/1254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DAV">DAV</text:a>: <text:a xlink:href="https://whitewolf.fandom.com/wiki/Players_Guide_to_High_Clans">Players Guide to High Clans</text:a> <text:a xlink:href="http://www.drivethrurpg.com/product/1478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DAV">DAV</text:a>: Players Guide to High Clans Poster <text:a xlink:href="http://www.drivethrurpg.com/product/144443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DAV">DAV</text:a>: <text:a xlink:href="https://whitewolf.fandom.com/wiki/Players_Guide_to_Low_Clans">Players Guide to Low Clans</text:a> <text:a xlink:href="http://www.drivethrurpg.com/product/2663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DAV">DAV</text:a>: <text:a xlink:href="https://whitewolf.fandom.com/wiki/Right_of_Princes">Right of Princes</text:a> <text:a xlink:href="http://www.drivethrurpg.com/product/249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DAV">DAV</text:a>: <text:a xlink:href="https://whitewolf.fandom.com/wiki/Road_of_Heaven_(book)">Road of Heaven</text:a> <text:a xlink:href="http://www.drivethrurpg.com/product/252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DAV">DAV</text:a>: <text:a xlink:href="https://whitewolf.fandom.com/wiki/Road_of_Humanity_(book)">Road of Humanity</text:a> <text:a xlink:href="http://www.drivethrurpg.com/product/253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DAV">DAV</text:a>: <text:a xlink:href="https://whitewolf.fandom.com/wiki/Road_of_Kings_(book)">Road of Kings</text:a> <text:a xlink:href="http://www.drivethrurpg.com/product/254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DAV">DAV</text:a>: <text:a xlink:href="https://whitewolf.fandom.com/wiki/Road_of_Sin_(book)">Road of Sin</text:a> <text:a xlink:href="http://www.drivethrurpg.com/product/255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DAV">DAV</text:a>: <text:a xlink:href="https://whitewolf.fandom.com/wiki/Road_of_the_Beast_(book)">Road of the Beast</text:a> <text:a xlink:href="http://www.drivethrurpg.com/product/256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DAV">DAV</text:a>: <text:a xlink:href="https://whitewolf.fandom.com/wiki/Spoils_of_War">Spoils of War</text:a> <text:a xlink:href="http://www.drivethrurpg.com/product/269?affiliate_id=13&amp;src=WWWiki"> </text:a></text:p>
          </table:table-cell>
        </table:table-row>
        <table:table-row table:style-name="ro1" table:number-rows-repeated="2">
          <table:table-cell/>
          <table:table-cell table:style-name="ce18"/>
        </table:table-row>
        <table:table-row table:style-name="ro1">
          <table:table-cell/>
          <table:table-cell table:style-name="ce18"/>
        </table:table-row>
      </table:table>
      <table:table table:name="MTAw" table:style-name="ta3" table:print="false">
        <table:table-column table:style-name="co1" table:default-cell-style-name="Default"/>
        <table:table-column table:style-name="co16" table:default-cell-style-name="ce2"/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https://whitewolf.fandom.com/wiki/Mage:_The_Awakening_books</text:p>
          </table:table-cell>
        </table:table-row>
        <table:table-row table:style-name="ro1">
          <table:table-cell/>
          <table:table-cell table:style-name="Default"/>
        </table:table-row>
        <table:table-row table:style-name="ro2">
          <table:table-cell/>
          <table:table-cell table:style-name="ce1" office:value-type="string">
            <text:p>First Edition</text:p>
          </table:table-cell>
        </table:table-row>
        <table:table-row table:style-name="ro1">
          <table:table-cell/>
          <table:table-cell table:style-name="ce19" office:value-type="string">
            <text:p>Mage: Setting, Substance and Secrets Value Pack</text:p>
          </table:table-cell>
        </table:table-row>
        <table:table-row table:style-name="ro1">
          <table:table-cell/>
          <table:table-cell office:value-type="string">
            <text:p><text:a xlink:href="https://whitewolf.fandom.com/wiki/MET">MET</text:a>: <text:a xlink:href="https://whitewolf.fandom.com/wiki/Mind%27s_Eye_Theatre:_The_Awakening">Mind's Eye Theatre: The Awakening</text:a> <text:a xlink:href="http://www.drivethrurpg.com/product/50112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/<text:a xlink:href="https://whitewolf.fandom.com/wiki/MTAw">MTAw</text:a>: <text:a xlink:href="https://whitewolf.fandom.com/wiki/Mage_Translation_Guide">Mage Translation Guide</text:a> <text:a xlink:href="http://www.drivethrurpg.com/product/114433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Astral_Realms">Astral Realms</text:a> <text:a xlink:href="http://www.drivethrurpg.com/product/50992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Banishers_(book)">Banishers (book)</text:a> <text:a xlink:href="http://www.drivethrurpg.com/product/54790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Boston_Unveiled">Boston Unveiled</text:a> <text:a xlink:href="http://www.drivethrurpg.com/product/2982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Boston Unveiled Poster <text:a xlink:href="http://www.drivethrurpg.com/product/140469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Gazing_Into_You">Gazing Into You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Grimoire_of_Grimoires">Grimoire of Grimoires</text:a> <text:a xlink:href="http://www.drivethrurpg.com/product/56033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Guardians_of_the_Veil_(book)">Guardians of the Veil (book)</text:a> <text:a xlink:href="http://www.drivethrurpg.com/product/3549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Imperial_Mysteries">Imperial Mysteries</text:a> <text:a xlink:href="http://www.drivethrurpg.com/product/97925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Intruders:_Encounters_With_the_Abyss">Intruders: Encounters With the Abyss</text:a> <text:a xlink:href="http://www.drivethrurpg.com/product/25526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Keys_to_the_Supernal_Tarot">Keys to the Supernal Tarot</text:a> <text:a xlink:href="http://www.drivethrurpg.com/product/58743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Left-Hand_Path">Left-Hand Path</text:a> <text:a xlink:href="http://www.drivethrurpg.com/product/107263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Legacies:_The_Ancient">Legacies: The Ancient</text:a> <text:a xlink:href="http://www.drivethrurpg.com/product/24481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Legacies:_The_Sublime">Legacies: The Sublime</text:a> <text:a xlink:href="http://www.drivethrurpg.com/product/3404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Lines_of_Power">Lines of Power</text:a> <text:a xlink:href="http://www.drivethrurpg.com/product/55201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Mage_Chronicler%27s_Guide">Mage Chronicler's Guide</text:a> <text:a xlink:href="http://www.drivethrurpg.com/product/82216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Mage_Noir">Mage Noir</text:a> <text:a xlink:href="http://www.drivethrurpg.com/product/89457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Mage: The Awakening Advanced Launch Pack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Mage: The Awakening Basic Launch Pack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Mage:_The_Awakening_Character_Sheet_Pad">Mage: The Awakening Character Sheet Pad</text:a> <text:a xlink:href="http://www.drivethrurpg.com/product/2933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Mage: The Awakening Dice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Mage: The Awakening Mousepad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Mage:_The_Awakening_Rulebook">Mage: The Awakening Rulebook</text:a> <text:a xlink:href="http://www.drivethrurpg.com/product/2743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Mage: The Awakening Storytellers Screen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Mage: The Awakening T-Shirt L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Mage: The Awakening T-Shirt XL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Mage: The Awakening T-Shirt XXL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Mage: The Awakening Tarot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Magical_Traditions">Magical Traditions</text:a> <text:a xlink:href="http://www.drivethrurpg.com/product/28280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Night_Horrors:_The_Unbidden">Night Horrors: The Unbidden</text:a> <text:a xlink:href="http://www.drivethrurpg.com/product/78098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Ready-Made_Player_Characters:_The_Heirs_of_Ahna">Ready-Made Player Characters: The Heirs of Ahna</text:a> <text:a xlink:href="http://www.drivethrurpg.com/product/63046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Reign_of_the_Exarchs">Reign of the Exarchs</text:a> <text:a xlink:href="http://www.drivethrurpg.com/product/12416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Sanctum_and_Sigil">Sanctum and Sigil</text:a> <text:a xlink:href="http://www.drivethrurpg.com/product/3137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Secrets_of_the_Ruined_Temple">Secrets of the Ruined Temple</text:a> <text:a xlink:href="http://www.drivethrurpg.com/product/11922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Seers_of_the_Throne_(book)">Seers of the Throne (book)</text:a> <text:a xlink:href="http://www.drivethrurpg.com/product/60246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Starter_Kit:_Mage:_The_Awakening">Starter Kit: Mage: The Awakening</text:a> <text:a xlink:href="http://www.drivethrurpg.com/product/78542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Summoners">Summoners</text:a> <text:a xlink:href="http://www.drivethrurpg.com/product/60624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The_Abedju_Cipher">The Abedju Cipher</text:a> <text:a xlink:href="http://www.drivethrurpg.com/product/63385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The_Adamantine_Arrow_(book)">The Adamantine Arrow (book)</text:a> <text:a xlink:href="http://www.drivethrurpg.com/product/51534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The_Free_Council">The Free Council</text:a> <text:a xlink:href="http://www.drivethrurpg.com/product/25983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The_Mysterium">The Mysterium</text:a> <text:a xlink:href="http://www.drivethrurpg.com/product/50486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The_Silver_Ladder">The Silver Ladder</text:a> <text:a xlink:href="http://www.drivethrurpg.com/product/56644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Tome_of_the_Mysteries">Tome of the Mysteries</text:a> <text:a xlink:href="http://www.drivethrurpg.com/product/23534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Tome_of_the_Watchtowers">Tome of the Watchtowers</text:a> <text:a xlink:href="http://www.drivethrurpg.com/product/3792?affiliate_id=13&amp;src=WWWiki"> </text:a> <text:a xlink:href="https://whitewolf.fandom.com/wiki/Now_in_Print"> </text:a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4">
          <table:table-cell/>
          <table:table-cell table:style-name="ce4"/>
        </table:table-row>
        <table:table-row table:style-name="ro2">
          <table:table-cell/>
          <table:table-cell table:style-name="ce1" office:value-type="string">
            <text:p>Second Edition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/<text:a xlink:href="https://whitewolf.fandom.com/wiki/MTAw">MTAw</text:a>: <text:a xlink:href="https://whitewolf.fandom.com/wiki/Mage_Translation_Toolkit_Bundle">Mage Translation Toolkit Bundle</text:a> <text:a xlink:href="http://www.drivethrurpg.com/product/187796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Dark_Eras:_To_the_Strongest">Dark Eras: To the Strongest</text:a> <text:a xlink:href="http://www.drivethrurpg.com/product/208162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Mage:_The_Awakening_2nd_Edition">Mage: The Awakening 2nd Edition</text:a> <text:a xlink:href="http://www.drivethrurpg.com/product/181754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Mage:_The_Awakening_Condition_and_Numina_Cards">Mage: The Awakening Condition and Numina Cards</text:a> <text:a xlink:href="http://www.drivethrucards.com/product/191791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Reign of the Exarchs Poster <text:a xlink:href="http://www.drivethrurpg.com/product/140467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Aw">MTAw</text:a>: <text:a xlink:href="https://whitewolf.fandom.com/wiki/The_Fallen_World_Chronicle_Anthology">The Fallen World Chronicle Anthology</text:a> <text:a xlink:href="http://www.drivethrufiction.com/product/143174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WTF">WTF</text:a>/<text:a xlink:href="https://whitewolf.fandom.com/wiki/MTAw">MTAw</text:a>: <text:a xlink:href="https://whitewolf.fandom.com/wiki/Dark_Eras:_The_Sundered_World">Dark Eras: The Sundered World</text:a> <text:a xlink:href="http://www.drivethrurpg.com/product/202272?affiliate_id=13&amp;src=WWWiki"> </text:a> <text:a xlink:href="https://whitewolf.fandom.com/wiki/Now_in_Print"> </text:a></text:p>
          </table:table-cell>
        </table:table-row>
      </table:table>
      <table:table table:name="MTSC" table:style-name="ta3" table:print="false">
        <table:table-column table:style-name="co1" table:default-cell-style-name="Default"/>
        <table:table-column table:style-name="co17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https://whitewolf.fandom.com/wiki/Mage:_The_Sorcerers_Crusade_book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2" office:value-type="string">
            <text:p><text:a xlink:href="https://whitewolf.fandom.com/wiki/MTSC">MTSC</text:a>: <text:a xlink:href="https://whitewolf.fandom.com/wiki/Castles_and_Covenants">Castles and Covenants</text:a> <text:a xlink:href="http://www.drivethrurpg.com/product/53?affiliate_id=13&amp;src=WWWiki"> </text:a>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MTSC">MTSC</text:a>: <text:a xlink:href="https://whitewolf.fandom.com/wiki/Crusade_Lore:_The_Storytellers_Screen_and_Book">Crusade Lore: The Storytellers Screen and Book</text:a> <text:a xlink:href="http://www.drivethrurpg.com/product/98?affiliate_id=13&amp;src=WWWiki"> </text:a>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MTSC">MTSC</text:a>: <text:a xlink:href="https://whitewolf.fandom.com/wiki/Infernalism:_The_Path_of_Screams">Infernalism: The Path of Screams</text:a> <text:a xlink:href="http://www.drivethrurpg.com/product/165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MTSC">MTSC</text:a>: <text:a xlink:href="https://whitewolf.fandom.com/wiki/Mage:_The_Sorcerers_Crusade_Rulebook">Mage: The Sorcerers Crusade Rulebook</text:a> <text:a xlink:href="http://www.drivethrurpg.com/product/201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MTSC">MTSC</text:a>: <text:a xlink:href="https://whitewolf.fandom.com/wiki/The_Artisans_Handbook">The Artisans Handbook</text:a> <text:a xlink:href="http://www.drivethrurpg.com/product/18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MTSC">MTSC</text:a>: <text:a xlink:href="https://whitewolf.fandom.com/wiki/The_Order_of_Reason">The Order of Reason</text:a> <text:a xlink:href="http://www.drivethrurpg.com/product/225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MTSC">MTSC</text:a>: <text:a xlink:href="https://whitewolf.fandom.com/wiki/The_Sorcerers_Crusade_Companion">The Sorcerers Crusade Companion</text:a> <text:a xlink:href="http://www.drivethrurpg.com/product/264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MTSC">MTSC</text:a>: <text:a xlink:href="https://whitewolf.fandom.com/wiki/The_Swashbuckler%27s_Handbook">The Swashbuckler's Handbook</text:a> <text:a xlink:href="http://www.drivethrurpg.com/product/61476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MTSC">MTSC</text:a>: <text:a xlink:href="https://whitewolf.fandom.com/wiki/Witches_and_Pagans">Witches and Pagans</text:a> <text:a xlink:href="http://www.drivethrurpg.com/product/539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WOD">WOD</text:a>: <text:a xlink:href="https://whitewolf.fandom.com/wiki/The_Bygone_Bestiary">The Bygone Bestiary</text:a> <text:a xlink:href="http://www.drivethrurpg.com/product/50?affiliate_id=13&amp;src=WWWiki"> </text:a> <text:a xlink:href="https://whitewolf.fandom.com/wiki/Now_in_Print"> </text:a> </text:p>
          </table:table-cell>
        </table:table-row>
        <table:table-row table:style-name="ro1">
          <table:table-cell table:number-columns-repeated="2"/>
        </table:table-row>
        <table:table-row table:style-name="ro1" table:number-rows-repeated="2">
          <table:table-cell/>
          <table:table-cell table:style-name="ce14"/>
        </table:table-row>
        <table:table-row table:style-name="ro1">
          <table:table-cell/>
          <table:table-cell table:style-name="ce14"/>
        </table:table-row>
      </table:table>
      <table:table table:name="MTAs" table:style-name="ta3" table:print="false">
        <table:table-column table:style-name="co1" table:default-cell-style-name="Default"/>
        <table:table-column table:style-name="co18" table:default-cell-style-name="ce2"/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https://whitewolf.fandom.com/wiki/Mage:_The_Ascension_books</text:p>
          </table:table-cell>
        </table:table-row>
        <table:table-row table:style-name="ro1" table:number-rows-repeated="4">
          <table:table-cell/>
          <table:table-cell table:style-name="Default"/>
        </table:table-row>
        <table:table-row table:style-name="ro2">
          <table:table-cell/>
          <table:table-cell table:style-name="ce1" office:value-type="string">
            <text:p>First Edition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Virtual_Adepts_Tradition_Book">Virtual Adepts Tradition Book</text:a> <text:a xlink:href="http://www.drivethrurpg.com/product/310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Akashic_Brotherhood_Tradition_Book">Akashic Brotherhood Tradition Book</text:a> <text:a xlink:href="http://www.drivethrurpg.com/product/294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Ascension%27s_Right_Hand">Ascension's Right Hand</text:a> <text:a xlink:href="http://www.drivethrurpg.com/product/19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Digital_Web_(book)">Digital Web</text:a> <text:a xlink:href="http://www.drivethrurpg.com/product/115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Fragile_Path:_Testaments_of_the_First_Cabal">Fragile Path: Testaments of the First Cabal</text:a> <text:a xlink:href="http://www.drivethrurpg.com/product/290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Halls_of_the_Arcanum">Halls of the Arcanum</text:a> <text:a xlink:href="http://www.drivethrurpg.com/product/147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Loom_of_Fate_(book)">Loom of Fate</text:a> <text:a xlink:href="http://www.drivethrurpg.com/product/190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Mage Storytellers Screen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Mage Tarot Deck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Mage:_The_Ascension_Rulebook">Mage: The Ascension Rulebook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Sons_of_Ether_Tradition_Book">Sons of Ether Tradition Book</text:a> <text:a xlink:href="http://www.drivethrurpg.com/product/305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echnocracy:_Iteration_X">Technocracy: Iteration X</text:a> <text:a xlink:href="http://www.drivethrurpg.com/product/282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echnocracy:_Progenitors">Technocracy: Progenitors</text:a> <text:a xlink:href="http://www.drivethrurpg.com/product/284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he_Book_of_Chantries">The Book of Chantries</text:a> <text:a xlink:href="http://www.drivethrurpg.com/product/40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he_Book_of_Madness">The Book of Madness</text:a> <text:a xlink:href="http://www.drivethrurpg.com/product/45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he_Book_of_Shadows:_The_Mage_Players_Guide">The Book of Shadows: The Mage Players Guide</text:a> <text:a xlink:href="http://www.drivethrurpg.com/product/47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he_Chaos_Factor">The Chaos Factor</text:a> <text:a xlink:href="http://www.drivethrurpg.com/product/57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ruth_Until_Paradox">Truth Until Paradox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Verbena_Tradition_Book">Verbena Tradition Book</text:a> <text:a xlink:href="http://www.drivethrurpg.com/product/307?affiliate_id=13&amp;src=WWWiki"> </text:a> </text:p>
          </table:table-cell>
        </table:table-row>
        <table:table-row table:style-name="ro1">
          <table:table-cell/>
          <table:table-cell table:style-name="ce14"/>
        </table:table-row>
        <table:table-row table:style-name="ro2">
          <table:table-cell/>
          <table:table-cell table:style-name="ce1" office:value-type="string">
            <text:p>Second Edition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Horizon_War_3:_War_in_Heaven">Horizon War 3: War in Heaven</text:a> <text:a xlink:href="http://www.drivethrufiction.com/product/3049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Beyond_the_Barriers:_The_Book_of_Worlds">Beyond the Barriers: The Book of Worlds</text:a> <text:a xlink:href="http://www.drivethrurpg.com/product/62217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Book_of_Crafts">Book of Crafts</text:a> <text:a xlink:href="http://www.drivethrurpg.com/product/41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Celestial_Chorus_Tradition_Book">Celestial Chorus Tradition Book</text:a> <text:a xlink:href="http://www.drivethrurpg.com/product/296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Cult_of_Ecstasy_Tradition_Book">Cult of Ecstasy Tradition Book</text:a> <text:a xlink:href="http://www.drivethrurpg.com/product/299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Destiny%27s_Price">Destiny's Price</text:a> <text:a xlink:href="http://www.drivethrurpg.com/product/11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Digital_Web_2.0">Digital Web 2.0</text:a> <text:a xlink:href="http://www.drivethrurpg.com/product/841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Dreamspeakers_Tradition_Book">Dreamspeakers Tradition Book</text:a> <text:a xlink:href="http://www.drivethrurpg.com/product/300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Euthanatos_Tradition_Book">Euthanatos Tradition Book</text:a> <text:a xlink:href="http://www.drivethrurpg.com/product/302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Guide_to_the_Technocracy">Guide to the Technocracy</text:a> <text:a xlink:href="http://www.drivethrurpg.com/product/3044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Hidden_Lore">Hidden Lore</text:a> <text:a xlink:href="http://www.drivethrurpg.com/product/154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Horizon_War_1:_The_Road_to_Hell">Horizon War 1: The Road to Hell</text:a> <text:a xlink:href="http://www.drivethrufiction.com/product/3047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Horizon_War_2:_The_Ascension_Warrior">Horizon War 2: The Ascension Warrior</text:a> <text:a xlink:href="http://www.drivethrufiction.com/product/3048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Horizon:_The_Stronghold_of_Hope">Horizon: The Stronghold of Hope</text:a> <text:a xlink:href="http://www.drivethrurpg.com/product/156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Initiates_of_the_Art">Initiates of the Art</text:a> <text:a xlink:href="http://www.drivethrurpg.com/product/167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Mage_Chronicles_Volume_1">Mage Chronicles Volume 1</text:a> <text:a xlink:href="http://www.drivethrurpg.com/product/194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Mage_Chronicles_Volume_2">Mage Chronicles Volume 2</text:a> <text:a xlink:href="http://www.drivethrurpg.com/product/195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Mage:_The_Ascension_Second_Edition">Mage: The Ascension Second Edition</text:a> <text:a xlink:href="http://www.drivethrurpg.com/product/200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Masters_of_the_Art">Masters of the Art</text:a> <text:a xlink:href="http://www.drivethrurpg.com/product/205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Order_of_Hermes_Tradition_Book">Order of Hermes Tradition Book</text:a> <text:a xlink:href="http://www.drivethrurpg.com/product/303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ales_of_Magick:_Dark_Adventure">Tales of Magick: Dark Adventure</text:a> <text:a xlink:href="http://www.drivethrurpg.com/product/279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echnocracy_Assembled_1">Technocracy Assembled 1</text:a> <text:a xlink:href="http://www.drivethrurpg.com/product/280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echnocracy:_N.W.O.">Technocracy: N.W.O.</text:a> <text:a xlink:href="http://www.drivethrurpg.com/product/283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echnocracy:_Syndicate">Technocracy: Syndicate</text:a> <text:a xlink:href="http://www.drivethrurpg.com/product/285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echnocracy:_Void_Engineers">Technocracy: Void Engineers</text:a> <text:a xlink:href="http://www.drivethrurpg.com/product/286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echnomancer%27s_Toybox">Technomancer's Toybox</text:a> <text:a xlink:href="http://www.drivethrurpg.com/product/462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he_Book_of_Mirrors:_The_Mage_Storytellers_Guide">The Book of Mirrors: The Mage Storytellers Guide</text:a> <text:a xlink:href="http://www.drivethrurpg.com/product/46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he_Orphans_Survival_Guide">The Orphans Survival Guide</text:a> <text:a xlink:href="http://www.drivethrurpg.com/product/226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he_Spirit_Ways">The Spirit Ways</text:a> <text:a xlink:href="http://www.drivethrurpg.com/product/268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raditions_Gathered_I:_Songs_of_Science">Traditions Gathered I: Songs of Science</text:a> <text:a xlink:href="http://www.drivethrurpg.com/product/311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raditions_Gathered_II:_Blood_and_Dreams">Traditions Gathered II: Blood and Dreams</text:a> <text:a xlink:href="http://www.drivethrurpg.com/product/458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raditions_Gathered_III:_Swords_of_Faith">Traditions Gathered III: Swords of Faith</text:a> <text:a xlink:href="http://www.drivethrurpg.com/product/62218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SC">MTSC</text:a>: <text:a xlink:href="https://whitewolf.fandom.com/wiki/Mage:_The_Sorcerers_Crusade_Rulebook">Mage: The Sorcerers Crusade Rulebook</text:a> <text:a xlink:href="http://www.drivethrurpg.com/product/201?affiliate_id=13&amp;src=WWWiki"> </text:a> (see <text:a xlink:href="https://whitewolf.fandom.com/wiki/Mage:_The_Sorcerers_Crusade_books">Mage: The Sorcerers Crusade books</text:a>) </text:p>
          </table:table-cell>
        </table:table-row>
        <table:table-row table:style-name="ro1">
          <table:table-cell/>
          <table:table-cell office:value-type="string">
            <text:p><text:a xlink:href="https://whitewolf.fandom.com/wiki/WOD">WOD</text:a>: <text:a xlink:href="https://whitewolf.fandom.com/wiki/World_of_Darkness:_Sorcerer">World of Darkness: Sorcerer</text:a> <text:a xlink:href="http://www.drivethrurpg.com/product/339?affiliate_id=13&amp;src=WWWiki"> </text:a> <text:a xlink:href="https://whitewolf.fandom.com/wiki/Now_in_Print"> </text:a> </text:p>
          </table:table-cell>
        </table:table-row>
        <table:table-row table:style-name="ro1" table:number-rows-repeated="3">
          <table:table-cell/>
          <table:table-cell table:style-name="ce14"/>
        </table:table-row>
        <table:table-row table:style-name="ro2">
          <table:table-cell/>
          <table:table-cell table:style-name="ce1" office:value-type="string">
            <text:p>Revised Edition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radition_Book:_Euthanatos">Tradition Book: Euthanatos</text:a> <text:a xlink:href="http://www.drivethrurpg.com/product/12309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MET">cMET</text:a>: <text:a xlink:href="https://whitewolf.fandom.com/wiki/Laws_of_Ascension">Laws of Ascension</text:a> <text:a xlink:href="http://www.drivethrurpg.com/product/1503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MET">cMET</text:a>: <text:a xlink:href="https://whitewolf.fandom.com/wiki/Laws_of_Ascension_(limited)">Laws of Ascension (limited)</text:a> (see also: <text:a xlink:href="https://whitewolf.fandom.com/wiki/Classic_Mind%27s_Eye_Theatre_books">Classic Mind's Eye Theatre books</text:a>) </text:p>
          </table:table-cell>
        </table:table-row>
        <table:table-row table:style-name="ro1">
          <table:table-cell/>
          <table:table-cell office:value-type="string">
            <text:p><text:a xlink:href="https://whitewolf.fandom.com/wiki/DAM">DAM</text:a>: <text:a xlink:href="https://whitewolf.fandom.com/wiki/Dark_Ages:_Mage_Rulebook">Dark Ages: Mage Rulebook</text:a> <text:a xlink:href="http://www.drivethrurpg.com/product/2674?affiliate_id=13&amp;src=WWWiki"> </text:a> <text:a xlink:href="https://whitewolf.fandom.com/wiki/Now_in_Print"> </text:a> (see <text:a xlink:href="https://whitewolf.fandom.com/wiki/Dark_Ages_books">Dark Ages books</text:a>) </text:p>
          </table:table-cell>
        </table:table-row>
        <table:table-row table:style-name="ro1">
          <table:table-cell/>
          <table:table-cell office:value-type="string">
            <text:p><text:a xlink:href="https://whitewolf.fandom.com/wiki/HTR">HTR</text:a>: <text:a xlink:href="https://whitewolf.fandom.com/wiki/Predator_%26_Prey_5:_Mage">Predator &amp; Prey 5: Mage</text:a> <text:a xlink:href="http://www.drivethrufiction.com/product/3030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Akashic Brotherhood Tattoos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Art_of_Mage:_The_Ascension">Art of Mage: The Ascension</text:a> <text:a xlink:href="http://www.drivethrurpg.com/product/287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Ascension_(book)">Ascension</text:a> <text:a xlink:href="http://www.drivethrurpg.com/product/1718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Blood_Treachery">Blood Treachery</text:a> <text:a xlink:href="http://www.drivethrurpg.com/product/37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Celestial Chorus Tattoos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Convention_Book:_Iteration_X">Convention Book: Iteration X</text:a> <text:a xlink:href="http://www.drivethrurpg.com/product/3041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MTAs">MTAs</text:a>: <text:a xlink:href="https://whitewolf.fandom.com/wiki/Convention_Book:_N.W.O.">Convention Book: N.W.O.</text:a> <text:a xlink:href="http://www.drivethrurpg.com/product/107693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MTAs">MTAs</text:a>: <text:a xlink:href="https://whitewolf.fandom.com/wiki/Convention_Book:_Progenitors">Convention Book: Progenitors</text:a> <text:a xlink:href="http://www.drivethrurpg.com/product/113471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MTAs">MTAs</text:a>: <text:a xlink:href="https://whitewolf.fandom.com/wiki/Convention_Book:_Syndicate">Convention Book: Syndicate</text:a> <text:a xlink:href="http://www.drivethrurpg.com/product/117395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MTAs">MTAs</text:a>: <text:a xlink:href="https://whitewolf.fandom.com/wiki/Convention_Book:_Void_Engineers">Convention Book: Void Engineers</text:a> <text:a xlink:href="http://www.drivethrurpg.com/product/120616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Cult of Ecstasy Tattoos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Dead_Magic">Dead Magic</text:a> <text:a xlink:href="http://www.drivethrurpg.com/product/304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Dead_Magic_II:_Secrets_and_Survivors">Dead Magic II: Secrets and Survivors</text:a> <text:a xlink:href="http://www.drivethrurpg.com/product/108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Dragons_of_the_East">Dragons of the East</text:a> <text:a xlink:href="http://www.drivethrurpg.com/product/118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Dreamspeakers Tattoos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Euthanatos Tattoos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Forged_by_Dragon%27s_Fire">Forged by Dragon's Fire</text:a> <text:a xlink:href="http://www.drivethrurpg.com/product/13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Guide_to_the_Traditions">Guide to the Traditions</text:a> <text:a xlink:href="http://www.drivethrurpg.com/product/3046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Hollow Ones Tattoos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Lost_Paths:_Ahl-i-Batin_%26_Taftâni">Lost Paths: Ahl-i-Batin &amp; Taftâni</text:a> <text:a xlink:href="http://www.drivethrurpg.com/product/19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Mage Candle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Mage_Chronicles_Volume_3">Mage Chronicles Volume 3</text:a> <text:a xlink:href="http://www.drivethrurpg.com/product/196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Mage_Lighter">Mage Lighter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Mage_Storytellers_Companion">Mage Storytellers Companion</text:a> <text:a xlink:href="http://www.drivethrurpg.com/product/197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Mage_Storytellers_Handbook">Mage Storytellers Handbook</text:a> <text:a xlink:href="http://www.drivethrurpg.com/product/198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Mage Tarot Deck Revised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Mage: Ethergoggles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Mage:_The_Ascension_Revised_Edition">Mage: The Ascension Revised Edition</text:a> <text:a xlink:href="http://www.drivethrurpg.com/product/199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Mage:_The_Ascension_Revised_Edition_(limited)">Mage: The Ascension Revised Edition (limited)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Mage: The Ascension Revised Edition Quickstart <text:a xlink:href="http://www.drivethrurpg.com/product/58433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Mage: The Ascension Revised Edition T-Shirt L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Mage: The Ascension Revised Edition T-Shirt XL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Mage: The Ascension Revised Edition T-Shirt XXL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Manifesto:_Transmissions_from_the_Rogue_Council">Manifesto: Transmissions from the Rogue Council</text:a> <text:a xlink:href="http://www.drivethrurpg.com/product/20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Order of Hermes Tattoos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Sons of Ether Tattoos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Sorcerer_Revised">Sorcerer Revised</text:a> <text:a xlink:href="http://www.drivethrurpg.com/product/263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echnocracy_Assembled_2">Technocracy Assembled 2</text:a> <text:a xlink:href="http://www.drivethrurpg.com/product/281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he_Bitter_Road">The Bitter Road</text:a> <text:a xlink:href="http://www.drivethrurpg.com/product/32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he_Book_of_Madness_Revised">The Book of Madness Revised</text:a> <text:a xlink:href="http://www.drivethrurpg.com/product/6147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he_Fallen_Tower:_Las_Vegas">The Fallen Tower: Las Vegas</text:a> <text:a xlink:href="http://www.drivethrurpg.com/product/126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he_Infinite_Tapestry">The Infinite Tapestry</text:a> <text:a xlink:href="http://www.drivethrurpg.com/product/166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ime_of_Judgment_3:_Judgment_Day">Time of Judgment 3: Judgment Day</text:a> <text:a xlink:href="http://www.drivethrufiction.com/product/3050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radition_Book:_Akashic_Brotherhood">Tradition Book: Akashic Brotherhood</text:a> <text:a xlink:href="http://www.drivethrurpg.com/product/295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radition_Book:_Celestial_Chorus">Tradition Book: Celestial Chorus</text:a> <text:a xlink:href="http://www.drivethrurpg.com/product/297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radition_Book:_Cult_of_Ecstasy">Tradition Book: Cult of Ecstasy</text:a> <text:a xlink:href="http://www.drivethrurpg.com/product/298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radition_Book:_Dreamspeakers">Tradition Book: Dreamspeakers</text:a> <text:a xlink:href="http://www.drivethrurpg.com/product/301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radition_Book:_Hollow_Ones">Tradition Book: Hollow Ones</text:a> <text:a xlink:href="http://www.drivethrurpg.com/product/6277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radition_Book:_Order_of_Hermes">Tradition Book: Order of Hermes</text:a> <text:a xlink:href="http://www.drivethrurpg.com/product/304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radition_Book:_Sons_of_Ether">Tradition Book: Sons of Ether</text:a> <text:a xlink:href="http://www.drivethrurpg.com/product/306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radition_Book:_Verbena">Tradition Book: Verbena</text:a> <text:a xlink:href="http://www.drivethrurpg.com/product/308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radition_Book:_Virtual_Adepts">Tradition Book: Virtual Adepts</text:a> <text:a xlink:href="http://www.drivethrurpg.com/product/310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<text:a xlink:href="https://whitewolf.fandom.com/wiki/Truth_Until_Paradox_Revised">Truth Until Paradox Revised</text:a> <text:a xlink:href="http://www.drivethrurpg.com/product/127744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Verbena Tattoos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Virtual Adept Tattoos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MTAs">MTAs</text:a>/<text:a xlink:href="https://whitewolf.fandom.com/wiki/MTAw">MTAw</text:a>: <text:a xlink:href="https://whitewolf.fandom.com/wiki/Mage_Translation_Guide">Mage Translation Guide</text:a> <text:a xlink:href="http://www.drivethrurpg.com/product/114433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VTM">VTM</text:a>: <text:a xlink:href="https://whitewolf.fandom.com/wiki/The_Red_Sign">The Red Sign</text:a> <text:a xlink:href="http://www.drivethrurpg.com/product/242?affiliate_id=13&amp;src=WWWiki"> </text:a> <text:a xlink:href="https://whitewolf.fandom.com/wiki/Now_in_Print"> </text:a> 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/>
          <table:table-cell table:style-name="ce3"/>
        </table:table-row>
        <table:table-row table:style-name="ro4">
          <table:table-cell/>
          <table:table-cell table:style-name="ce4"/>
        </table:table-row>
        <table:table-row table:style-name="ro1" table:number-rows-repeated="2">
          <table:table-cell/>
          <table:table-cell table:style-name="ce14"/>
        </table:table-row>
        <table:table-row table:style-name="ro2">
          <table:table-cell/>
          <table:table-cell table:style-name="ce1" office:value-type="string">
            <text:p>20th Anniversary Edition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M20">M20</text:a>: <text:a xlink:href="https://whitewolf.fandom.com/wiki/The_Mage_Cookbook">The Mage Cookbook</text:a> <text:a xlink:href="http://www.drivethrurpg.com/product/224828?affiliate_id=13&amp;src=WWWiki"> </text:a> 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Includes <text:a xlink:href="https://whitewolf.fandom.com/wiki/M20">M20</text:a>: Mage Prelude: Refuge (<text:a xlink:href="https://itunes.apple.com/us/app/mage-the-ascension-refuge/id1193299092">iOS</text:a>, <text:a xlink:href="https://play.google.com/store/apps/details?id=com.asmodeedigital.magerefuge">Android</text:a>) </text:p>
          </table:table-cell>
        </table:table-row>
        <table:table-row table:style-name="ro1">
          <table:table-cell/>
          <table:table-cell office:value-type="string">
            <text:p><text:a xlink:href="https://whitewolf.fandom.com/wiki/M20">M20</text:a>: Akashic Brotherhood Poster <text:a xlink:href="http://www.drivethrurpg.com/product/161263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20">M20</text:a>: Ascend Poster <text:a xlink:href="http://www.drivethrurpg.com/product/163965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20">M20</text:a>: Awaken Poster <text:a xlink:href="http://www.drivethrurpg.com/product/158398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20">M20</text:a>: Believe Poster <text:a xlink:href="http://www.drivethrurpg.com/product/158400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20">M20</text:a>: Celestial Chorus Poster <text:a xlink:href="http://www.drivethrurpg.com/product/158394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20">M20</text:a>: Cult of Ecstasy Poster <text:a xlink:href="http://www.drivethrurpg.com/product/161261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20">M20</text:a>: Dreamspeakers Poster <text:a xlink:href="http://www.drivethrurpg.com/product/163963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20">M20</text:a>: Euthanatos Poster <text:a xlink:href="http://www.drivethrurpg.com/product/162597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20">M20</text:a>: Hollow Ones Poster <text:a xlink:href="http://www.drivethrurpg.com/product/158395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M20">M20</text:a>: <text:a xlink:href="https://whitewolf.fandom.com/wiki/How_Do_You_DO_That%3F">How Do You DO That?</text:a> <text:a xlink:href="http://www.drivethrurpg.com/product/162241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M20">M20</text:a>: <text:a xlink:href="https://whitewolf.fandom.com/wiki/Mage:_The_Ascension_20th_Anniversary_Edition">Mage: The Ascension 20th Anniversary Edition</text:a> <text:a xlink:href="http://www.drivethrurpg.com/product/14956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M20">M20</text:a>: <text:a xlink:href="https://whitewolf.fandom.com/wiki/Mage:_The_Ascension_20th_Anniversary_Edition_Quickstart">Mage: The Ascension 20th Anniversary Edition Quickstart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M20">M20</text:a>: Mage: The Ascension 20th Anniversary Edition Wallpapers <text:a xlink:href="http://www.drivethrurpg.com/product/149605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20">M20</text:a>: Order of Hermes Poster <text:a xlink:href="http://www.drivethrurpg.com/product/162601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20">M20</text:a>: Sons of Ether Poster <text:a xlink:href="http://www.drivethrurpg.com/product/161247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M20">M20</text:a>: <text:a xlink:href="https://whitewolf.fandom.com/wiki/The_Art_of_Mage:_20_Years_and_More">The Art of Mage: 20 Years and More</text:a> <text:a xlink:href="http://www.drivethrurpg.com/product/220431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M20">M20</text:a>: <text:a xlink:href="https://whitewolf.fandom.com/wiki/The_Book_of_Secrets">The Book of Secrets</text:a> <text:a xlink:href="http://www.drivethrurpg.com/product/214133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M20">M20</text:a>: <text:a xlink:href="https://whitewolf.fandom.com/wiki/Truth_Beyond_Paradox">Truth Beyond Paradox</text:a> <text:a xlink:href="http://www.drivethrufiction.com/product/172945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20">M20</text:a>: Verbena Poster <text:a xlink:href="http://www.drivethrurpg.com/product/162599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20">M20</text:a>: Virtual Adepts Poster <text:a xlink:href="http://www.drivethrurpg.com/product/158396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Horizon: The Stronghold of Hope Poster <text:a xlink:href="http://www.drivethrurpg.com/product/146286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Mage: The Ascension Revised Poster <text:a xlink:href="http://www.drivethrurpg.com/product/144438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Technocratic Union Bundle <text:a xlink:href="http://www.drivethrurpg.com/product/187968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: The Bitter Road Poster <text:a xlink:href="http://www.drivethrurpg.com/product/146324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As">MTAs</text:a>/<text:a xlink:href="https://whitewolf.fandom.com/wiki/MTAw">MTAw</text:a>: <text:a xlink:href="https://whitewolf.fandom.com/wiki/Mage_Translation_Toolkit_Bundle">Mage Translation Toolkit Bundle</text:a> <text:a xlink:href="http://www.drivethrurpg.com/product/187796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VTM">VTM</text:a>/<text:a xlink:href="https://whitewolf.fandom.com/wiki/MTAs">MTAs</text:a>: <text:a xlink:href="https://whitewolf.fandom.com/wiki/Undead_Blood_Magic_Bundle">Undead Blood Magic Bundle</text:a> <text:a xlink:href="http://www.drivethrurpg.com/product/187967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OD">WOD</text:a>: World of Darkness Preludes (<text:a xlink:href="http://store.steampowered.com/app/565410/">Steam</text:a>) </text:p>
          </table:table-cell>
        </table:table-row>
        <table:table-row table:style-name="ro3" table:number-rows-repeated="4">
          <table:table-cell/>
          <table:table-cell table:style-name="ce3"/>
        </table:table-row>
        <table:table-row table:style-name="ro1">
          <table:table-cell/>
          <table:table-cell table:style-name="ce5"/>
        </table:table-row>
        <table:table-row table:style-name="ro4" table:number-rows-repeated="3">
          <table:table-cell/>
          <table:table-cell table:style-name="ce4"/>
        </table:table-row>
        <table:table-row table:style-name="ro1">
          <table:table-cell/>
          <table:table-cell table:style-name="ce5"/>
        </table:table-row>
        <table:table-row table:style-name="ro4" table:number-rows-repeated="5">
          <table:table-cell/>
          <table:table-cell table:style-name="ce4"/>
        </table:table-row>
        <table:table-row table:style-name="ro1">
          <table:table-cell/>
          <table:table-cell table:style-name="ce5"/>
        </table:table-row>
        <table:table-row table:style-name="ro4">
          <table:table-cell/>
          <table:table-cell table:style-name="ce4"/>
        </table:table-row>
        <table:table-row table:style-name="ro1" table:number-rows-repeated="2">
          <table:table-cell/>
          <table:table-cell table:style-name="ce5"/>
        </table:table-row>
        <table:table-row table:style-name="ro4" table:number-rows-repeated="2">
          <table:table-cell/>
          <table:table-cell table:style-name="ce4"/>
        </table:table-row>
        <table:table-row table:style-name="ro1" table:number-rows-repeated="2">
          <table:table-cell/>
          <table:table-cell table:style-name="ce5"/>
        </table:table-row>
        <table:table-row table:style-name="ro4">
          <table:table-cell/>
          <table:table-cell table:style-name="ce4"/>
        </table:table-row>
        <table:table-row table:style-name="ro4">
          <table:table-cell/>
          <table:table-cell table:style-name="ce4"/>
        </table:table-row>
      </table:table>
      <table:table table:name="CtL" table:style-name="ta4" table:print="false">
        <table:table-column table:style-name="co1" table:default-cell-style-name="Default"/>
        <table:table-column table:style-name="co19" table:default-cell-style-name="ce5"/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https://whitewolf.fandom.com/wiki/Changeling:_The_Lost_books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2">
          <table:table-cell/>
          <table:table-cell table:style-name="ce1" office:value-type="string">
            <text:p>First Edition</text:p>
          </table:table-cell>
        </table:table-row>
        <table:table-row table:style-name="ro1">
          <table:table-cell/>
          <table:table-cell office:value-type="string">
            <text:p><text:a xlink:href="https://whitewolf.fandom.com/wiki/CTL">CTL</text:a>: <text:a xlink:href="https://whitewolf.fandom.com/wiki/Dancers_in_the_Dusk">Dancers in the Dusk</text:a> <text:a xlink:href="http://www.drivethrurpg.com/product/60527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CTL">CTL</text:a>: <text:a xlink:href="https://whitewolf.fandom.com/wiki/Autumn_Nightmares">Autumn Nightmares</text:a> <text:a xlink:href="http://www.drivethrurpg.com/product/50679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CTL">CTL</text:a>: Autumn Nightmares Poster <text:a xlink:href="http://www.drivethrurpg.com/product/140472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CTL">CTL</text:a>: <text:a xlink:href="https://whitewolf.fandom.com/wiki/Changeling:_The_Lost_Character_Sheet_Pad">Changeling: The Lost Character Sheet Pad</text:a> <text:a xlink:href="http://www.drivethrurpg.com/product/50484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CTL">CTL</text:a>: Changeling: The Lost Dice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CTL">CTL</text:a>: <text:a xlink:href="https://whitewolf.fandom.com/wiki/Changeling:_The_Lost_Quickstart">Changeling: The Lost Quickstart</text:a> <text:a xlink:href="http://www.drivethrurpg.com/product/28293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CTL">CTL</text:a>: <text:a xlink:href="https://whitewolf.fandom.com/wiki/Changeling:_The_Lost_Rulebook">Changeling: The Lost Rulebook</text:a> <text:a xlink:href="http://www.drivethrurpg.com/product/50010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CTL">CTL</text:a>: Changeling: The Lost Storytellers Screen</text:p>
          </table:table-cell>
        </table:table-row>
        <table:table-row table:style-name="ro1">
          <table:table-cell/>
          <table:table-cell office:value-type="string">
            <text:p><text:a xlink:href="https://whitewolf.fandom.com/wiki/CTL">CTL</text:a>: <text:a xlink:href="https://whitewolf.fandom.com/wiki/Dark_Eras:_A_Grimm_Dark_Era">Dark Eras: A Grimm Dark Era</text:a> <text:a xlink:href="http://www.drivethrurpg.com/product/217370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CTL">CTL</text:a>: <text:a xlink:href="https://whitewolf.fandom.com/wiki/Dark_Eras:_Lily,_Sabre,_and_Thorn">Dark Eras: Lily, Sabre, and Thorn</text:a> <text:a xlink:href="http://www.drivethrurpg.com/product/217111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CTL">CTL</text:a>: <text:a xlink:href="https://whitewolf.fandom.com/wiki/Equinox_Road">Equinox Road</text:a> <text:a xlink:href="http://www.drivethrurpg.com/product/57384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CTL">CTL</text:a>: <text:a xlink:href="https://whitewolf.fandom.com/wiki/Goblin_Markets_(book)">Goblin Markets (book)</text:a> <text:a xlink:href="http://www.drivethrurpg.com/product/64285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CTL">CTL</text:a>: <text:a xlink:href="https://whitewolf.fandom.com/wiki/Lords_of_Summer">Lords of Summer</text:a> <text:a xlink:href="http://www.drivethrurpg.com/product/56375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CTL">CTL</text:a>: <text:a xlink:href="https://whitewolf.fandom.com/wiki/Night_Horrors:_Grim_Fears">Night Horrors: Grim Fears</text:a> <text:a xlink:href="http://www.drivethrurpg.com/product/58364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CTL">CTL</text:a>: <text:a xlink:href="https://whitewolf.fandom.com/wiki/Ready-Made_Player_Characters:_Personae">Ready-Made Player Characters: Personae</text:a> <text:a xlink:href="http://www.drivethrurpg.com/product/63120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CTL">CTL</text:a>: <text:a xlink:href="https://whitewolf.fandom.com/wiki/Rites_of_Spring">Rites of Spring</text:a> <text:a xlink:href="http://www.drivethrurpg.com/product/54401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CTL">CTL</text:a>: <text:a xlink:href="https://whitewolf.fandom.com/wiki/Swords_at_Dawn">Swords at Dawn</text:a> <text:a xlink:href="http://www.drivethrurpg.com/product/63362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CTL">CTL</text:a>: <text:a xlink:href="https://whitewolf.fandom.com/wiki/The_Fear-Maker%27s_Promise">The Fear-Maker's Promise</text:a> <text:a xlink:href="http://www.drivethrurpg.com/product/50110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CTL">CTL</text:a>: <text:a xlink:href="https://whitewolf.fandom.com/wiki/The_Fear-Maker%27s_Promise_Compilation">The Fear-Maker's Promise Compilation</text:a> <text:a xlink:href="http://www.drivethrurpg.com/product/92561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CTL">CTL</text:a>: <text:a xlink:href="https://whitewolf.fandom.com/wiki/The_Rose_Bride%27s_Plight">The Rose Bride's Plight</text:a> <text:a xlink:href="http://www.drivethrurpg.com/product/58429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CTL">CTL</text:a>: <text:a xlink:href="https://whitewolf.fandom.com/wiki/Victorian_Lost">Victorian Lost</text:a> <text:a xlink:href="http://www.drivethrurpg.com/product/102468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CTL">CTL</text:a>: <text:a xlink:href="https://whitewolf.fandom.com/wiki/Winter_Masques">Winter Masques</text:a> <text:a xlink:href="http://www.drivethrurpg.com/product/51347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CTL">CTL</text:a>/<text:a xlink:href="https://whitewolf.fandom.com/wiki/GTSE">GTSE</text:a>: <text:a xlink:href="https://whitewolf.fandom.com/wiki/Dark_Eras:_Three_Kingdoms_of_Darkness">Dark Eras: Three Kingdoms of Darkness</text:a> <text:a xlink:href="http://www.drivethrurpg.com/product/211949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CTL">CTL</text:a>/<text:a xlink:href="https://whitewolf.fandom.com/wiki/VTR">VTR</text:a>: <text:a xlink:href="https://whitewolf.fandom.com/wiki/Dark_Eras:_Requiem_for_Regina">Dark Eras: Requiem for Regina</text:a> <text:a xlink:href="http://www.drivethrurpg.com/product/178595?affiliate_id=13&amp;src=WWWiki"> </text:a></text:p>
          </table:table-cell>
        </table:table-row>
        <table:table-row table:style-name="ro1">
          <table:table-cell/>
          <table:table-cell table:style-name="ce14"/>
        </table:table-row>
        <table:table-row table:style-name="ro2">
          <table:table-cell/>
          <table:table-cell table:style-name="ce1" office:value-type="string">
            <text:p>Second Edition</text:p>
          </table:table-cell>
        </table:table-row>
        <table:table-row table:style-name="ro1">
          <table:table-cell/>
          <table:table-cell office:value-type="string">
            <text:p><text:a xlink:href="https://whitewolf.fandom.com/wiki/CTL">CTL</text:a>: <text:a xlink:href="https://whitewolf.fandom.com/wiki/The_Huntsmen_Chronicle_Anthology">The Huntsmen Chronicle Anthology</text:a> <text:a xlink:href="http://www.drivethrurpg.com/product/210042?affiliate_id=13&amp;src=WWWiki"> </text:a> 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CTL">CTL</text:a>: Changeling: The Lost Second Edition <text:a xlink:href="http://www.drivethrurpg.com/product/248078?affiliate_id=13&amp;src=WWWiki"> </text:a> <text:a xlink:href="https://whitewolf.fandom.com/wiki/Now_in_Print"> </text:a></text:p>
          </table:table-cell>
        </table:table-row>
      </table:table>
      <table:table table:name="CtD" table:style-name="ta4" table:print="false">
        <table:table-column table:style-name="co1" table:default-cell-style-name="Default"/>
        <table:table-column table:style-name="co20" table:default-cell-style-name="ce2"/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https://whitewolf.fandom.com/wiki/Changeling:_The_Dreaming_books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2">
          <table:table-cell/>
          <table:table-cell table:style-name="ce1" office:value-type="string">
            <text:p>First Edition </text:p>
          </table:table-cell>
        </table:table-row>
        <table:table-row table:style-name="ro1">
          <table:table-cell/>
          <table:table-cell office:value-type="string">
            <text:p><text:a xlink:href="https://whitewolf.fandom.com/wiki/CTD">CTD</text:a>: <text:a xlink:href="https://whitewolf.fandom.com/wiki/Book_of_Storyteller_Secrets_(CTD)">Book of Storyteller Secrets (CTD)</text:a> <text:a xlink:href="http://www.drivethrurpg.com/product/48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TD">CTD</text:a>: <text:a xlink:href="https://whitewolf.fandom.com/wiki/Changeling_Players_Guide">Changeling Players Guide</text:a> <text:a xlink:href="http://www.drivethrurpg.com/product/233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TD">CTD</text:a>: <text:a xlink:href="https://whitewolf.fandom.com/wiki/Changeling_Players_Kit">Changeling Players Kit</text:a> <text:a xlink:href="http://www.drivethrurpg.com/product/3769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TD">CTD</text:a>: <text:a xlink:href="https://whitewolf.fandom.com/wiki/Changeling:_The_Dreaming_Rulebook">Changeling: The Dreaming Rulebook</text:a> <text:a xlink:href="http://www.drivethrurpg.com/product/56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TD">CTD</text:a>: <text:a xlink:href="https://whitewolf.fandom.com/wiki/Freeholds_%26_Hidden_Glens">Freeholds &amp; Hidden Glens</text:a> <text:a xlink:href="http://www.drivethrurpg.com/product/133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TD">CTD</text:a>: <text:a xlink:href="https://whitewolf.fandom.com/wiki/Immortal_Eyes:_Court_of_All_Kings">Immortal Eyes: Court of All Kings</text:a> <text:a xlink:href="http://www.drivethrurpg.com/product/161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TD">CTD</text:a>: <text:a xlink:href="https://whitewolf.fandom.com/wiki/Immortal_Eyes:_Shadows_on_the_Hill">Immortal Eyes: Shadows on the Hill</text:a> <text:a xlink:href="http://www.drivethrurpg.com/product/162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TD">CTD</text:a>: <text:a xlink:href="https://whitewolf.fandom.com/wiki/Immortal_Eyes:_The_Toybox">Immortal Eyes: The Toybox</text:a> <text:a xlink:href="http://www.drivethrurpg.com/product/163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TD">CTD</text:a>: <text:a xlink:href="https://whitewolf.fandom.com/wiki/Kithbook:_Trolls">Kithbook: Trolls</text:a> <text:a xlink:href="http://www.drivethrurpg.com/product/178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TD">CTD</text:a>: <text:a xlink:href="https://whitewolf.fandom.com/wiki/Nobles:_The_Shining_Host">Nobles: The Shining Host</text:a> <text:a xlink:href="http://www.drivethrurpg.com/product/3757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CTD">CTD</text:a>: <text:a xlink:href="https://whitewolf.fandom.com/wiki/The_Autumn_People">The Autumn People</text:a> <text:a xlink:href="http://www.drivethrurpg.com/product/26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TD">CTD</text:a>: <text:a xlink:href="https://whitewolf.fandom.com/wiki/The_Shadow_Court">The Shadow Court</text:a> <text:a xlink:href="http://www.drivethrurpg.com/product/540?affiliate_id=13&amp;src=WWWiki"> </text:a> </text:p>
          </table:table-cell>
        </table:table-row>
        <table:table-row table:style-name="ro3" table:number-rows-repeated="2">
          <table:table-cell/>
          <table:table-cell table:style-name="ce3"/>
        </table:table-row>
        <table:table-row table:style-name="ro1">
          <table:table-cell/>
          <table:table-cell table:style-name="ce14"/>
        </table:table-row>
        <table:table-row table:style-name="ro2">
          <table:table-cell/>
          <table:table-cell table:style-name="ce1" office:value-type="string">
            <text:p>Second Edition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CTD">CTD</text:a>: <text:a xlink:href="https://whitewolf.fandom.com/wiki/Book_of_Lost_Houses:_The_Second_Coming">Book of Lost Houses: The Second Coming</text:a> <text:a xlink:href="http://www.drivethrurpg.com/product/44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TD">CTD</text:a>: <text:a xlink:href="https://whitewolf.fandom.com/wiki/Book_of_Lost_Dreams">Book of Lost Dreams</text:a> <text:a xlink:href="http://www.drivethrurpg.com/product/43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TD">CTD</text:a>: <text:a xlink:href="https://whitewolf.fandom.com/wiki/Changeling_Storytellers_Guide">Changeling Storytellers Guide</text:a> <text:a xlink:href="http://www.drivethrurpg.com/product/55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CTD">CTD</text:a>: <text:a xlink:href="https://whitewolf.fandom.com/wiki/Changeling:_The_Dreaming_Second_Edition">Changeling: The Dreaming Second Edition</text:a> <text:a xlink:href="http://www.drivethrurpg.com/product/1624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TD">CTD</text:a>: <text:a xlink:href="https://whitewolf.fandom.com/wiki/Changeling:_The_Dreaming:_Sidhe_Poster">Changeling: The Dreaming: Sidhe Poster</text:a> <text:a xlink:href="http://www.drivethrurpg.com/product/14444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TD">CTD</text:a>: <text:a xlink:href="https://whitewolf.fandom.com/wiki/Denizens_of_the_Dreaming">Denizens of the Dreaming</text:a> <text:a xlink:href="http://www.drivethrurpg.com/product/111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TD">CTD</text:a>: <text:a xlink:href="https://whitewolf.fandom.com/wiki/Dreams_and_Nightmares">Dreams and Nightmares</text:a> <text:a xlink:href="http://www.drivethrurpg.com/product/2173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TD">CTD</text:a>: <text:a xlink:href="https://whitewolf.fandom.com/wiki/Inanimae:_The_Secret_Way">Inanimae: The Secret Way</text:a> <text:a xlink:href="http://www.drivethrurpg.com/product/62211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TD">CTD</text:a>: <text:a xlink:href="https://whitewolf.fandom.com/wiki/Isle_of_the_Mighty">Isle of the Mighty</text:a> <text:a xlink:href="http://www.drivethrurpg.com/product/168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TD">CTD</text:a>: <text:a xlink:href="https://whitewolf.fandom.com/wiki/Kingdom_of_Willows_(book)">Kingdom of Willows (book)</text:a> <text:a xlink:href="http://www.drivethrurpg.com/product/173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CTD">CTD</text:a>: <text:a xlink:href="https://whitewolf.fandom.com/wiki/Kithbook:_Eshu">Kithbook: Eshu</text:a> <text:a xlink:href="http://www.drivethrurpg.com/product/174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TD">CTD</text:a>: <text:a xlink:href="https://whitewolf.fandom.com/wiki/Kithbook:_Nockers">Kithbook: Nockers</text:a> <text:a xlink:href="http://www.drivethrurpg.com/product/175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TD">CTD</text:a>: <text:a xlink:href="https://whitewolf.fandom.com/wiki/Kithbook:_Pooka">Kithbook: Pooka</text:a> <text:a xlink:href="http://www.drivethrurpg.com/product/541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CTD">CTD</text:a>: <text:a xlink:href="https://whitewolf.fandom.com/wiki/Kithbook:_Redcaps">Kithbook: Redcaps</text:a> <text:a xlink:href="http://www.drivethrurpg.com/product/176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TD">CTD</text:a>: <text:a xlink:href="https://whitewolf.fandom.com/wiki/Kithbook:_Satyrs">Kithbook: Satyrs</text:a> <text:a xlink:href="http://www.drivethrurpg.com/product/3468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TD">CTD</text:a>: <text:a xlink:href="https://whitewolf.fandom.com/wiki/Kithbook:_Sluagh">Kithbook: Sluagh</text:a> <text:a xlink:href="http://www.drivethrurpg.com/product/177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CTD">CTD</text:a>: <text:a xlink:href="https://whitewolf.fandom.com/wiki/Land_of_Eight_Million_Dreams">Land of Eight Million Dreams</text:a> <text:a xlink:href="http://www.drivethrurpg.com/product/180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TD">CTD</text:a>: <text:a xlink:href="https://whitewolf.fandom.com/wiki/Noblesse_Oblige:_The_Book_of_Houses">Noblesse Oblige: The Book of Houses</text:a> <text:a xlink:href="http://www.drivethrurpg.com/product/22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TD">CTD</text:a>: <text:a xlink:href="https://whitewolf.fandom.com/wiki/Pour_L%27Amour_et_Liberte:_The_Book_of_Houses_2">Pour L'Amour et Liberte: The Book of Houses 2</text:a> <text:a xlink:href="http://www.drivethrurpg.com/product/3511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CTD">CTD</text:a>: <text:a xlink:href="https://whitewolf.fandom.com/wiki/The_Enchanted">The Enchanted</text:a> <text:a xlink:href="http://www.drivethrurpg.com/product/288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CTD">CTD</text:a>: <text:a xlink:href="https://whitewolf.fandom.com/wiki/The_Fool%27s_Luck:_The_Way_of_the_Commoner">The Fool's Luck: The Way of the Commoner</text:a> <text:a xlink:href="http://www.drivethrurpg.com/product/131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CTD">CTD</text:a>: <text:a xlink:href="https://whitewolf.fandom.com/wiki/War_in_Concordia:_The_Shattered_Dream">War in Concordia: The Shattered Dream</text:a> <text:a xlink:href="http://www.drivethrurpg.com/product/333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OD">WOD</text:a>: <text:a xlink:href="https://whitewolf.fandom.com/wiki/World_of_Darkness:_Time_of_Judgment">World of Darkness: Time of Judgment</text:a> <text:a xlink:href="http://www.drivethrurpg.com/product/699?affiliate_id=13&amp;src=WWWiki"> </text:a> <text:a xlink:href="https://whitewolf.fandom.com/wiki/Now_in_Print"> </text:a> </text:p>
          </table:table-cell>
        </table:table-row>
        <table:table-row table:style-name="ro3" table:number-rows-repeated="2">
          <table:table-cell/>
          <table:table-cell table:style-name="ce3"/>
        </table:table-row>
        <table:table-row table:style-name="ro4" table:number-rows-repeated="2">
          <table:table-cell/>
          <table:table-cell table:style-name="ce4"/>
        </table:table-row>
        <table:table-row table:style-name="ro2">
          <table:table-cell/>
          <table:table-cell table:style-name="ce1" office:value-type="string">
            <text:p>20th Anniversary Edition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CTD">CTD</text:a>: Book of Freeholds <text:a xlink:href="http://www.drivethrurpg.com/product/239407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CTD">CTD</text:a>: <text:a xlink:href="https://whitewolf.fandom.com/wiki/C20_Anthology_of_Dreams">C20 Anthology of Dreams</text:a> <text:a xlink:href="http://www.drivethrufiction.com/product/209390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CTD">CTD</text:a>: <text:a xlink:href="https://whitewolf.fandom.com/wiki/C20_Ready_Made_Characters">C20 Ready Made Characters</text:a> <text:a xlink:href="http://www.drivethrurpg.com/product/225641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CTD">CTD</text:a>: <text:a xlink:href="https://whitewolf.fandom.com/wiki/Changeling:_The_Dreaming_20th_Anniversary_Edition">Changeling: The Dreaming 20th Anniversary Edition</text:a> <text:a xlink:href="http://www.drivethrurpg.com/product/210616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CTD">CTD</text:a>: <text:a xlink:href="https://whitewolf.fandom.com/wiki/Kithbook:_Boggans">Kithbook: Boggans</text:a> <text:a xlink:href="http://www.drivethrurpg.com/product/242685?affiliate_id=13&amp;src=WWWiki"> </text:a> <text:a xlink:href="https://whitewolf.fandom.com/wiki/Now_in_Print"> </text:a>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CTD">CTD</text:a>: <text:a xlink:href="https://whitewolf.fandom.com/wiki/Yours_to_Keep:_A_Changeling:_The_Dreaming_20th_Anniversary_Edition_Jumpstart">Yours to Keep: A Changeling: The Dreaming 20th Anniversary Edition Jumpstart</text:a> <text:a xlink:href="http://www.drivethrurpg.com/product/217594?affiliate_id=13&amp;src=WWWiki"> </text:a> <text:a xlink:href="https://whitewolf.fandom.com/wiki/Now_in_Print"> </text:a> </text:p>
          </table:table-cell>
        </table:table-row>
        <table:table-row table:style-name="ro3" table:number-rows-repeated="2">
          <table:table-cell/>
          <table:table-cell table:style-name="ce3"/>
        </table:table-row>
        <table:table-row table:style-name="ro4" table:number-rows-repeated="4">
          <table:table-cell/>
          <table:table-cell table:style-name="ce4"/>
        </table:table-row>
        <table:table-row table:style-name="ro4">
          <table:table-cell/>
          <table:table-cell table:style-name="ce4"/>
        </table:table-row>
      </table:table>
      <table:table table:name="DTF" table:style-name="ta1" table:print="false">
        <table:table-column table:style-name="co1" table:default-cell-style-name="Default"/>
        <table:table-column table:style-name="co21" table:default-cell-style-name="ce5"/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https://whitewolf.fandom.com/wiki/Demon:_The_Fallen_books</text:p>
          </table:table-cell>
        </table:table-row>
        <table:table-row table:style-name="ro1">
          <table:table-cell/>
          <table:table-cell table:style-name="Default"/>
        </table:table-row>
        <table:table-row table:style-name="ro3">
          <table:table-cell/>
          <table:table-cell table:style-name="ce3"/>
        </table:table-row>
        <table:table-row table:style-name="ro1">
          <table:table-cell/>
          <table:table-cell table:style-name="ce2"/>
        </table:table-row>
        <table:table-row table:style-name="ro1">
          <table:table-cell/>
          <table:table-cell office:value-type="string">
            <text:p><text:a xlink:href="https://whitewolf.fandom.com/wiki/DTF">DTF</text:a>: <text:a xlink:href="https://whitewolf.fandom.com/wiki/Damned_and_Deceived">Damned and Deceived</text:a> <text:a xlink:href="http://www.drivethrurpg.com/product/99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DTF">DTF</text:a>: <text:a xlink:href="https://whitewolf.fandom.com/wiki/City_of_Angels">City of Angels</text:a> <text:a xlink:href="http://www.drivethrurpg.com/product/353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DTF">DTF</text:a>: <text:a xlink:href="https://whitewolf.fandom.com/wiki/Demon_Players_Guide">Demon Players Guide</text:a> <text:a xlink:href="http://www.drivethrurpg.com/product/640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DTF">DTF</text:a>: <text:a xlink:href="https://whitewolf.fandom.com/wiki/Demon_Storytellers_Companion">Demon Storytellers Companion</text:a> <text:a xlink:href="http://www.drivethrurpg.com/product/3611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DTF">DTF</text:a>: <text:a xlink:href="https://whitewolf.fandom.com/wiki/Demon:_Days_of_Fire">Demon: Days of Fire</text:a> <text:a xlink:href="http://www.drivethrurpg.com/product/106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DTF">DTF</text:a>: <text:a xlink:href="https://whitewolf.fandom.com/wiki/Demon:_Earthbound">Demon: Earthbound</text:a> <text:a xlink:href="http://www.drivethrurpg.com/product/119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DTF">DTF</text:a>: Demon: The Fallen Dice </text:p>
          </table:table-cell>
        </table:table-row>
        <table:table-row table:style-name="ro1">
          <table:table-cell/>
          <table:table-cell office:value-type="string">
            <text:p><text:a xlink:href="https://whitewolf.fandom.com/wiki/DTF">DTF</text:a>: Demon: The Fallen Mousepad </text:p>
          </table:table-cell>
        </table:table-row>
        <table:table-row table:style-name="ro1">
          <table:table-cell/>
          <table:table-cell office:value-type="string">
            <text:p><text:a xlink:href="https://whitewolf.fandom.com/wiki/DTF">DTF</text:a>: <text:a xlink:href="https://whitewolf.fandom.com/wiki/Demon:_The_Fallen_Rulebook">Demon: The Fallen Rulebook</text:a> <text:a xlink:href="http://www.drivethrurpg.com/product/636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DTF">DTF</text:a>: Demon: The Fallen T-Shirt L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DTF">DTF</text:a>: Demon: The Fallen T-Shirt XL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DTF">DTF</text:a>: Demon: The Fallen T-Shirt XXL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DTF">DTF</text:a>: Demons Walk the Earth T-Shirt L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DTF">DTF</text:a>: Demons Walk the Earth T-Shirt XL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DTF">DTF</text:a>: Demons Walk the Earth T-Shirt XXL </text:p>
          </table:table-cell>
        </table:table-row>
        <table:table-row table:style-name="ro1">
          <table:table-cell/>
          <table:table-cell office:value-type="string">
            <text:p><text:a xlink:href="https://whitewolf.fandom.com/wiki/DTF">DTF</text:a>: Earthbound Poster <text:a xlink:href="http://www.drivethrurpg.com/product/144440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DTF">DTF</text:a>: <text:a xlink:href="https://whitewolf.fandom.com/wiki/Fear_to_Tread">Fear to Tread</text:a> <text:a xlink:href="http://www.drivethrurpg.com/product/354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DTF">DTF</text:a>: <text:a xlink:href="https://whitewolf.fandom.com/wiki/Houses_of_the_Fallen">Houses of the Fallen</text:a> <text:a xlink:href="http://www.drivethrurpg.com/product/1444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DTF">DTF</text:a>: <text:a xlink:href="https://whitewolf.fandom.com/wiki/Lucifer%27s_Shadow">Lucifer's Shadow</text:a> <text:a xlink:href="http://www.drivethrufiction.com/product/3453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DTF">DTF</text:a>: Promo: Demon Comic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DTF">DTF</text:a>: <text:a xlink:href="https://whitewolf.fandom.com/wiki/Saviors_and_Destroyers">Saviors and Destroyers</text:a> <text:a xlink:href="http://www.drivethrurpg.com/product/35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DTF">DTF</text:a>: <text:a xlink:href="https://whitewolf.fandom.com/wiki/Trilogy_of_the_Fallen_1:_Ashes_and_Angel_Wings">Trilogy of the Fallen 1: Ashes and Angel Wings</text:a> <text:a xlink:href="http://www.drivethrufiction.com/product/507?affiliate_id=13&amp;src=WWWiki"> </text:a>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DTF">DTF</text:a>: <text:a xlink:href="https://whitewolf.fandom.com/wiki/Trilogy_of_the_Fallen_2:_The_Seven_Deadlies">Trilogy of the Fallen 2: The Seven Deadlies</text:a> <text:a xlink:href="http://www.drivethrufiction.com/product/3438?affiliate_id=13&amp;src=WWWiki"> </text:a>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DTF">DTF</text:a>: <text:a xlink:href="https://whitewolf.fandom.com/wiki/Trilogy_of_the_Fallen_3:_The_Wreckage_of_Paradise">Trilogy of the Fallen 3: The Wreckage of Paradise</text:a> <text:a xlink:href="http://www.drivethrufiction.com/product/3023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DTF">DTF</text:a>/<text:a xlink:href="https://whitewolf.fandom.com/wiki/DTD">DTD</text:a>: <text:a xlink:href="https://whitewolf.fandom.com/wiki/Demon_Translation_Guide">Demon Translation Guide</text:a> <text:a xlink:href="http://www.drivethrurpg.com/product/15150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DTF">DTF</text:a>/<text:a xlink:href="https://whitewolf.fandom.com/wiki/DTD">DTD</text:a>: <text:a xlink:href="https://whitewolf.fandom.com/wiki/Demon_Translation_Toolkit_Bundle">Demon Translation Toolkit Bundle</text:a> <text:a xlink:href="http://www.drivethrurpg.com/product/187797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WOD">WOD</text:a>: <text:a xlink:href="https://whitewolf.fandom.com/wiki/World_of_Darkness:_Time_of_Judgment">World of Darkness: Time of Judgment</text:a> <text:a xlink:href="http://www.drivethrurpg.com/product/699?affiliate_id=13&amp;src=WWWiki"> </text:a> <text:a xlink:href="https://whitewolf.fandom.com/wiki/Now_in_Print"> </text:a> </text:p>
          </table:table-cell>
        </table:table-row>
        <table:table-row table:style-name="ro3">
          <table:table-cell/>
          <table:table-cell table:style-name="ce3"/>
        </table:table-row>
        <table:table-row table:style-name="ro4" table:number-rows-repeated="2">
          <table:table-cell/>
          <table:table-cell table:style-name="ce4"/>
        </table:table-row>
        <table:table-row table:style-name="ro1">
          <table:table-cell table:number-columns-repeated="2"/>
        </table:table-row>
        <table:table-row table:style-name="ro4">
          <table:table-cell/>
          <table:table-cell table:style-name="ce4"/>
        </table:table-row>
        <table:table-row table:style-name="ro1">
          <table:table-cell/>
          <table:table-cell table:style-name="ce14"/>
        </table:table-row>
        <table:table-row table:style-name="ro3">
          <table:table-cell/>
          <table:table-cell table:style-name="ce3"/>
        </table:table-row>
        <table:table-row table:style-name="ro4" table:number-rows-repeated="2">
          <table:table-cell/>
          <table:table-cell table:style-name="ce4"/>
        </table:table-row>
        <table:table-row table:style-name="ro1">
          <table:table-cell table:number-columns-repeated="2"/>
        </table:table-row>
        <table:table-row table:style-name="ro4">
          <table:table-cell/>
          <table:table-cell table:style-name="ce4"/>
        </table:table-row>
        <table:table-row table:style-name="ro1">
          <table:table-cell table:number-columns-repeated="2"/>
        </table:table-row>
        <table:table-row table:style-name="ro4" table:number-rows-repeated="6">
          <table:table-cell/>
          <table:table-cell table:style-name="ce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4"/>
        </table:table-row>
        <table:table-row table:style-name="ro3">
          <table:table-cell/>
          <table:table-cell table:style-name="ce3"/>
        </table:table-row>
        <table:table-row table:style-name="ro4">
          <table:table-cell/>
          <table:table-cell table:style-name="ce4"/>
        </table:table-row>
        <table:table-row table:style-name="ro3">
          <table:table-cell/>
          <table:table-cell table:style-name="ce3"/>
        </table:table-row>
        <table:table-row table:style-name="ro4" table:number-rows-repeated="2">
          <table:table-cell/>
          <table:table-cell table:style-name="ce4"/>
        </table:table-row>
        <table:table-row table:style-name="ro3">
          <table:table-cell/>
          <table:table-cell table:style-name="ce3"/>
        </table:table-row>
        <table:table-row table:style-name="ro4">
          <table:table-cell/>
          <table:table-cell table:style-name="ce4"/>
        </table:table-row>
      </table:table>
      <table:table table:name="HTR" table:style-name="ta5" table:print="false">
        <table:table-column table:style-name="co1" table:default-cell-style-name="Default"/>
        <table:table-column table:style-name="co22" table:default-cell-style-name="ce2"/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https://whitewolf.fandom.com/wiki/Hunter:_The_Reckoning_books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3">
          <table:table-cell/>
          <table:table-cell table:style-name="ce3"/>
        </table:table-row>
        <table:table-row table:style-name="ro1">
          <table:table-cell/>
          <table:table-cell table:style-name="ce5" office:value-type="string">
            <text:p><text:a xlink:href="https://whitewolf.fandom.com/wiki/HTR">HTR</text:a>: <text:a xlink:href="https://whitewolf.fandom.com/wiki/Fall_From_Grace">Fall From Grace</text:a> <text:a xlink:href="http://www.drivethrurpg.com/product/1538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R">HTR</text:a>: <text:a xlink:href="https://whitewolf.fandom.com/wiki/First_Contact">First Contact</text:a> <text:a xlink:href="http://www.drivethrurpg.com/product/1555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HTR">HTR</text:a>: <text:a xlink:href="https://whitewolf.fandom.com/wiki/Hunter_Apocrypha">Hunter Apocrypha</text:a> <text:a xlink:href="http://www.drivethrurpg.com/product/157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R">HTR</text:a>: <text:a xlink:href="https://whitewolf.fandom.com/wiki/Hunter_Book:_Avenger">Hunter Book: Avenger</text:a> <text:a xlink:href="http://www.drivethrurpg.com/product/1548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R">HTR</text:a>: <text:a xlink:href="https://whitewolf.fandom.com/wiki/Hunter_Book:_Defender">Hunter Book: Defender</text:a> <text:a xlink:href="http://www.drivethrurpg.com/product/1547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R">HTR</text:a>: <text:a xlink:href="https://whitewolf.fandom.com/wiki/Hunter_Book:_Hermit">Hunter Book: Hermit</text:a> <text:a xlink:href="http://www.drivethrurpg.com/product/1549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R">HTR</text:a>: <text:a xlink:href="https://whitewolf.fandom.com/wiki/Hunter_Book:_Innocent">Hunter Book: Innocent</text:a> <text:a xlink:href="http://www.drivethrurpg.com/product/1541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R">HTR</text:a>: <text:a xlink:href="https://whitewolf.fandom.com/wiki/Hunter_Book:_Judge">Hunter Book: Judge</text:a> <text:a xlink:href="http://www.drivethrurpg.com/product/154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R">HTR</text:a>: <text:a xlink:href="https://whitewolf.fandom.com/wiki/Hunter_Book:_Martyr">Hunter Book: Martyr</text:a> <text:a xlink:href="http://www.drivethrurpg.com/product/1543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HTR">HTR</text:a>: <text:a xlink:href="https://whitewolf.fandom.com/wiki/Hunter_Book:_Redeemer">Hunter Book: Redeemer</text:a> <text:a xlink:href="http://www.drivethrurpg.com/product/1544?affiliate_id=13&amp;src=WWWiki"> </text:a> <text:a xlink:href="https://whitewolf.fandom.com/wiki/Now_in_Print"> </text:a> (See <text:a xlink:href="https://whitewolf.fandom.com/wiki/Hunter_Book:_Redeemer_commentary">Hunter Book: Redeemer commentary</text:a>) </text:p>
          </table:table-cell>
        </table:table-row>
        <table:table-row table:style-name="ro1">
          <table:table-cell/>
          <table:table-cell office:value-type="string">
            <text:p><text:a xlink:href="https://whitewolf.fandom.com/wiki/HTR">HTR</text:a>: <text:a xlink:href="https://whitewolf.fandom.com/wiki/Hunter_Book:_Visionary">Hunter Book: Visionary</text:a> <text:a xlink:href="http://www.drivethrurpg.com/product/158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R">HTR</text:a>: <text:a xlink:href="https://whitewolf.fandom.com/wiki/Hunter_Book:_Wayward">Hunter Book: Wayward</text:a> <text:a xlink:href="http://www.drivethrurpg.com/product/159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R">HTR</text:a>: <text:a xlink:href="https://whitewolf.fandom.com/wiki/Hunter_Storytellers_Companion">Hunter Storytellers Companion</text:a> <text:a xlink:href="http://www.drivethrurpg.com/product/1546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R">HTR</text:a>: <text:a xlink:href="https://whitewolf.fandom.com/wiki/Hunter_Storytellers_Handbook">Hunter Storytellers Handbook</text:a> <text:a xlink:href="http://www.drivethrurpg.com/product/155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R">HTR</text:a>: <text:a xlink:href="https://whitewolf.fandom.com/wiki/Hunter_Survival_Guide">Hunter Survival Guide</text:a> <text:a xlink:href="http://www.drivethrurpg.com/product/6221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R">HTR</text:a>: <text:a xlink:href="https://whitewolf.fandom.com/wiki/Hunter:_Holy_War">Hunter: Holy War</text:a> <text:a xlink:href="http://www.drivethrurpg.com/product/1537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R">HTR</text:a>: <text:a xlink:href="https://whitewolf.fandom.com/wiki/Hunter:_The_Reckoning_Players_Guide">Hunter: The Reckoning Players Guide</text:a> <text:a xlink:href="http://www.drivethrurpg.com/product/638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HTR">HTR</text:a>: <text:a xlink:href="https://whitewolf.fandom.com/wiki/Hunter:_The_Reckoning_Rulebook">Hunter: The Reckoning Rulebook</text:a> <text:a xlink:href="http://www.drivethrurpg.com/product/639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R">HTR</text:a>: Hunter: The Reckoning T-Shirt L </text:p>
          </table:table-cell>
        </table:table-row>
        <table:table-row table:style-name="ro1">
          <table:table-cell/>
          <table:table-cell office:value-type="string">
            <text:p><text:a xlink:href="https://whitewolf.fandom.com/wiki/HTR">HTR</text:a>: Hunter: The Reckoning T-Shirt XL </text:p>
          </table:table-cell>
        </table:table-row>
        <table:table-row table:style-name="ro1">
          <table:table-cell/>
          <table:table-cell office:value-type="string">
            <text:p><text:a xlink:href="https://whitewolf.fandom.com/wiki/HTR">HTR</text:a>: Hunter: The Reckoning T-Shirt XXL </text:p>
          </table:table-cell>
        </table:table-row>
        <table:table-row table:style-name="ro1">
          <table:table-cell/>
          <table:table-cell office:value-type="string">
            <text:p><text:a xlink:href="https://whitewolf.fandom.com/wiki/HTR">HTR</text:a>: <text:a xlink:href="https://whitewolf.fandom.com/wiki/Hunter:_Utopia">Hunter: Utopia</text:a> <text:a xlink:href="http://www.drivethrurpg.com/product/1540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R">HTR</text:a>: <text:a xlink:href="https://whitewolf.fandom.com/wiki/Inherit_the_Earth">Inherit the Earth</text:a> <text:a xlink:href="http://www.drivethrufiction.com/product/3318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HTR">HTR</text:a>: <text:a xlink:href="https://whitewolf.fandom.com/wiki/Predator_%26_Prey_1:_Vampire">Predator &amp; Prey 1: Vampire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HTR">HTR</text:a>: <text:a xlink:href="https://whitewolf.fandom.com/wiki/Predator_%26_Prey_2:_Judge">Predator &amp; Prey 2: Judge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R">HTR</text:a>: <text:a xlink:href="https://whitewolf.fandom.com/wiki/Predator_%26_Prey_3:_Werewolf">Predator &amp; Prey 3: Werewolf</text:a> <text:a xlink:href="http://www.drivethrufiction.com/product/3026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R">HTR</text:a>: <text:a xlink:href="https://whitewolf.fandom.com/wiki/Predator_%26_Prey_4:_Jury">Predator &amp; Prey 4: Jury</text:a> <text:a xlink:href="http://www.drivethrufiction.com/product/3029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R">HTR</text:a>: <text:a xlink:href="https://whitewolf.fandom.com/wiki/Predator_%26_Prey_5:_Mage">Predator &amp; Prey 5: Mage</text:a> <text:a xlink:href="http://www.drivethrufiction.com/product/3030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R">HTR</text:a>: <text:a xlink:href="https://whitewolf.fandom.com/wiki/Predator_%26_Prey_6:_Executioner">Predator &amp; Prey 6: Executioner</text:a> <text:a xlink:href="http://www.drivethrufiction.com/product/3031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R">HTR</text:a>: <text:a xlink:href="https://whitewolf.fandom.com/wiki/The_Infernal">The Infernal</text:a> <text:a xlink:href="http://www.drivethrurpg.com/product/1545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R">HTR</text:a>: <text:a xlink:href="https://whitewolf.fandom.com/wiki/The_Moonstruck">The Moonstruck</text:a> <text:a xlink:href="http://www.drivethrurpg.com/product/160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R">HTR</text:a>: <text:a xlink:href="https://whitewolf.fandom.com/wiki/The_Nocturnal">The Nocturnal</text:a> <text:a xlink:href="http://www.drivethrurpg.com/product/1539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R">HTR</text:a>: <text:a xlink:href="https://whitewolf.fandom.com/wiki/The_Spellbound">The Spellbound</text:a> <text:a xlink:href="http://www.drivethrurpg.com/product/1551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R">HTR</text:a>: <text:a xlink:href="https://whitewolf.fandom.com/wiki/The_Walking_Dead">The Walking Dead</text:a> <text:a xlink:href="http://www.drivethrurpg.com/product/1554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R">HTR</text:a>: <text:a xlink:href="https://whitewolf.fandom.com/wiki/Urban_Legends_(HTR)">Urban Legends (HTR)</text:a> <text:a xlink:href="http://www.drivethrurpg.com/product/1550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OD">WOD</text:a>: <text:a xlink:href="https://whitewolf.fandom.com/wiki/World_of_Darkness:_Time_of_Judgment">World of Darkness: Time of Judgment</text:a> <text:a xlink:href="http://www.drivethrurpg.com/product/699?affiliate_id=13&amp;src=WWWiki"> </text:a> <text:a xlink:href="https://whitewolf.fandom.com/wiki/Now_in_Print"> </text:a></text:p>
          </table:table-cell>
        </table:table-row>
        <table:table-row table:style-name="ro3" table:number-rows-repeated="5">
          <table:table-cell/>
          <table:table-cell table:style-name="ce3"/>
        </table:table-row>
        <table:table-row table:style-name="ro4" table:number-rows-repeated="4">
          <table:table-cell/>
          <table:table-cell table:style-name="ce4"/>
        </table:table-row>
        <table:table-row table:style-name="ro1">
          <table:table-cell table:number-columns-repeated="2"/>
        </table:table-row>
        <table:table-row table:style-name="ro4" table:number-rows-repeated="10">
          <table:table-cell/>
          <table:table-cell table:style-name="ce4"/>
        </table:table-row>
        <table:table-row table:style-name="ro1">
          <table:table-cell table:number-columns-repeated="2"/>
        </table:table-row>
        <table:table-row table:style-name="ro4" table:number-rows-repeated="10">
          <table:table-cell/>
          <table:table-cell table:style-name="ce4"/>
        </table:table-row>
        <table:table-row table:style-name="ro4" table:number-rows-repeated="2">
          <table:table-cell/>
          <table:table-cell table:style-name="ce14"/>
        </table:table-row>
        <table:table-row table:style-name="ro4">
          <table:table-cell/>
          <table:table-cell table:style-name="ce14"/>
        </table:table-row>
      </table:table>
      <table:table table:name="HTV" table:style-name="ta5" table:print="false">
        <table:table-column table:style-name="co1" table:default-cell-style-name="Default"/>
        <table:table-column table:style-name="co23" table:default-cell-style-name="ce2"/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https://whitewolf.fandom.com/wiki/Hunter:_The_Vigil_books</text:p>
          </table:table-cell>
        </table:table-row>
        <table:table-row table:style-name="ro1" table:number-rows-repeated="3">
          <table:table-cell/>
          <table:table-cell table:style-name="Default"/>
        </table:table-row>
        <table:table-row table:style-name="ro2">
          <table:table-cell/>
          <table:table-cell table:style-name="ce1" office:value-type="string">
            <text:p>First Edition </text:p>
          </table:table-cell>
        </table:table-row>
        <table:table-row table:style-name="ro1">
          <table:table-cell/>
          <table:table-cell office:value-type="string">
            <text:p><text:a xlink:href="https://whitewolf.fandom.com/wiki/HTV">HTV</text:a>: <text:a xlink:href="https://whitewolf.fandom.com/wiki/Bad_Night_at_Blackmoon_Farm">Bad Night at Blackmoon Farm</text:a> <text:a xlink:href="http://www.drivethrurpg.com/product/58428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V">HTV</text:a>: <text:a xlink:href="https://whitewolf.fandom.com/wiki/Block_by_Bloody_Block">Block by Bloody Block</text:a> <text:a xlink:href="http://www.drivethrurpg.com/product/59385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V">HTV</text:a>: <text:a xlink:href="https://whitewolf.fandom.com/wiki/Blood_Drive">Blood Drive</text:a> <text:a xlink:href="http://www.drivethrurpg.com/product/62343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V">HTV</text:a>: <text:a xlink:href="https://whitewolf.fandom.com/wiki/Collection_of_Horrors">Collection of Horrors</text:a> <text:a xlink:href="http://www.drivethrurpg.com/product/61520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V">HTV</text:a>: <text:a xlink:href="https://whitewolf.fandom.com/wiki/Compacts_%26_Conspiracies">Compacts &amp; Conspiracies</text:a> <text:a xlink:href="http://www.drivethrurpg.com/product/8117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V">HTV</text:a>: <text:a xlink:href="https://whitewolf.fandom.com/wiki/Horror_Recognition_Guide">Horror Recognition Guide</text:a> <text:a xlink:href="http://www.drivethrurpg.com/product/59880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V">HTV</text:a>: <text:a xlink:href="https://whitewolf.fandom.com/wiki/Hunter:_Deadly_Prey">Hunter: Deadly Prey</text:a> <text:a xlink:href="http://www.drivethrurpg.com/product/101514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V">HTV</text:a>: <text:a xlink:href="https://whitewolf.fandom.com/wiki/Hunter:_The_Vigil_Quickstart_—_One_Year_Later">Hunter: The Vigil Quickstart — One Year Later</text:a> <text:a xlink:href="http://www.drivethrurpg.com/product/56497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V">HTV</text:a>: <text:a xlink:href="https://whitewolf.fandom.com/wiki/Hunter:_The_Vigil_Quickstart_—_The_Hunt">Hunter: The Vigil Quickstart — The Hunt</text:a> <text:a xlink:href="http://www.drivethrurpg.com/product/56639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V">HTV</text:a>: <text:a xlink:href="https://whitewolf.fandom.com/wiki/Hunter:_The_Vigil_Rulebook">Hunter: The Vigil Rulebook</text:a> <text:a xlink:href="http://www.drivethrurpg.com/product/57209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V">HTV</text:a>: <text:a xlink:href="https://whitewolf.fandom.com/wiki/Murder_Will_Out">Murder Will Out</text:a> <text:a xlink:href="http://www.drivethrurpg.com/product/59991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V">HTV</text:a>: <text:a xlink:href="https://whitewolf.fandom.com/wiki/Night_Stalkers">Night Stalkers</text:a> <text:a xlink:href="http://www.drivethrurpg.com/product/60526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V">HTV</text:a>: <text:a xlink:href="https://whitewolf.fandom.com/wiki/Ready-Made_Player_Characters:_The_Keepers">Ready-Made Player Characters: The Keepers</text:a> <text:a xlink:href="http://www.drivethrurpg.com/product/62939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V">HTV</text:a>: <text:a xlink:href="https://whitewolf.fandom.com/wiki/Spearfinger">Spearfinger</text:a> <text:a xlink:href="http://www.drivethrurpg.com/product/59860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V">HTV</text:a>: <text:a xlink:href="https://whitewolf.fandom.com/wiki/Spirit_Slayers">Spirit Slayers</text:a> <text:a xlink:href="http://www.drivethrurpg.com/product/60094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V">HTV</text:a>: <text:a xlink:href="https://whitewolf.fandom.com/wiki/Starter_Kit:_Hunter:_The_Vigil">Starter Kit: Hunter: The Vigil</text:a> <text:a xlink:href="http://www.drivethrurpg.com/product/78546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V">HTV</text:a>: <text:a xlink:href="https://whitewolf.fandom.com/wiki/Under_the_Skin">Under the Skin</text:a> <text:a xlink:href="http://www.drivethrurpg.com/product/60375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V">HTV</text:a>: <text:a xlink:href="https://whitewolf.fandom.com/wiki/Witch_Finders">Witch Finders</text:a> <text:a xlink:href="http://www.drivethrurpg.com/product/57443?affiliate_id=13&amp;src=WWWiki"> </text:a> <text:a xlink:href="https://whitewolf.fandom.com/wiki/Now_in_Print"> </text:a> </text:p>
          </table:table-cell>
        </table:table-row>
        <table:table-row table:style-name="ro3" table:number-rows-repeated="2">
          <table:table-cell/>
          <table:table-cell table:style-name="ce3"/>
        </table:table-row>
        <table:table-row table:style-name="ro4">
          <table:table-cell/>
          <table:table-cell table:style-name="ce4"/>
        </table:table-row>
        <table:table-row table:style-name="ro1">
          <table:table-cell/>
          <table:table-cell table:style-name="ce5"/>
        </table:table-row>
        <table:table-row table:style-name="ro4">
          <table:table-cell/>
          <table:table-cell table:style-name="ce4"/>
        </table:table-row>
        <table:table-row table:style-name="ro2">
          <table:table-cell/>
          <table:table-cell table:style-name="ce1" office:value-type="string">
            <text:p>Second Edition </text:p>
          </table:table-cell>
        </table:table-row>
        <table:table-row table:style-name="ro1">
          <table:table-cell/>
          <table:table-cell office:value-type="string">
            <text:p><text:a xlink:href="https://whitewolf.fandom.com/wiki/HTV">HTV</text:a>: <text:a xlink:href="https://whitewolf.fandom.com/wiki/Dark_Eras:_Doubting_Souls">Dark Eras: Doubting Souls</text:a> <text:a xlink:href="http://www.drivethrurpg.com/product/20437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V">HTV</text:a>: <text:a xlink:href="https://whitewolf.fandom.com/wiki/Dark_Eras:_Fallen_Blossoms">Dark Eras: Fallen Blossoms</text:a> <text:a xlink:href="http://www.drivethrurpg.com/product/205483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V">HTV</text:a>: Hunter: The Vigil Poster <text:a xlink:href="http://www.drivethrurpg.com/product/140465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V">HTV</text:a>: <text:a xlink:href="https://whitewolf.fandom.com/wiki/Hunter:_Tooth_and_Nail">Hunter: Tooth and Nail</text:a> <text:a xlink:href="http://www.drivethrurpg.com/product/204066?affiliate_id=13&amp;src=WWWiki"> </text:a> 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HTV">HTV</text:a>: <text:a xlink:href="https://whitewolf.fandom.com/wiki/Mortal_Remains">Mortal Remains</text:a> <text:a xlink:href="http://www.drivethrurpg.com/product/129193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HTV">HTV</text:a>: Witch Finders Poster <text:a xlink:href="http://www.drivethrurpg.com/product/140466?affiliate_id=13&amp;src=WWWiki"> </text:a> <text:a xlink:href="https://whitewolf.fandom.com/wiki/Now_in_Print"> </text:a> </text:p>
          </table:table-cell>
        </table:table-row>
        <table:table-row table:style-name="ro3" table:number-rows-repeated="3">
          <table:table-cell/>
          <table:table-cell table:style-name="ce3"/>
        </table:table-row>
        <table:table-row table:style-name="ro1">
          <table:table-cell/>
          <table:table-cell table:style-name="ce5"/>
        </table:table-row>
        <table:table-row table:style-name="ro4">
          <table:table-cell/>
          <table:table-cell table:style-name="ce4"/>
        </table:table-row>
        <table:table-row table:style-name="ro1" table:number-rows-repeated="2">
          <table:table-cell/>
          <table:table-cell table:style-name="ce5"/>
        </table:table-row>
        <table:table-row table:style-name="ro4" table:number-rows-repeated="2">
          <table:table-cell/>
          <table:table-cell table:style-name="ce4"/>
        </table:table-row>
        <table:table-row table:style-name="ro1">
          <table:table-cell/>
          <table:table-cell table:style-name="ce5"/>
        </table:table-row>
        <table:table-row table:style-name="ro4">
          <table:table-cell/>
          <table:table-cell table:style-name="ce4"/>
        </table:table-row>
        <table:table-row table:style-name="ro1" table:number-rows-repeated="2">
          <table:table-cell/>
          <table:table-cell table:style-name="ce5"/>
        </table:table-row>
        <table:table-row table:style-name="ro4">
          <table:table-cell/>
          <table:table-cell table:style-name="ce4"/>
        </table:table-row>
      </table:table>
      <table:table table:name="Orpheus" table:style-name="ta1" table:print="false">
        <table:table-column table:style-name="co1" table:default-cell-style-name="Default"/>
        <table:table-column table:style-name="co24" table:default-cell-style-name="ce2"/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https://whitewolf.fandom.com/wiki/Orpheus_books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5" office:value-type="string">
            <text:p><text:a xlink:href="https://whitewolf.fandom.com/wiki/Orpheus">Orpheus</text:a>: <text:a xlink:href="https://whitewolf.fandom.com/wiki/The_Orphan-Grinders">The Orphan-Grinders</text:a> <text:a xlink:href="http://www.drivethrurpg.com/product/775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Orpheus">Orpheus</text:a>: <text:a xlink:href="https://whitewolf.fandom.com/wiki/Crusade_of_Ashes">Crusade of Ashes</text:a> <text:a xlink:href="http://www.drivethrurpg.com/product/77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Orpheus">Orpheus</text:a>: <text:a xlink:href="https://whitewolf.fandom.com/wiki/End_Game">End Game</text:a> <text:a xlink:href="http://www.drivethrurpg.com/product/776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Orpheus">Orpheus</text:a>: <text:a xlink:href="https://whitewolf.fandom.com/wiki/Haunting_the_Dead">Haunting the Dead</text:a> <text:a xlink:href="http://www.drivethrufiction.com/product/227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Orpheus">Orpheus</text:a>: Hobby Intro Assortment: Orpheus </text:p>
          </table:table-cell>
        </table:table-row>
        <table:table-row table:style-name="ro1">
          <table:table-cell/>
          <table:table-cell office:value-type="string">
            <text:p><text:a xlink:href="https://whitewolf.fandom.com/wiki/Orpheus">Orpheus</text:a>: Orpheus Polo Shirt L </text:p>
          </table:table-cell>
        </table:table-row>
        <table:table-row table:style-name="ro1">
          <table:table-cell/>
          <table:table-cell office:value-type="string">
            <text:p><text:a xlink:href="https://whitewolf.fandom.com/wiki/Orpheus">Orpheus</text:a>: Orpheus Polo Shirt XL </text:p>
          </table:table-cell>
        </table:table-row>
        <table:table-row table:style-name="ro1">
          <table:table-cell/>
          <table:table-cell office:value-type="string">
            <text:p><text:a xlink:href="https://whitewolf.fandom.com/wiki/Orpheus">Orpheus</text:a>: Orpheus Polo Shirt XXL </text:p>
          </table:table-cell>
        </table:table-row>
        <table:table-row table:style-name="ro1">
          <table:table-cell/>
          <table:table-cell office:value-type="string">
            <text:p><text:a xlink:href="https://whitewolf.fandom.com/wiki/Orpheus">Orpheus</text:a>: <text:a xlink:href="https://whitewolf.fandom.com/wiki/Orpheus_Rulebook">Orpheus Rulebook</text:a> <text:a xlink:href="http://www.drivethrurpg.com/product/771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Orpheus">Orpheus</text:a>: Promo: Orpheus </text:p>
          </table:table-cell>
        </table:table-row>
        <table:table-row table:style-name="ro1">
          <table:table-cell/>
          <table:table-cell office:value-type="string">
            <text:p><text:a xlink:href="https://whitewolf.fandom.com/wiki/Orpheus">Orpheus</text:a>: <text:a xlink:href="https://whitewolf.fandom.com/wiki/Shades_of_Gray">Shades of Gray</text:a> <text:a xlink:href="http://www.drivethrurpg.com/product/773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Orpheus">Orpheus</text:a>: <text:a xlink:href="https://whitewolf.fandom.com/wiki/Shadow_Games">Shadow Games</text:a> <text:a xlink:href="http://www.drivethrurpg.com/product/774?affiliate_id=13&amp;src=WWWiki"> </text:a> <text:a xlink:href="https://whitewolf.fandom.com/wiki/Now_in_Print"> </text:a> </text:p>
          </table:table-cell>
        </table:table-row>
        <table:table-row table:style-name="ro2">
          <table:table-cell/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4"/>
        </table:table-row>
        <table:table-row table:style-name="ro1">
          <table:table-cell table:number-columns-repeated="2"/>
        </table:table-row>
        <table:table-row table:style-name="ro3">
          <table:table-cell/>
          <table:table-cell table:style-name="ce3"/>
        </table:table-row>
        <table:table-row table:style-name="ro1">
          <table:table-cell table:number-columns-repeated="2"/>
        </table:table-row>
        <table:table-row table:style-name="ro3">
          <table:table-cell/>
          <table:table-cell table:style-name="ce3"/>
        </table:table-row>
        <table:table-row table:style-name="ro4" table:number-rows-repeated="2">
          <table:table-cell/>
          <table:table-cell table:style-name="ce4"/>
        </table:table-row>
        <table:table-row table:style-name="ro1">
          <table:table-cell/>
          <table:table-cell table:style-name="ce5"/>
        </table:table-row>
        <table:table-row table:style-name="ro4">
          <table:table-cell/>
          <table:table-cell table:style-name="ce4"/>
        </table:table-row>
        <table:table-row table:style-name="ro1">
          <table:table-cell/>
          <table:table-cell table:style-name="ce5"/>
        </table:table-row>
        <table:table-row table:style-name="ro4">
          <table:table-cell/>
          <table:table-cell table:style-name="ce4"/>
        </table:table-row>
        <table:table-row table:style-name="ro1">
          <table:table-cell/>
          <table:table-cell table:style-name="ce5"/>
        </table:table-row>
        <table:table-row table:style-name="ro4">
          <table:table-cell/>
          <table:table-cell table:style-name="ce4"/>
        </table:table-row>
        <table:table-row table:style-name="ro1">
          <table:table-cell/>
          <table:table-cell table:style-name="ce5"/>
        </table:table-row>
        <table:table-row table:style-name="ro3">
          <table:table-cell/>
          <table:table-cell table:style-name="ce3"/>
        </table:table-row>
        <table:table-row table:style-name="ro4" table:number-rows-repeated="2">
          <table:table-cell/>
          <table:table-cell table:style-name="ce4"/>
        </table:table-row>
        <table:table-row table:style-name="ro4">
          <table:table-cell/>
          <table:table-cell table:style-name="ce4"/>
        </table:table-row>
      </table:table>
      <table:table table:name="aberrant" table:style-name="ta1" table:print="false">
        <table:table-column table:style-name="co1" table:default-cell-style-name="Default"/>
        <table:table-column table:style-name="co25" table:default-cell-style-name="ce2"/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https://whitewolf.fandom.com/wiki/Aberrant_books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3">
          <table:table-cell/>
          <table:table-cell table:style-name="ce3"/>
        </table:table-row>
        <table:table-row table:style-name="ro4" table:number-rows-repeated="3">
          <table:table-cell/>
          <table:table-cell table:style-name="ce4"/>
        </table:table-row>
        <table:table-row table:style-name="ro1">
          <table:table-cell/>
          <table:table-cell office:value-type="string">
            <text:p><text:a xlink:href="https://whitewolf.fandom.com/wiki/Aberrant">Aberrant</text:a>: Aberrant Dice </text:p>
          </table:table-cell>
        </table:table-row>
        <table:table-row table:style-name="ro1">
          <table:table-cell/>
          <table:table-cell office:value-type="string">
            <text:p><text:a xlink:href="https://whitewolf.fandom.com/wiki/Aberrant">Aberrant</text:a>: <text:a xlink:href="https://whitewolf.fandom.com/wiki/Aberrant_Players_Guide">Aberrant Players Guide</text:a> <text:a xlink:href="http://www.drivethrurpg.com/product/3053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Aberrant">Aberrant</text:a>: <text:a xlink:href="https://whitewolf.fandom.com/wiki/Aberrant_Rulebook">Aberrant Rulebook</text:a> <text:a xlink:href="http://www.drivethrurpg.com/product/3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Aberrant">Aberrant</text:a>: <text:a xlink:href="https://whitewolf.fandom.com/wiki/Aberrant_Rulebook_(limited)">Aberrant Rulebook (limited)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Aberrant">Aberrant</text:a>: <text:a xlink:href="https://whitewolf.fandom.com/wiki/Aberrant_Storytellers_Screen">Aberrant Storytellers Screen</text:a> <text:a xlink:href="http://www.drivethrurpg.com/product/3399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Aberrant">Aberrant</text:a>: <text:a xlink:href="https://whitewolf.fandom.com/wiki/Brainwaves">Brainwaves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Aberrant">Aberrant</text:a>: <text:a xlink:href="https://whitewolf.fandom.com/wiki/Church_of_Michael_Archangel_(book)">Church of Michael Archangel (book)</text:a> <text:a xlink:href="http://www.drivethrurpg.com/product/1475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Aberrant">Aberrant</text:a>: <text:a xlink:href="https://whitewolf.fandom.com/wiki/Elites_(book)">Elites (book)</text:a> <text:a xlink:href="http://www.drivethrurpg.com/product/3052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Aberrant">Aberrant</text:a>: <text:a xlink:href="https://whitewolf.fandom.com/wiki/Exposé:_Aberrants">Exposé: Aberrants</text:a> <text:a xlink:href="http://www.drivethrurpg.com/product/3398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Aberrant">Aberrant</text:a>: <text:a xlink:href="https://whitewolf.fandom.com/wiki/Fear_and_Loathing">Fear and Loathing</text:a> <text:a xlink:href="http://www.drivethrurpg.com/product/1476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Aberrant">Aberrant</text:a>: <text:a xlink:href="https://whitewolf.fandom.com/wiki/Project_Utopia_(book)">Project Utopia (book)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Aberrant">Aberrant</text:a>: <text:a xlink:href="https://whitewolf.fandom.com/wiki/ReignofEvil.com_(book)">ReignofEvil.com (book)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Aberrant">Aberrant</text:a>: <text:a xlink:href="https://whitewolf.fandom.com/wiki/Teragen_(book)">Teragen (book)</text:a> <text:a xlink:href="http://www.drivethrurpg.com/product/3054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Aberrant">Aberrant</text:a>: <text:a xlink:href="https://whitewolf.fandom.com/wiki/The_Directive">The Directive</text:a> <text:a xlink:href="http://www.drivethrurpg.com/product/3055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Aberrant">Aberrant</text:a>: <text:a xlink:href="https://whitewolf.fandom.com/wiki/Underworld_(book)">Underworld (book)</text:a> <text:a xlink:href="http://www.drivethrurpg.com/product/719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Aberrant">Aberrant</text:a>: <text:a xlink:href="https://whitewolf.fandom.com/wiki/Worldwide:_Phase_I">Worldwide: Phase I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Aberrant">Aberrant</text:a>: <text:a xlink:href="https://whitewolf.fandom.com/wiki/Worldwide:_Phase_II">Worldwide: Phase II</text:a> <text:a xlink:href="http://www.drivethrurpg.com/product/3056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Aberrant">Aberrant</text:a>: <text:a xlink:href="https://whitewolf.fandom.com/wiki/XWF_(book)">XWF (book)</text:a> <text:a xlink:href="http://www.drivethrurpg.com/product/1474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Aberrant">Aberrant</text:a>: <text:a xlink:href="https://whitewolf.fandom.com/wiki/Year_One">Year One</text:a> <text:a xlink:href="http://www.drivethrurpg.com/product/3057?affiliate_id=13&amp;src=WWWiki"> </text:a> </text:p>
          </table:table-cell>
        </table:table-row>
        <table:table-row table:style-name="ro4">
          <table:table-cell/>
          <table:table-cell table:style-name="ce4"/>
        </table:table-row>
        <table:table-row table:style-name="ro8" table:number-rows-repeated="2">
          <table:table-cell/>
          <table:table-cell table:style-name="ce20"/>
        </table:table-row>
        <table:table-row table:style-name="ro1" table:number-rows-repeated="2">
          <table:table-cell/>
          <table:table-cell table:style-name="ce14"/>
        </table:table-row>
        <table:table-row table:style-name="ro3">
          <table:table-cell/>
          <table:table-cell table:style-name="ce3" office:value-type="string">
            <text:p>D20 Edition <text:a xlink:href="https://whitewolf.fandom.com/wiki/Aberrant_books?action=edit&amp;section=21">Edit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Aberrant">Aberrant</text:a>: <text:a xlink:href="https://whitewolf.fandom.com/wiki/Aberrant_d20">Aberrant d20</text:a> <text:a xlink:href="http://www.drivethrurpg.com/product/747?affiliate_id=13&amp;src=WWWiki"> </text:a></text:p>
          </table:table-cell>
        </table:table-row>
        <table:table-row table:style-name="ro4">
          <table:table-cell/>
          <table:table-cell table:style-name="ce4"/>
        </table:table-row>
        <table:table-row table:style-name="ro8">
          <table:table-cell/>
          <table:table-cell table:style-name="ce20"/>
        </table:table-row>
      </table:table>
      <table:table table:name="MTC" table:style-name="ta1" table:print="false">
        <table:table-column table:style-name="co1" table:default-cell-style-name="Default"/>
        <table:table-column table:style-name="co26" table:default-cell-style-name="ce2"/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https://whitewolf.fandom.com/wiki/Mummy:_The_Curse_books</text:p>
          </table:table-cell>
        </table:table-row>
        <table:table-row table:style-name="ro1" table:number-rows-repeated="3">
          <table:table-cell/>
          <table:table-cell table:style-name="Default"/>
        </table:table-row>
        <table:table-row table:style-name="ro4">
          <table:table-cell/>
          <table:table-cell table:style-name="ce4"/>
        </table:table-row>
        <table:table-row table:style-name="ro1">
          <table:table-cell/>
          <table:table-cell office:value-type="string">
            <text:p><text:a xlink:href="https://whitewolf.fandom.com/wiki/MTC">MTC</text:a>: <text:a xlink:href="https://whitewolf.fandom.com/wiki/Book_of_the_Deceived">Book of the Deceived</text:a> <text:a xlink:href="http://www.drivethrurpg.com/product/139497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C">MTC</text:a>: <text:a xlink:href="https://whitewolf.fandom.com/wiki/Curse_of_the_Blue_Nile">Curse of the Blue Nile</text:a> <text:a xlink:href="http://www.drivethrufiction.com/product/182835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C">MTC</text:a>: <text:a xlink:href="https://whitewolf.fandom.com/wiki/Cursed_Necropolis:_D.C.">Cursed Necropolis: D.C.</text:a> <text:a xlink:href="http://www.drivethrurpg.com/product/129144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C">MTC</text:a>: <text:a xlink:href="https://whitewolf.fandom.com/wiki/Cursed_Necropolis:_Rio">Cursed Necropolis: Rio</text:a> <text:a xlink:href="http://www.drivethrurpg.com/product/205257?affiliate_id=13&amp;src=WWWiki"> </text:a> 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MTC">MTC</text:a>: <text:a xlink:href="https://whitewolf.fandom.com/wiki/Dark_Eras:_Ruins_of_Empire">Dark Eras: Ruins of Empire</text:a> <text:a xlink:href="http://www.drivethrurpg.com/product/178801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C">MTC</text:a>: <text:a xlink:href="https://whitewolf.fandom.com/wiki/Dawn_of_Heresies">Dawn of Heresies</text:a> <text:a xlink:href="http://www.drivethrufiction.com/product/198720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C">MTC</text:a>: <text:a xlink:href="https://whitewolf.fandom.com/wiki/Dreams_of_Avarice">Dreams of Avarice</text:a> <text:a xlink:href="http://www.drivethrurpg.com/product/170167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C">MTC</text:a>: <text:a xlink:href="https://whitewolf.fandom.com/wiki/Eve_of_Judgment">Eve of Judgment</text:a> <text:a xlink:href="http://www.drivethrurpg.com/product/113125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C">MTC</text:a>: <text:a xlink:href="https://whitewolf.fandom.com/wiki/Guildhalls_of_the_Deathless">Guildhalls of the Deathless</text:a> <text:a xlink:href="http://www.drivethrurpg.com/product/119830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C">MTC</text:a>: <text:a xlink:href="https://whitewolf.fandom.com/wiki/Lore_of_the_Deceived">Lore of the Deceived</text:a> <text:a xlink:href="http://www.drivethrurpg.com/product/144748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C">MTC</text:a>: Mummy: The Curse Interactive Character Sheets <text:a xlink:href="http://www.drivethrurpg.com/product/112328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C">MTC</text:a>: <text:a xlink:href="https://whitewolf.fandom.com/wiki/Mummy:_The_Curse_Player%27s_Book">Mummy: The Curse Player's Book</text:a> <text:a xlink:href="http://www.drivethrurpg.com/product/113124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C">MTC</text:a>: <text:a xlink:href="https://whitewolf.fandom.com/wiki/Mummy:_The_Curse_Rulebook">Mummy: The Curse Rulebook</text:a> <text:a xlink:href="http://www.drivethrurpg.com/product/111598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C">MTC</text:a>: <text:a xlink:href="https://whitewolf.fandom.com/wiki/Mummy:_The_Curse_Starter_Kit">Mummy: The Curse Starter Kit</text:a> <text:a xlink:href="http://www.drivethrurpg.com/product/190544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C">MTC</text:a>: <text:a xlink:href="https://whitewolf.fandom.com/wiki/Mummy:_The_Curse_Storyteller%27s_Screen">Mummy: The Curse Storyteller's Screen</text:a> <text:a xlink:href="http://www.drivethrurpg.com/product/113112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C">MTC</text:a>: Mummy: The Curse Virtual Box Set <text:a xlink:href="http://www.drivethrurpg.com/product/112784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C">MTC</text:a>: <text:a xlink:href="https://whitewolf.fandom.com/wiki/Mummy:_The_Curse_Wallpaper">Mummy: The Curse Wallpaper</text:a> <text:a xlink:href="http://www.drivethrurpg.com/product/112052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C">MTC</text:a>: <text:a xlink:href="https://whitewolf.fandom.com/wiki/Ready-Made_Player_Characters:_Club_Taboo">Ready-Made Player Characters: Club Taboo</text:a> <text:a xlink:href="http://www.drivethrurpg.com/product/120617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C">MTC</text:a>: <text:a xlink:href="https://whitewolf.fandom.com/wiki/Sothis_Ascends">Sothis Ascends</text:a> <text:a xlink:href="http://www.drivethrurpg.com/product/146995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MTC">MTC</text:a>: <text:a xlink:href="https://whitewolf.fandom.com/wiki/The_Avarice_Chronicle:_The_Collected_Edition">The Avarice Chronicle: The Collected Edition</text:a> <text:a xlink:href="http://www.drivethrurpg.com/product/151566?affiliate_id=13&amp;src=WWWiki"> </text:a> <text:a xlink:href="https://whitewolf.fandom.com/wiki/Now_in_Print"> </text:a> </text:p>
          </table:table-cell>
        </table:table-row>
        <table:table-row table:style-name="ro3" table:number-rows-repeated="4">
          <table:table-cell/>
          <table:table-cell table:style-name="ce3"/>
        </table:table-row>
        <table:table-row table:style-name="ro1" table:number-rows-repeated="3">
          <table:table-cell/>
          <table:table-cell table:style-name="ce5"/>
        </table:table-row>
        <table:table-row table:style-name="ro4" table:number-rows-repeated="3">
          <table:table-cell/>
          <table:table-cell table:style-name="ce4"/>
        </table:table-row>
        <table:table-row table:style-name="ro1">
          <table:table-cell/>
          <table:table-cell table:style-name="ce5"/>
        </table:table-row>
        <table:table-row table:style-name="ro4">
          <table:table-cell/>
          <table:table-cell table:style-name="ce4"/>
        </table:table-row>
        <table:table-row table:style-name="ro1" table:number-rows-repeated="2">
          <table:table-cell/>
          <table:table-cell table:style-name="ce5"/>
        </table:table-row>
        <table:table-row table:style-name="ro4" table:number-rows-repeated="2">
          <table:table-cell/>
          <table:table-cell table:style-name="ce4"/>
        </table:table-row>
        <table:table-row table:style-name="ro1" table:number-rows-repeated="3">
          <table:table-cell/>
          <table:table-cell table:style-name="ce5"/>
        </table:table-row>
        <table:table-row table:style-name="ro4" table:number-rows-repeated="2">
          <table:table-cell/>
          <table:table-cell table:style-name="ce4"/>
        </table:table-row>
        <table:table-row table:style-name="ro1" table:number-rows-repeated="2">
          <table:table-cell/>
          <table:table-cell table:style-name="ce5"/>
        </table:table-row>
        <table:table-row table:style-name="ro4" table:number-rows-repeated="2">
          <table:table-cell/>
          <table:table-cell table:style-name="ce4"/>
        </table:table-row>
        <table:table-row table:style-name="ro1" table:number-rows-repeated="2">
          <table:table-cell/>
          <table:table-cell table:style-name="ce5"/>
        </table:table-row>
        <table:table-row table:style-name="ro4">
          <table:table-cell/>
          <table:table-cell table:style-name="ce4"/>
        </table:table-row>
        <table:table-row table:style-name="ro1">
          <table:table-cell/>
          <table:table-cell table:style-name="ce5"/>
        </table:table-row>
        <table:table-row table:style-name="ro4">
          <table:table-cell/>
          <table:table-cell table:style-name="ce4"/>
        </table:table-row>
        <table:table-row table:style-name="ro1">
          <table:table-cell/>
          <table:table-cell table:style-name="ce5"/>
        </table:table-row>
        <table:table-row table:style-name="ro4">
          <table:table-cell/>
          <table:table-cell table:style-name="ce4"/>
        </table:table-row>
        <table:table-row table:style-name="ro1" table:number-rows-repeated="2">
          <table:table-cell/>
          <table:table-cell table:style-name="ce5"/>
        </table:table-row>
        <table:table-row table:style-name="ro4">
          <table:table-cell/>
          <table:table-cell table:style-name="ce4"/>
        </table:table-row>
        <table:table-row table:style-name="ro4">
          <table:table-cell/>
          <table:table-cell table:style-name="ce4"/>
        </table:table-row>
      </table:table>
      <table:table table:name="WTO" table:style-name="ta1" table:print="false">
        <table:table-column table:style-name="co1" table:default-cell-style-name="Default"/>
        <table:table-column table:style-name="co27" table:default-cell-style-name="ce2"/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https://whitewolf.fandom.com/wiki/Wraith:_The_Oblivion_books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3">
          <table:table-cell/>
          <table:table-cell table:style-name="ce3" office:value-type="string">
            <text:p>First Edition <text:a xlink:href="https://whitewolf.fandom.com/wiki/Wraith:_The_Oblivion_books?action=edit&amp;section=1">Edit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WTO">WTO</text:a>: <text:a xlink:href="https://whitewolf.fandom.com/wiki/Dark_Kingdom_of_Jade_(book)">Dark Kingdom of Jade</text:a> <text:a xlink:href="http://www.drivethrurpg.com/product/103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O">WTO</text:a>: <text:a xlink:href="https://whitewolf.fandom.com/wiki/Dark_Kingdom_of_Jade_Adventures">Dark Kingdom of Jade Adventures</text:a> <text:a xlink:href="http://www.drivethrurpg.com/product/104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O">WTO</text:a>: <text:a xlink:href="https://whitewolf.fandom.com/wiki/Dark_Reflections:_Spectres">Dark Reflections: Spectres</text:a> <text:a xlink:href="http://www.drivethrurpg.com/product/105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O">WTO</text:a>: <text:a xlink:href="https://whitewolf.fandom.com/wiki/Guildbook:_Artificers">Guildbook: Artificers</text:a> <text:a xlink:href="http://www.drivethrurpg.com/product/139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O">WTO</text:a>: <text:a xlink:href="https://whitewolf.fandom.com/wiki/Guildbook:_Masquers">Guildbook: Masquers</text:a> <text:a xlink:href="http://www.drivethrurpg.com/product/141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O">WTO</text:a>: <text:a xlink:href="https://whitewolf.fandom.com/wiki/Guildbook:_Sandmen">Guildbook: Sandmen</text:a> <text:a xlink:href="http://www.drivethrurpg.com/product/143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O">WTO</text:a>: <text:a xlink:href="https://whitewolf.fandom.com/wiki/Haunts_(book)">Haunts</text:a> <text:a xlink:href="http://www.drivethrurpg.com/product/149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O">WTO</text:a>: <text:a xlink:href="https://whitewolf.fandom.com/wiki/Love_Beyond_Death">Love Beyond Death</text:a> <text:a xlink:href="http://www.drivethrurpg.com/product/193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O">WTO</text:a>: <text:a xlink:href="https://whitewolf.fandom.com/wiki/Midnight_Express_(book)">Midnight Express</text:a> <text:a xlink:href="http://www.drivethrurpg.com/product/209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O">WTO</text:a>: <text:a xlink:href="https://whitewolf.fandom.com/wiki/Necropolis:_Atlanta">Necropolis: Atlanta</text:a> <text:a xlink:href="http://www.drivethrurpg.com/product/220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TO">WTO</text:a>: <text:a xlink:href="https://whitewolf.fandom.com/wiki/The_Face_of_Death">The Face of Death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O">WTO</text:a>: <text:a xlink:href="https://whitewolf.fandom.com/wiki/The_Hierarchy">The Hierarchy</text:a> <text:a xlink:href="http://www.drivethrurpg.com/product/155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O">WTO</text:a>: <text:a xlink:href="https://whitewolf.fandom.com/wiki/The_Quick_%26_the_Dead">The Quick &amp; the Dead</text:a> <text:a xlink:href="http://www.drivethrurpg.com/product/237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TO">WTO</text:a>: <text:a xlink:href="https://whitewolf.fandom.com/wiki/The_Sea_of_Shadows">The Sea of Shadows</text:a> <text:a xlink:href="http://www.drivethrurpg.com/product/258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O">WTO</text:a>: <text:a xlink:href="https://whitewolf.fandom.com/wiki/Wraith_Character_Kit">Wraith Character Kit</text:a> <text:a xlink:href="http://www.drivethrurpg.com/product/62787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O">WTO</text:a>: <text:a xlink:href="https://whitewolf.fandom.com/wiki/Wraith_Players_Guide">Wraith Players Guide</text:a> <text:a xlink:href="http://www.drivethrurpg.com/product/349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O">WTO</text:a>: Wraith Storytellers Screen </text:p>
          </table:table-cell>
        </table:table-row>
        <table:table-row table:style-name="ro1">
          <table:table-cell/>
          <table:table-cell office:value-type="string">
            <text:p><text:a xlink:href="https://whitewolf.fandom.com/wiki/WTO">WTO</text:a>: <text:a xlink:href="https://whitewolf.fandom.com/wiki/Wraith:_The_Oblivion_Rulebook">Wraith: The Oblivion Rulebook</text:a> <text:a xlink:href="http://www.drivethrurpg.com/product/350?affiliate_id=13&amp;src=WWWiki"> </text:a> </text:p>
          </table:table-cell>
        </table:table-row>
        <table:table-row table:style-name="ro4" table:number-rows-repeated="2">
          <table:table-cell/>
          <table:table-cell table:style-name="ce4"/>
        </table:table-row>
        <table:table-row table:style-name="ro8" table:number-rows-repeated="2">
          <table:table-cell/>
          <table:table-cell table:style-name="ce20"/>
        </table:table-row>
        <table:table-row table:style-name="ro1" table:number-rows-repeated="2">
          <table:table-cell/>
          <table:table-cell table:style-name="ce14"/>
        </table:table-row>
        <table:table-row table:style-name="ro3">
          <table:table-cell/>
          <table:table-cell table:style-name="ce3" office:value-type="string">
            <text:p>Second Edition <text:a xlink:href="https://whitewolf.fandom.com/wiki/Wraith:_The_Oblivion_books?action=edit&amp;section=16">Edit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WOD">WOD</text:a>: <text:a xlink:href="https://whitewolf.fandom.com/wiki/World_of_Darkness:_Tokyo">World of Darkness: Tokyo</text:a> <text:a xlink:href="http://www.drivethrurpg.com/product/347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GW">WTGW</text:a>: <text:a xlink:href="https://whitewolf.fandom.com/wiki/Wraith:_The_Great_War_Rulebook">Wraith: The Great War Rulebook</text:a> <text:a xlink:href="http://www.drivethrurpg.com/product/828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O">WTO</text:a>: Beyond the Shroud <text:a xlink:href="http://www.drivethrurpg.com/product/96973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O">WTO</text:a>: <text:a xlink:href="https://whitewolf.fandom.com/wiki/Buried_Secrets">Buried Secrets</text:a> <text:a xlink:href="http://www.drivethrurpg.com/product/49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TO">WTO</text:a>: <text:a xlink:href="https://whitewolf.fandom.com/wiki/Charnel_Houses_of_Europe:_The_Shoah">Charnel Houses of Europe: The Shoah</text:a> <text:a xlink:href="http://www.drivethrurpg.com/product/58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O">WTO</text:a>: <text:a xlink:href="https://whitewolf.fandom.com/wiki/Doomslayers:_Into_the_Labyrinth">Doomslayers: Into the Labyrinth</text:a> <text:a xlink:href="http://www.drivethrurpg.com/product/117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O">WTO</text:a>: <text:a xlink:href="https://whitewolf.fandom.com/wiki/Ends_of_Empire">Ends of Empire</text:a> <text:a xlink:href="http://www.drivethrurpg.com/product/123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O">WTO</text:a>: <text:a xlink:href="https://whitewolf.fandom.com/wiki/Guildbook:_Haunters">Guildbook: Haunters</text:a> <text:a xlink:href="http://www.drivethrurpg.com/product/140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O">WTO</text:a>: <text:a xlink:href="https://whitewolf.fandom.com/wiki/Guildbook:_Pardoners_and_Puppeteers">Guildbook: Pardoners and Puppeteers</text:a> <text:a xlink:href="http://www.drivethrurpg.com/product/142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O">WTO</text:a>: <text:a xlink:href="https://whitewolf.fandom.com/wiki/Guildbook:_Spooks_and_Oracles">Guildbook: Spooks and Oracles</text:a> <text:a xlink:href="http://www.drivethrurpg.com/product/144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O">WTO</text:a>: <text:a xlink:href="https://whitewolf.fandom.com/wiki/Mediums:_Speakers_with_the_Dead">Mediums: Speakers with the Dead</text:a> <text:a xlink:href="http://www.drivethrurpg.com/product/62271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O">WTO</text:a>: <text:a xlink:href="https://whitewolf.fandom.com/wiki/Renegades_(book)">Renegades</text:a> <text:a xlink:href="http://www.drivethrurpg.com/product/247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O">WTO</text:a>: <text:a xlink:href="https://whitewolf.fandom.com/wiki/Shadow_Players_Guide">Shadow Players Guide</text:a> <text:a xlink:href="http://www.drivethrurpg.com/product/259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O">WTO</text:a>: <text:a xlink:href="https://whitewolf.fandom.com/wiki/The_Book_of_Legions">The Book of Legions</text:a> <text:a xlink:href="http://www.drivethrurpg.com/product/42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O">WTO</text:a>: <text:a xlink:href="https://whitewolf.fandom.com/wiki/The_Risen">The Risen</text:a> <text:a xlink:href="http://www.drivethrurpg.com/product/250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O">WTO</text:a>: <text:a xlink:href="https://whitewolf.fandom.com/wiki/Wraith:_The_Oblivion_Second_Edition">Wraith: The Oblivion Second Edition</text:a> <text:a xlink:href="http://www.drivethrurpg.com/product/351?affiliate_id=13&amp;src=WWWiki"> </text:a> </text:p>
          </table:table-cell>
        </table:table-row>
        <table:table-row table:style-name="ro4" table:number-rows-repeated="3">
          <table:table-cell/>
          <table:table-cell table:style-name="ce4"/>
        </table:table-row>
        <table:table-row table:style-name="ro1" table:number-rows-repeated="3">
          <table:table-cell/>
          <table:table-cell table:style-name="ce14"/>
        </table:table-row>
        <table:table-row table:style-name="ro3">
          <table:table-cell/>
          <table:table-cell table:style-name="ce3" office:value-type="string">
            <text:p>20th Anniversary Edition <text:a xlink:href="https://whitewolf.fandom.com/wiki/Wraith:_The_Oblivion_books?action=edit&amp;section=29">Edit</text:a>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TO">WTO</text:a>: <text:a xlink:href="https://whitewolf.fandom.com/wiki/Handbook_for_the_Recently_Deceased">Handbook for the Recently Deceased</text:a> <text:a xlink:href="http://www.drivethrurpg.com/product/243684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TO">WTO</text:a>: <text:a xlink:href="https://whitewolf.fandom.com/wiki/Wraith:_The_Oblivion_20th_Anniversary_Edition">Wraith: The Oblivion 20th Anniversary Edition</text:a> <text:a xlink:href="http://www.drivethrurpg.com/product/233842?affiliate_id=13&amp;src=WWWiki"> </text:a> <text:a xlink:href="https://whitewolf.fandom.com/wiki/Now_in_Print"> </text:a></text:p>
          </table:table-cell>
        </table:table-row>
        <table:table-row table:style-name="ro4">
          <table:table-cell/>
          <table:table-cell table:style-name="ce4"/>
        </table:table-row>
        <table:table-row table:style-name="ro8">
          <table:table-cell/>
          <table:table-cell table:style-name="ce20"/>
        </table:table-row>
        <table:table-row table:style-name="ro8">
          <table:table-cell/>
          <table:table-cell table:style-name="ce20"/>
        </table:table-row>
      </table:table>
      <table:table table:name="PTC" table:style-name="ta1" table:print="false">
        <table:table-column table:style-name="co1" table:default-cell-style-name="Default"/>
        <table:table-column table:style-name="co28" table:default-cell-style-name="ce2"/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https://whitewolf.fandom.com/wiki/Promethean:_The_Created_books</text:p>
          </table:table-cell>
        </table:table-row>
        <table:table-row table:style-name="ro1" table:number-rows-repeated="3">
          <table:table-cell/>
          <table:table-cell table:style-name="Default"/>
        </table:table-row>
        <table:table-row table:style-name="ro2">
          <table:table-cell/>
          <table:table-cell table:style-name="ce1" office:value-type="string">
            <text:p>First Edition </text:p>
          </table:table-cell>
        </table:table-row>
        <table:table-row table:style-name="ro1">
          <table:table-cell/>
          <table:table-cell office:value-type="string">
            <text:p><text:a xlink:href="https://whitewolf.fandom.com/wiki/PTC">PTC</text:a>: <text:a xlink:href="https://whitewolf.fandom.com/wiki/Magnum_Opus_(book)">Magnum Opus (book)</text:a> <text:a xlink:href="http://www.drivethrurpg.com/product/2468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PTC">PTC</text:a>: <text:a xlink:href="https://whitewolf.fandom.com/wiki/Pandora%27s_Book">Pandora's Book</text:a> <text:a xlink:href="http://www.drivethrurpg.com/product/23079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PTC">PTC</text:a>: <text:a xlink:href="https://whitewolf.fandom.com/wiki/Promethean_Pack">Promethean Pack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PTC">PTC</text:a>: Promethean: The Created Dice </text:p>
          </table:table-cell>
        </table:table-row>
        <table:table-row table:style-name="ro1">
          <table:table-cell/>
          <table:table-cell office:value-type="string">
            <text:p><text:a xlink:href="https://whitewolf.fandom.com/wiki/PTC">PTC</text:a>: <text:a xlink:href="https://whitewolf.fandom.com/wiki/Promethean:_The_Created_Rulebook">Promethean: The Created Rulebook</text:a> <text:a xlink:href="http://www.drivethrurpg.com/product/1253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PTC">PTC</text:a>: <text:a xlink:href="https://whitewolf.fandom.com/wiki/Ready-Made_Player_Characters:_The_Refuse">Ready-Made Player Characters: The Refuse</text:a> <text:a xlink:href="http://www.drivethrurpg.com/product/63378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PTC">PTC</text:a>: <text:a xlink:href="https://whitewolf.fandom.com/wiki/Saturnine_Night_(book)">Saturnine Night (book)</text:a> <text:a xlink:href="http://www.drivethrurpg.com/product/25525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PTC">PTC</text:a>: <text:a xlink:href="https://whitewolf.fandom.com/wiki/Starter_Kit:_Promethean:_The_Created">Starter Kit: Promethean: The Created</text:a> <text:a xlink:href="http://www.drivethrurpg.com/product/78543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PTC">PTC</text:a>: <text:a xlink:href="https://whitewolf.fandom.com/wiki/Strange_Alchemies">Strange Alchemies</text:a> <text:a xlink:href="http://www.drivethrurpg.com/product/2368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PTC">PTC</text:a>: <text:a xlink:href="https://whitewolf.fandom.com/wiki/To_the_Flame">To the Flame</text:a> <text:a xlink:href="http://www.drivethrurpg.com/product/57105?affiliate_id=13&amp;src=WWWiki"> </text:a> </text:p>
          </table:table-cell>
        </table:table-row>
        <table:table-row table:style-name="ro3" table:number-rows-repeated="3">
          <table:table-cell/>
          <table:table-cell table:style-name="ce3"/>
        </table:table-row>
        <table:table-row table:style-name="ro1" table:number-rows-repeated="2">
          <table:table-cell/>
          <table:table-cell table:style-name="ce5"/>
        </table:table-row>
        <table:table-row table:style-name="ro4">
          <table:table-cell/>
          <table:table-cell table:style-name="ce4"/>
        </table:table-row>
        <table:table-row table:style-name="ro2">
          <table:table-cell/>
          <table:table-cell table:style-name="ce1" office:value-type="string">
            <text:p>Second Edition </text:p>
          </table:table-cell>
        </table:table-row>
        <table:table-row table:style-name="ro1">
          <table:table-cell/>
          <table:table-cell office:value-type="string">
            <text:p><text:a xlink:href="https://whitewolf.fandom.com/wiki/PTC">PTC</text:a>: <text:a xlink:href="https://whitewolf.fandom.com/wiki/Dark_Eras:_A_Handful_of_Dust">Dark Eras: A Handful of Dust</text:a> <text:a xlink:href="http://www.drivethrurpg.com/product/178800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PTC">PTC</text:a>: <text:a xlink:href="https://whitewolf.fandom.com/wiki/Night_Horrors:_The_Tormented">Night Horrors: The Tormented</text:a> <text:a xlink:href="http://www.drivethrurpg.com/product/257714?affiliate_id=13&amp;src=WWWiki"> </text:a> 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PTC">PTC</text:a>: <text:a xlink:href="https://whitewolf.fandom.com/wiki/Promethean_the_Created_2nd_Edition_Condition_Cards">Promethean the Created 2nd Edition Condition Cards</text:a> <text:a xlink:href="http://www.drivethrucards.com/product/202619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PTC">PTC</text:a>: <text:a xlink:href="https://whitewolf.fandom.com/wiki/Promethean:_The_Created_2nd_Edition">Promethean: The Created 2nd Edition</text:a> <text:a xlink:href="http://www.drivethrurpg.com/product/189395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PTC">PTC</text:a>: <text:a xlink:href="https://whitewolf.fandom.com/wiki/The_Firestorm_Chronicle_Anthology">The Firestorm Chronicle Anthology</text:a> <text:a xlink:href="http://www.drivethrufiction.com/product/141741?affiliate_id=13&amp;src=WWWiki"> </text:a> </text:p>
          </table:table-cell>
        </table:table-row>
        <table:table-row table:style-name="ro3" table:number-rows-repeated="4">
          <table:table-cell/>
          <table:table-cell table:style-name="ce3"/>
        </table:table-row>
        <table:table-row table:style-name="ro1">
          <table:table-cell/>
          <table:table-cell table:style-name="ce5"/>
        </table:table-row>
        <table:table-row table:style-name="ro4">
          <table:table-cell/>
          <table:table-cell table:style-name="ce4"/>
        </table:table-row>
        <table:table-row table:style-name="ro1">
          <table:table-cell/>
          <table:table-cell table:style-name="ce5"/>
        </table:table-row>
        <table:table-row table:style-name="ro4">
          <table:table-cell/>
          <table:table-cell table:style-name="ce4"/>
        </table:table-row>
        <table:table-row table:style-name="ro1">
          <table:table-cell/>
          <table:table-cell table:style-name="ce5"/>
        </table:table-row>
        <table:table-row table:style-name="ro4">
          <table:table-cell/>
          <table:table-cell table:style-name="ce4"/>
        </table:table-row>
        <table:table-row table:style-name="ro1">
          <table:table-cell/>
          <table:table-cell table:style-name="ce5"/>
        </table:table-row>
        <table:table-row table:style-name="ro4">
          <table:table-cell/>
          <table:table-cell table:style-name="ce4"/>
        </table:table-row>
        <table:table-row table:style-name="ro1">
          <table:table-cell/>
          <table:table-cell table:style-name="ce5"/>
        </table:table-row>
        <table:table-row table:style-name="ro4">
          <table:table-cell/>
          <table:table-cell table:style-name="ce4"/>
        </table:table-row>
      </table:table>
      <table:table table:name="BTP" table:style-name="ta1" table:print="false">
        <table:table-column table:style-name="co1" table:default-cell-style-name="Default"/>
        <table:table-column table:style-name="co29" table:default-cell-style-name="ce5"/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https://whitewolf.fandom.com/wiki/Beast:_The_Primordial_books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office:value-type="string">
            <text:p><text:a xlink:href="https://whitewolf.fandom.com/wiki/BTP">BTP</text:a>: <text:a xlink:href="https://whitewolf.fandom.com/wiki/Beast:_The_Primordial_Rulebook">Beast: The Primordial Rulebook</text:a> <text:a xlink:href="http://www.drivethrurpg.com/product/162443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BTP">BTP</text:a>: <text:a xlink:href="https://whitewolf.fandom.com/wiki/The_Primordial_Feast:_An_Anthology_for_Beast:_the_Primordial">The Primordial Feast: An Anthology for Beast: the Primordial</text:a> <text:a xlink:href="http://www.drivethrufiction.com/product/178807?affiliate_id=13&amp;src=WWWiki"> </text:a>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BTP">BTP</text:a>: Beast: The Primordial Wallpaper <text:a xlink:href="http://www.drivethrurpg.com/product/16248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BTP">BTP</text:a>: <text:a xlink:href="https://whitewolf.fandom.com/wiki/Ready_Made_Characters:_The_Bloodstained_Brood">Ready Made Characters: The Bloodstained Brood</text:a> <text:a xlink:href="http://www.drivethrurpg.com/product/192937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BTP">BTP</text:a>: <text:a xlink:href="https://whitewolf.fandom.com/wiki/Night_Horrors:_Conquering_Heroes">Night Horrors: Conquering Heroes</text:a> <text:a xlink:href="http://www.drivethrurpg.com/product/202615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BTP">BTP</text:a>: <text:a xlink:href="https://whitewolf.fandom.com/wiki/Building_a_Legend">Building a Legend</text:a> <text:a xlink:href="http://www.drivethrurpg.com/product/21225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BTP">BTP</text:a>: <text:a xlink:href="https://whitewolf.fandom.com/wiki/Beast_Player%27s_Guide">Beast Player's Guide</text:a> <text:a xlink:href="http://www.drivethrurpg.com/product/236135?affiliate_id=13&amp;src=WWWiki"> </text:a> 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BTP">BTP</text:a>: Beast Condition Cards <text:a xlink:href="http://www.drivethrucards.com/product/198773?affiliate_id=13&amp;src=WWWiki"> </text:a> <text:a xlink:href="https://whitewolf.fandom.com/wiki/Now_in_Print"> </text:a> </text:p>
          </table:table-cell>
        </table:table-row>
        <table:table-row table:style-name="ro3" table:number-rows-repeated="2">
          <table:table-cell/>
          <table:table-cell table:style-name="ce3"/>
        </table:table-row>
        <table:table-row table:style-name="ro4">
          <table:table-cell/>
          <table:table-cell table:style-name="ce4"/>
        </table:table-row>
        <table:table-row table:style-name="ro1">
          <table:table-cell table:number-columns-repeated="2"/>
        </table:table-row>
        <table:table-row table:style-name="ro4" table:number-rows-repeated="4">
          <table:table-cell/>
          <table:table-cell table:style-name="ce4"/>
        </table:table-row>
        <table:table-row table:style-name="ro4">
          <table:table-cell/>
          <table:table-cell table:style-name="ce4"/>
        </table:table-row>
      </table:table>
      <table:table table:name="dtr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deviant the renegate</text:p>
          </table:table-cell>
        </table:table-row>
      </table:table>
      <table:table table:name="GTSE" table:style-name="ta1" table:print="false">
        <table:table-column table:style-name="co1" table:default-cell-style-name="Default"/>
        <table:table-column table:style-name="co30" table:default-cell-style-name="ce5"/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https://whitewolf.fandom.com/wiki/Geist:_The_Sin-Eaters_books</text:p>
          </table:table-cell>
        </table:table-row>
        <table:table-row table:style-name="ro1" table:number-rows-repeated="3">
          <table:table-cell/>
          <table:table-cell table:style-name="Default"/>
        </table:table-row>
        <table:table-row table:style-name="ro1">
          <table:table-cell/>
          <table:table-cell table:style-name="ce2" office:value-type="string">
            <text:p><text:a xlink:href="https://whitewolf.fandom.com/wiki/CTL">CTL</text:a>/<text:a xlink:href="https://whitewolf.fandom.com/wiki/GTSE">GTSE</text:a>: <text:a xlink:href="https://whitewolf.fandom.com/wiki/Dark_Eras:_Three_Kingdoms_of_Darkness">Dark Eras: Three Kingdoms of Darkness</text:a> <text:a xlink:href="http://www.drivethrurpg.com/product/211949?affiliate_id=13&amp;src=WWWiki"> </text:a>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GTS">GTS</text:a>: <text:a xlink:href="https://whitewolf.fandom.com/wiki/Dark_Eras:_God%27s_Own_Country">Dark Eras: God's Own Country</text:a> <text:a xlink:href="http://www.drivethrurpg.com/product/218455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GTS">GTS</text:a>: <text:a xlink:href="https://whitewolf.fandom.com/wiki/Dem_Bones">Dem Bones</text:a> <text:a xlink:href="http://www.drivethrurpg.com/product/63728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GTS">GTS</text:a>: <text:a xlink:href="https://whitewolf.fandom.com/wiki/Geist:_The_Sin-Eaters_Quickstart">Geist: The Sin-Eaters Quickstart</text:a> <text:a xlink:href="http://www.drivethrurpg.com/product/63060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GTS">GTS</text:a>: <text:a xlink:href="https://whitewolf.fandom.com/wiki/Geist:_The_Sin-Eaters_Rulebook">Geist: The Sin-Eaters Rulebook</text:a> <text:a xlink:href="http://www.drivethrurpg.com/product/64033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GTS">GTS</text:a>: <text:a xlink:href="https://whitewolf.fandom.com/wiki/Ready-Made_Player_Characters:_The_Crossroads_Drifters">Ready-Made Player Characters: The Crossroads Drifters</text:a> <text:a xlink:href="http://www.drivethrurpg.com/product/139640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GTS">GTS</text:a>: <text:a xlink:href="https://whitewolf.fandom.com/wiki/The_House_Always_Wins">The House Always Wins</text:a> <text:a xlink:href="http://www.drivethrurpg.com/product/63870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GTS">GTS</text:a>: <text:a xlink:href="https://whitewolf.fandom.com/wiki/Through_the_Ebon_Gate">Through the Ebon Gate</text:a> <text:a xlink:href="http://www.drivethrurpg.com/product/70121?affiliate_id=13&amp;src=WWWiki"> </text:a>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GTSE">GTSE</text:a>/<text:a xlink:href="https://whitewolf.fandom.com/wiki/WTF">WTF</text:a>: <text:a xlink:href="https://whitewolf.fandom.com/wiki/Dark_Eras:_The_Wolf_and_the_Raven">Dark Eras: The Wolf and the Raven</text:a> <text:a xlink:href="http://www.drivethrurpg.com/product/210621?affiliate_id=13&amp;src=WWWiki"> </text:a> </text:p>
          </table:table-cell>
        </table:table-row>
        <table:table-row table:style-name="ro1">
          <table:table-cell/>
          <table:table-cell table:style-name="Default"/>
        </table:table-row>
        <table:table-row table:style-name="ro3" table:number-rows-repeated="2">
          <table:table-cell/>
          <table:table-cell table:style-name="ce3"/>
        </table:table-row>
        <table:table-row table:style-name="ro4" table:number-rows-repeated="2">
          <table:table-cell/>
          <table:table-cell table:style-name="ce4"/>
        </table:table-row>
        <table:table-row table:style-name="ro1">
          <table:table-cell table:number-columns-repeated="2"/>
        </table:table-row>
        <table:table-row table:style-name="ro4" table:number-rows-repeated="2">
          <table:table-cell/>
          <table:table-cell table:style-name="ce4"/>
        </table:table-row>
        <table:table-row table:style-name="ro1">
          <table:table-cell table:number-columns-repeated="2"/>
        </table:table-row>
        <table:table-row table:style-name="ro4">
          <table:table-cell/>
          <table:table-cell table:style-name="ce4"/>
        </table:table-row>
      </table:table>
      <table:table table:name="WTWW" table:style-name="ta6" table:print="false">
        <table:table-column table:style-name="co1" table:default-cell-style-name="Default"/>
        <table:table-column table:style-name="co31" table:default-cell-style-name="ce2"/>
        <table:table-row table:style-name="ro1" table:number-rows-repeated="3"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https://whitewolf.fandom.com/wiki/Werewolf:_The_Wild_West_books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office:value-type="string">
            <text:p><text:a xlink:href="https://whitewolf.fandom.com/wiki/WTWW">WTWW</text:a>: <text:a xlink:href="https://whitewolf.fandom.com/wiki/Frontier_Secrets">Frontier Secrets</text:a> <text:a xlink:href="http://www.drivethrurpg.com/product/2380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WW">WTWW</text:a>: <text:a xlink:href="https://whitewolf.fandom.com/wiki/Ghost_Towns">Ghost Towns</text:a> <text:a xlink:href="http://www.drivethrurpg.com/product/61585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WW">WTWW</text:a>: <text:a xlink:href="https://whitewolf.fandom.com/wiki/Tales_from_the_Trails:_Mexico">Tales from the Trails: Mexico</text:a> <text:a xlink:href="http://www.drivethrurpg.com/product/61586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WW">WTWW</text:a>: <text:a xlink:href="https://whitewolf.fandom.com/wiki/The_Wild_West_Companion">The Wild West Companion</text:a> <text:a xlink:href="http://www.drivethrurpg.com/product/61587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WW">WTWW</text:a>: Under a Harrowed Moon 1: Strange Bedfellows <text:a xlink:href="http://www.drivethrufiction.com/product/1182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WW">WTWW</text:a>: Under a Harrowed Moon 2: Savage Passage <text:a xlink:href="http://www.drivethrufiction.com/product/1183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WW">WTWW</text:a>: Under a Harrowed Moon 3: Ground Zero <text:a xlink:href="http://www.drivethrufiction.com/product/1184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WW">WTWW</text:a>: <text:a xlink:href="https://whitewolf.fandom.com/wiki/Werewolf_20th_Anniversary_Wyld_West_Expansion_Pack">Werewolf 20th Anniversary Wyld West Expansion Pack</text:a> <text:a xlink:href="http://www.drivethrurpg.com/product/130128?affiliate_id=13&amp;src=WWWiki"> </text:a> <text:a xlink:href="https://whitewolf.fandom.com/wiki/Now_in_Print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WTWW">WTWW</text:a>: <text:a xlink:href="https://whitewolf.fandom.com/wiki/Werewolf:_The_Wild_West_Rulebook">Werewolf: The Wild West Rulebook</text:a> <text:a xlink:href="http://www.drivethrurpg.com/product/61588?affiliate_id=13&amp;src=WWWiki"> </text:a> <text:a xlink:href="https://whitewolf.fandom.com/wiki/Now_in_Print"> </text:a> </text:p>
          </table:table-cell>
        </table:table-row>
        <table:table-row table:style-name="ro3" table:number-rows-repeated="3">
          <table:table-cell/>
          <table:table-cell table:style-name="ce3"/>
        </table:table-row>
        <table:table-row table:style-name="ro3">
          <table:table-cell/>
          <table:table-cell table:style-name="ce3"/>
        </table:table-row>
      </table:table>
      <table:table table:name="WTF" table:style-name="ta6" table:print="false">
        <table:table-column table:style-name="co1" table:default-cell-style-name="Default"/>
        <table:table-column table:style-name="co32" table:default-cell-style-name="ce5"/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https://whitewolf.fandom.com/wiki/Werewolf:_The_Forsaken_books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2">
          <table:table-cell/>
          <table:table-cell table:style-name="ce1" office:value-type="string">
            <text:p>First Edition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/<text:a xlink:href="https://whitewolf.fandom.com/wiki/WTF">WTF</text:a>: <text:a xlink:href="https://whitewolf.fandom.com/wiki/Werewolf_Translation_Guide">Werewolf Translation Guide</text:a> <text:a xlink:href="http://www.drivethrurpg.com/product/100710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F">WTF</text:a>: <text:a xlink:href="https://whitewolf.fandom.com/wiki/Blasphemies">Blasphemies</text:a> <text:a xlink:href="http://www.drivethrurpg.com/product/3418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WTF">WTF</text:a>: <text:a xlink:href="https://whitewolf.fandom.com/wiki/Blood_of_the_Wolf">Blood of the Wolf</text:a> <text:a xlink:href="http://www.drivethrurpg.com/product/2753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F">WTF</text:a>: <text:a xlink:href="https://whitewolf.fandom.com/wiki/Coyote_Falls">Coyote Falls</text:a> <text:a xlink:href="http://www.drivethrurpg.com/product/84152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F">WTF</text:a>: <text:a xlink:href="https://whitewolf.fandom.com/wiki/Forsaken_Chronicler%27s_Guide">Forsaken Chronicler's Guide</text:a> <text:a xlink:href="http://www.drivethrurpg.com/product/92398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F">WTF</text:a>: <text:a xlink:href="https://whitewolf.fandom.com/wiki/Forsaken_Chronicler%27s_Guide">Forsaken Chronicler's Guide, Part 1: To Isolate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F">WTF</text:a>: <text:a xlink:href="https://whitewolf.fandom.com/wiki/Forsaken_Chronicler%27s_Guide">Forsaken Chronicler's Guide, Part 2: To Rebuild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F">WTF</text:a>: <text:a xlink:href="https://whitewolf.fandom.com/wiki/Forsaken_Chronicler%27s_Guide">Forsaken Chronicler's Guide, Part 3: To Transform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F">WTF</text:a>: <text:a xlink:href="https://whitewolf.fandom.com/wiki/Forsaken_Chronicler%27s_Guide">Forsaken Chronicler's Guide, Part 4: To Rip Asunder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F">WTF</text:a>: <text:a xlink:href="https://whitewolf.fandom.com/wiki/Hunting_Ground:_The_Rockies">Hunting Ground: The Rockies</text:a> <text:a xlink:href="http://www.drivethrurpg.com/product/204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F">WTF</text:a>: <text:a xlink:href="https://whitewolf.fandom.com/wiki/Lodges:_The_Faithful">Lodges: The Faithful</text:a> <text:a xlink:href="http://www.drivethrurpg.com/product/307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F">WTF</text:a>: <text:a xlink:href="https://whitewolf.fandom.com/wiki/Lodges:_The_Splintered">Lodges: The Splintered</text:a> <text:a xlink:href="http://www.drivethrurpg.com/product/15819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F">WTF</text:a>: <text:a xlink:href="https://whitewolf.fandom.com/wiki/Lore_of_the_Forsaken">Lore of the Forsaken</text:a> <text:a xlink:href="http://www.drivethrurpg.com/product/2733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F">WTF</text:a>: <text:a xlink:href="https://whitewolf.fandom.com/wiki/Night_Horrors:_Wolfsbane">Night Horrors: Wolfsbane</text:a> <text:a xlink:href="http://www.drivethrurpg.com/product/64270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F">WTF</text:a>: <text:a xlink:href="https://whitewolf.fandom.com/wiki/Parlor_Games">Parlor Games</text:a> <text:a xlink:href="http://www.drivethrurpg.com/product/24519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F">WTF</text:a>: <text:a xlink:href="https://whitewolf.fandom.com/wiki/Predators">Predators</text:a> <text:a xlink:href="http://www.drivethrurpg.com/product/240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F">WTF</text:a>: <text:a xlink:href="https://whitewolf.fandom.com/wiki/Ready-Made_Player_Characters:_Calm_Before_the_Storm">Ready-Made Player Characters: Calm Before the Storm</text:a> <text:a xlink:href="http://www.drivethrurpg.com/product/63514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F">WTF</text:a>: <text:a xlink:href="https://whitewolf.fandom.com/wiki/Signs_of_the_Moon">Signs of the Moon</text:a> <text:a xlink:href="http://www.drivethrurpg.com/product/83260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F">WTF</text:a>: <text:a xlink:href="https://whitewolf.fandom.com/wiki/Starter_Kit:_Werewolf:_The_Forsaken">Starter Kit: Werewolf: The Forsaken</text:a> <text:a xlink:href="http://www.drivethrurpg.com/product/78540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F">WTF</text:a>: <text:a xlink:href="https://whitewolf.fandom.com/wiki/Territories">Territories</text:a> <text:a xlink:href="http://www.drivethrurpg.com/product/3771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F">WTF</text:a>: <text:a xlink:href="https://whitewolf.fandom.com/wiki/The_Pure">The Pure</text:a> <text:a xlink:href="http://www.drivethrurpg.com/product/23681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F">WTF</text:a>: <text:a xlink:href="https://whitewolf.fandom.com/wiki/The_Rage:_Forsaken_Player%27s_Guide">The Rage: Forsaken Player's Guide</text:a> <text:a xlink:href="http://www.drivethrurpg.com/product/24683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F">WTF</text:a>: <text:a xlink:href="https://whitewolf.fandom.com/wiki/The_War_Against_the_Pure">The War Against the Pure</text:a> <text:a xlink:href="http://www.drivethrurpg.com/product/2570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F">WTF</text:a>: <text:a xlink:href="https://whitewolf.fandom.com/wiki/Tribes_of_the_Moon_(book)">Tribes of the Moon (book)</text:a> <text:a xlink:href="http://www.drivethrurpg.com/product/55598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WTF">WTF</text:a>: <text:a xlink:href="https://whitewolf.fandom.com/wiki/Werewolf:_The_Forsaken_Character_Sheet_Pad">Werewolf: The Forsaken Character Sheet Pad</text:a> <text:a xlink:href="http://www.drivethrurpg.com/product/2937?affiliate_id=13&amp;src=WWWiki"> </text:a>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WTF">WTF</text:a>: Werewolf: The Forsaken Dice </text:p>
          </table:table-cell>
        </table:table-row>
        <table:table-row table:style-name="ro1">
          <table:table-cell/>
          <table:table-cell office:value-type="string">
            <text:p><text:a xlink:href="https://whitewolf.fandom.com/wiki/WTF">WTF</text:a>: Werewolf: The Forsaken Mousepad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WTF">WTF</text:a>: <text:a xlink:href="https://whitewolf.fandom.com/wiki/Werewolf:_The_Forsaken_Rulebook">Werewolf: The Forsaken Rulebook</text:a> <text:a xlink:href="http://www.drivethrurpg.com/product/1716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WTF">WTF</text:a>: Werewolf: The Forsaken T-Shirt L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WTF">WTF</text:a>: Werewolf: The Forsaken T-Shirt XL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WTF">WTF</text:a>: Werewolf: The Forsaken T-Shirt XXL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WTF">WTF</text:a>: WTF: T-Shirt L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WTF">WTF</text:a>: WTF: T-Shirt XL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WTF">WTF</text:a>: WTF: T-Shirt XXL </text:p>
          </table:table-cell>
        </table:table-row>
        <table:table-row table:style-name="ro1">
          <table:table-cell table:number-columns-repeated="2"/>
        </table:table-row>
        <table:table-row table:style-name="ro3" table:number-rows-repeated="2">
          <table:table-cell/>
          <table:table-cell table:style-name="ce3"/>
        </table:table-row>
        <table:table-row table:style-name="ro4">
          <table:table-cell/>
          <table:table-cell table:style-name="ce4"/>
        </table:table-row>
        <table:table-row table:style-name="ro1">
          <table:table-cell/>
          <table:table-cell table:style-name="ce14"/>
        </table:table-row>
        <table:table-row table:style-name="ro2">
          <table:table-cell/>
          <table:table-cell table:style-name="ce1" office:value-type="string">
            <text:p>Second Edition </text:p>
          </table:table-cell>
        </table:table-row>
        <table:table-row table:style-name="ro1">
          <table:table-cell/>
          <table:table-cell office:value-type="string">
            <text:p><text:a xlink:href="https://whitewolf.fandom.com/wiki/WTF">WTF</text:a>: <text:a xlink:href="https://whitewolf.fandom.com/wiki/Dark_Eras:_The_Bowery_Dogs">Dark Eras: The Bowery Dogs</text:a> <text:a xlink:href="http://www.drivethrurpg.com/product/203762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GTSE">GTSE</text:a>/<text:a xlink:href="https://whitewolf.fandom.com/wiki/WTF">WTF</text:a>: <text:a xlink:href="https://whitewolf.fandom.com/wiki/Dark_Eras:_The_Wolf_and_the_Raven">Dark Eras: The Wolf and the Raven</text:a> <text:a xlink:href="http://www.drivethrurpg.com/product/210621?affiliate_id=13&amp;src=WWWiki"> </text:a>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WTF">WTF</text:a>: Howls in the Night Poster <text:a xlink:href="http://www.drivethrurpg.com/product/148513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F">WTF</text:a>: Hunting Ground: The Rockies Poster <text:a xlink:href="http://www.drivethrurpg.com/product/140468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table:style-name="ce2" office:value-type="string">
            <text:p><text:a xlink:href="https://whitewolf.fandom.com/wiki/WTF">WTF</text:a>: Hunting Grounds Poster <text:a xlink:href="http://www.drivethrurpg.com/product/148514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F">WTF</text:a>: <text:a xlink:href="https://whitewolf.fandom.com/wiki/The_Idigam_Chronicle_Anthology">The Idigam Chronicle Anthology</text:a> <text:a xlink:href="http://www.drivethrufiction.com/product/138981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F">WTF</text:a>: <text:a xlink:href="https://whitewolf.fandom.com/wiki/The_Pack">The Pack</text:a> <text:a xlink:href="http://www.drivethrurpg.com/product/181760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F">WTF</text:a>: <text:a xlink:href="https://whitewolf.fandom.com/wiki/Werewolf:_The_Forsaken_Second_Edition">Werewolf: The Forsaken Second Edition</text:a> <text:a xlink:href="http://www.drivethrurpg.com/product/145541?affiliate_id=13&amp;src=WWWiki"> </text:a> <text:a xlink:href="https://whitewolf.fandom.com/wiki/Now_in_Print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F">WTF</text:a>/<text:a xlink:href="https://whitewolf.fandom.com/wiki/MTAw">MTAw</text:a>: <text:a xlink:href="https://whitewolf.fandom.com/wiki/Dark_Eras:_The_Sundered_World">Dark Eras: The Sundered World</text:a> <text:a xlink:href="http://www.drivethrurpg.com/product/202272?affiliate_id=13&amp;src=WWWiki"> </text:a> <text:a xlink:href="https://whitewolf.fandom.com/wiki/Now_in_Print"> </text:a> </text:p>
          </table:table-cell>
        </table:table-row>
        <table:table-row table:style-name="ro3" table:number-rows-repeated="4">
          <table:table-cell/>
          <table:table-cell table:style-name="ce3"/>
        </table:table-row>
        <table:table-row table:style-name="ro4" table:number-rows-repeated="5">
          <table:table-cell/>
          <table:table-cell table:style-name="ce4"/>
        </table:table-row>
        <table:table-row table:style-name="ro1">
          <table:table-cell table:number-columns-repeated="2"/>
        </table:table-row>
        <table:table-row table:style-name="ro4" table:number-rows-repeated="2">
          <table:table-cell/>
          <table:table-cell table:style-name="ce4"/>
        </table:table-row>
        <table:table-row table:style-name="ro4">
          <table:table-cell/>
          <table:table-cell table:style-name="ce4"/>
        </table:table-row>
      </table:table>
      <table:table table:name="WTA" table:style-name="ta6" table:print="false">
        <table:table-column table:style-name="co1" table:default-cell-style-name="Default"/>
        <table:table-column table:style-name="co33" table:default-cell-style-name="ce2"/>
        <table:table-row table:style-name="ro1" table:number-rows-repeated="4"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https://whitewolf.fandom.com/wiki/Werewolf:_The_Apocalypse_books</text:p>
          </table:table-cell>
        </table:table-row>
        <table:table-row table:style-name="ro1" table:number-rows-repeated="4">
          <table:table-cell/>
          <table:table-cell table:style-name="Default"/>
        </table:table-row>
        <table:table-row table:style-name="ro3">
          <table:table-cell/>
          <table:table-cell table:style-name="ce3" office:value-type="string">
            <text:p>First Edition <text:a xlink:href="https://whitewolf.fandom.com/wiki/Werewolf:_The_Apocalypse_books?action=edit&amp;section=1">Edit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VTM">VTM</text:a>/<text:a xlink:href="https://whitewolf.fandom.com/wiki/WTA">WTA</text:a>: <text:a xlink:href="https://whitewolf.fandom.com/wiki/Under_a_Blood_Red_Moon">Under a Blood Red Moon</text:a> <text:a xlink:href="http://www.drivethrurpg.com/product/3433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Book_of_the_Wyrm">Book of the Wyrm</text:a> <text:a xlink:href="http://www.drivethrurpg.com/product/2386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Caerns:_Places_of_Power">Caerns: Places of Power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Dark_Alliance:_Vancouver">Dark Alliance: Vancouver</text:a> <text:a xlink:href="http://www.drivethrurpg.com/product/62251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Rage_Across_New_York">Rage Across New York</text:a> <text:a xlink:href="http://www.drivethrurpg.com/product/3750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Rage_Across_Russia">Rage Across Russia</text:a> <text:a xlink:href="http://www.drivethrurpg.com/product/61497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Rage_Across_The_Amazon">Rage Across The Amazon</text:a> <text:a xlink:href="http://www.drivethrurpg.com/product/61499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Rite_of_Passage_(book)">Rite of Passage</text:a> <text:a xlink:href="http://www.drivethrurpg.com/product/251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Umbra:_The_Velvet_Shadow">Umbra: The Velvet Shadow</text:a> <text:a xlink:href="http://www.drivethrurpg.com/product/61534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Valkenburg_Foundation_(book)">Valkenburg Foundation</text:a> <text:a xlink:href="http://www.drivethrurpg.com/product/3367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Ways_of_the_Wolf">Ways of the Wolf</text:a> <text:a xlink:href="http://www.drivethrurpg.com/product/2385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Werewolf_Players_Guide">Werewolf Players Guide</text:a> <text:a xlink:href="http://www.drivethrurpg.com/product/3751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Werewolf Storyteller's Screen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Werewolf:_The_Apocalypse_Rulebook">Werewolf: The Apocalypse Rulebook</text:a> </text:p>
          </table:table-cell>
        </table:table-row>
        <table:table-row table:style-name="ro4" table:number-rows-repeated="2">
          <table:table-cell/>
          <table:table-cell table:style-name="ce4"/>
        </table:table-row>
        <table:table-row table:style-name="ro1">
          <table:table-cell/>
          <table:table-cell table:style-name="ce14"/>
        </table:table-row>
        <table:table-row table:style-name="ro3">
          <table:table-cell/>
          <table:table-cell table:style-name="ce3" office:value-type="string">
            <text:p>Second Edition <text:a xlink:href="https://whitewolf.fandom.com/wiki/Werewolf:_The_Apocalypse_books?action=edit&amp;section=4">Edit</text:a>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TA">WTA</text:a>: <text:a xlink:href="https://whitewolf.fandom.com/wiki/Bone_Gnawers_Tribebook">Bone Gnawers Tribebook</text:a> <text:a xlink:href="http://www.drivethrurpg.com/product/2387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TA">WTA</text:a>: <text:a xlink:href="https://whitewolf.fandom.com/wiki/Book_of_the_Weaver">Book of the Weaver</text:a> <text:a xlink:href="http://www.drivethrurpg.com/product/2452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TA">WTA</text:a>: <text:a xlink:href="https://whitewolf.fandom.com/wiki/Project_Twilight">Project Twilight</text:a> <text:a xlink:href="http://www.drivethrurpg.com/product/235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TA">WTA</text:a>: <text:a xlink:href="https://whitewolf.fandom.com/wiki/A_World_of_Rage">A World of Rage</text:a> <text:a xlink:href="http://www.drivethrurpg.com/product/2446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TA">WTA</text:a>: <text:a xlink:href="https://whitewolf.fandom.com/wiki/The_Silver_Crown">The Silver Crown</text:a> <text:a xlink:href="http://www.drivethrurpg.com/product/164630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TA">WTA</text:a>: <text:a xlink:href="https://whitewolf.fandom.com/wiki/Get_of_Fenris_Tribebook">Get of Fenris Tribebook</text:a> <text:a xlink:href="http://www.drivethrurpg.com/product/2384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TA">WTA</text:a>: <text:a xlink:href="https://whitewolf.fandom.com/wiki/Werewolf_Storytellers_Handbook">Werewolf Storytellers Handbook</text:a> <text:a xlink:href="http://www.drivethrurpg.com/product/61473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TA">WTA</text:a>: <text:a xlink:href="https://whitewolf.fandom.com/wiki/Rage_Across_Australia">Rage Across Australia</text:a> <text:a xlink:href="http://www.drivethrurpg.com/product/61496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TA">WTA</text:a>: <text:a xlink:href="https://whitewolf.fandom.com/wiki/Croatan_Song">Croatan Song</text:a> <text:a xlink:href="http://www.drivethrurpg.com/product/2448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TA">WTA</text:a>: <text:a xlink:href="https://whitewolf.fandom.com/wiki/Grand_Klaive">Grand Klaive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TA">WTA</text:a>: <text:a xlink:href="https://whitewolf.fandom.com/wiki/Glass_Walkers_Tribebook">Glass Walkers Tribebook</text:a> <text:a xlink:href="http://www.drivethrurpg.com/product/317?affiliate_id=13&amp;src=WWWiki"> </text:a> </text:p>
          </table:table-cell>
        </table:table-row>
        <table:table-row table:style-name="ro5">
          <table:table-cell/>
          <table:table-cell office:value-type="string">
            <text:p><text:a xlink:href="https://whitewolf.fandom.com/wiki/MET">MET</text:a>: <text:a xlink:href="https://whitewolf.fandom.com/wiki/Laws_of_the_Wild:_Apocalypse_Second_Edition">Laws of the Wild: Apocalypse Second Edition</text:a> <text:a xlink:href="http://www.drivethrurpg.com/product/62214?affiliate_id=13&amp;src=WWWiki"> </text:a> (see also: <text:a xlink:href="https://whitewolf.fandom.com/wiki/Classic_Mind%27s_Eye_Theatre_books">Classic Mind's Eye Theatre books</text:a>)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TA">WTA</text:a>: Werewolf: The Apocalypse Revised Promo </text:p>
          </table:table-cell>
        </table:table-row>
        <table:table-row table:style-name="ro1">
          <table:table-cell/>
          <table:table-cell office:value-type="string">
            <text:p><text:a xlink:href="https://whitewolf.fandom.com/wiki/Rage_CCG">Rage CCG</text:a>: <text:a xlink:href="https://whitewolf.fandom.com/wiki/Savage_Attack:_A_Players_Guide_to_Rage">Savage Attack: A Players Guide to Rage</text:a> <text:a xlink:href="http://www.drivethrurpg.com/product/96823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Rage_CCG">Rage CCG</text:a>: <text:a xlink:href="https://whitewolf.fandom.com/wiki/With_Fang_and_Claw:_The_Rage_Strategy_Guide">With Fang and Claw: The Rage Strategy Guide</text:a> <text:a xlink:href="http://www.drivethrurpg.com/product/102727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Ananasi_(book)">Ananasi</text:a> <text:a xlink:href="http://www.drivethrurpg.com/product/12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Axis_Mundi:_The_Book_of_Spirits">Axis Mundi: The Book of Spirits</text:a> <text:a xlink:href="http://www.drivethrurpg.com/product/28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Bastet_(book)">Bastet</text:a> <text:a xlink:href="http://www.drivethrurpg.com/product/30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Black_Furies_Tribebook">Black Furies Tribebook</text:a> <text:a xlink:href="http://www.drivethrurpg.com/product/2388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Book_of_the_Wyrm_Second_Edition">Book of the Wyrm Second Edition</text:a> <text:a xlink:href="http://www.drivethrurpg.com/product/2390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Children_of_Gaia_Tribebook">Children of Gaia Tribebook</text:a> <text:a xlink:href="http://www.drivethrurpg.com/product/444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Chronicle_of_the_Black_Labyrinth">Chronicle of the Black Labyrinth</text:a> <text:a xlink:href="http://www.drivethrurpg.com/product/3400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Corax_(book)">Corax</text:a> <text:a xlink:href="http://www.drivethrurpg.com/product/96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Fianna_Tribebook">Fianna Tribebook</text:a> <text:a xlink:href="http://www.drivethrurpg.com/product/2383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Freak_Legion:_A_Players_Guide_to_Fomori">Freak Legion: A Players Guide to Fomori</text:a> <text:a xlink:href="http://www.drivethrurpg.com/product/2382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Guardians_of_the_Caerns">Guardians of the Caerns</text:a> <text:a xlink:href="http://www.drivethrurpg.com/product/2456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Gurahl_(book)">Gurahl</text:a> <text:a xlink:href="http://www.drivethrurpg.com/product/146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Hengeyokai:_Shapeshifters_of_the_East">Hengeyokai: Shapeshifters of the East</text:a> <text:a xlink:href="http://www.drivethrurpg.com/product/153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Kinfolk:_Unsung_Heroes">Kinfolk: Unsung Heroes</text:a> <text:a xlink:href="http://www.drivethrurpg.com/product/171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Litany of the Tribes Volume 1 <text:a xlink:href="http://www.drivethrurpg.com/product/62213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Litany of the Tribes Volume 2 <text:a xlink:href="http://www.drivethrurpg.com/product/61555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Litany of the Tribes Volume 3 <text:a xlink:href="http://www.drivethrurpg.com/product/61556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Litany of the Tribes Volume 4 <text:a xlink:href="http://www.drivethrurpg.com/product/61557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Mokolé_(book)">Mokolé</text:a> <text:a xlink:href="http://www.drivethrurpg.com/product/214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Monkeywrench!_Pentex">Monkeywrench! Pentex</text:a> <text:a xlink:href="http://www.drivethrurpg.com/product/61493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Nuwisha_(book)">Nuwisha</text:a> <text:a xlink:href="http://www.drivethrurpg.com/product/223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Rage_Across_Appalachia">Rage Across Appalachia</text:a> <text:a xlink:href="http://www.drivethrurpg.com/product/61500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Rage_Across_the_Heavens">Rage Across the Heavens</text:a> <text:a xlink:href="http://www.drivethrurpg.com/product/2389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Rage Across the World Vol. 2 <text:a xlink:href="http://www.drivethrurpg.com/product/239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Rage_Across_the_World_Vol._3">Rage Across the World Vol. 3</text:a> <text:a xlink:href="http://www.drivethrurpg.com/product/240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Rage_Across_the_World_Volume_1">Rage Across the World Volume 1</text:a> <text:a xlink:href="http://www.drivethrurpg.com/product/238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Rage:_Warriors_of_the_Apocalypse">Rage: Warriors of the Apocalypse</text:a> <text:a xlink:href="http://www.drivethrurpg.com/product/3368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Ratkin_(book)">Ratkin</text:a> <text:a xlink:href="http://www.drivethrurpg.com/product/241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Red Talons Necklace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Red_Talons_Tribebook">Red Talons Tribebook</text:a> <text:a xlink:href="http://www.drivethrurpg.com/product/318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Shadow Lords Necklace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Shadow_Lords_Tribebook">Shadow Lords Tribebook</text:a> <text:a xlink:href="http://www.drivethrurpg.com/product/319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Silent Striders Necklace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Silent_Striders_Tribebook">Silent Striders Tribebook</text:a> <text:a xlink:href="http://www.drivethrurpg.com/product/320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Silver Fang Necklace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Silver_Fangs_Tribebook">Silver Fangs Tribebook</text:a> <text:a xlink:href="http://www.drivethrurpg.com/product/321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Stargazers Necklace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Stargazers_Tribebook">Stargazers Tribebook</text:a> <text:a xlink:href="http://www.drivethrurpg.com/product/322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Subsidiaries:_A_Guide_to_Pentex">Subsidiaries: A Guide to Pentex</text:a> <text:a xlink:href="http://www.drivethrurpg.com/product/2447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The_Silver_Record">The Silver Record</text:a> <text:a xlink:href="http://www.drivethrurpg.com/product/260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Uktena Necklace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Uktena_Tribebook">Uktena Tribebook</text:a> <text:a xlink:href="http://www.drivethrurpg.com/product/323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Wendigo Necklace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Wendigo_Tribebook">Wendigo Tribebook</text:a> <text:a xlink:href="http://www.drivethrurpg.com/product/324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Werewolf_Chronicles_Vol._1">Werewolf Chronicles Vol. 1</text:a> <text:a xlink:href="http://www.drivethrurpg.com/product/61471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Werewolf_Chronicles_Volume_2">Werewolf Chronicles Volume 2</text:a> <text:a xlink:href="http://www.drivethrurpg.com/product/61495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Werewolf Klaive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Werewolf_Players_Guide_Second_Edition">Werewolf Players Guide Second Edition</text:a> <text:a xlink:href="http://www.drivethrurpg.com/product/61535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Werewolf_Storytellers_Screen_Second_Edition">Werewolf Storytellers Screen Second Edition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Werewolf:_The_Apocalypse_Second_Edition">Werewolf: The Apocalypse Second Edition</text:a> <text:a xlink:href="http://www.drivethrurpg.com/product/61554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When_Will_You_Rage%3F">When Will You Rage?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Who%27s_Who_Among_Werewolves:_Garou_Saga">Who's Who Among Werewolves: Garou Saga</text:a> <text:a xlink:href="http://www.drivethrurpg.com/product/3195?affiliate_id=13&amp;src=WWWiki"> </text:a> </text:p>
          </table:table-cell>
        </table:table-row>
        <table:table-row table:style-name="ro4" table:number-rows-repeated="2">
          <table:table-cell/>
          <table:table-cell table:style-name="ce4"/>
        </table:table-row>
        <table:table-row table:style-name="ro1" table:number-rows-repeated="2">
          <table:table-cell/>
          <table:table-cell table:style-name="ce14"/>
        </table:table-row>
        <table:table-row table:style-name="ro3">
          <table:table-cell/>
          <table:table-cell table:style-name="ce3" office:value-type="string">
            <text:p>Revised Edition <text:a xlink:href="https://whitewolf.fandom.com/wiki/Werewolf:_The_Apocalypse_books?action=edit&amp;section=49">Edit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Nagah_(book)">Nagah</text:a> <text:a xlink:href="http://www.drivethrurpg.com/product/216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MET">cMET</text:a>: <text:a xlink:href="https://whitewolf.fandom.com/wiki/Laws_of_the_Wild_Revised_Edition">Laws of the Wild Revised Edition</text:a> <text:a xlink:href="http://www.drivethrurpg.com/product/2959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CMET">cMET</text:a>: <text:a xlink:href="https://whitewolf.fandom.com/wiki/Laws_of_the_Wild_Revised_Edition_(limited)">Laws of the Wild Revised Edition (limited)</text:a> (see also: <text:a xlink:href="https://whitewolf.fandom.com/wiki/Classic_Mind%27s_Eye_Theatre_books">Classic Mind's Eye Theatre books</text:a>)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TA">WTA</text:a>: <text:a xlink:href="https://whitewolf.fandom.com/wiki/Apocalypse_(book)">Apocalypse</text:a> <text:a xlink:href="http://www.drivethrurpg.com/product/1619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Black Furies Stickers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Black Furies Tattoos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Black Spiral Dancers Stickers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Black Spiral Dancers Tattoos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Bone Gnawers Stickers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Bone Gnawers Tattoos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Book_of_Auspices">Book of Auspices</text:a> <text:a xlink:href="http://www.drivethrurpg.com/product/39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Book_of_the_City">Book of the City</text:a> <text:a xlink:href="http://www.drivethrurpg.com/product/3375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Book_of_the_Wyld">Book of the Wyld</text:a> <text:a xlink:href="http://www.drivethrurpg.com/product/3369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Children of Gaia Stickers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Children of Gaia Tattoos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Fianna Stickers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Fianna Tattoos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Get of Fenris Stickers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Get of Fenris Tattoos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Glass Walkers Stickers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Glass Walkers Tattoos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Hammer_%26_Klaive">Hammer &amp; Klaive</text:a> <text:a xlink:href="http://www.drivethrurpg.com/product/2443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Past_Lives_(book)">Past Lives</text:a> <text:a xlink:href="http://www.drivethrurpg.com/product/3365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Players_Guide_to_Garou">Players Guide to Garou</text:a> <text:a xlink:href="http://www.drivethrurpg.com/product/1531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Players_Guide_to_the_Changing_Breeds">Players Guide to the Changing Breeds</text:a> <text:a xlink:href="http://www.drivethrurpg.com/product/3364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TA">WTA</text:a>: <text:a xlink:href="https://whitewolf.fandom.com/wiki/Possessed_(book)">Possessed</text:a> <text:a xlink:href="http://www.drivethrurpg.com/product/2381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Promo: Tribe Novel Flip Book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Rage_Across_Egypt">Rage Across Egypt</text:a> <text:a xlink:href="http://www.drivethrurpg.com/product/3374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Red Talons Stickers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Red Talons Tattoos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Rokea_(book)">Rokea</text:a> <text:a xlink:href="http://www.drivethrurpg.com/product/257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Shadow Lords Stickers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Shadow Lords Tattoos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Silent Striders Stickers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Silent Striders Tattoos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Silver Fangs Stickers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Silver Fangs Tattoos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Stargazers Stickers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Stargazers Tattoos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The_Art_of_Werewolf:_The_Apocalypse">The Art of Werewolf: The Apocalypse</text:a> <text:a xlink:href="http://www.drivethrurpg.com/product/3373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Time_of_Judgment_2:_The_Last_Battle">Time of Judgment 2: The Last Battle</text:a> <text:a xlink:href="http://www.drivethrufiction.com/product/3652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Tribe_Novels:_Black_Spiral_Dancers_%26_Wendigo">Tribe Novels: Black Spiral Dancers &amp; Wendigo</text:a> <text:a xlink:href="http://www.drivethrufiction.com/product/3338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Tribe_Novels:_Bone_Gnawers_%26_Stargazers">Tribe Novels: Bone Gnawers &amp; Stargazers</text:a> <text:a xlink:href="http://www.drivethrufiction.com/product/3653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Tribe_Novels:_Children_of_Gaia_%26_Uktena">Tribe Novels: Children of Gaia &amp; Uktena</text:a> <text:a xlink:href="http://www.drivethrufiction.com/product/3316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Tribe_Novels:_Red_Talons_%26_Fianna">Tribe Novels: Red Talons &amp; Fianna</text:a> <text:a xlink:href="http://www.drivethrufiction.com/product/3114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Tribe_Novels:_Shadow_Lords_%26_Get_of_Fenris">Tribe Novels: Shadow Lords &amp; Get of Fenris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Tribe_Novels:_Silent_Striders_%26_Black_Furies">Tribe Novels: Silent Striders &amp; Black Furies</text:a> <text:a xlink:href="http://www.drivethrufiction.com/product/3337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Tribe_Novels:_Silver_Fangs_%26_Glass_Walkers">Tribe Novels: Silver Fangs &amp; Glass Walkers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Tribebook:_Black_Furies">Tribebook: Black Furies</text:a> <text:a xlink:href="http://www.drivethrurpg.com/product/61501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Tribebook:_Bone_Gnawers">Tribebook: Bone Gnawers</text:a> <text:a xlink:href="http://www.drivethrurpg.com/product/2445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Tribebook:_Children_of_Gaia">Tribebook: Children of Gaia</text:a> <text:a xlink:href="http://www.drivethrurpg.com/product/2444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Tribebook:_Fianna">Tribebook: Fianna</text:a> <text:a xlink:href="http://www.drivethrurpg.com/product/2515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Tribebook:_Get_of_Fenris">Tribebook: Get of Fenris</text:a> <text:a xlink:href="http://www.drivethrurpg.com/product/2514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Tribebook:_Glass_Walkers">Tribebook: Glass Walkers</text:a> <text:a xlink:href="http://www.drivethrurpg.com/product/2516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Tribebook:_Red_Talons">Tribebook: Red Talons</text:a> <text:a xlink:href="http://www.drivethrurpg.com/product/2442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Tribebook:_Shadow_Lords">Tribebook: Shadow Lords</text:a> <text:a xlink:href="http://www.drivethrurpg.com/product/2469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Tribebook:_Silent_Striders">Tribebook: Silent Striders</text:a> <text:a xlink:href="http://www.drivethrurpg.com/product/2470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Tribebook:_Silver_Fangs">Tribebook: Silver Fangs</text:a> <text:a xlink:href="http://www.drivethrurpg.com/product/2471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Tribebook:_Stargazers">Tribebook: Stargazers</text:a> <text:a xlink:href="http://www.drivethrurpg.com/product/61502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Tribebook:_Uktena">Tribebook: Uktena</text:a> <text:a xlink:href="http://www.drivethrurpg.com/product/2458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Tribebook:_Wendigo">Tribebook: Wendigo</text:a> <text:a xlink:href="http://www.drivethrurpg.com/product/3393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Uktena Stickers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Uktena Tattoos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Umbra_Revised">Umbra Revised</text:a> <text:a xlink:href="http://www.drivethrurpg.com/product/2468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Wendigo Stickers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Wendigo Tattoos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Werewolf Candle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Werewolf Lighter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Werewolf_Storytellers_Companion">Werewolf Storytellers Companion</text:a> <text:a xlink:href="http://www.drivethrurpg.com/product/3371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Werewolf_Storytellers_Handbook_Revised">Werewolf Storytellers Handbook Revised</text:a> <text:a xlink:href="http://www.drivethrurpg.com/product/61536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Werewolf:_The_Apocalypse_Revised_Edition">Werewolf: The Apocalypse Revised Edition</text:a> <text:a xlink:href="http://www.drivethrurpg.com/product/637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Werewolf: The Apocalypse Revised Edition (limited)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Werewolf: The Apocalypse Revised Edition T-Shirt L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Werewolf: The Apocalypse Revised Edition T-Shirt XL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Werewolf: The Apocalypse Revised Edition T-Shirt XXL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Werewolf:_The_Apocalypse_Revised_Quickstart">Werewolf: The Apocalypse Revised Quickstart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: <text:a xlink:href="https://whitewolf.fandom.com/wiki/When_Will_You_Rage_Second_Edition">When Will You Rage Second Edition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TA">WTA</text:a>/<text:a xlink:href="https://whitewolf.fandom.com/wiki/WTF">WTF</text:a>: <text:a xlink:href="https://whitewolf.fandom.com/wiki/Werewolf_Translation_Guide">Werewolf Translation Guide</text:a> <text:a xlink:href="http://www.drivethrurpg.com/product/100710?affiliate_id=13&amp;src=WWWiki"> </text:a> </text:p>
          </table:table-cell>
        </table:table-row>
        <table:table-row table:style-name="ro8">
          <table:table-cell/>
          <table:table-cell table:style-name="ce20"/>
        </table:table-row>
        <table:table-row table:style-name="ro1" table:number-rows-repeated="2">
          <table:table-cell/>
          <table:table-cell table:style-name="ce14"/>
        </table:table-row>
        <table:table-row table:style-name="ro3">
          <table:table-cell/>
          <table:table-cell table:style-name="ce3" office:value-type="string">
            <text:p>20th Anniversary Edition <text:a xlink:href="https://whitewolf.fandom.com/wiki/Werewolf:_The_Apocalypse_books?action=edit&amp;section=88">Edit</text:a>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20">W20</text:a>: <text:a xlink:href="https://whitewolf.fandom.com/wiki/Changing_Ways">Changing Ways</text:a> <text:a xlink:href="http://www.drivethrurpg.com/product/229183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20">W20</text:a>: <text:a xlink:href="https://whitewolf.fandom.com/wiki/Art_of_Changing_Breeds:_A_Visual_Guide_to_Fera">Art of Changing Breeds: A Visual Guide to Fera</text:a> <text:a xlink:href="http://www.drivethrurpg.com/product/149335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20">W20</text:a>: Book of the Wyrm 2nd Edition Poster <text:a xlink:href="http://www.drivethrurpg.com/product/146284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20">W20</text:a>: <text:a xlink:href="https://whitewolf.fandom.com/wiki/Changing_Breeds_(book)">Changing Breeds</text:a> <text:a xlink:href="http://www.drivethrurpg.com/product/121087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20">W20</text:a>: <text:a xlink:href="https://whitewolf.fandom.com/wiki/Kinfolk:_A_Breed_Apart">Kinfolk: A Breed Apart</text:a> <text:a xlink:href="http://www.drivethrurpg.com/product/194952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20">W20</text:a>: <text:a xlink:href="https://whitewolf.fandom.com/wiki/Pentex_Employee_Indoctrination_Manual">Pentex Employee Indoctrination Manual</text:a> <text:a xlink:href="http://www.drivethrurpg.com/product/227498?affiliate_id=13&amp;src=WWWiki"> </text:a></text:p>
          </table:table-cell>
        </table:table-row>
        <table:table-row table:style-name="ro1">
          <table:table-cell/>
          <table:table-cell office:value-type="string">
            <text:p><text:a xlink:href="https://whitewolf.fandom.com/wiki/W20">W20</text:a>: <text:a xlink:href="https://whitewolf.fandom.com/wiki/Rites_of_Renown:_When_Will_You_Rage_II">Rites of Renown: When Will You Rage II</text:a> <text:a xlink:href="http://www.drivethrufiction.com/product/123751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20">W20</text:a>: <text:a xlink:href="https://whitewolf.fandom.com/wiki/Shattered_Dreams">Shattered Dreams</text:a> <text:a xlink:href="http://www.drivethrurpg.com/product/194649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20">W20</text:a>: <text:a xlink:href="https://whitewolf.fandom.com/wiki/Skinner">Skinner</text:a> <text:a xlink:href="http://www.drivethrurpg.com/product/115057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20">W20</text:a>: <text:a xlink:href="https://whitewolf.fandom.com/wiki/Songs_of_the_Sun_and_Moon:_Tales_of_the_Changing_Breeds">Songs of the Sun and Moon: Tales of the Changing Breeds</text:a> <text:a xlink:href="http://www.drivethrufiction.com/product/130126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20">W20</text:a>: <text:a xlink:href="https://whitewolf.fandom.com/wiki/The_Poison_Tree">The Poison Tree</text:a> <text:a xlink:href="http://www.drivethrufiction.com/product/150855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20">W20</text:a>: <text:a xlink:href="https://whitewolf.fandom.com/wiki/The_Song_of_Unmaking">The Song of Unmaking</text:a> <text:a xlink:href="http://www.drivethrufiction.com/product/208366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20">W20</text:a>: <text:a xlink:href="https://whitewolf.fandom.com/wiki/W20_Book_of_the_Wyrm">W20 Book of the Wyrm</text:a> <text:a xlink:href="http://www.drivethrurpg.com/product/138407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20">W20</text:a>: W20 Book of the Wyrm Poster <text:a xlink:href="http://www.drivethrurpg.com/product/146285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20">W20</text:a>: W20 Book of the Wyrm Wallpapers <text:a xlink:href="http://www.drivethrurpg.com/product/137845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20">W20</text:a>: W20 Changing Breeds Wallpaper <text:a xlink:href="http://www.drivethrurpg.com/product/121093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20">W20</text:a>: <text:a xlink:href="https://whitewolf.fandom.com/wiki/W20_Cookbook">W20 Cookbook</text:a> <text:a xlink:href="http://www.drivethrurpg.com/product/124156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20">W20</text:a>: <text:a xlink:href="https://whitewolf.fandom.com/wiki/W20_Rage_Across_the_World">W20 Rage Across the World</text:a> <text:a xlink:href="http://www.drivethrurpg.com/product/124116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20">W20</text:a>: W20 Starter Kit <text:a xlink:href="http://www.drivethrurpg.com/product/188595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20">W20</text:a>: <text:a xlink:href="https://whitewolf.fandom.com/wiki/W20_Umbra:_The_Velvet_Shadow">W20 Umbra: The Velvet Shadow</text:a> <text:a xlink:href="http://www.drivethrurpg.com/product/139920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20">W20</text:a>: <text:a xlink:href="https://whitewolf.fandom.com/wiki/Werewolf:_The_Apocalypse_20th_Anniversary_Edition">Werewolf: The Apocalypse 20th Anniversary Edition</text:a> <text:a xlink:href="http://www.drivethrurpg.com/product/112871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20">W20</text:a>: Werewolf: The Apocalypse 20th Anniversary Edition Storyteller Screen <text:a xlink:href="http://www.drivethrurpg.com/product/178372?affiliate_id=13&amp;src=WWWiki"> </text:a> </text:p>
          </table:table-cell>
        </table:table-row>
        <table:table-row table:style-name="ro1">
          <table:table-cell/>
          <table:table-cell office:value-type="string">
            <text:p><text:a xlink:href="https://whitewolf.fandom.com/wiki/W20">W20</text:a>: Werewolf: The Apocalypse 20th Anniversary Edition Wallpaper <text:a xlink:href="http://www.drivethrurpg.com/product/112134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20">W20</text:a>: <text:a xlink:href="https://whitewolf.fandom.com/wiki/White_Howlers_Tribebook">White Howlers Tribebook</text:a> <text:a xlink:href="http://www.drivethrurpg.com/product/137620?affiliate_id=13&amp;src=WWWiki"> </text:a> </text:p>
          </table:table-cell>
        </table:table-row>
        <table:table-row table:style-name="ro1">
          <table:table-cell/>
          <table:table-cell table:style-name="ce5" office:value-type="string">
            <text:p><text:a xlink:href="https://whitewolf.fandom.com/wiki/W20">W20</text:a>: Wyrm Taint Bundle <text:a xlink:href="http://www.drivethrurpg.com/product/193912?affiliate_id=13&amp;src=WWWiki"> </text:a> </text:p>
          </table:table-cell>
        </table:table-row>
        <table:table-row table:style-name="ro4" table:number-rows-repeated="6">
          <table:table-cell/>
          <table:table-cell table:style-name="ce4"/>
        </table:table-row>
        <table:table-row table:style-name="ro1">
          <table:table-cell table:number-columns-repeated="2"/>
        </table:table-row>
        <table:table-row table:style-name="ro8">
          <table:table-cell/>
          <table:table-cell table:style-name="ce20"/>
        </table:table-row>
        <table:table-row table:style-name="ro1">
          <table:table-cell table:number-columns-repeated="2"/>
        </table:table-row>
        <table:table-row table:style-name="ro8" table:number-rows-repeated="2">
          <table:table-cell/>
          <table:table-cell table:style-name="ce20"/>
        </table:table-row>
        <table:table-row table:style-name="ro1">
          <table:table-cell table:number-columns-repeated="2"/>
        </table:table-row>
        <table:table-row table:style-name="ro8" table:number-rows-repeated="4">
          <table:table-cell/>
          <table:table-cell table:style-name="ce20"/>
        </table:table-row>
        <table:table-row table:style-name="ro1">
          <table:table-cell table:number-columns-repeated="2"/>
        </table:table-row>
        <table:table-row table:style-name="ro8" table:number-rows-repeated="6">
          <table:table-cell/>
          <table:table-cell table:style-name="ce20"/>
        </table:table-row>
        <table:table-row table:style-name="ro1">
          <table:table-cell table:number-columns-repeated="2"/>
        </table:table-row>
        <table:table-row table:style-name="ro8" table:number-rows-repeated="2">
          <table:table-cell/>
          <table:table-cell table:style-name="ce20"/>
        </table:table-row>
        <table:table-row table:style-name="ro1">
          <table:table-cell table:number-columns-repeated="2"/>
        </table:table-row>
        <table:table-row table:style-name="ro8" table:number-rows-repeated="3">
          <table:table-cell/>
          <table:table-cell table:style-name="ce20"/>
        </table:table-row>
        <table:table-row table:style-name="ro8">
          <table:table-cell/>
          <table:table-cell table:style-name="ce14"/>
        </table:table-row>
        <table:table-row table:style-name="ro8">
          <table:table-cell/>
          <table:table-cell table:style-name="ce14"/>
        </table:table-row>
      </table:table>
      <table:database-ranges>
        <table:database-range table:name="__Anonymous_Sheet_DB__1" table:target-range-address="VTDA.B5:VTDA.G45" table:contains-header="false"/>
        <table:database-range table:target-range-address="WTA.B183:WTA.B20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2">12/07/2019</text:date>, <text:time>14.44.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27M14S</meta:editing-duration>
    <meta:editing-cycles>27</meta:editing-cycles>
    <meta:generator>OpenOffice/4.1.1$Win32 OpenOffice.org_project/411m6$Build-9775</meta:generator>
    <dc:date>2019-07-12T14:44:10.56</dc:date>
    <meta:document-statistic meta:table-count="28" meta:cell-count="3250" meta:object-count="0"/>
    <meta:user-defined meta:name="Info 1"/>
    <meta:user-defined meta:name="Info 2"/>
    <meta:user-defined meta:name="Info 3"/>
    <meta:user-defined meta:name="Info 4"/>
  </office:meta>
</office:document-meta>
</file>